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29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0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Sheet1.$C$2:.$C$985])" table:allow-empty-cell="false" table:display-list="sorted-ascending" table:base-cell-address="Sheet1.O1">
          <table:error-message table:message-type="stop" table:display="true"/>
        </table:content-validation>
        <table:content-validation table:name="val2" table:condition="of:cell-content-is-in-list([$Sheet1.$D$2:.$D$985])" table:allow-empty-cell="false" table:display-list="sorted-ascending" table:base-cell-address="Sheet1.P1">
          <table:error-message table:message-type="stop" table:display="true"/>
        </table:content-validation>
        <table:content-validation table:name="val3" table:condition="of:cell-content-is-in-list([$Sheet1.$R$2:.$Z$2])" table:allow-empty-cell="false" table:display-list="sorted-ascending" table:base-cell-address="Sheet1.Q1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1" svg:width="15.999cm" svg:height="8.999cm" svg:x="23.948cm" svg:y="0.774cm">
            <draw:object draw:notify-on-update-of-ranges="Sheet1.R2:Sheet1.R2 Sheet1.R4:Sheet1.R27 Sheet1.S2:Sheet1.S2 Sheet1.S4:Sheet1.S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758cm" svg:y="0.793cm">
            <draw:object draw:notify-on-update-of-ranges="Sheet1.R3:Sheet1.R3 Sheet1.R4:Sheet1.R27 Sheet1.T3:Sheet1.T3 Sheet1.T4:Sheet1.T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968cm" svg:y="9.757cm">
            <draw:object draw:notify-on-update-of-ranges="Sheet1.R3:Sheet1.R3 Sheet1.R4:Sheet1.R27 Sheet1.U3:Sheet1.U3 Sheet1.U4:Sheet1.U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.641cm" svg:y="27.738cm">
            <draw:object draw:notify-on-update-of-ranges="Sheet1.R3:Sheet1.R3 Sheet1.R4:Sheet1.R27 Sheet1.V3:Sheet1.V3 Sheet1.V4:Sheet1.V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748cm" svg:y="27.474cm">
            <draw:object draw:notify-on-update-of-ranges="Sheet1.R3:Sheet1.R3 Sheet1.R4:Sheet1.R27 Sheet1.W3:Sheet1.W3 Sheet1.W4:Sheet1.W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3.779cm" svg:y="18.428cm">
            <draw:object draw:notify-on-update-of-ranges="Sheet1.R3:Sheet1.R3 Sheet1.R4:Sheet1.R27 Sheet1.X3:Sheet1.X3 Sheet1.X4:Sheet1.X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724cm" svg:y="9.836cm">
            <draw:object draw:notify-on-update-of-ranges="Sheet1.R3:Sheet1.R3 Sheet1.R4:Sheet1.R27 Sheet1.Y3:Sheet1.Y3 Sheet1.Y4:Sheet1.Y2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.723cm" svg:y="18.748cm">
            <draw:object draw:notify-on-update-of-ranges="Sheet1.R3:Sheet1.R3 Sheet1.R4:Sheet1.R27 Sheet1.Z3:Sheet1.Z3 Sheet1.Z4:Sheet1.Z2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40.167cm" svg:y="0.986cm">
            <draw:object draw:notify-on-update-of-ranges="Sheet1.R3:Sheet1.R3 Sheet1.R4:Sheet1.R27 Sheet1.AB3:Sheet1.AB3 Sheet1.AB4:Sheet1.AB2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40.14cm" svg:y="9.918cm">
            <draw:object draw:notify-on-update-of-ranges="Sheet1.R3:Sheet1.R3 Sheet1.R4:Sheet1.R27 Sheet1.AC3:Sheet1.AC3 Sheet1.AC4:Sheet1.AC2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5" table:default-cell-style-name="ce5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income_band</text:p>
          </table:table-cell>
          <table:table-cell table:style-name="ce1" office:value-type="string" calcext:value-type="string">
            <text:p>category_l1</text:p>
          </table:table-cell>
          <table:table-cell table:style-name="ce1" office:value-type="string" calcext:value-type="string">
            <text:p>drcr_ind</text:p>
          </table:table-cell>
          <table:table-cell table:style-name="ce1" office:value-type="string" calcext:value-type="string">
            <text:p>cnt_cust</text:p>
          </table:table-cell>
          <table:table-cell table:style-name="ce2" office:value-type="string" calcext:value-type="string">
            <text:p>avg_amt</text:p>
          </table:table-cell>
          <table:table-cell table:style-name="ce4" office:value-type="string" calcext:value-type="string">
            <text:p>avg_prop</text:p>
          </table:table-cell>
          <table:table-cell table:style-name="ce4" office:value-type="string" calcext:value-type="string">
            <text:p>min_prop</text:p>
          </table:table-cell>
          <table:table-cell table:style-name="ce4" office:value-type="string" calcext:value-type="string">
            <text:p>max_prop</text:p>
          </table:table-cell>
          <table:table-cell table:style-name="ce4" office:value-type="string" calcext:value-type="string">
            <text:p>var_prop</text:p>
          </table:table-cell>
          <table:table-cell table:style-name="ce4" office:value-type="string" calcext:value-type="string">
            <text:p>median</text:p>
          </table:table-cell>
          <table:table-cell table:style-name="ce2" office:value-type="string" calcext:value-type="string">
            <text:p>interquartile</text:p>
          </table:table-cell>
          <table:table-cell table:number-columns-repeated="2"/>
          <table:table-cell table:content-validation-name="val1" office:value-type="string" calcext:value-type="string">
            <text:p>UNKNOWN</text:p>
          </table:table-cell>
          <table:table-cell table:style-name="ce7" table:content-validation-name="val2" office:value-type="string" calcext:value-type="string">
            <text:p>D</text:p>
          </table:table-cell>
          <table:table-cell table:style-name="ce1" table:content-validation-name="val3" office:value-type="string" calcext:value-type="string">
            <text:p>avg_prop</text:p>
          </table:table-cell>
          <table:table-cell table:style-name="ce8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B2];&quot;_&quot;;[.C2];&quot;_&quot;;[.D2])" office:value-type="string" office:string-value="1_UNKNOWN_C" calcext:value-type="string">
            <text:p>1_UNKNOWN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191775.773670754" calcext:value-type="float">
            <text:p>191776</text:p>
          </table:table-cell>
          <table:table-cell office:value-type="float" office:value="0.298518973487681" calcext:value-type="float">
            <text:p>0.299</text:p>
          </table:table-cell>
          <table:table-cell office:value-type="float" office:value="0" calcext:value-type="float">
            <text:p>0.000</text:p>
          </table:table-cell>
          <table:table-cell office:value-type="float" office:value="0.999483227729797" calcext:value-type="float">
            <text:p>0.999</text:p>
          </table:table-cell>
          <table:table-cell office:value-type="float" office:value="0.0912638840004561" calcext:value-type="float">
            <text:p>0.091</text:p>
          </table:table-cell>
          <table:table-cell office:value-type="float" office:value="0.19182576239109" calcext:value-type="float">
            <text:p>0.192</text:p>
          </table:table-cell>
          <table:table-cell office:value-type="float" office:value="191920" calcext:value-type="float">
            <text:p>191920</text:p>
          </table:table-cell>
          <table:table-cell table:number-columns-repeated="4"/>
          <table:table-cell table:style-name="ce1" table:formula="of:=CONCATENATE([.O1];&quot;_&quot;;[.P1])" office:value-type="string" office:string-value="UNKNOWN_D" calcext:value-type="string">
            <text:p>UNKNOWN_D</text:p>
          </table:table-cell>
          <table:table-cell table:style-name="ce1" office:value-type="string" calcext:value-type="string">
            <text:p>income_band</text:p>
          </table:table-cell>
          <table:table-cell table:style-name="ce1" office:value-type="string" calcext:value-type="string">
            <text:p>cnt_cust</text:p>
          </table:table-cell>
          <table:table-cell table:style-name="ce2" office:value-type="string" calcext:value-type="string">
            <text:p>avg_amt</text:p>
          </table:table-cell>
          <table:table-cell table:style-name="ce4" office:value-type="string" calcext:value-type="string">
            <text:p>avg_prop</text:p>
          </table:table-cell>
          <table:table-cell table:style-name="ce4" office:value-type="string" calcext:value-type="string">
            <text:p>min_prop</text:p>
          </table:table-cell>
          <table:table-cell table:style-name="ce4" office:value-type="string" calcext:value-type="string">
            <text:p>max_prop</text:p>
          </table:table-cell>
          <table:table-cell table:style-name="ce4" office:value-type="string" calcext:value-type="string">
            <text:p>var_prop</text:p>
          </table:table-cell>
          <table:table-cell table:style-name="ce4" office:value-type="string" calcext:value-type="string">
            <text:p>median</text:p>
          </table:table-cell>
          <table:table-cell table:style-name="ce2" office:value-type="string" calcext:value-type="string">
            <text:p>interquartile</text:p>
          </table:table-cell>
          <table:table-cell table:number-columns-repeated="3"/>
        </table:table-row>
        <table:table-row table:style-name="ro1">
          <table:table-cell table:formula="of:=CONCATENATE([.B3];&quot;_&quot;;[.C3];&quot;_&quot;;[.D3])" office:value-type="string" office:string-value="2_UNKNOWN_C" calcext:value-type="string">
            <text:p>2_UNKNOWN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81567.6945684024" calcext:value-type="float">
            <text:p>81568</text:p>
          </table:table-cell>
          <table:table-cell office:value-type="float" office:value="0.188856887905692" calcext:value-type="float">
            <text:p>0.189</text:p>
          </table:table-cell>
          <table:table-cell office:value-type="float" office:value="-0.0467106364667416" calcext:value-type="float">
            <text:p>-0.047</text:p>
          </table:table-cell>
          <table:table-cell office:value-type="float" office:value="1" calcext:value-type="float">
            <text:p>1.000</text:p>
          </table:table-cell>
          <table:table-cell office:value-type="float" office:value="0.074878732105851" calcext:value-type="float">
            <text:p>0.075</text:p>
          </table:table-cell>
          <table:table-cell office:value-type="float" office:value="0.054508201777935" calcext:value-type="float">
            <text:p>0.055</text:p>
          </table:table-cell>
          <table:table-cell office:value-type="float" office:value="90987" calcext:value-type="float">
            <text:p>90987</text:p>
          </table:table-cell>
          <table:table-cell table:number-columns-repeated="2"/>
          <table:table-cell table:formula="of:=[.O1]" office:value-type="string" office:string-value="UNKNOWN" calcext:value-type="string">
            <text:p>UNKNOWN</text:p>
          </table:table-cell>
          <table:table-cell table:formula="of:=[.P1]" office:value-type="string" office:string-value="D" calcext:value-type="string">
            <text:p>D</text:p>
          </table:table-cell>
          <table:table-cell table:style-name="ce1"/>
          <table:table-cell table:style-name="ce1" table:formula="of:=[.R2]" office:value-type="string" office:string-value="income_band" calcext:value-type="string">
            <text:p>income_band</text:p>
          </table:table-cell>
          <table:table-cell table:style-name="ce1" table:formula="of:=CONCATENATE([.S2];&quot; of &quot;;[.$Q2])" office:value-type="string" office:string-value="cnt_cust of UNKNOWN_D" calcext:value-type="string">
            <text:p>cnt_cust of UNKNOWN_D</text:p>
          </table:table-cell>
          <table:table-cell table:style-name="ce1" table:formula="of:=CONCATENATE([.T2];&quot; of &quot;;[.$Q2])" office:value-type="string" office:string-value="avg_amt of UNKNOWN_D" calcext:value-type="string">
            <text:p>avg_amt of UNKNOWN_D</text:p>
          </table:table-cell>
          <table:table-cell table:style-name="ce1" table:formula="of:=CONCATENATE([.U2];&quot; of &quot;;[.$Q2])" office:value-type="string" office:string-value="avg_prop of UNKNOWN_D" calcext:value-type="string">
            <text:p>avg_prop of UNKNOWN_D</text:p>
          </table:table-cell>
          <table:table-cell table:style-name="ce1" table:formula="of:=CONCATENATE([.V2];&quot; of &quot;;[.$Q2])" office:value-type="string" office:string-value="min_prop of UNKNOWN_D" calcext:value-type="string">
            <text:p>min_prop of UNKNOWN_D</text:p>
          </table:table-cell>
          <table:table-cell table:style-name="ce1" table:formula="of:=CONCATENATE([.W2];&quot; of &quot;;[.$Q2])" office:value-type="string" office:string-value="max_prop of UNKNOWN_D" calcext:value-type="string">
            <text:p>max_prop of UNKNOWN_D</text:p>
          </table:table-cell>
          <table:table-cell table:style-name="ce1" table:formula="of:=CONCATENATE([.X2];&quot; of &quot;;[.$Q2])" office:value-type="string" office:string-value="var_prop of UNKNOWN_D" calcext:value-type="string">
            <text:p>var_prop of UNKNOWN_D</text:p>
          </table:table-cell>
          <table:table-cell table:style-name="ce1" table:formula="of:=CONCATENATE([.Y2];&quot; of &quot;;[.$Q2])" office:value-type="string" office:string-value="median of UNKNOWN_D" calcext:value-type="string">
            <text:p>median of UNKNOWN_D</text:p>
          </table:table-cell>
          <table:table-cell table:style-name="ce1" table:formula="of:=CONCATENATE([.Z2];&quot; of &quot;;[.$Q2])" office:value-type="string" office:string-value="interquartile of UNKNOWN_D" calcext:value-type="string">
            <text:p>interquartile of UNKNOWN_D</text:p>
          </table:table-cell>
          <table:table-cell/>
          <table:table-cell table:style-name="ce1" table:formula="of:=CONCATENATE(&quot;log &quot;;[.Q1])" office:value-type="string" office:string-value="log avg_prop" calcext:value-type="string">
            <text:p>log avg_prop</text:p>
          </table:table-cell>
          <table:table-cell table:style-name="ce1" table:formula="of:=CONCATENATE(&quot;sqrt &quot;;[.Q1])" office:value-type="string" office:string-value="sqrt avg_prop" calcext:value-type="string">
            <text:p>sqrt avg_prop</text:p>
          </table:table-cell>
        </table:table-row>
        <table:table-row table:style-name="ro1">
          <table:table-cell table:formula="of:=CONCATENATE([.B4];&quot;_&quot;;[.C4];&quot;_&quot;;[.D4])" office:value-type="string" office:string-value="3_UNKNOWN_C" calcext:value-type="string">
            <text:p>3_UNKNOWN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28927.134117438" calcext:value-type="float">
            <text:p>128927</text:p>
          </table:table-cell>
          <table:table-cell office:value-type="float" office:value="0.26162113654673" calcext:value-type="float">
            <text:p>0.262</text:p>
          </table:table-cell>
          <table:table-cell office:value-type="float" office:value="-0.0784635096788406" calcext:value-type="float">
            <text:p>-0.078</text:p>
          </table:table-cell>
          <table:table-cell office:value-type="float" office:value="1" calcext:value-type="float">
            <text:p>1.000</text:p>
          </table:table-cell>
          <table:table-cell office:value-type="float" office:value="0.112810107902843" calcext:value-type="float">
            <text:p>0.113</text:p>
          </table:table-cell>
          <table:table-cell office:value-type="float" office:value="0.0961501076817513" calcext:value-type="float">
            <text:p>0.096</text:p>
          </table:table-cell>
          <table:table-cell office:value-type="float" office:value="207500" calcext:value-type="float">
            <text:p>207500</text:p>
          </table:table-cell>
          <table:table-cell table:number-columns-repeated="2"/>
          <table:table-cell table:formula="of:=[.O3]" office:value-type="string" office:string-value="UNKNOWN" calcext:value-type="string">
            <text:p>UNKNOWN</text:p>
          </table:table-cell>
          <table:table-cell table:formula="of:=[.P3]" office:value-type="string" office:string-value="D" calcext:value-type="string">
            <text:p>D</text:p>
          </table:table-cell>
          <table:table-cell table:formula="of:=CONCATENATE([.R4];&quot;_&quot;;[.O3];&quot;_&quot;;[.P3])" office:value-type="string" office:string-value="1_UNKNOWN_D" calcext:value-type="string">
            <text:p>1_UNKNOWN_D</text:p>
          </table:table-cell>
          <table:table-cell office:value-type="float" office:value="1" calcext:value-type="float">
            <text:p>1</text:p>
          </table:table-cell>
          <table:table-cell table:formula="of:=IF(ISNA(VLOOKUP([.$Q4];[.$A$2:.$L$1009];[.S$1];0));0;VLOOKUP([.$Q4];[.$A$2:.$L$1009];[.S$1];0))" office:value-type="float" office:value="315" calcext:value-type="float">
            <text:p>315</text:p>
          </table:table-cell>
          <table:table-cell table:style-name="ce6" table:formula="of:=IF(ISNA(VLOOKUP([.$Q4];[.$A$2:.$L$1009];[.T$1];0));0;VLOOKUP([.$Q4];[.$A$2:.$L$1009];[.T$1];0))" office:value-type="float" office:value="153566.100565698" calcext:value-type="float">
            <text:p>153566</text:p>
          </table:table-cell>
          <table:table-cell table:style-name="ce10" table:formula="of:=IF(ISNA(VLOOKUP([.$Q4];[.$A$2:.$L$1009];[.U$1];0));0;VLOOKUP([.$Q4];[.$A$2:.$L$1009];[.U$1];0))" office:value-type="percentage" office:value="0.222428770777252" calcext:value-type="percentage">
            <text:p>22.2%</text:p>
          </table:table-cell>
          <table:table-cell table:style-name="ce10" table:formula="of:=IF(ISNA(VLOOKUP([.$Q4];[.$A$2:.$L$1009];[.V$1];0));0;VLOOKUP([.$Q4];[.$A$2:.$L$1009];[.V$1];0))" office:value-type="percentage" office:value="0" calcext:value-type="percentage">
            <text:p>0.0%</text:p>
          </table:table-cell>
          <table:table-cell table:style-name="ce11" table:formula="of:=IF(ISNA(VLOOKUP([.$Q4];[.$A$2:.$L$1009];[.W$1];0));0;VLOOKUP([.$Q4];[.$A$2:.$L$1009];[.W$1];0))" office:value-type="percentage" office:value="1" calcext:value-type="percentage">
            <text:p>100%</text:p>
          </table:table-cell>
          <table:table-cell table:style-name="ce12" table:formula="of:=IF(ISNA(VLOOKUP([.$Q4];[.$A$2:.$L$1009];[.X$1];0));0;VLOOKUP([.$Q4];[.$A$2:.$L$1009];[.X$1];0))" office:value-type="float" office:value="0.0585401281597847" calcext:value-type="float">
            <text:p>0.059</text:p>
          </table:table-cell>
          <table:table-cell table:style-name="ce10" table:formula="of:=IF(ISNA(VLOOKUP([.$Q4];[.$A$2:.$L$1009];[.Y$1];0));0;VLOOKUP([.$Q4];[.$A$2:.$L$1009];[.Y$1];0))" office:value-type="percentage" office:value="0.155365079641342" calcext:value-type="percentage">
            <text:p>15.5%</text:p>
          </table:table-cell>
          <table:table-cell table:style-name="ce6" table:formula="of:=IF(ISNA(VLOOKUP([.$Q4];[.$A$2:.$L$1009];[.Z$1];0));0;VLOOKUP([.$Q4];[.$A$2:.$L$1009];[.Z$1];0))" office:value-type="float" office:value="149458" calcext:value-type="float">
            <text:p>149458</text:p>
          </table:table-cell>
          <table:table-cell office:value-type="float" office:value="1" calcext:value-type="float">
            <text:p>1</text:p>
          </table:table-cell>
          <table:table-cell table:style-name="ce13" table:formula="of:=LOG(OFFSET([.$N$3];[.$AA4];[.$R$29]))" office:value-type="float" office:value="-0.652809038215596" calcext:value-type="float">
            <text:p>-0.65</text:p>
          </table:table-cell>
          <table:table-cell table:style-name="ce13" table:formula="of:=SQRT(OFFSET([.$N$3];[.$AA4];[.$R$29]))" office:value-type="float" office:value="0.47162354773405" calcext:value-type="float">
            <text:p>0.47</text:p>
          </table:table-cell>
        </table:table-row>
        <table:table-row table:style-name="ro1">
          <table:table-cell table:formula="of:=CONCATENATE([.B5];&quot;_&quot;;[.C5];&quot;_&quot;;[.D5])" office:value-type="string" office:string-value="4_UNKNOWN_C" calcext:value-type="string">
            <text:p>4_UNKNOWN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82525.397751202" calcext:value-type="float">
            <text:p>182525</text:p>
          </table:table-cell>
          <table:table-cell office:value-type="float" office:value="0.282044503577228" calcext:value-type="float">
            <text:p>0.282</text:p>
          </table:table-cell>
          <table:table-cell office:value-type="float" office:value="-0.145348906517029" calcext:value-type="float">
            <text:p>-0.145</text:p>
          </table:table-cell>
          <table:table-cell office:value-type="float" office:value="1" calcext:value-type="float">
            <text:p>1.000</text:p>
          </table:table-cell>
          <table:table-cell office:value-type="float" office:value="0.114508579868935" calcext:value-type="float">
            <text:p>0.115</text:p>
          </table:table-cell>
          <table:table-cell office:value-type="float" office:value="0.123816296458244" calcext:value-type="float">
            <text:p>0.124</text:p>
          </table:table-cell>
          <table:table-cell office:value-type="float" office:value="322315" calcext:value-type="float">
            <text:p>322315</text:p>
          </table:table-cell>
          <table:table-cell table:number-columns-repeated="2"/>
          <table:table-cell table:formula="of:=[.O4]" office:value-type="string" office:string-value="UNKNOWN" calcext:value-type="string">
            <text:p>UNKNOWN</text:p>
          </table:table-cell>
          <table:table-cell table:formula="of:=[.P4]" office:value-type="string" office:string-value="D" calcext:value-type="string">
            <text:p>D</text:p>
          </table:table-cell>
          <table:table-cell table:formula="of:=CONCATENATE([.R5];&quot;_&quot;;[.O4];&quot;_&quot;;[.P4])" office:value-type="string" office:string-value="2_UNKNOWN_D" calcext:value-type="string">
            <text:p>2_UNKNOWN_D</text:p>
          </table:table-cell>
          <table:table-cell office:value-type="float" office:value="2" calcext:value-type="float">
            <text:p>2</text:p>
          </table:table-cell>
          <table:table-cell table:formula="of:=IF(ISNA(VLOOKUP([.$Q5];[.$A$2:.$L$1009];[.S$1];0));0;VLOOKUP([.$Q5];[.$A$2:.$L$1009];[.S$1];0))" office:value-type="float" office:value="49639" calcext:value-type="float">
            <text:p>49639</text:p>
          </table:table-cell>
          <table:table-cell table:style-name="ce6" table:formula="of:=IF(ISNA(VLOOKUP([.$Q5];[.$A$2:.$L$1009];[.T$1];0));0;VLOOKUP([.$Q5];[.$A$2:.$L$1009];[.T$1];0))" office:value-type="float" office:value="71330.0910166622" calcext:value-type="float">
            <text:p>71330</text:p>
          </table:table-cell>
          <table:table-cell table:style-name="ce10" table:formula="of:=IF(ISNA(VLOOKUP([.$Q5];[.$A$2:.$L$1009];[.U$1];0));0;VLOOKUP([.$Q5];[.$A$2:.$L$1009];[.U$1];0))" office:value-type="percentage" office:value="0.169575875246966" calcext:value-type="percentage">
            <text:p>17.0%</text:p>
          </table:table-cell>
          <table:table-cell table:style-name="ce10" table:formula="of:=IF(ISNA(VLOOKUP([.$Q5];[.$A$2:.$L$1009];[.V$1];0));0;VLOOKUP([.$Q5];[.$A$2:.$L$1009];[.V$1];0))" office:value-type="percentage" office:value="0" calcext:value-type="percentage">
            <text:p>0.0%</text:p>
          </table:table-cell>
          <table:table-cell table:style-name="ce11" table:formula="of:=IF(ISNA(VLOOKUP([.$Q5];[.$A$2:.$L$1009];[.W$1];0));0;VLOOKUP([.$Q5];[.$A$2:.$L$1009];[.W$1];0))" office:value-type="percentage" office:value="1" calcext:value-type="percentage">
            <text:p>100%</text:p>
          </table:table-cell>
          <table:table-cell table:style-name="ce12" table:formula="of:=IF(ISNA(VLOOKUP([.$Q5];[.$A$2:.$L$1009];[.X$1];0));0;VLOOKUP([.$Q5];[.$A$2:.$L$1009];[.X$1];0))" office:value-type="float" office:value="0.0435289135031428" calcext:value-type="float">
            <text:p>0.044</text:p>
          </table:table-cell>
          <table:table-cell table:style-name="ce10" table:formula="of:=IF(ISNA(VLOOKUP([.$Q5];[.$A$2:.$L$1009];[.Y$1];0));0;VLOOKUP([.$Q5];[.$A$2:.$L$1009];[.Y$1];0))" office:value-type="percentage" office:value="0.079545296728611" calcext:value-type="percentage">
            <text:p>8.0%</text:p>
          </table:table-cell>
          <table:table-cell table:style-name="ce6" table:formula="of:=IF(ISNA(VLOOKUP([.$Q5];[.$A$2:.$L$1009];[.Z$1];0));0;VLOOKUP([.$Q5];[.$A$2:.$L$1009];[.Z$1];0))" office:value-type="float" office:value="84499" calcext:value-type="float">
            <text:p>84499</text:p>
          </table:table-cell>
          <table:table-cell office:value-type="float" office:value="2" calcext:value-type="float">
            <text:p>2</text:p>
          </table:table-cell>
          <table:table-cell table:style-name="ce13" table:formula="of:=LOG(OFFSET([.$N$3];[.$AA5];[.$R$29]))" office:value-type="float" office:value="-0.770635932694628" calcext:value-type="float">
            <text:p>-0.77</text:p>
          </table:table-cell>
          <table:table-cell table:style-name="ce13" table:formula="of:=SQRT(OFFSET([.$N$3];[.$AA5];[.$R$29]))" office:value-type="float" office:value="0.411795914558372" calcext:value-type="float">
            <text:p>0.41</text:p>
          </table:table-cell>
        </table:table-row>
        <table:table-row table:style-name="ro1">
          <table:table-cell table:formula="of:=CONCATENATE([.B6];&quot;_&quot;;[.C6];&quot;_&quot;;[.D6])" office:value-type="string" office:string-value="5_UNKNOWN_C" calcext:value-type="string">
            <text:p>5_UNKNOWN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217037.875857713" calcext:value-type="float">
            <text:p>217038</text:p>
          </table:table-cell>
          <table:table-cell office:value-type="float" office:value="0.243184062003234" calcext:value-type="float">
            <text:p>0.243</text:p>
          </table:table-cell>
          <table:table-cell office:value-type="float" office:value="-0.0586418993771076" calcext:value-type="float">
            <text:p>-0.059</text:p>
          </table:table-cell>
          <table:table-cell office:value-type="float" office:value="1" calcext:value-type="float">
            <text:p>1.000</text:p>
          </table:table-cell>
          <table:table-cell office:value-type="float" office:value="0.0876895900197628" calcext:value-type="float">
            <text:p>0.088</text:p>
          </table:table-cell>
          <table:table-cell office:value-type="float" office:value="0.118323728442192" calcext:value-type="float">
            <text:p>0.118</text:p>
          </table:table-cell>
          <table:table-cell office:value-type="float" office:value="299070" calcext:value-type="float">
            <text:p>299070</text:p>
          </table:table-cell>
          <table:table-cell table:number-columns-repeated="2"/>
          <table:table-cell table:formula="of:=[.O5]" office:value-type="string" office:string-value="UNKNOWN" calcext:value-type="string">
            <text:p>UNKNOWN</text:p>
          </table:table-cell>
          <table:table-cell table:formula="of:=[.P5]" office:value-type="string" office:string-value="D" calcext:value-type="string">
            <text:p>D</text:p>
          </table:table-cell>
          <table:table-cell table:formula="of:=CONCATENATE([.R6];&quot;_&quot;;[.O5];&quot;_&quot;;[.P5])" office:value-type="string" office:string-value="3_UNKNOWN_D" calcext:value-type="string">
            <text:p>3_UNKNOWN_D</text:p>
          </table:table-cell>
          <table:table-cell office:value-type="float" office:value="3" calcext:value-type="float">
            <text:p>3</text:p>
          </table:table-cell>
          <table:table-cell table:formula="of:=IF(ISNA(VLOOKUP([.$Q6];[.$A$2:.$L$1009];[.S$1];0));0;VLOOKUP([.$Q6];[.$A$2:.$L$1009];[.S$1];0))" office:value-type="float" office:value="227024" calcext:value-type="float">
            <text:p>227024</text:p>
          </table:table-cell>
          <table:table-cell table:style-name="ce6" table:formula="of:=IF(ISNA(VLOOKUP([.$Q6];[.$A$2:.$L$1009];[.T$1];0));0;VLOOKUP([.$Q6];[.$A$2:.$L$1009];[.T$1];0))" office:value-type="float" office:value="107792.99700266" calcext:value-type="float">
            <text:p>107793</text:p>
          </table:table-cell>
          <table:table-cell table:style-name="ce10" table:formula="of:=IF(ISNA(VLOOKUP([.$Q6];[.$A$2:.$L$1009];[.U$1];0));0;VLOOKUP([.$Q6];[.$A$2:.$L$1009];[.U$1];0))" office:value-type="percentage" office:value="0.21384386521821" calcext:value-type="percentage">
            <text:p>21.4%</text:p>
          </table:table-cell>
          <table:table-cell table:style-name="ce10" table:formula="of:=IF(ISNA(VLOOKUP([.$Q6];[.$A$2:.$L$1009];[.V$1];0));0;VLOOKUP([.$Q6];[.$A$2:.$L$1009];[.V$1];0))" office:value-type="percentage" office:value="0" calcext:value-type="percentage">
            <text:p>0.0%</text:p>
          </table:table-cell>
          <table:table-cell table:style-name="ce11" table:formula="of:=IF(ISNA(VLOOKUP([.$Q6];[.$A$2:.$L$1009];[.W$1];0));0;VLOOKUP([.$Q6];[.$A$2:.$L$1009];[.W$1];0))" office:value-type="percentage" office:value="1" calcext:value-type="percentage">
            <text:p>100%</text:p>
          </table:table-cell>
          <table:table-cell table:style-name="ce12" table:formula="of:=IF(ISNA(VLOOKUP([.$Q6];[.$A$2:.$L$1009];[.X$1];0));0;VLOOKUP([.$Q6];[.$A$2:.$L$1009];[.X$1];0))" office:value-type="float" office:value="0.0502031635907483" calcext:value-type="float">
            <text:p>0.050</text:p>
          </table:table-cell>
          <table:table-cell table:style-name="ce10" table:formula="of:=IF(ISNA(VLOOKUP([.$Q6];[.$A$2:.$L$1009];[.Y$1];0));0;VLOOKUP([.$Q6];[.$A$2:.$L$1009];[.Y$1];0))" office:value-type="percentage" office:value="0.148220270872116" calcext:value-type="percentage">
            <text:p>14.8%</text:p>
          </table:table-cell>
          <table:table-cell table:style-name="ce6" table:formula="of:=IF(ISNA(VLOOKUP([.$Q6];[.$A$2:.$L$1009];[.Z$1];0));0;VLOOKUP([.$Q6];[.$A$2:.$L$1009];[.Z$1];0))" office:value-type="float" office:value="146849" calcext:value-type="float">
            <text:p>146849</text:p>
          </table:table-cell>
          <table:table-cell office:value-type="float" office:value="3" calcext:value-type="float">
            <text:p>3</text:p>
          </table:table-cell>
          <table:table-cell table:style-name="ce13" table:formula="of:=LOG(OFFSET([.$N$3];[.$AA6];[.$R$29]))" office:value-type="float" office:value="-0.669903204327421" calcext:value-type="float">
            <text:p>-0.67</text:p>
          </table:table-cell>
          <table:table-cell table:style-name="ce13" table:formula="of:=SQRT(OFFSET([.$N$3];[.$AA6];[.$R$29]))" office:value-type="float" office:value="0.462432552074581" calcext:value-type="float">
            <text:p>0.46</text:p>
          </table:table-cell>
        </table:table-row>
        <table:table-row table:style-name="ro1">
          <table:table-cell table:formula="of:=CONCATENATE([.B7];&quot;_&quot;;[.C7];&quot;_&quot;;[.D7])" office:value-type="string" office:string-value="6_UNKNOWN_C" calcext:value-type="string">
            <text:p>6_UNKNOWN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263259.647347415" calcext:value-type="float">
            <text:p>263260</text:p>
          </table:table-cell>
          <table:table-cell office:value-type="float" office:value="0.238464347586931" calcext:value-type="float">
            <text:p>0.238</text:p>
          </table:table-cell>
          <table:table-cell office:value-type="float" office:value="-0.0624365583062172" calcext:value-type="float">
            <text:p>-0.062</text:p>
          </table:table-cell>
          <table:table-cell office:value-type="float" office:value="1" calcext:value-type="float">
            <text:p>1.000</text:p>
          </table:table-cell>
          <table:table-cell office:value-type="float" office:value="0.078950451403439" calcext:value-type="float">
            <text:p>0.079</text:p>
          </table:table-cell>
          <table:table-cell office:value-type="float" office:value="0.126681014895439" calcext:value-type="float">
            <text:p>0.127</text:p>
          </table:table-cell>
          <table:table-cell office:value-type="float" office:value="352364" calcext:value-type="float">
            <text:p>352364</text:p>
          </table:table-cell>
          <table:table-cell table:number-columns-repeated="2"/>
          <table:table-cell table:formula="of:=[.O6]" office:value-type="string" office:string-value="UNKNOWN" calcext:value-type="string">
            <text:p>UNKNOWN</text:p>
          </table:table-cell>
          <table:table-cell table:formula="of:=[.P6]" office:value-type="string" office:string-value="D" calcext:value-type="string">
            <text:p>D</text:p>
          </table:table-cell>
          <table:table-cell table:formula="of:=CONCATENATE([.R7];&quot;_&quot;;[.O6];&quot;_&quot;;[.P6])" office:value-type="string" office:string-value="4_UNKNOWN_D" calcext:value-type="string">
            <text:p>4_UNKNOWN_D</text:p>
          </table:table-cell>
          <table:table-cell office:value-type="float" office:value="4" calcext:value-type="float">
            <text:p>4</text:p>
          </table:table-cell>
          <table:table-cell table:formula="of:=IF(ISNA(VLOOKUP([.$Q7];[.$A$2:.$L$1009];[.S$1];0));0;VLOOKUP([.$Q7];[.$A$2:.$L$1009];[.S$1];0))" office:value-type="float" office:value="220072" calcext:value-type="float">
            <text:p>220072</text:p>
          </table:table-cell>
          <table:table-cell table:style-name="ce6" table:formula="of:=IF(ISNA(VLOOKUP([.$Q7];[.$A$2:.$L$1009];[.T$1];0));0;VLOOKUP([.$Q7];[.$A$2:.$L$1009];[.T$1];0))" office:value-type="float" office:value="168579.908916181" calcext:value-type="float">
            <text:p>168580</text:p>
          </table:table-cell>
          <table:table-cell table:style-name="ce10" table:formula="of:=IF(ISNA(VLOOKUP([.$Q7];[.$A$2:.$L$1009];[.U$1];0));0;VLOOKUP([.$Q7];[.$A$2:.$L$1009];[.U$1];0))" office:value-type="percentage" office:value="0.256801240671685" calcext:value-type="percentage">
            <text:p>25.7%</text:p>
          </table:table-cell>
          <table:table-cell table:style-name="ce10" table:formula="of:=IF(ISNA(VLOOKUP([.$Q7];[.$A$2:.$L$1009];[.V$1];0));0;VLOOKUP([.$Q7];[.$A$2:.$L$1009];[.V$1];0))" office:value-type="percentage" office:value="0" calcext:value-type="percentage">
            <text:p>0.0%</text:p>
          </table:table-cell>
          <table:table-cell table:style-name="ce11" table:formula="of:=IF(ISNA(VLOOKUP([.$Q7];[.$A$2:.$L$1009];[.W$1];0));0;VLOOKUP([.$Q7];[.$A$2:.$L$1009];[.W$1];0))" office:value-type="percentage" office:value="1" calcext:value-type="percentage">
            <text:p>100%</text:p>
          </table:table-cell>
          <table:table-cell table:style-name="ce12" table:formula="of:=IF(ISNA(VLOOKUP([.$Q7];[.$A$2:.$L$1009];[.X$1];0));0;VLOOKUP([.$Q7];[.$A$2:.$L$1009];[.X$1];0))" office:value-type="float" office:value="0.0552868358733344" calcext:value-type="float">
            <text:p>0.055</text:p>
          </table:table-cell>
          <table:table-cell table:style-name="ce10" table:formula="of:=IF(ISNA(VLOOKUP([.$Q7];[.$A$2:.$L$1009];[.Y$1];0));0;VLOOKUP([.$Q7];[.$A$2:.$L$1009];[.Y$1];0))" office:value-type="percentage" office:value="0.213950574398041" calcext:value-type="percentage">
            <text:p>21.4%</text:p>
          </table:table-cell>
          <table:table-cell table:style-name="ce6" table:formula="of:=IF(ISNA(VLOOKUP([.$Q7];[.$A$2:.$L$1009];[.Z$1];0));0;VLOOKUP([.$Q7];[.$A$2:.$L$1009];[.Z$1];0))" office:value-type="float" office:value="218435" calcext:value-type="float">
            <text:p>218435</text:p>
          </table:table-cell>
          <table:table-cell office:value-type="float" office:value="4" calcext:value-type="float">
            <text:p>4</text:p>
          </table:table-cell>
          <table:table-cell table:style-name="ce13" table:formula="of:=LOG(OFFSET([.$N$3];[.$AA7];[.$R$29]))" office:value-type="float" office:value="-0.590402882411731" calcext:value-type="float">
            <text:p>-0.59</text:p>
          </table:table-cell>
          <table:table-cell table:style-name="ce13" table:formula="of:=SQRT(OFFSET([.$N$3];[.$AA7];[.$R$29]))" office:value-type="float" office:value="0.50675560250646" calcext:value-type="float">
            <text:p>0.51</text:p>
          </table:table-cell>
        </table:table-row>
        <table:table-row table:style-name="ro1">
          <table:table-cell table:formula="of:=CONCATENATE([.B8];&quot;_&quot;;[.C8];&quot;_&quot;;[.D8])" office:value-type="string" office:string-value="7_UNKNOWN_C" calcext:value-type="string">
            <text:p>7_UNKNOWN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325546.630555296" calcext:value-type="float">
            <text:p>325547</text:p>
          </table:table-cell>
          <table:table-cell office:value-type="float" office:value="0.248728155592357" calcext:value-type="float">
            <text:p>0.249</text:p>
          </table:table-cell>
          <table:table-cell office:value-type="float" office:value="-0.374966859817505" calcext:value-type="float">
            <text:p>-0.375</text:p>
          </table:table-cell>
          <table:table-cell office:value-type="float" office:value="1" calcext:value-type="float">
            <text:p>1.000</text:p>
          </table:table-cell>
          <table:table-cell office:value-type="float" office:value="0.0796188955025956" calcext:value-type="float">
            <text:p>0.080</text:p>
          </table:table-cell>
          <table:table-cell office:value-type="float" office:value="0.14022570848465" calcext:value-type="float">
            <text:p>0.140</text:p>
          </table:table-cell>
          <table:table-cell office:value-type="float" office:value="440663" calcext:value-type="float">
            <text:p>440663</text:p>
          </table:table-cell>
          <table:table-cell table:number-columns-repeated="2"/>
          <table:table-cell table:formula="of:=[.O7]" office:value-type="string" office:string-value="UNKNOWN" calcext:value-type="string">
            <text:p>UNKNOWN</text:p>
          </table:table-cell>
          <table:table-cell table:formula="of:=[.P7]" office:value-type="string" office:string-value="D" calcext:value-type="string">
            <text:p>D</text:p>
          </table:table-cell>
          <table:table-cell table:formula="of:=CONCATENATE([.R8];&quot;_&quot;;[.O7];&quot;_&quot;;[.P7])" office:value-type="string" office:string-value="5_UNKNOWN_D" calcext:value-type="string">
            <text:p>5_UNKNOWN_D</text:p>
          </table:table-cell>
          <table:table-cell office:value-type="float" office:value="5" calcext:value-type="float">
            <text:p>5</text:p>
          </table:table-cell>
          <table:table-cell table:formula="of:=IF(ISNA(VLOOKUP([.$Q8];[.$A$2:.$L$1009];[.S$1];0));0;VLOOKUP([.$Q8];[.$A$2:.$L$1009];[.S$1];0))" office:value-type="float" office:value="141816" calcext:value-type="float">
            <text:p>141816</text:p>
          </table:table-cell>
          <table:table-cell table:style-name="ce6" table:formula="of:=IF(ISNA(VLOOKUP([.$Q8];[.$A$2:.$L$1009];[.T$1];0));0;VLOOKUP([.$Q8];[.$A$2:.$L$1009];[.T$1];0))" office:value-type="float" office:value="260522.178102654" calcext:value-type="float">
            <text:p>260522</text:p>
          </table:table-cell>
          <table:table-cell table:style-name="ce10" table:formula="of:=IF(ISNA(VLOOKUP([.$Q8];[.$A$2:.$L$1009];[.U$1];0));0;VLOOKUP([.$Q8];[.$A$2:.$L$1009];[.U$1];0))" office:value-type="percentage" office:value="0.318027815483027" calcext:value-type="percentage">
            <text:p>31.8%</text:p>
          </table:table-cell>
          <table:table-cell table:style-name="ce10" table:formula="of:=IF(ISNA(VLOOKUP([.$Q8];[.$A$2:.$L$1009];[.V$1];0));0;VLOOKUP([.$Q8];[.$A$2:.$L$1009];[.V$1];0))" office:value-type="percentage" office:value="0" calcext:value-type="percentage">
            <text:p>0.0%</text:p>
          </table:table-cell>
          <table:table-cell table:style-name="ce11" table:formula="of:=IF(ISNA(VLOOKUP([.$Q8];[.$A$2:.$L$1009];[.W$1];0));0;VLOOKUP([.$Q8];[.$A$2:.$L$1009];[.W$1];0))" office:value-type="percentage" office:value="1" calcext:value-type="percentage">
            <text:p>100%</text:p>
          </table:table-cell>
          <table:table-cell table:style-name="ce12" table:formula="of:=IF(ISNA(VLOOKUP([.$Q8];[.$A$2:.$L$1009];[.X$1];0));0;VLOOKUP([.$Q8];[.$A$2:.$L$1009];[.X$1];0))" office:value-type="float" office:value="0.0562928271447863" calcext:value-type="float">
            <text:p>0.056</text:p>
          </table:table-cell>
          <table:table-cell table:style-name="ce10" table:formula="of:=IF(ISNA(VLOOKUP([.$Q8];[.$A$2:.$L$1009];[.Y$1];0));0;VLOOKUP([.$Q8];[.$A$2:.$L$1009];[.Y$1];0))" office:value-type="percentage" office:value="0.296554744243622" calcext:value-type="percentage">
            <text:p>29.7%</text:p>
          </table:table-cell>
          <table:table-cell table:style-name="ce6" table:formula="of:=IF(ISNA(VLOOKUP([.$Q8];[.$A$2:.$L$1009];[.Z$1];0));0;VLOOKUP([.$Q8];[.$A$2:.$L$1009];[.Z$1];0))" office:value-type="float" office:value="285551" calcext:value-type="float">
            <text:p>285551</text:p>
          </table:table-cell>
          <table:table-cell office:value-type="float" office:value="5" calcext:value-type="float">
            <text:p>5</text:p>
          </table:table-cell>
          <table:table-cell table:style-name="ce13" table:formula="of:=LOG(OFFSET([.$N$3];[.$AA8];[.$R$29]))" office:value-type="float" office:value="-0.497534893907087" calcext:value-type="float">
            <text:p>-0.50</text:p>
          </table:table-cell>
          <table:table-cell table:style-name="ce13" table:formula="of:=SQRT(OFFSET([.$N$3];[.$AA8];[.$R$29]))" office:value-type="float" office:value="0.563939549493584" calcext:value-type="float">
            <text:p>0.56</text:p>
          </table:table-cell>
        </table:table-row>
        <table:table-row table:style-name="ro1">
          <table:table-cell table:formula="of:=CONCATENATE([.B9];&quot;_&quot;;[.C9];&quot;_&quot;;[.D9])" office:value-type="string" office:string-value="8_UNKNOWN_C" calcext:value-type="string">
            <text:p>8_UNKNOWN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385831.928162788" calcext:value-type="float">
            <text:p>385832</text:p>
          </table:table-cell>
          <table:table-cell office:value-type="float" office:value="0.260381483627066" calcext:value-type="float">
            <text:p>0.26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819012582807059" calcext:value-type="float">
            <text:p>0.082</text:p>
          </table:table-cell>
          <table:table-cell office:value-type="float" office:value="0.151105791330337" calcext:value-type="float">
            <text:p>0.151</text:p>
          </table:table-cell>
          <table:table-cell office:value-type="float" office:value="530804" calcext:value-type="float">
            <text:p>530804</text:p>
          </table:table-cell>
          <table:table-cell table:number-columns-repeated="2"/>
          <table:table-cell table:formula="of:=[.O8]" office:value-type="string" office:string-value="UNKNOWN" calcext:value-type="string">
            <text:p>UNKNOWN</text:p>
          </table:table-cell>
          <table:table-cell table:formula="of:=[.P8]" office:value-type="string" office:string-value="D" calcext:value-type="string">
            <text:p>D</text:p>
          </table:table-cell>
          <table:table-cell table:formula="of:=CONCATENATE([.R9];&quot;_&quot;;[.O8];&quot;_&quot;;[.P8])" office:value-type="string" office:string-value="6_UNKNOWN_D" calcext:value-type="string">
            <text:p>6_UNKNOWN_D</text:p>
          </table:table-cell>
          <table:table-cell office:value-type="float" office:value="6" calcext:value-type="float">
            <text:p>6</text:p>
          </table:table-cell>
          <table:table-cell table:formula="of:=IF(ISNA(VLOOKUP([.$Q9];[.$A$2:.$L$1009];[.S$1];0));0;VLOOKUP([.$Q9];[.$A$2:.$L$1009];[.S$1];0))" office:value-type="float" office:value="100601" calcext:value-type="float">
            <text:p>100601</text:p>
          </table:table-cell>
          <table:table-cell table:style-name="ce6" table:formula="of:=IF(ISNA(VLOOKUP([.$Q9];[.$A$2:.$L$1009];[.T$1];0));0;VLOOKUP([.$Q9];[.$A$2:.$L$1009];[.T$1];0))" office:value-type="float" office:value="350630.846372411" calcext:value-type="float">
            <text:p>350631</text:p>
          </table:table-cell>
          <table:table-cell table:style-name="ce10" table:formula="of:=IF(ISNA(VLOOKUP([.$Q9];[.$A$2:.$L$1009];[.U$1];0));0;VLOOKUP([.$Q9];[.$A$2:.$L$1009];[.U$1];0))" office:value-type="percentage" office:value="0.356787621133925" calcext:value-type="percentage">
            <text:p>35.7%</text:p>
          </table:table-cell>
          <table:table-cell table:style-name="ce10" table:formula="of:=IF(ISNA(VLOOKUP([.$Q9];[.$A$2:.$L$1009];[.V$1];0));0;VLOOKUP([.$Q9];[.$A$2:.$L$1009];[.V$1];0))" office:value-type="percentage" office:value="0" calcext:value-type="percentage">
            <text:p>0.0%</text:p>
          </table:table-cell>
          <table:table-cell table:style-name="ce11" table:formula="of:=IF(ISNA(VLOOKUP([.$Q9];[.$A$2:.$L$1009];[.W$1];0));0;VLOOKUP([.$Q9];[.$A$2:.$L$1009];[.W$1];0))" office:value-type="percentage" office:value="1" calcext:value-type="percentage">
            <text:p>100%</text:p>
          </table:table-cell>
          <table:table-cell table:style-name="ce12" table:formula="of:=IF(ISNA(VLOOKUP([.$Q9];[.$A$2:.$L$1009];[.X$1];0));0;VLOOKUP([.$Q9];[.$A$2:.$L$1009];[.X$1];0))" office:value-type="float" office:value="0.0552577957489428" calcext:value-type="float">
            <text:p>0.055</text:p>
          </table:table-cell>
          <table:table-cell table:style-name="ce10" table:formula="of:=IF(ISNA(VLOOKUP([.$Q9];[.$A$2:.$L$1009];[.Y$1];0));0;VLOOKUP([.$Q9];[.$A$2:.$L$1009];[.Y$1];0))" office:value-type="percentage" office:value="0.341412931680679" calcext:value-type="percentage">
            <text:p>34.1%</text:p>
          </table:table-cell>
          <table:table-cell table:style-name="ce6" table:formula="of:=IF(ISNA(VLOOKUP([.$Q9];[.$A$2:.$L$1009];[.Z$1];0));0;VLOOKUP([.$Q9];[.$A$2:.$L$1009];[.Z$1];0))" office:value-type="float" office:value="343688.59375" calcext:value-type="float">
            <text:p>343689</text:p>
          </table:table-cell>
          <table:table-cell office:value-type="float" office:value="6" calcext:value-type="float">
            <text:p>6</text:p>
          </table:table-cell>
          <table:table-cell table:style-name="ce13" table:formula="of:=LOG(OFFSET([.$N$3];[.$AA9];[.$R$29]))" office:value-type="float" office:value="-0.447590222027108" calcext:value-type="float">
            <text:p>-0.45</text:p>
          </table:table-cell>
          <table:table-cell table:style-name="ce13" table:formula="of:=SQRT(OFFSET([.$N$3];[.$AA9];[.$R$29]))" office:value-type="float" office:value="0.597317018955533" calcext:value-type="float">
            <text:p>0.60</text:p>
          </table:table-cell>
        </table:table-row>
        <table:table-row table:style-name="ro1">
          <table:table-cell table:formula="of:=CONCATENATE([.B10];&quot;_&quot;;[.C10];&quot;_&quot;;[.D10])" office:value-type="string" office:string-value="9_UNKNOWN_C" calcext:value-type="string">
            <text:p>9_UNKNOWN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446024.906408738" calcext:value-type="float">
            <text:p>446025</text:p>
          </table:table-cell>
          <table:table-cell office:value-type="float" office:value="0.270688861170803" calcext:value-type="float">
            <text:p>0.271</text:p>
          </table:table-cell>
          <table:table-cell office:value-type="float" office:value="-0.0141984969377518" calcext:value-type="float">
            <text:p>-0.014</text:p>
          </table:table-cell>
          <table:table-cell office:value-type="float" office:value="1" calcext:value-type="float">
            <text:p>1.000</text:p>
          </table:table-cell>
          <table:table-cell office:value-type="float" office:value="0.0849069349283787" calcext:value-type="float">
            <text:p>0.085</text:p>
          </table:table-cell>
          <table:table-cell office:value-type="float" office:value="0.160291612148285" calcext:value-type="float">
            <text:p>0.160</text:p>
          </table:table-cell>
          <table:table-cell office:value-type="float" office:value="616499" calcext:value-type="float">
            <text:p>616499</text:p>
          </table:table-cell>
          <table:table-cell table:number-columns-repeated="2"/>
          <table:table-cell table:formula="of:=[.O9]" office:value-type="string" office:string-value="UNKNOWN" calcext:value-type="string">
            <text:p>UNKNOWN</text:p>
          </table:table-cell>
          <table:table-cell table:formula="of:=[.P9]" office:value-type="string" office:string-value="D" calcext:value-type="string">
            <text:p>D</text:p>
          </table:table-cell>
          <table:table-cell table:formula="of:=CONCATENATE([.R10];&quot;_&quot;;[.O9];&quot;_&quot;;[.P9])" office:value-type="string" office:string-value="7_UNKNOWN_D" calcext:value-type="string">
            <text:p>7_UNKNOWN_D</text:p>
          </table:table-cell>
          <table:table-cell office:value-type="float" office:value="7" calcext:value-type="float">
            <text:p>7</text:p>
          </table:table-cell>
          <table:table-cell table:formula="of:=IF(ISNA(VLOOKUP([.$Q10];[.$A$2:.$L$1009];[.S$1];0));0;VLOOKUP([.$Q10];[.$A$2:.$L$1009];[.S$1];0))" office:value-type="float" office:value="72777" calcext:value-type="float">
            <text:p>72777</text:p>
          </table:table-cell>
          <table:table-cell table:style-name="ce6" table:formula="of:=IF(ISNA(VLOOKUP([.$Q10];[.$A$2:.$L$1009];[.T$1];0));0;VLOOKUP([.$Q10];[.$A$2:.$L$1009];[.T$1];0))" office:value-type="float" office:value="443536.453127835" calcext:value-type="float">
            <text:p>443536</text:p>
          </table:table-cell>
          <table:table-cell table:style-name="ce10" table:formula="of:=IF(ISNA(VLOOKUP([.$Q10];[.$A$2:.$L$1009];[.U$1];0));0;VLOOKUP([.$Q10];[.$A$2:.$L$1009];[.U$1];0))" office:value-type="percentage" office:value="0.383122680251524" calcext:value-type="percentage">
            <text:p>38.3%</text:p>
          </table:table-cell>
          <table:table-cell table:style-name="ce10" table:formula="of:=IF(ISNA(VLOOKUP([.$Q10];[.$A$2:.$L$1009];[.V$1];0));0;VLOOKUP([.$Q10];[.$A$2:.$L$1009];[.V$1];0))" office:value-type="percentage" office:value="0" calcext:value-type="percentage">
            <text:p>0.0%</text:p>
          </table:table-cell>
          <table:table-cell table:style-name="ce11" table:formula="of:=IF(ISNA(VLOOKUP([.$Q10];[.$A$2:.$L$1009];[.W$1];0));0;VLOOKUP([.$Q10];[.$A$2:.$L$1009];[.W$1];0))" office:value-type="percentage" office:value="1" calcext:value-type="percentage">
            <text:p>100%</text:p>
          </table:table-cell>
          <table:table-cell table:style-name="ce12" table:formula="of:=IF(ISNA(VLOOKUP([.$Q10];[.$A$2:.$L$1009];[.X$1];0));0;VLOOKUP([.$Q10];[.$A$2:.$L$1009];[.X$1];0))" office:value-type="float" office:value="0.0538870015674849" calcext:value-type="float">
            <text:p>0.054</text:p>
          </table:table-cell>
          <table:table-cell table:style-name="ce10" table:formula="of:=IF(ISNA(VLOOKUP([.$Q10];[.$A$2:.$L$1009];[.Y$1];0));0;VLOOKUP([.$Q10];[.$A$2:.$L$1009];[.Y$1];0))" office:value-type="percentage" office:value="0.371641546487808" calcext:value-type="percentage">
            <text:p>37.2%</text:p>
          </table:table-cell>
          <table:table-cell table:style-name="ce6" table:formula="of:=IF(ISNA(VLOOKUP([.$Q10];[.$A$2:.$L$1009];[.Z$1];0));0;VLOOKUP([.$Q10];[.$A$2:.$L$1009];[.Z$1];0))" office:value-type="float" office:value="398781.5" calcext:value-type="float">
            <text:p>398782</text:p>
          </table:table-cell>
          <table:table-cell office:value-type="float" office:value="7" calcext:value-type="float">
            <text:p>7</text:p>
          </table:table-cell>
          <table:table-cell table:style-name="ce13" table:formula="of:=LOG(OFFSET([.$N$3];[.$AA10];[.$R$29]))" office:value-type="float" office:value="-0.416662137715356" calcext:value-type="float">
            <text:p>-0.42</text:p>
          </table:table-cell>
          <table:table-cell table:style-name="ce13" table:formula="of:=SQRT(OFFSET([.$N$3];[.$AA10];[.$R$29]))" office:value-type="float" office:value="0.618969046278991" calcext:value-type="float">
            <text:p>0.62</text:p>
          </table:table-cell>
        </table:table-row>
        <table:table-row table:style-name="ro1">
          <table:table-cell table:formula="of:=CONCATENATE([.B11];&quot;_&quot;;[.C11];&quot;_&quot;;[.D11])" office:value-type="string" office:string-value="10_UNKNOWN_C" calcext:value-type="string">
            <text:p>10_UNKNOWN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505075.897170315" calcext:value-type="float">
            <text:p>505076</text:p>
          </table:table-cell>
          <table:table-cell office:value-type="float" office:value="0.280437938215621" calcext:value-type="float">
            <text:p>0.280</text:p>
          </table:table-cell>
          <table:table-cell office:value-type="float" office:value="-0.00106424500700086" calcext:value-type="float">
            <text:p>-0.001</text:p>
          </table:table-cell>
          <table:table-cell office:value-type="float" office:value="1" calcext:value-type="float">
            <text:p>1.000</text:p>
          </table:table-cell>
          <table:table-cell office:value-type="float" office:value="0.0869139755026554" calcext:value-type="float">
            <text:p>0.087</text:p>
          </table:table-cell>
          <table:table-cell office:value-type="float" office:value="0.169454097747803" calcext:value-type="float">
            <text:p>0.169</text:p>
          </table:table-cell>
          <table:table-cell office:value-type="float" office:value="718900" calcext:value-type="float">
            <text:p>718900</text:p>
          </table:table-cell>
          <table:table-cell table:number-columns-repeated="2"/>
          <table:table-cell table:formula="of:=[.O10]" office:value-type="string" office:string-value="UNKNOWN" calcext:value-type="string">
            <text:p>UNKNOWN</text:p>
          </table:table-cell>
          <table:table-cell table:formula="of:=[.P10]" office:value-type="string" office:string-value="D" calcext:value-type="string">
            <text:p>D</text:p>
          </table:table-cell>
          <table:table-cell table:formula="of:=CONCATENATE([.R11];&quot;_&quot;;[.O10];&quot;_&quot;;[.P10])" office:value-type="string" office:string-value="8_UNKNOWN_D" calcext:value-type="string">
            <text:p>8_UNKNOWN_D</text:p>
          </table:table-cell>
          <table:table-cell office:value-type="float" office:value="8" calcext:value-type="float">
            <text:p>8</text:p>
          </table:table-cell>
          <table:table-cell table:formula="of:=IF(ISNA(VLOOKUP([.$Q11];[.$A$2:.$L$1009];[.S$1];0));0;VLOOKUP([.$Q11];[.$A$2:.$L$1009];[.S$1];0))" office:value-type="float" office:value="53565" calcext:value-type="float">
            <text:p>53565</text:p>
          </table:table-cell>
          <table:table-cell table:style-name="ce6" table:formula="of:=IF(ISNA(VLOOKUP([.$Q11];[.$A$2:.$L$1009];[.T$1];0));0;VLOOKUP([.$Q11];[.$A$2:.$L$1009];[.T$1];0))" office:value-type="float" office:value="533278.495185596" calcext:value-type="float">
            <text:p>533278</text:p>
          </table:table-cell>
          <table:table-cell table:style-name="ce10" table:formula="of:=IF(ISNA(VLOOKUP([.$Q11];[.$A$2:.$L$1009];[.U$1];0));0;VLOOKUP([.$Q11];[.$A$2:.$L$1009];[.U$1];0))" office:value-type="percentage" office:value="0.406264858996301" calcext:value-type="percentage">
            <text:p>40.6%</text:p>
          </table:table-cell>
          <table:table-cell table:style-name="ce10" table:formula="of:=IF(ISNA(VLOOKUP([.$Q11];[.$A$2:.$L$1009];[.V$1];0));0;VLOOKUP([.$Q11];[.$A$2:.$L$1009];[.V$1];0))" office:value-type="percentage" office:value="0" calcext:value-type="percentage">
            <text:p>0.0%</text:p>
          </table:table-cell>
          <table:table-cell table:style-name="ce11" table:formula="of:=IF(ISNA(VLOOKUP([.$Q11];[.$A$2:.$L$1009];[.W$1];0));0;VLOOKUP([.$Q11];[.$A$2:.$L$1009];[.W$1];0))" office:value-type="percentage" office:value="1" calcext:value-type="percentage">
            <text:p>100%</text:p>
          </table:table-cell>
          <table:table-cell table:style-name="ce12" table:formula="of:=IF(ISNA(VLOOKUP([.$Q11];[.$A$2:.$L$1009];[.X$1];0));0;VLOOKUP([.$Q11];[.$A$2:.$L$1009];[.X$1];0))" office:value-type="float" office:value="0.0528461187011243" calcext:value-type="float">
            <text:p>0.053</text:p>
          </table:table-cell>
          <table:table-cell table:style-name="ce10" table:formula="of:=IF(ISNA(VLOOKUP([.$Q11];[.$A$2:.$L$1009];[.Y$1];0));0;VLOOKUP([.$Q11];[.$A$2:.$L$1009];[.Y$1];0))" office:value-type="percentage" office:value="0.397011697292328" calcext:value-type="percentage">
            <text:p>39.7%</text:p>
          </table:table-cell>
          <table:table-cell table:style-name="ce6" table:formula="of:=IF(ISNA(VLOOKUP([.$Q11];[.$A$2:.$L$1009];[.Z$1];0));0;VLOOKUP([.$Q11];[.$A$2:.$L$1009];[.Z$1];0))" office:value-type="float" office:value="459669" calcext:value-type="float">
            <text:p>459669</text:p>
          </table:table-cell>
          <table:table-cell office:value-type="float" office:value="8" calcext:value-type="float">
            <text:p>8</text:p>
          </table:table-cell>
          <table:table-cell table:style-name="ce13" table:formula="of:=LOG(OFFSET([.$N$3];[.$AA11];[.$R$29]))" office:value-type="float" office:value="-0.391190741552546" calcext:value-type="float">
            <text:p>-0.39</text:p>
          </table:table-cell>
          <table:table-cell table:style-name="ce13" table:formula="of:=SQRT(OFFSET([.$N$3];[.$AA11];[.$R$29]))" office:value-type="float" office:value="0.637389095448221" calcext:value-type="float">
            <text:p>0.64</text:p>
          </table:table-cell>
        </table:table-row>
        <table:table-row table:style-name="ro1">
          <table:table-cell table:formula="of:=CONCATENATE([.B12];&quot;_&quot;;[.C12];&quot;_&quot;;[.D12])" office:value-type="string" office:string-value="11_UNKNOWN_C" calcext:value-type="string">
            <text:p>11_UNKNOWN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563098.512060993" calcext:value-type="float">
            <text:p>563099</text:p>
          </table:table-cell>
          <table:table-cell office:value-type="float" office:value="0.289158749766506" calcext:value-type="float">
            <text:p>0.289</text:p>
          </table:table-cell>
          <table:table-cell office:value-type="float" office:value="-0.0399291776120663" calcext:value-type="float">
            <text:p>-0.040</text:p>
          </table:table-cell>
          <table:table-cell office:value-type="float" office:value="1" calcext:value-type="float">
            <text:p>1.000</text:p>
          </table:table-cell>
          <table:table-cell office:value-type="float" office:value="0.0893954073988744" calcext:value-type="float">
            <text:p>0.089</text:p>
          </table:table-cell>
          <table:table-cell office:value-type="float" office:value="0.179021745920181" calcext:value-type="float">
            <text:p>0.179</text:p>
          </table:table-cell>
          <table:table-cell office:value-type="float" office:value="803404" calcext:value-type="float">
            <text:p>803404</text:p>
          </table:table-cell>
          <table:table-cell table:number-columns-repeated="2"/>
          <table:table-cell table:formula="of:=[.O11]" office:value-type="string" office:string-value="UNKNOWN" calcext:value-type="string">
            <text:p>UNKNOWN</text:p>
          </table:table-cell>
          <table:table-cell table:formula="of:=[.P11]" office:value-type="string" office:string-value="D" calcext:value-type="string">
            <text:p>D</text:p>
          </table:table-cell>
          <table:table-cell table:formula="of:=CONCATENATE([.R12];&quot;_&quot;;[.O11];&quot;_&quot;;[.P11])" office:value-type="string" office:string-value="9_UNKNOWN_D" calcext:value-type="string">
            <text:p>9_UNKNOWN_D</text:p>
          </table:table-cell>
          <table:table-cell office:value-type="float" office:value="9" calcext:value-type="float">
            <text:p>9</text:p>
          </table:table-cell>
          <table:table-cell table:formula="of:=IF(ISNA(VLOOKUP([.$Q12];[.$A$2:.$L$1009];[.S$1];0));0;VLOOKUP([.$Q12];[.$A$2:.$L$1009];[.S$1];0))" office:value-type="float" office:value="39286" calcext:value-type="float">
            <text:p>39286</text:p>
          </table:table-cell>
          <table:table-cell table:style-name="ce6" table:formula="of:=IF(ISNA(VLOOKUP([.$Q12];[.$A$2:.$L$1009];[.T$1];0));0;VLOOKUP([.$Q12];[.$A$2:.$L$1009];[.T$1];0))" office:value-type="float" office:value="618224.950149226" calcext:value-type="float">
            <text:p>618225</text:p>
          </table:table-cell>
          <table:table-cell table:style-name="ce10" table:formula="of:=IF(ISNA(VLOOKUP([.$Q12];[.$A$2:.$L$1009];[.U$1];0));0;VLOOKUP([.$Q12];[.$A$2:.$L$1009];[.U$1];0))" office:value-type="percentage" office:value="0.422221528935327" calcext:value-type="percentage">
            <text:p>42.2%</text:p>
          </table:table-cell>
          <table:table-cell table:style-name="ce10" table:formula="of:=IF(ISNA(VLOOKUP([.$Q12];[.$A$2:.$L$1009];[.V$1];0));0;VLOOKUP([.$Q12];[.$A$2:.$L$1009];[.V$1];0))" office:value-type="percentage" office:value="0" calcext:value-type="percentage">
            <text:p>0.0%</text:p>
          </table:table-cell>
          <table:table-cell table:style-name="ce11" table:formula="of:=IF(ISNA(VLOOKUP([.$Q12];[.$A$2:.$L$1009];[.W$1];0));0;VLOOKUP([.$Q12];[.$A$2:.$L$1009];[.W$1];0))" office:value-type="percentage" office:value="1" calcext:value-type="percentage">
            <text:p>100%</text:p>
          </table:table-cell>
          <table:table-cell table:style-name="ce12" table:formula="of:=IF(ISNA(VLOOKUP([.$Q12];[.$A$2:.$L$1009];[.X$1];0));0;VLOOKUP([.$Q12];[.$A$2:.$L$1009];[.X$1];0))" office:value-type="float" office:value="0.0523818761069896" calcext:value-type="float">
            <text:p>0.052</text:p>
          </table:table-cell>
          <table:table-cell table:style-name="ce10" table:formula="of:=IF(ISNA(VLOOKUP([.$Q12];[.$A$2:.$L$1009];[.Y$1];0));0;VLOOKUP([.$Q12];[.$A$2:.$L$1009];[.Y$1];0))" office:value-type="percentage" office:value="0.415021896362305" calcext:value-type="percentage">
            <text:p>41.5%</text:p>
          </table:table-cell>
          <table:table-cell table:style-name="ce6" table:formula="of:=IF(ISNA(VLOOKUP([.$Q12];[.$A$2:.$L$1009];[.Z$1];0));0;VLOOKUP([.$Q12];[.$A$2:.$L$1009];[.Z$1];0))" office:value-type="float" office:value="513883" calcext:value-type="float">
            <text:p>513883</text:p>
          </table:table-cell>
          <table:table-cell office:value-type="float" office:value="9" calcext:value-type="float">
            <text:p>9</text:p>
          </table:table-cell>
          <table:table-cell table:style-name="ce13" table:formula="of:=LOG(OFFSET([.$N$3];[.$AA12];[.$R$29]))" office:value-type="float" office:value="-0.374459625932589" calcext:value-type="float">
            <text:p>-0.37</text:p>
          </table:table-cell>
          <table:table-cell table:style-name="ce13" table:formula="of:=SQRT(OFFSET([.$N$3];[.$AA12];[.$R$29]))" office:value-type="float" office:value="0.649785756180702" calcext:value-type="float">
            <text:p>0.65</text:p>
          </table:table-cell>
        </table:table-row>
        <table:table-row table:style-name="ro1">
          <table:table-cell table:formula="of:=CONCATENATE([.B13];&quot;_&quot;;[.C13];&quot;_&quot;;[.D13])" office:value-type="string" office:string-value="12_UNKNOWN_C" calcext:value-type="string">
            <text:p>12_UNKNOWN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621027.429139848" calcext:value-type="float">
            <text:p>621027</text:p>
          </table:table-cell>
          <table:table-cell office:value-type="float" office:value="0.293445584108403" calcext:value-type="float">
            <text:p>0.293</text:p>
          </table:table-cell>
          <table:table-cell office:value-type="float" office:value="-0.00725523894652724" calcext:value-type="float">
            <text:p>-0.007</text:p>
          </table:table-cell>
          <table:table-cell office:value-type="float" office:value="1" calcext:value-type="float">
            <text:p>1.000</text:p>
          </table:table-cell>
          <table:table-cell office:value-type="float" office:value="0.0913185422448152" calcext:value-type="float">
            <text:p>0.091</text:p>
          </table:table-cell>
          <table:table-cell office:value-type="float" office:value="0.181662872433662" calcext:value-type="float">
            <text:p>0.182</text:p>
          </table:table-cell>
          <table:table-cell office:value-type="float" office:value="888524" calcext:value-type="float">
            <text:p>888524</text:p>
          </table:table-cell>
          <table:table-cell table:number-columns-repeated="2"/>
          <table:table-cell table:formula="of:=[.O12]" office:value-type="string" office:string-value="UNKNOWN" calcext:value-type="string">
            <text:p>UNKNOWN</text:p>
          </table:table-cell>
          <table:table-cell table:formula="of:=[.P12]" office:value-type="string" office:string-value="D" calcext:value-type="string">
            <text:p>D</text:p>
          </table:table-cell>
          <table:table-cell table:formula="of:=CONCATENATE([.R13];&quot;_&quot;;[.O12];&quot;_&quot;;[.P12])" office:value-type="string" office:string-value="10_UNKNOWN_D" calcext:value-type="string">
            <text:p>10_UNKNOWN_D</text:p>
          </table:table-cell>
          <table:table-cell office:value-type="float" office:value="10" calcext:value-type="float">
            <text:p>10</text:p>
          </table:table-cell>
          <table:table-cell table:formula="of:=IF(ISNA(VLOOKUP([.$Q13];[.$A$2:.$L$1009];[.S$1];0));0;VLOOKUP([.$Q13];[.$A$2:.$L$1009];[.S$1];0))" office:value-type="float" office:value="28805" calcext:value-type="float">
            <text:p>28805</text:p>
          </table:table-cell>
          <table:table-cell table:style-name="ce6" table:formula="of:=IF(ISNA(VLOOKUP([.$Q13];[.$A$2:.$L$1009];[.T$1];0));0;VLOOKUP([.$Q13];[.$A$2:.$L$1009];[.T$1];0))" office:value-type="float" office:value="704492.718605058" calcext:value-type="float">
            <text:p>704493</text:p>
          </table:table-cell>
          <table:table-cell table:style-name="ce10" table:formula="of:=IF(ISNA(VLOOKUP([.$Q13];[.$A$2:.$L$1009];[.U$1];0));0;VLOOKUP([.$Q13];[.$A$2:.$L$1009];[.U$1];0))" office:value-type="percentage" office:value="0.438871751316142" calcext:value-type="percentage">
            <text:p>43.9%</text:p>
          </table:table-cell>
          <table:table-cell table:style-name="ce10" table:formula="of:=IF(ISNA(VLOOKUP([.$Q13];[.$A$2:.$L$1009];[.V$1];0));0;VLOOKUP([.$Q13];[.$A$2:.$L$1009];[.V$1];0))" office:value-type="percentage" office:value="0" calcext:value-type="percentage">
            <text:p>0.0%</text:p>
          </table:table-cell>
          <table:table-cell table:style-name="ce11" table:formula="of:=IF(ISNA(VLOOKUP([.$Q13];[.$A$2:.$L$1009];[.W$1];0));0;VLOOKUP([.$Q13];[.$A$2:.$L$1009];[.W$1];0))" office:value-type="percentage" office:value="1" calcext:value-type="percentage">
            <text:p>100%</text:p>
          </table:table-cell>
          <table:table-cell table:style-name="ce12" table:formula="of:=IF(ISNA(VLOOKUP([.$Q13];[.$A$2:.$L$1009];[.X$1];0));0;VLOOKUP([.$Q13];[.$A$2:.$L$1009];[.X$1];0))" office:value-type="float" office:value="0.0524601656562388" calcext:value-type="float">
            <text:p>0.052</text:p>
          </table:table-cell>
          <table:table-cell table:style-name="ce10" table:formula="of:=IF(ISNA(VLOOKUP([.$Q13];[.$A$2:.$L$1009];[.Y$1];0));0;VLOOKUP([.$Q13];[.$A$2:.$L$1009];[.Y$1];0))" office:value-type="percentage" office:value="0.431590646505356" calcext:value-type="percentage">
            <text:p>43.2%</text:p>
          </table:table-cell>
          <table:table-cell table:style-name="ce6" table:formula="of:=IF(ISNA(VLOOKUP([.$Q13];[.$A$2:.$L$1009];[.Z$1];0));0;VLOOKUP([.$Q13];[.$A$2:.$L$1009];[.Z$1];0))" office:value-type="float" office:value="567915.5" calcext:value-type="float">
            <text:p>567916</text:p>
          </table:table-cell>
          <table:table-cell office:value-type="float" office:value="10" calcext:value-type="float">
            <text:p>10</text:p>
          </table:table-cell>
          <table:table-cell table:style-name="ce13" table:formula="of:=LOG(OFFSET([.$N$3];[.$AA13];[.$R$29]))" office:value-type="float" office:value="-0.357662372315986" calcext:value-type="float">
            <text:p>-0.36</text:p>
          </table:table-cell>
          <table:table-cell table:style-name="ce13" table:formula="of:=SQRT(OFFSET([.$N$3];[.$AA13];[.$R$29]))" office:value-type="float" office:value="0.662473962745814" calcext:value-type="float">
            <text:p>0.66</text:p>
          </table:table-cell>
        </table:table-row>
        <table:table-row table:style-name="ro1">
          <table:table-cell table:formula="of:=CONCATENATE([.B14];&quot;_&quot;;[.C14];&quot;_&quot;;[.D14])" office:value-type="string" office:string-value="13_UNKNOWN_C" calcext:value-type="string">
            <text:p>13_UNKNOWN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664839.746529936" calcext:value-type="float">
            <text:p>664840</text:p>
          </table:table-cell>
          <table:table-cell office:value-type="float" office:value="0.29807231783456" calcext:value-type="float">
            <text:p>0.2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24648290061122" calcext:value-type="float">
            <text:p>0.092</text:p>
          </table:table-cell>
          <table:table-cell office:value-type="float" office:value="0.187209352850914" calcext:value-type="float">
            <text:p>0.187</text:p>
          </table:table-cell>
          <table:table-cell office:value-type="float" office:value="960393" calcext:value-type="float">
            <text:p>960393</text:p>
          </table:table-cell>
          <table:table-cell table:number-columns-repeated="2"/>
          <table:table-cell table:formula="of:=[.O13]" office:value-type="string" office:string-value="UNKNOWN" calcext:value-type="string">
            <text:p>UNKNOWN</text:p>
          </table:table-cell>
          <table:table-cell table:formula="of:=[.P13]" office:value-type="string" office:string-value="D" calcext:value-type="string">
            <text:p>D</text:p>
          </table:table-cell>
          <table:table-cell table:formula="of:=CONCATENATE([.R14];&quot;_&quot;;[.O13];&quot;_&quot;;[.P13])" office:value-type="string" office:string-value="11_UNKNOWN_D" calcext:value-type="string">
            <text:p>11_UNKNOWN_D</text:p>
          </table:table-cell>
          <table:table-cell office:value-type="float" office:value="11" calcext:value-type="float">
            <text:p>11</text:p>
          </table:table-cell>
          <table:table-cell table:formula="of:=IF(ISNA(VLOOKUP([.$Q14];[.$A$2:.$L$1009];[.S$1];0));0;VLOOKUP([.$Q14];[.$A$2:.$L$1009];[.S$1];0))" office:value-type="float" office:value="21407" calcext:value-type="float">
            <text:p>21407</text:p>
          </table:table-cell>
          <table:table-cell table:style-name="ce6" table:formula="of:=IF(ISNA(VLOOKUP([.$Q14];[.$A$2:.$L$1009];[.T$1];0));0;VLOOKUP([.$Q14];[.$A$2:.$L$1009];[.T$1];0))" office:value-type="float" office:value="788812.370453874" calcext:value-type="float">
            <text:p>788812</text:p>
          </table:table-cell>
          <table:table-cell table:style-name="ce10" table:formula="of:=IF(ISNA(VLOOKUP([.$Q14];[.$A$2:.$L$1009];[.U$1];0));0;VLOOKUP([.$Q14];[.$A$2:.$L$1009];[.U$1];0))" office:value-type="percentage" office:value="0.452631107180147" calcext:value-type="percentage">
            <text:p>45.3%</text:p>
          </table:table-cell>
          <table:table-cell table:style-name="ce10" table:formula="of:=IF(ISNA(VLOOKUP([.$Q14];[.$A$2:.$L$1009];[.V$1];0));0;VLOOKUP([.$Q14];[.$A$2:.$L$1009];[.V$1];0))" office:value-type="percentage" office:value="0" calcext:value-type="percentage">
            <text:p>0.0%</text:p>
          </table:table-cell>
          <table:table-cell table:style-name="ce11" table:formula="of:=IF(ISNA(VLOOKUP([.$Q14];[.$A$2:.$L$1009];[.W$1];0));0;VLOOKUP([.$Q14];[.$A$2:.$L$1009];[.W$1];0))" office:value-type="percentage" office:value="1" calcext:value-type="percentage">
            <text:p>100%</text:p>
          </table:table-cell>
          <table:table-cell table:style-name="ce12" table:formula="of:=IF(ISNA(VLOOKUP([.$Q14];[.$A$2:.$L$1009];[.X$1];0));0;VLOOKUP([.$Q14];[.$A$2:.$L$1009];[.X$1];0))" office:value-type="float" office:value="0.0513279798515359" calcext:value-type="float">
            <text:p>0.051</text:p>
          </table:table-cell>
          <table:table-cell table:style-name="ce10" table:formula="of:=IF(ISNA(VLOOKUP([.$Q14];[.$A$2:.$L$1009];[.Y$1];0));0;VLOOKUP([.$Q14];[.$A$2:.$L$1009];[.Y$1];0))" office:value-type="percentage" office:value="0.44927966594696" calcext:value-type="percentage">
            <text:p>44.9%</text:p>
          </table:table-cell>
          <table:table-cell table:style-name="ce6" table:formula="of:=IF(ISNA(VLOOKUP([.$Q14];[.$A$2:.$L$1009];[.Z$1];0));0;VLOOKUP([.$Q14];[.$A$2:.$L$1009];[.Z$1];0))" office:value-type="float" office:value="612083.5" calcext:value-type="float">
            <text:p>612084</text:p>
          </table:table-cell>
          <table:table-cell office:value-type="float" office:value="11" calcext:value-type="float">
            <text:p>11</text:p>
          </table:table-cell>
          <table:table-cell table:style-name="ce13" table:formula="of:=LOG(OFFSET([.$N$3];[.$AA14];[.$R$29]))" office:value-type="float" office:value="-0.344255602364394" calcext:value-type="float">
            <text:p>-0.34</text:p>
          </table:table-cell>
          <table:table-cell table:style-name="ce13" table:formula="of:=SQRT(OFFSET([.$N$3];[.$AA14];[.$R$29]))" office:value-type="float" office:value="0.672778646495374" calcext:value-type="float">
            <text:p>0.67</text:p>
          </table:table-cell>
        </table:table-row>
        <table:table-row table:style-name="ro1">
          <table:table-cell table:formula="of:=CONCATENATE([.B15];&quot;_&quot;;[.C15];&quot;_&quot;;[.D15])" office:value-type="string" office:string-value="14_UNKNOWN_C" calcext:value-type="string">
            <text:p>14_UNKNOWN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747079.492824163" calcext:value-type="float">
            <text:p>747079</text:p>
          </table:table-cell>
          <table:table-cell office:value-type="float" office:value="0.311220494806697" calcext:value-type="float">
            <text:p>0.31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45733874362445" calcext:value-type="float">
            <text:p>0.095</text:p>
          </table:table-cell>
          <table:table-cell office:value-type="float" office:value="0.200824692845344" calcext:value-type="float">
            <text:p>0.201</text:p>
          </table:table-cell>
          <table:table-cell office:value-type="float" office:value="1073108" calcext:value-type="float">
            <text:p>1073108</text:p>
          </table:table-cell>
          <table:table-cell table:number-columns-repeated="2"/>
          <table:table-cell table:formula="of:=[.O14]" office:value-type="string" office:string-value="UNKNOWN" calcext:value-type="string">
            <text:p>UNKNOWN</text:p>
          </table:table-cell>
          <table:table-cell table:formula="of:=[.P14]" office:value-type="string" office:string-value="D" calcext:value-type="string">
            <text:p>D</text:p>
          </table:table-cell>
          <table:table-cell table:formula="of:=CONCATENATE([.R15];&quot;_&quot;;[.O14];&quot;_&quot;;[.P14])" office:value-type="string" office:string-value="12_UNKNOWN_D" calcext:value-type="string">
            <text:p>12_UNKNOWN_D</text:p>
          </table:table-cell>
          <table:table-cell office:value-type="float" office:value="12" calcext:value-type="float">
            <text:p>12</text:p>
          </table:table-cell>
          <table:table-cell table:formula="of:=IF(ISNA(VLOOKUP([.$Q15];[.$A$2:.$L$1009];[.S$1];0));0;VLOOKUP([.$Q15];[.$A$2:.$L$1009];[.S$1];0))" office:value-type="float" office:value="15807" calcext:value-type="float">
            <text:p>15807</text:p>
          </table:table-cell>
          <table:table-cell table:style-name="ce6" table:formula="of:=IF(ISNA(VLOOKUP([.$Q15];[.$A$2:.$L$1009];[.T$1];0));0;VLOOKUP([.$Q15];[.$A$2:.$L$1009];[.T$1];0))" office:value-type="float" office:value="876273.403672474" calcext:value-type="float">
            <text:p>876273</text:p>
          </table:table-cell>
          <table:table-cell table:style-name="ce10" table:formula="of:=IF(ISNA(VLOOKUP([.$Q15];[.$A$2:.$L$1009];[.U$1];0));0;VLOOKUP([.$Q15];[.$A$2:.$L$1009];[.U$1];0))" office:value-type="percentage" office:value="0.465378890011212" calcext:value-type="percentage">
            <text:p>46.5%</text:p>
          </table:table-cell>
          <table:table-cell table:style-name="ce10" table:formula="of:=IF(ISNA(VLOOKUP([.$Q15];[.$A$2:.$L$1009];[.V$1];0));0;VLOOKUP([.$Q15];[.$A$2:.$L$1009];[.V$1];0))" office:value-type="percentage" office:value="0" calcext:value-type="percentage">
            <text:p>0.0%</text:p>
          </table:table-cell>
          <table:table-cell table:style-name="ce11" table:formula="of:=IF(ISNA(VLOOKUP([.$Q15];[.$A$2:.$L$1009];[.W$1];0));0;VLOOKUP([.$Q15];[.$A$2:.$L$1009];[.W$1];0))" office:value-type="percentage" office:value="1" calcext:value-type="percentage">
            <text:p>100%</text:p>
          </table:table-cell>
          <table:table-cell table:style-name="ce12" table:formula="of:=IF(ISNA(VLOOKUP([.$Q15];[.$A$2:.$L$1009];[.X$1];0));0;VLOOKUP([.$Q15];[.$A$2:.$L$1009];[.X$1];0))" office:value-type="float" office:value="0.0534994763364809" calcext:value-type="float">
            <text:p>0.053</text:p>
          </table:table-cell>
          <table:table-cell table:style-name="ce10" table:formula="of:=IF(ISNA(VLOOKUP([.$Q15];[.$A$2:.$L$1009];[.Y$1];0));0;VLOOKUP([.$Q15];[.$A$2:.$L$1009];[.Y$1];0))" office:value-type="percentage" office:value="0.462320327758789" calcext:value-type="percentage">
            <text:p>46.2%</text:p>
          </table:table-cell>
          <table:table-cell table:style-name="ce6" table:formula="of:=IF(ISNA(VLOOKUP([.$Q15];[.$A$2:.$L$1009];[.Z$1];0));0;VLOOKUP([.$Q15];[.$A$2:.$L$1009];[.Z$1];0))" office:value-type="float" office:value="673778.25" calcext:value-type="float">
            <text:p>673778</text:p>
          </table:table-cell>
          <table:table-cell office:value-type="float" office:value="12" calcext:value-type="float">
            <text:p>12</text:p>
          </table:table-cell>
          <table:table-cell table:style-name="ce13" table:formula="of:=LOG(OFFSET([.$N$3];[.$AA15];[.$R$29]))" office:value-type="float" office:value="-0.332193320575661" calcext:value-type="float">
            <text:p>-0.33</text:p>
          </table:table-cell>
          <table:table-cell table:style-name="ce13" table:formula="of:=SQRT(OFFSET([.$N$3];[.$AA15];[.$R$29]))" office:value-type="float" office:value="0.682186843915369" calcext:value-type="float">
            <text:p>0.68</text:p>
          </table:table-cell>
        </table:table-row>
        <table:table-row table:style-name="ro1">
          <table:table-cell table:formula="of:=CONCATENATE([.B16];&quot;_&quot;;[.C16];&quot;_&quot;;[.D16])" office:value-type="string" office:string-value="15_UNKNOWN_C" calcext:value-type="string">
            <text:p>15_UNKNOWN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791108.725325083" calcext:value-type="float">
            <text:p>791109</text:p>
          </table:table-cell>
          <table:table-cell office:value-type="float" office:value="0.313078461124526" calcext:value-type="float">
            <text:p>0.31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41650783130699" calcext:value-type="float">
            <text:p>0.094</text:p>
          </table:table-cell>
          <table:table-cell office:value-type="float" office:value="0.206366315484047" calcext:value-type="float">
            <text:p>0.206</text:p>
          </table:table-cell>
          <table:table-cell office:value-type="float" office:value="1143713" calcext:value-type="float">
            <text:p>1143713</text:p>
          </table:table-cell>
          <table:table-cell table:number-columns-repeated="2"/>
          <table:table-cell table:formula="of:=[.O15]" office:value-type="string" office:string-value="UNKNOWN" calcext:value-type="string">
            <text:p>UNKNOWN</text:p>
          </table:table-cell>
          <table:table-cell table:formula="of:=[.P15]" office:value-type="string" office:string-value="D" calcext:value-type="string">
            <text:p>D</text:p>
          </table:table-cell>
          <table:table-cell table:formula="of:=CONCATENATE([.R16];&quot;_&quot;;[.O15];&quot;_&quot;;[.P15])" office:value-type="string" office:string-value="13_UNKNOWN_D" calcext:value-type="string">
            <text:p>13_UNKNOWN_D</text:p>
          </table:table-cell>
          <table:table-cell office:value-type="float" office:value="13" calcext:value-type="float">
            <text:p>13</text:p>
          </table:table-cell>
          <table:table-cell table:formula="of:=IF(ISNA(VLOOKUP([.$Q16];[.$A$2:.$L$1009];[.S$1];0));0;VLOOKUP([.$Q16];[.$A$2:.$L$1009];[.S$1];0))" office:value-type="float" office:value="11825" calcext:value-type="float">
            <text:p>11825</text:p>
          </table:table-cell>
          <table:table-cell table:style-name="ce6" table:formula="of:=IF(ISNA(VLOOKUP([.$Q16];[.$A$2:.$L$1009];[.T$1];0));0;VLOOKUP([.$Q16];[.$A$2:.$L$1009];[.T$1];0))" office:value-type="float" office:value="952383.117046001" calcext:value-type="float">
            <text:p>952383</text:p>
          </table:table-cell>
          <table:table-cell table:style-name="ce10" table:formula="of:=IF(ISNA(VLOOKUP([.$Q16];[.$A$2:.$L$1009];[.U$1];0));0;VLOOKUP([.$Q16];[.$A$2:.$L$1009];[.U$1];0))" office:value-type="percentage" office:value="0.478883375637944" calcext:value-type="percentage">
            <text:p>47.9%</text:p>
          </table:table-cell>
          <table:table-cell table:style-name="ce10" table:formula="of:=IF(ISNA(VLOOKUP([.$Q16];[.$A$2:.$L$1009];[.V$1];0));0;VLOOKUP([.$Q16];[.$A$2:.$L$1009];[.V$1];0))" office:value-type="percentage" office:value="0" calcext:value-type="percentage">
            <text:p>0.0%</text:p>
          </table:table-cell>
          <table:table-cell table:style-name="ce11" table:formula="of:=IF(ISNA(VLOOKUP([.$Q16];[.$A$2:.$L$1009];[.W$1];0));0;VLOOKUP([.$Q16];[.$A$2:.$L$1009];[.W$1];0))" office:value-type="percentage" office:value="1" calcext:value-type="percentage">
            <text:p>100%</text:p>
          </table:table-cell>
          <table:table-cell table:style-name="ce12" table:formula="of:=IF(ISNA(VLOOKUP([.$Q16];[.$A$2:.$L$1009];[.X$1];0));0;VLOOKUP([.$Q16];[.$A$2:.$L$1009];[.X$1];0))" office:value-type="float" office:value="0.0539908002138066" calcext:value-type="float">
            <text:p>0.054</text:p>
          </table:table-cell>
          <table:table-cell table:style-name="ce10" table:formula="of:=IF(ISNA(VLOOKUP([.$Q16];[.$A$2:.$L$1009];[.Y$1];0));0;VLOOKUP([.$Q16];[.$A$2:.$L$1009];[.Y$1];0))" office:value-type="percentage" office:value="0.475809395313263" calcext:value-type="percentage">
            <text:p>47.6%</text:p>
          </table:table-cell>
          <table:table-cell table:style-name="ce6" table:formula="of:=IF(ISNA(VLOOKUP([.$Q16];[.$A$2:.$L$1009];[.Z$1];0));0;VLOOKUP([.$Q16];[.$A$2:.$L$1009];[.Z$1];0))" office:value-type="float" office:value="733113" calcext:value-type="float">
            <text:p>733113</text:p>
          </table:table-cell>
          <table:table-cell office:value-type="float" office:value="13" calcext:value-type="float">
            <text:p>13</text:p>
          </table:table-cell>
          <table:table-cell table:style-name="ce13" table:formula="of:=LOG(OFFSET([.$N$3];[.$AA16];[.$R$29]))" office:value-type="float" office:value="-0.319770239161241" calcext:value-type="float">
            <text:p>-0.32</text:p>
          </table:table-cell>
          <table:table-cell table:style-name="ce13" table:formula="of:=SQRT(OFFSET([.$N$3];[.$AA16];[.$R$29]))" office:value-type="float" office:value="0.692013999596788" calcext:value-type="float">
            <text:p>0.69</text:p>
          </table:table-cell>
        </table:table-row>
        <table:table-row table:style-name="ro1">
          <table:table-cell table:formula="of:=CONCATENATE([.B17];&quot;_&quot;;[.C17];&quot;_&quot;;[.D17])" office:value-type="string" office:string-value="16_UNKNOWN_C" calcext:value-type="string">
            <text:p>16_UNKNOWN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855603.554759152" calcext:value-type="float">
            <text:p>855604</text:p>
          </table:table-cell>
          <table:table-cell office:value-type="float" office:value="0.317106264630646" calcext:value-type="float">
            <text:p>0.31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37570220478216" calcext:value-type="float">
            <text:p>0.094</text:p>
          </table:table-cell>
          <table:table-cell office:value-type="float" office:value="0.220774009823799" calcext:value-type="float">
            <text:p>0.221</text:p>
          </table:table-cell>
          <table:table-cell office:value-type="float" office:value="1235481.25" calcext:value-type="float">
            <text:p>1235481</text:p>
          </table:table-cell>
          <table:table-cell table:number-columns-repeated="2"/>
          <table:table-cell table:formula="of:=[.O16]" office:value-type="string" office:string-value="UNKNOWN" calcext:value-type="string">
            <text:p>UNKNOWN</text:p>
          </table:table-cell>
          <table:table-cell table:formula="of:=[.P16]" office:value-type="string" office:string-value="D" calcext:value-type="string">
            <text:p>D</text:p>
          </table:table-cell>
          <table:table-cell table:formula="of:=CONCATENATE([.R17];&quot;_&quot;;[.O16];&quot;_&quot;;[.P16])" office:value-type="string" office:string-value="14_UNKNOWN_D" calcext:value-type="string">
            <text:p>14_UNKNOWN_D</text:p>
          </table:table-cell>
          <table:table-cell office:value-type="float" office:value="14" calcext:value-type="float">
            <text:p>14</text:p>
          </table:table-cell>
          <table:table-cell table:formula="of:=IF(ISNA(VLOOKUP([.$Q17];[.$A$2:.$L$1009];[.S$1];0));0;VLOOKUP([.$Q17];[.$A$2:.$L$1009];[.S$1];0))" office:value-type="float" office:value="8958" calcext:value-type="float">
            <text:p>8958</text:p>
          </table:table-cell>
          <table:table-cell table:style-name="ce6" table:formula="of:=IF(ISNA(VLOOKUP([.$Q17];[.$A$2:.$L$1009];[.T$1];0));0;VLOOKUP([.$Q17];[.$A$2:.$L$1009];[.T$1];0))" office:value-type="float" office:value="1053450.30540198" calcext:value-type="float">
            <text:p>1053450</text:p>
          </table:table-cell>
          <table:table-cell table:style-name="ce10" table:formula="of:=IF(ISNA(VLOOKUP([.$Q17];[.$A$2:.$L$1009];[.U$1];0));0;VLOOKUP([.$Q17];[.$A$2:.$L$1009];[.U$1];0))" office:value-type="percentage" office:value="0.486220364159775" calcext:value-type="percentage">
            <text:p>48.6%</text:p>
          </table:table-cell>
          <table:table-cell table:style-name="ce10" table:formula="of:=IF(ISNA(VLOOKUP([.$Q17];[.$A$2:.$L$1009];[.V$1];0));0;VLOOKUP([.$Q17];[.$A$2:.$L$1009];[.V$1];0))" office:value-type="percentage" office:value="0" calcext:value-type="percentage">
            <text:p>0.0%</text:p>
          </table:table-cell>
          <table:table-cell table:style-name="ce11" table:formula="of:=IF(ISNA(VLOOKUP([.$Q17];[.$A$2:.$L$1009];[.W$1];0));0;VLOOKUP([.$Q17];[.$A$2:.$L$1009];[.W$1];0))" office:value-type="percentage" office:value="1" calcext:value-type="percentage">
            <text:p>100%</text:p>
          </table:table-cell>
          <table:table-cell table:style-name="ce12" table:formula="of:=IF(ISNA(VLOOKUP([.$Q17];[.$A$2:.$L$1009];[.X$1];0));0;VLOOKUP([.$Q17];[.$A$2:.$L$1009];[.X$1];0))" office:value-type="float" office:value="0.0538398693105491" calcext:value-type="float">
            <text:p>0.054</text:p>
          </table:table-cell>
          <table:table-cell table:style-name="ce10" table:formula="of:=IF(ISNA(VLOOKUP([.$Q17];[.$A$2:.$L$1009];[.Y$1];0));0;VLOOKUP([.$Q17];[.$A$2:.$L$1009];[.Y$1];0))" office:value-type="percentage" office:value="0.481260567903519" calcext:value-type="percentage">
            <text:p>48.1%</text:p>
          </table:table-cell>
          <table:table-cell table:style-name="ce6" table:formula="of:=IF(ISNA(VLOOKUP([.$Q17];[.$A$2:.$L$1009];[.Z$1];0));0;VLOOKUP([.$Q17];[.$A$2:.$L$1009];[.Z$1];0))" office:value-type="float" office:value="779324" calcext:value-type="float">
            <text:p>779324</text:p>
          </table:table-cell>
          <table:table-cell office:value-type="float" office:value="14" calcext:value-type="float">
            <text:p>14</text:p>
          </table:table-cell>
          <table:table-cell table:style-name="ce13" table:formula="of:=LOG(OFFSET([.$N$3];[.$AA17];[.$R$29]))" office:value-type="float" office:value="-0.31316685574153" calcext:value-type="float">
            <text:p>-0.31</text:p>
          </table:table-cell>
          <table:table-cell table:style-name="ce13" table:formula="of:=SQRT(OFFSET([.$N$3];[.$AA17];[.$R$29]))" office:value-type="float" office:value="0.697295033798302" calcext:value-type="float">
            <text:p>0.70</text:p>
          </table:table-cell>
        </table:table-row>
        <table:table-row table:style-name="ro1">
          <table:table-cell table:formula="of:=CONCATENATE([.B18];&quot;_&quot;;[.C18];&quot;_&quot;;[.D18])" office:value-type="string" office:string-value="17_UNKNOWN_C" calcext:value-type="string">
            <text:p>17_UNKNOWN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921103.053882258" calcext:value-type="float">
            <text:p>921103</text:p>
          </table:table-cell>
          <table:table-cell office:value-type="float" office:value="0.329815817821057" calcext:value-type="float">
            <text:p>0.33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9180590635139" calcext:value-type="float">
            <text:p>0.099</text:p>
          </table:table-cell>
          <table:table-cell office:value-type="float" office:value="0.224203810095787" calcext:value-type="float">
            <text:p>0.224</text:p>
          </table:table-cell>
          <table:table-cell office:value-type="float" office:value="1313068.875" calcext:value-type="float">
            <text:p>1313069</text:p>
          </table:table-cell>
          <table:table-cell table:number-columns-repeated="2"/>
          <table:table-cell table:formula="of:=[.O17]" office:value-type="string" office:string-value="UNKNOWN" calcext:value-type="string">
            <text:p>UNKNOWN</text:p>
          </table:table-cell>
          <table:table-cell table:formula="of:=[.P17]" office:value-type="string" office:string-value="D" calcext:value-type="string">
            <text:p>D</text:p>
          </table:table-cell>
          <table:table-cell table:formula="of:=CONCATENATE([.R18];&quot;_&quot;;[.O17];&quot;_&quot;;[.P17])" office:value-type="string" office:string-value="15_UNKNOWN_D" calcext:value-type="string">
            <text:p>15_UNKNOWN_D</text:p>
          </table:table-cell>
          <table:table-cell office:value-type="float" office:value="15" calcext:value-type="float">
            <text:p>15</text:p>
          </table:table-cell>
          <table:table-cell table:formula="of:=IF(ISNA(VLOOKUP([.$Q18];[.$A$2:.$L$1009];[.S$1];0));0;VLOOKUP([.$Q18];[.$A$2:.$L$1009];[.S$1];0))" office:value-type="float" office:value="6696" calcext:value-type="float">
            <text:p>6696</text:p>
          </table:table-cell>
          <table:table-cell table:style-name="ce6" table:formula="of:=IF(ISNA(VLOOKUP([.$Q18];[.$A$2:.$L$1009];[.T$1];0));0;VLOOKUP([.$Q18];[.$A$2:.$L$1009];[.T$1];0))" office:value-type="float" office:value="1122416.30663352" calcext:value-type="float">
            <text:p>1122416</text:p>
          </table:table-cell>
          <table:table-cell table:style-name="ce10" table:formula="of:=IF(ISNA(VLOOKUP([.$Q18];[.$A$2:.$L$1009];[.U$1];0));0;VLOOKUP([.$Q18];[.$A$2:.$L$1009];[.U$1];0))" office:value-type="percentage" office:value="0.494834874472114" calcext:value-type="percentage">
            <text:p>49.5%</text:p>
          </table:table-cell>
          <table:table-cell table:style-name="ce10" table:formula="of:=IF(ISNA(VLOOKUP([.$Q18];[.$A$2:.$L$1009];[.V$1];0));0;VLOOKUP([.$Q18];[.$A$2:.$L$1009];[.V$1];0))" office:value-type="percentage" office:value="0" calcext:value-type="percentage">
            <text:p>0.0%</text:p>
          </table:table-cell>
          <table:table-cell table:style-name="ce11" table:formula="of:=IF(ISNA(VLOOKUP([.$Q18];[.$A$2:.$L$1009];[.W$1];0));0;VLOOKUP([.$Q18];[.$A$2:.$L$1009];[.W$1];0))" office:value-type="percentage" office:value="1" calcext:value-type="percentage">
            <text:p>100%</text:p>
          </table:table-cell>
          <table:table-cell table:style-name="ce12" table:formula="of:=IF(ISNA(VLOOKUP([.$Q18];[.$A$2:.$L$1009];[.X$1];0));0;VLOOKUP([.$Q18];[.$A$2:.$L$1009];[.X$1];0))" office:value-type="float" office:value="0.0555725671381043" calcext:value-type="float">
            <text:p>0.056</text:p>
          </table:table-cell>
          <table:table-cell table:style-name="ce10" table:formula="of:=IF(ISNA(VLOOKUP([.$Q18];[.$A$2:.$L$1009];[.Y$1];0));0;VLOOKUP([.$Q18];[.$A$2:.$L$1009];[.Y$1];0))" office:value-type="percentage" office:value="0.49541437625885" calcext:value-type="percentage">
            <text:p>49.5%</text:p>
          </table:table-cell>
          <table:table-cell table:style-name="ce6" table:formula="of:=IF(ISNA(VLOOKUP([.$Q18];[.$A$2:.$L$1009];[.Z$1];0));0;VLOOKUP([.$Q18];[.$A$2:.$L$1009];[.Z$1];0))" office:value-type="float" office:value="849696" calcext:value-type="float">
            <text:p>849696</text:p>
          </table:table-cell>
          <table:table-cell office:value-type="float" office:value="15" calcext:value-type="float">
            <text:p>15</text:p>
          </table:table-cell>
          <table:table-cell table:style-name="ce13" table:formula="of:=LOG(OFFSET([.$N$3];[.$AA18];[.$R$29]))" office:value-type="float" office:value="-0.305539700196775" calcext:value-type="float">
            <text:p>-0.31</text:p>
          </table:table-cell>
          <table:table-cell table:style-name="ce13" table:formula="of:=SQRT(OFFSET([.$N$3];[.$AA18];[.$R$29]))" office:value-type="float" office:value="0.703445004582529" calcext:value-type="float">
            <text:p>0.70</text:p>
          </table:table-cell>
        </table:table-row>
        <table:table-row table:style-name="ro1">
          <table:table-cell table:formula="of:=CONCATENATE([.B19];&quot;_&quot;;[.C19];&quot;_&quot;;[.D19])" office:value-type="string" office:string-value="18_UNKNOWN_C" calcext:value-type="string">
            <text:p>18_UNKNOWN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967340.298327934" calcext:value-type="float">
            <text:p>967340</text:p>
          </table:table-cell>
          <table:table-cell office:value-type="float" office:value="0.331815951486892" calcext:value-type="float">
            <text:p>0.33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54789509581788" calcext:value-type="float">
            <text:p>0.095</text:p>
          </table:table-cell>
          <table:table-cell office:value-type="float" office:value="0.225851789116859" calcext:value-type="float">
            <text:p>0.226</text:p>
          </table:table-cell>
          <table:table-cell office:value-type="float" office:value="1393011.5" calcext:value-type="float">
            <text:p>1393012</text:p>
          </table:table-cell>
          <table:table-cell table:number-columns-repeated="2"/>
          <table:table-cell table:formula="of:=[.O18]" office:value-type="string" office:string-value="UNKNOWN" calcext:value-type="string">
            <text:p>UNKNOWN</text:p>
          </table:table-cell>
          <table:table-cell table:formula="of:=[.P18]" office:value-type="string" office:string-value="D" calcext:value-type="string">
            <text:p>D</text:p>
          </table:table-cell>
          <table:table-cell table:formula="of:=CONCATENATE([.R19];&quot;_&quot;;[.O18];&quot;_&quot;;[.P18])" office:value-type="string" office:string-value="16_UNKNOWN_D" calcext:value-type="string">
            <text:p>16_UNKNOWN_D</text:p>
          </table:table-cell>
          <table:table-cell office:value-type="float" office:value="16" calcext:value-type="float">
            <text:p>16</text:p>
          </table:table-cell>
          <table:table-cell table:formula="of:=IF(ISNA(VLOOKUP([.$Q19];[.$A$2:.$L$1009];[.S$1];0));0;VLOOKUP([.$Q19];[.$A$2:.$L$1009];[.S$1];0))" office:value-type="float" office:value="5108" calcext:value-type="float">
            <text:p>5108</text:p>
          </table:table-cell>
          <table:table-cell table:style-name="ce6" table:formula="of:=IF(ISNA(VLOOKUP([.$Q19];[.$A$2:.$L$1009];[.T$1];0));0;VLOOKUP([.$Q19];[.$A$2:.$L$1009];[.T$1];0))" office:value-type="float" office:value="1225805.00859027" calcext:value-type="float">
            <text:p>1225805</text:p>
          </table:table-cell>
          <table:table-cell table:style-name="ce10" table:formula="of:=IF(ISNA(VLOOKUP([.$Q19];[.$A$2:.$L$1009];[.U$1];0));0;VLOOKUP([.$Q19];[.$A$2:.$L$1009];[.U$1];0))" office:value-type="percentage" office:value="0.508786260722496" calcext:value-type="percentage">
            <text:p>50.9%</text:p>
          </table:table-cell>
          <table:table-cell table:style-name="ce10" table:formula="of:=IF(ISNA(VLOOKUP([.$Q19];[.$A$2:.$L$1009];[.V$1];0));0;VLOOKUP([.$Q19];[.$A$2:.$L$1009];[.V$1];0))" office:value-type="percentage" office:value="0" calcext:value-type="percentage">
            <text:p>0.0%</text:p>
          </table:table-cell>
          <table:table-cell table:style-name="ce11" table:formula="of:=IF(ISNA(VLOOKUP([.$Q19];[.$A$2:.$L$1009];[.W$1];0));0;VLOOKUP([.$Q19];[.$A$2:.$L$1009];[.W$1];0))" office:value-type="percentage" office:value="1" calcext:value-type="percentage">
            <text:p>100%</text:p>
          </table:table-cell>
          <table:table-cell table:style-name="ce12" table:formula="of:=IF(ISNA(VLOOKUP([.$Q19];[.$A$2:.$L$1009];[.X$1];0));0;VLOOKUP([.$Q19];[.$A$2:.$L$1009];[.X$1];0))" office:value-type="float" office:value="0.0560108012977765" calcext:value-type="float">
            <text:p>0.056</text:p>
          </table:table-cell>
          <table:table-cell table:style-name="ce10" table:formula="of:=IF(ISNA(VLOOKUP([.$Q19];[.$A$2:.$L$1009];[.Y$1];0));0;VLOOKUP([.$Q19];[.$A$2:.$L$1009];[.Y$1];0))" office:value-type="percentage" office:value="0.508510828018189" calcext:value-type="percentage">
            <text:p>50.9%</text:p>
          </table:table-cell>
          <table:table-cell table:style-name="ce6" table:formula="of:=IF(ISNA(VLOOKUP([.$Q19];[.$A$2:.$L$1009];[.Z$1];0));0;VLOOKUP([.$Q19];[.$A$2:.$L$1009];[.Z$1];0))" office:value-type="float" office:value="944649" calcext:value-type="float">
            <text:p>944649</text:p>
          </table:table-cell>
          <table:table-cell office:value-type="float" office:value="16" calcext:value-type="float">
            <text:p>16</text:p>
          </table:table-cell>
          <table:table-cell table:style-name="ce13" table:formula="of:=LOG(OFFSET([.$N$3];[.$AA19];[.$R$29]))" office:value-type="float" office:value="-0.293464624900857" calcext:value-type="float">
            <text:p>-0.29</text:p>
          </table:table-cell>
          <table:table-cell table:style-name="ce13" table:formula="of:=SQRT(OFFSET([.$N$3];[.$AA19];[.$R$29]))" office:value-type="float" office:value="0.713292549184762" calcext:value-type="float">
            <text:p>0.71</text:p>
          </table:table-cell>
        </table:table-row>
        <table:table-row table:style-name="ro1">
          <table:table-cell table:formula="of:=CONCATENATE([.B20];&quot;_&quot;;[.C20];&quot;_&quot;;[.D20])" office:value-type="string" office:string-value="19_UNKNOWN_C" calcext:value-type="string">
            <text:p>19_UNKNOWN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1040660.80187805" calcext:value-type="float">
            <text:p>1040661</text:p>
          </table:table-cell>
          <table:table-cell office:value-type="float" office:value="0.343708185484628" calcext:value-type="float">
            <text:p>0.34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02636512311582" calcext:value-type="float">
            <text:p>0.103</text:p>
          </table:table-cell>
          <table:table-cell office:value-type="float" office:value="0.236039251089096" calcext:value-type="float">
            <text:p>0.236</text:p>
          </table:table-cell>
          <table:table-cell office:value-type="float" office:value="1507427" calcext:value-type="float">
            <text:p>1507427</text:p>
          </table:table-cell>
          <table:table-cell table:number-columns-repeated="2"/>
          <table:table-cell table:formula="of:=[.O19]" office:value-type="string" office:string-value="UNKNOWN" calcext:value-type="string">
            <text:p>UNKNOWN</text:p>
          </table:table-cell>
          <table:table-cell table:formula="of:=[.P19]" office:value-type="string" office:string-value="D" calcext:value-type="string">
            <text:p>D</text:p>
          </table:table-cell>
          <table:table-cell table:formula="of:=CONCATENATE([.R20];&quot;_&quot;;[.O19];&quot;_&quot;;[.P19])" office:value-type="string" office:string-value="17_UNKNOWN_D" calcext:value-type="string">
            <text:p>17_UNKNOWN_D</text:p>
          </table:table-cell>
          <table:table-cell office:value-type="float" office:value="17" calcext:value-type="float">
            <text:p>17</text:p>
          </table:table-cell>
          <table:table-cell table:formula="of:=IF(ISNA(VLOOKUP([.$Q20];[.$A$2:.$L$1009];[.S$1];0));0;VLOOKUP([.$Q20];[.$A$2:.$L$1009];[.S$1];0))" office:value-type="float" office:value="3933" calcext:value-type="float">
            <text:p>3933</text:p>
          </table:table-cell>
          <table:table-cell table:style-name="ce6" table:formula="of:=IF(ISNA(VLOOKUP([.$Q20];[.$A$2:.$L$1009];[.T$1];0));0;VLOOKUP([.$Q20];[.$A$2:.$L$1009];[.T$1];0))" office:value-type="float" office:value="1302835.16998815" calcext:value-type="float">
            <text:p>1302835</text:p>
          </table:table-cell>
          <table:table-cell table:style-name="ce10" table:formula="of:=IF(ISNA(VLOOKUP([.$Q20];[.$A$2:.$L$1009];[.U$1];0));0;VLOOKUP([.$Q20];[.$A$2:.$L$1009];[.U$1];0))" office:value-type="percentage" office:value="0.518618052895849" calcext:value-type="percentage">
            <text:p>51.9%</text:p>
          </table:table-cell>
          <table:table-cell table:style-name="ce10" table:formula="of:=IF(ISNA(VLOOKUP([.$Q20];[.$A$2:.$L$1009];[.V$1];0));0;VLOOKUP([.$Q20];[.$A$2:.$L$1009];[.V$1];0))" office:value-type="percentage" office:value="0" calcext:value-type="percentage">
            <text:p>0.0%</text:p>
          </table:table-cell>
          <table:table-cell table:style-name="ce11" table:formula="of:=IF(ISNA(VLOOKUP([.$Q20];[.$A$2:.$L$1009];[.W$1];0));0;VLOOKUP([.$Q20];[.$A$2:.$L$1009];[.W$1];0))" office:value-type="percentage" office:value="1" calcext:value-type="percentage">
            <text:p>100%</text:p>
          </table:table-cell>
          <table:table-cell table:style-name="ce12" table:formula="of:=IF(ISNA(VLOOKUP([.$Q20];[.$A$2:.$L$1009];[.X$1];0));0;VLOOKUP([.$Q20];[.$A$2:.$L$1009];[.X$1];0))" office:value-type="float" office:value="0.0565171211810196" calcext:value-type="float">
            <text:p>0.057</text:p>
          </table:table-cell>
          <table:table-cell table:style-name="ce10" table:formula="of:=IF(ISNA(VLOOKUP([.$Q20];[.$A$2:.$L$1009];[.Y$1];0));0;VLOOKUP([.$Q20];[.$A$2:.$L$1009];[.Y$1];0))" office:value-type="percentage" office:value="0.51523619890213" calcext:value-type="percentage">
            <text:p>51.5%</text:p>
          </table:table-cell>
          <table:table-cell table:style-name="ce6" table:formula="of:=IF(ISNA(VLOOKUP([.$Q20];[.$A$2:.$L$1009];[.Z$1];0));0;VLOOKUP([.$Q20];[.$A$2:.$L$1009];[.Z$1];0))" office:value-type="float" office:value="948318.6875" calcext:value-type="float">
            <text:p>948319</text:p>
          </table:table-cell>
          <table:table-cell office:value-type="float" office:value="17" calcext:value-type="float">
            <text:p>17</text:p>
          </table:table-cell>
          <table:table-cell table:style-name="ce13" table:formula="of:=LOG(OFFSET([.$N$3];[.$AA20];[.$R$29]))" office:value-type="float" office:value="-0.285152369678913" calcext:value-type="float">
            <text:p>-0.29</text:p>
          </table:table-cell>
          <table:table-cell table:style-name="ce13" table:formula="of:=SQRT(OFFSET([.$N$3];[.$AA20];[.$R$29]))" office:value-type="float" office:value="0.720151409702049" calcext:value-type="float">
            <text:p>0.72</text:p>
          </table:table-cell>
        </table:table-row>
        <table:table-row table:style-name="ro1">
          <table:table-cell table:formula="of:=CONCATENATE([.B21];&quot;_&quot;;[.C21];&quot;_&quot;;[.D21])" office:value-type="string" office:string-value="20_UNKNOWN_C" calcext:value-type="string">
            <text:p>20_UNKNOWN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1063770.76663338" calcext:value-type="float">
            <text:p>1063771</text:p>
          </table:table-cell>
          <table:table-cell office:value-type="float" office:value="0.335804709815817" calcext:value-type="float">
            <text:p>0.33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99157739746488" calcext:value-type="float">
            <text:p>0.099</text:p>
          </table:table-cell>
          <table:table-cell office:value-type="float" office:value="0.236263930797577" calcext:value-type="float">
            <text:p>0.236</text:p>
          </table:table-cell>
          <table:table-cell office:value-type="float" office:value="1495323" calcext:value-type="float">
            <text:p>1495323</text:p>
          </table:table-cell>
          <table:table-cell table:number-columns-repeated="2"/>
          <table:table-cell table:formula="of:=[.O20]" office:value-type="string" office:string-value="UNKNOWN" calcext:value-type="string">
            <text:p>UNKNOWN</text:p>
          </table:table-cell>
          <table:table-cell table:formula="of:=[.P20]" office:value-type="string" office:string-value="D" calcext:value-type="string">
            <text:p>D</text:p>
          </table:table-cell>
          <table:table-cell table:formula="of:=CONCATENATE([.R21];&quot;_&quot;;[.O20];&quot;_&quot;;[.P20])" office:value-type="string" office:string-value="18_UNKNOWN_D" calcext:value-type="string">
            <text:p>18_UNKNOWN_D</text:p>
          </table:table-cell>
          <table:table-cell office:value-type="float" office:value="18" calcext:value-type="float">
            <text:p>18</text:p>
          </table:table-cell>
          <table:table-cell table:formula="of:=IF(ISNA(VLOOKUP([.$Q21];[.$A$2:.$L$1009];[.S$1];0));0;VLOOKUP([.$Q21];[.$A$2:.$L$1009];[.S$1];0))" office:value-type="float" office:value="3102" calcext:value-type="float">
            <text:p>3102</text:p>
          </table:table-cell>
          <table:table-cell table:style-name="ce6" table:formula="of:=IF(ISNA(VLOOKUP([.$Q21];[.$A$2:.$L$1009];[.T$1];0));0;VLOOKUP([.$Q21];[.$A$2:.$L$1009];[.T$1];0))" office:value-type="float" office:value="1375579.83881536" calcext:value-type="float">
            <text:p>1375580</text:p>
          </table:table-cell>
          <table:table-cell table:style-name="ce10" table:formula="of:=IF(ISNA(VLOOKUP([.$Q21];[.$A$2:.$L$1009];[.U$1];0));0;VLOOKUP([.$Q21];[.$A$2:.$L$1009];[.U$1];0))" office:value-type="percentage" office:value="0.523101955281394" calcext:value-type="percentage">
            <text:p>52.3%</text:p>
          </table:table-cell>
          <table:table-cell table:style-name="ce10" table:formula="of:=IF(ISNA(VLOOKUP([.$Q21];[.$A$2:.$L$1009];[.V$1];0));0;VLOOKUP([.$Q21];[.$A$2:.$L$1009];[.V$1];0))" office:value-type="percentage" office:value="0" calcext:value-type="percentage">
            <text:p>0.0%</text:p>
          </table:table-cell>
          <table:table-cell table:style-name="ce11" table:formula="of:=IF(ISNA(VLOOKUP([.$Q21];[.$A$2:.$L$1009];[.W$1];0));0;VLOOKUP([.$Q21];[.$A$2:.$L$1009];[.W$1];0))" office:value-type="percentage" office:value="1" calcext:value-type="percentage">
            <text:p>100%</text:p>
          </table:table-cell>
          <table:table-cell table:style-name="ce12" table:formula="of:=IF(ISNA(VLOOKUP([.$Q21];[.$A$2:.$L$1009];[.X$1];0));0;VLOOKUP([.$Q21];[.$A$2:.$L$1009];[.X$1];0))" office:value-type="float" office:value="0.0569453737493098" calcext:value-type="float">
            <text:p>0.057</text:p>
          </table:table-cell>
          <table:table-cell table:style-name="ce10" table:formula="of:=IF(ISNA(VLOOKUP([.$Q21];[.$A$2:.$L$1009];[.Y$1];0));0;VLOOKUP([.$Q21];[.$A$2:.$L$1009];[.Y$1];0))" office:value-type="percentage" office:value="0.524730443954468" calcext:value-type="percentage">
            <text:p>52.5%</text:p>
          </table:table-cell>
          <table:table-cell table:style-name="ce6" table:formula="of:=IF(ISNA(VLOOKUP([.$Q21];[.$A$2:.$L$1009];[.Z$1];0));0;VLOOKUP([.$Q21];[.$A$2:.$L$1009];[.Z$1];0))" office:value-type="float" office:value="1062925" calcext:value-type="float">
            <text:p>1062925</text:p>
          </table:table-cell>
          <table:table-cell office:value-type="float" office:value="18" calcext:value-type="float">
            <text:p>18</text:p>
          </table:table-cell>
          <table:table-cell table:style-name="ce13" table:formula="of:=LOG(OFFSET([.$N$3];[.$AA21];[.$R$29]))" office:value-type="float" office:value="-0.281413656637957" calcext:value-type="float">
            <text:p>-0.28</text:p>
          </table:table-cell>
          <table:table-cell table:style-name="ce13" table:formula="of:=SQRT(OFFSET([.$N$3];[.$AA21];[.$R$29]))" office:value-type="float" office:value="0.723257876059012" calcext:value-type="float">
            <text:p>0.72</text:p>
          </table:table-cell>
        </table:table-row>
        <table:table-row table:style-name="ro1">
          <table:table-cell table:formula="of:=CONCATENATE([.B22];&quot;_&quot;;[.C22];&quot;_&quot;;[.D22])" office:value-type="string" office:string-value="200_UNKNOWN_C" calcext:value-type="string">
            <text:p>200_UNKNOWN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1260767.87449827" calcext:value-type="float">
            <text:p>1260768</text:p>
          </table:table-cell>
          <table:table-cell office:value-type="float" office:value="0.349847623915957" calcext:value-type="float">
            <text:p>0.35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0401806154127" calcext:value-type="float">
            <text:p>0.104</text:p>
          </table:table-cell>
          <table:table-cell office:value-type="float" office:value="0.245976716279983" calcext:value-type="float">
            <text:p>0.246</text:p>
          </table:table-cell>
          <table:table-cell office:value-type="float" office:value="1807758" calcext:value-type="float">
            <text:p>1807758</text:p>
          </table:table-cell>
          <table:table-cell table:number-columns-repeated="2"/>
          <table:table-cell table:formula="of:=[.O21]" office:value-type="string" office:string-value="UNKNOWN" calcext:value-type="string">
            <text:p>UNKNOWN</text:p>
          </table:table-cell>
          <table:table-cell table:formula="of:=[.P21]" office:value-type="string" office:string-value="D" calcext:value-type="string">
            <text:p>D</text:p>
          </table:table-cell>
          <table:table-cell table:formula="of:=CONCATENATE([.R22];&quot;_&quot;;[.O21];&quot;_&quot;;[.P21])" office:value-type="string" office:string-value="19_UNKNOWN_D" calcext:value-type="string">
            <text:p>19_UNKNOWN_D</text:p>
          </table:table-cell>
          <table:table-cell office:value-type="float" office:value="19" calcext:value-type="float">
            <text:p>19</text:p>
          </table:table-cell>
          <table:table-cell table:formula="of:=IF(ISNA(VLOOKUP([.$Q22];[.$A$2:.$L$1009];[.S$1];0));0;VLOOKUP([.$Q22];[.$A$2:.$L$1009];[.S$1];0))" office:value-type="float" office:value="2346" calcext:value-type="float">
            <text:p>2346</text:p>
          </table:table-cell>
          <table:table-cell table:style-name="ce6" table:formula="of:=IF(ISNA(VLOOKUP([.$Q22];[.$A$2:.$L$1009];[.T$1];0));0;VLOOKUP([.$Q22];[.$A$2:.$L$1009];[.T$1];0))" office:value-type="float" office:value="1438305.5938984" calcext:value-type="float">
            <text:p>1438306</text:p>
          </table:table-cell>
          <table:table-cell table:style-name="ce10" table:formula="of:=IF(ISNA(VLOOKUP([.$Q22];[.$A$2:.$L$1009];[.U$1];0));0;VLOOKUP([.$Q22];[.$A$2:.$L$1009];[.U$1];0))" office:value-type="percentage" office:value="0.523898104957704" calcext:value-type="percentage">
            <text:p>52.4%</text:p>
          </table:table-cell>
          <table:table-cell table:style-name="ce10" table:formula="of:=IF(ISNA(VLOOKUP([.$Q22];[.$A$2:.$L$1009];[.V$1];0));0;VLOOKUP([.$Q22];[.$A$2:.$L$1009];[.V$1];0))" office:value-type="percentage" office:value="0" calcext:value-type="percentage">
            <text:p>0.0%</text:p>
          </table:table-cell>
          <table:table-cell table:style-name="ce11" table:formula="of:=IF(ISNA(VLOOKUP([.$Q22];[.$A$2:.$L$1009];[.W$1];0));0;VLOOKUP([.$Q22];[.$A$2:.$L$1009];[.W$1];0))" office:value-type="percentage" office:value="1" calcext:value-type="percentage">
            <text:p>100%</text:p>
          </table:table-cell>
          <table:table-cell table:style-name="ce12" table:formula="of:=IF(ISNA(VLOOKUP([.$Q22];[.$A$2:.$L$1009];[.X$1];0));0;VLOOKUP([.$Q22];[.$A$2:.$L$1009];[.X$1];0))" office:value-type="float" office:value="0.0594154319702859" calcext:value-type="float">
            <text:p>0.059</text:p>
          </table:table-cell>
          <table:table-cell table:style-name="ce10" table:formula="of:=IF(ISNA(VLOOKUP([.$Q22];[.$A$2:.$L$1009];[.Y$1];0));0;VLOOKUP([.$Q22];[.$A$2:.$L$1009];[.Y$1];0))" office:value-type="percentage" office:value="0.528666496276856" calcext:value-type="percentage">
            <text:p>52.9%</text:p>
          </table:table-cell>
          <table:table-cell table:style-name="ce6" table:formula="of:=IF(ISNA(VLOOKUP([.$Q22];[.$A$2:.$L$1009];[.Z$1];0));0;VLOOKUP([.$Q22];[.$A$2:.$L$1009];[.Z$1];0))" office:value-type="float" office:value="1106257" calcext:value-type="float">
            <text:p>1106257</text:p>
          </table:table-cell>
          <table:table-cell office:value-type="float" office:value="19" calcext:value-type="float">
            <text:p>19</text:p>
          </table:table-cell>
          <table:table-cell table:style-name="ce13" table:formula="of:=LOG(OFFSET([.$N$3];[.$AA22];[.$R$29]))" office:value-type="float" office:value="-0.280753172477613" calcext:value-type="float">
            <text:p>-0.28</text:p>
          </table:table-cell>
          <table:table-cell table:style-name="ce13" table:formula="of:=SQRT(OFFSET([.$N$3];[.$AA22];[.$R$29]))" office:value-type="float" office:value="0.723808058091165" calcext:value-type="float">
            <text:p>0.72</text:p>
          </table:table-cell>
        </table:table-row>
        <table:table-row table:style-name="ro1">
          <table:table-cell table:formula="of:=CONCATENATE([.B23];&quot;_&quot;;[.C23];&quot;_&quot;;[.D23])" office:value-type="string" office:string-value="300_UNKNOWN_C" calcext:value-type="string">
            <text:p>300_UNKNOWN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1628764.12890163" calcext:value-type="float">
            <text:p>1628764</text:p>
          </table:table-cell>
          <table:table-cell office:value-type="float" office:value="0.34197280945637" calcext:value-type="float">
            <text:p>0.34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11322357497335" calcext:value-type="float">
            <text:p>0.111</text:p>
          </table:table-cell>
          <table:table-cell office:value-type="float" office:value="0.215260311961174" calcext:value-type="float">
            <text:p>0.215</text:p>
          </table:table-cell>
          <table:table-cell office:value-type="float" office:value="2305686" calcext:value-type="float">
            <text:p>2305686</text:p>
          </table:table-cell>
          <table:table-cell table:number-columns-repeated="2"/>
          <table:table-cell table:formula="of:=[.O22]" office:value-type="string" office:string-value="UNKNOWN" calcext:value-type="string">
            <text:p>UNKNOWN</text:p>
          </table:table-cell>
          <table:table-cell table:formula="of:=[.P22]" office:value-type="string" office:string-value="D" calcext:value-type="string">
            <text:p>D</text:p>
          </table:table-cell>
          <table:table-cell table:formula="of:=CONCATENATE([.R23];&quot;_&quot;;[.O22];&quot;_&quot;;[.P22])" office:value-type="string" office:string-value="20_UNKNOWN_D" calcext:value-type="string">
            <text:p>20_UNKNOWN_D</text:p>
          </table:table-cell>
          <table:table-cell office:value-type="float" office:value="20" calcext:value-type="float">
            <text:p>20</text:p>
          </table:table-cell>
          <table:table-cell table:formula="of:=IF(ISNA(VLOOKUP([.$Q23];[.$A$2:.$L$1009];[.S$1];0));0;VLOOKUP([.$Q23];[.$A$2:.$L$1009];[.S$1];0))" office:value-type="float" office:value="1930" calcext:value-type="float">
            <text:p>1930</text:p>
          </table:table-cell>
          <table:table-cell table:style-name="ce6" table:formula="of:=IF(ISNA(VLOOKUP([.$Q23];[.$A$2:.$L$1009];[.T$1];0));0;VLOOKUP([.$Q23];[.$A$2:.$L$1009];[.T$1];0))" office:value-type="float" office:value="1562638.7575526" calcext:value-type="float">
            <text:p>1562639</text:p>
          </table:table-cell>
          <table:table-cell table:style-name="ce10" table:formula="of:=IF(ISNA(VLOOKUP([.$Q23];[.$A$2:.$L$1009];[.U$1];0));0;VLOOKUP([.$Q23];[.$A$2:.$L$1009];[.U$1];0))" office:value-type="percentage" office:value="0.528111316372355" calcext:value-type="percentage">
            <text:p>52.8%</text:p>
          </table:table-cell>
          <table:table-cell table:style-name="ce10" table:formula="of:=IF(ISNA(VLOOKUP([.$Q23];[.$A$2:.$L$1009];[.V$1];0));0;VLOOKUP([.$Q23];[.$A$2:.$L$1009];[.V$1];0))" office:value-type="percentage" office:value="0" calcext:value-type="percentage">
            <text:p>0.0%</text:p>
          </table:table-cell>
          <table:table-cell table:style-name="ce11" table:formula="of:=IF(ISNA(VLOOKUP([.$Q23];[.$A$2:.$L$1009];[.W$1];0));0;VLOOKUP([.$Q23];[.$A$2:.$L$1009];[.W$1];0))" office:value-type="percentage" office:value="1" calcext:value-type="percentage">
            <text:p>100%</text:p>
          </table:table-cell>
          <table:table-cell table:style-name="ce12" table:formula="of:=IF(ISNA(VLOOKUP([.$Q23];[.$A$2:.$L$1009];[.X$1];0));0;VLOOKUP([.$Q23];[.$A$2:.$L$1009];[.X$1];0))" office:value-type="float" office:value="0.0603717148921484" calcext:value-type="float">
            <text:p>0.060</text:p>
          </table:table-cell>
          <table:table-cell table:style-name="ce10" table:formula="of:=IF(ISNA(VLOOKUP([.$Q23];[.$A$2:.$L$1009];[.Y$1];0));0;VLOOKUP([.$Q23];[.$A$2:.$L$1009];[.Y$1];0))" office:value-type="percentage" office:value="0.527417898178101" calcext:value-type="percentage">
            <text:p>52.7%</text:p>
          </table:table-cell>
          <table:table-cell table:style-name="ce6" table:formula="of:=IF(ISNA(VLOOKUP([.$Q23];[.$A$2:.$L$1009];[.Z$1];0));0;VLOOKUP([.$Q23];[.$A$2:.$L$1009];[.Z$1];0))" office:value-type="float" office:value="1161022" calcext:value-type="float">
            <text:p>1161022</text:p>
          </table:table-cell>
          <table:table-cell office:value-type="float" office:value="20" calcext:value-type="float">
            <text:p>20</text:p>
          </table:table-cell>
          <table:table-cell table:style-name="ce13" table:formula="of:=LOG(OFFSET([.$N$3];[.$AA23];[.$R$29]))" office:value-type="float" office:value="-0.277274526347117" calcext:value-type="float">
            <text:p>-0.28</text:p>
          </table:table-cell>
          <table:table-cell table:style-name="ce13" table:formula="of:=SQRT(OFFSET([.$N$3];[.$AA23];[.$R$29]))" office:value-type="float" office:value="0.72671267800442" calcext:value-type="float">
            <text:p>0.73</text:p>
          </table:table-cell>
        </table:table-row>
        <table:table-row table:style-name="ro1">
          <table:table-cell table:formula="of:=CONCATENATE([.B24];&quot;_&quot;;[.C24];&quot;_&quot;;[.D24])" office:value-type="string" office:string-value="400_UNKNOWN_C" calcext:value-type="string">
            <text:p>400_UNKNOWN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1639696.78320989" calcext:value-type="float">
            <text:p>1639697</text:p>
          </table:table-cell>
          <table:table-cell office:value-type="float" office:value="0.3071010314092" calcext:value-type="float">
            <text:p>0.30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13686253030939" calcext:value-type="float">
            <text:p>0.114</text:p>
          </table:table-cell>
          <table:table-cell office:value-type="float" office:value="0.166097849607468" calcext:value-type="float">
            <text:p>0.166</text:p>
          </table:table-cell>
          <table:table-cell office:value-type="float" office:value="2393325.75" calcext:value-type="float">
            <text:p>2393326</text:p>
          </table:table-cell>
          <table:table-cell table:number-columns-repeated="2"/>
          <table:table-cell table:formula="of:=[.O23]" office:value-type="string" office:string-value="UNKNOWN" calcext:value-type="string">
            <text:p>UNKNOWN</text:p>
          </table:table-cell>
          <table:table-cell table:formula="of:=[.P23]" office:value-type="string" office:string-value="D" calcext:value-type="string">
            <text:p>D</text:p>
          </table:table-cell>
          <table:table-cell table:formula="of:=CONCATENATE([.R24];&quot;_&quot;;[.O23];&quot;_&quot;;[.P23])" office:value-type="string" office:string-value="200_UNKNOWN_D" calcext:value-type="string">
            <text:p>200_UNKNOWN_D</text:p>
          </table:table-cell>
          <table:table-cell office:value-type="float" office:value="200" calcext:value-type="float">
            <text:p>200</text:p>
          </table:table-cell>
          <table:table-cell table:formula="of:=IF(ISNA(VLOOKUP([.$Q24];[.$A$2:.$L$1009];[.S$1];0));0;VLOOKUP([.$Q24];[.$A$2:.$L$1009];[.S$1];0))" office:value-type="float" office:value="6842" calcext:value-type="float">
            <text:p>6842</text:p>
          </table:table-cell>
          <table:table-cell table:style-name="ce6" table:formula="of:=IF(ISNA(VLOOKUP([.$Q24];[.$A$2:.$L$1009];[.T$1];0));0;VLOOKUP([.$Q24];[.$A$2:.$L$1009];[.T$1];0))" office:value-type="float" office:value="1841071.12813306" calcext:value-type="float">
            <text:p>1841071</text:p>
          </table:table-cell>
          <table:table-cell table:style-name="ce10" table:formula="of:=IF(ISNA(VLOOKUP([.$Q24];[.$A$2:.$L$1009];[.U$1];0));0;VLOOKUP([.$Q24];[.$A$2:.$L$1009];[.U$1];0))" office:value-type="percentage" office:value="0.556931469885528" calcext:value-type="percentage">
            <text:p>55.7%</text:p>
          </table:table-cell>
          <table:table-cell table:style-name="ce10" table:formula="of:=IF(ISNA(VLOOKUP([.$Q24];[.$A$2:.$L$1009];[.V$1];0));0;VLOOKUP([.$Q24];[.$A$2:.$L$1009];[.V$1];0))" office:value-type="percentage" office:value="0" calcext:value-type="percentage">
            <text:p>0.0%</text:p>
          </table:table-cell>
          <table:table-cell table:style-name="ce11" table:formula="of:=IF(ISNA(VLOOKUP([.$Q24];[.$A$2:.$L$1009];[.W$1];0));0;VLOOKUP([.$Q24];[.$A$2:.$L$1009];[.W$1];0))" office:value-type="percentage" office:value="1" calcext:value-type="percentage">
            <text:p>100%</text:p>
          </table:table-cell>
          <table:table-cell table:style-name="ce12" table:formula="of:=IF(ISNA(VLOOKUP([.$Q24];[.$A$2:.$L$1009];[.X$1];0));0;VLOOKUP([.$Q24];[.$A$2:.$L$1009];[.X$1];0))" office:value-type="float" office:value="0.0652011411277861" calcext:value-type="float">
            <text:p>0.065</text:p>
          </table:table-cell>
          <table:table-cell table:style-name="ce10" table:formula="of:=IF(ISNA(VLOOKUP([.$Q24];[.$A$2:.$L$1009];[.Y$1];0));0;VLOOKUP([.$Q24];[.$A$2:.$L$1009];[.Y$1];0))" office:value-type="percentage" office:value="0.567411541938782" calcext:value-type="percentage">
            <text:p>56.7%</text:p>
          </table:table-cell>
          <table:table-cell table:style-name="ce6" table:formula="of:=IF(ISNA(VLOOKUP([.$Q24];[.$A$2:.$L$1009];[.Z$1];0));0;VLOOKUP([.$Q24];[.$A$2:.$L$1009];[.Z$1];0))" office:value-type="float" office:value="1433965" calcext:value-type="float">
            <text:p>1433965</text:p>
          </table:table-cell>
          <table:table-cell office:value-type="float" office:value="21" calcext:value-type="float">
            <text:p>21</text:p>
          </table:table-cell>
          <table:table-cell table:style-name="ce13" table:formula="of:=LOG(OFFSET([.$N$3];[.$AA24];[.$R$29]))" office:value-type="float" office:value="-0.254198241238477" calcext:value-type="float">
            <text:p>-0.25</text:p>
          </table:table-cell>
          <table:table-cell table:style-name="ce13" table:formula="of:=SQRT(OFFSET([.$N$3];[.$AA24];[.$R$29]))" office:value-type="float" office:value="0.746278413117737" calcext:value-type="float">
            <text:p>0.75</text:p>
          </table:table-cell>
        </table:table-row>
        <table:table-row table:style-name="ro1">
          <table:table-cell table:formula="of:=CONCATENATE([.B25];&quot;_&quot;;[.C25];&quot;_&quot;;[.D25])" office:value-type="string" office:string-value="500_UNKNOWN_C" calcext:value-type="string">
            <text:p>500_UNKNOWN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881897.40535659" calcext:value-type="float">
            <text:p>1881897</text:p>
          </table:table-cell>
          <table:table-cell office:value-type="float" office:value="0.296546827213876" calcext:value-type="float">
            <text:p>0.29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16751442277116" calcext:value-type="float">
            <text:p>0.117</text:p>
          </table:table-cell>
          <table:table-cell office:value-type="float" office:value="0.138782232999802" calcext:value-type="float">
            <text:p>0.139</text:p>
          </table:table-cell>
          <table:table-cell office:value-type="float" office:value="2361154.75" calcext:value-type="float">
            <text:p>2361155</text:p>
          </table:table-cell>
          <table:table-cell table:number-columns-repeated="2"/>
          <table:table-cell table:formula="of:=[.O24]" office:value-type="string" office:string-value="UNKNOWN" calcext:value-type="string">
            <text:p>UNKNOWN</text:p>
          </table:table-cell>
          <table:table-cell table:formula="of:=[.P24]" office:value-type="string" office:string-value="D" calcext:value-type="string">
            <text:p>D</text:p>
          </table:table-cell>
          <table:table-cell table:formula="of:=CONCATENATE([.R25];&quot;_&quot;;[.O24];&quot;_&quot;;[.P24])" office:value-type="string" office:string-value="300_UNKNOWN_D" calcext:value-type="string">
            <text:p>300_UNKNOWN_D</text:p>
          </table:table-cell>
          <table:table-cell office:value-type="float" office:value="300" calcext:value-type="float">
            <text:p>300</text:p>
          </table:table-cell>
          <table:table-cell table:formula="of:=IF(ISNA(VLOOKUP([.$Q25];[.$A$2:.$L$1009];[.S$1];0));0;VLOOKUP([.$Q25];[.$A$2:.$L$1009];[.S$1];0))" office:value-type="float" office:value="1363" calcext:value-type="float">
            <text:p>1363</text:p>
          </table:table-cell>
          <table:table-cell table:style-name="ce6" table:formula="of:=IF(ISNA(VLOOKUP([.$Q25];[.$A$2:.$L$1009];[.T$1];0));0;VLOOKUP([.$Q25];[.$A$2:.$L$1009];[.T$1];0))" office:value-type="float" office:value="2543544.15946968" calcext:value-type="float">
            <text:p>2543544</text:p>
          </table:table-cell>
          <table:table-cell table:style-name="ce10" table:formula="of:=IF(ISNA(VLOOKUP([.$Q25];[.$A$2:.$L$1009];[.U$1];0));0;VLOOKUP([.$Q25];[.$A$2:.$L$1009];[.U$1];0))" office:value-type="percentage" office:value="0.584173260915338" calcext:value-type="percentage">
            <text:p>58.4%</text:p>
          </table:table-cell>
          <table:table-cell table:style-name="ce10" table:formula="of:=IF(ISNA(VLOOKUP([.$Q25];[.$A$2:.$L$1009];[.V$1];0));0;VLOOKUP([.$Q25];[.$A$2:.$L$1009];[.V$1];0))" office:value-type="percentage" office:value="0" calcext:value-type="percentage">
            <text:p>0.0%</text:p>
          </table:table-cell>
          <table:table-cell table:style-name="ce11" table:formula="of:=IF(ISNA(VLOOKUP([.$Q25];[.$A$2:.$L$1009];[.W$1];0));0;VLOOKUP([.$Q25];[.$A$2:.$L$1009];[.W$1];0))" office:value-type="percentage" office:value="1" calcext:value-type="percentage">
            <text:p>100%</text:p>
          </table:table-cell>
          <table:table-cell table:style-name="ce12" table:formula="of:=IF(ISNA(VLOOKUP([.$Q25];[.$A$2:.$L$1009];[.X$1];0));0;VLOOKUP([.$Q25];[.$A$2:.$L$1009];[.X$1];0))" office:value-type="float" office:value="0.0708787242303764" calcext:value-type="float">
            <text:p>0.071</text:p>
          </table:table-cell>
          <table:table-cell table:style-name="ce10" table:formula="of:=IF(ISNA(VLOOKUP([.$Q25];[.$A$2:.$L$1009];[.Y$1];0));0;VLOOKUP([.$Q25];[.$A$2:.$L$1009];[.Y$1];0))" office:value-type="percentage" office:value="0.605615019798279" calcext:value-type="percentage">
            <text:p>60.6%</text:p>
          </table:table-cell>
          <table:table-cell table:style-name="ce6" table:formula="of:=IF(ISNA(VLOOKUP([.$Q25];[.$A$2:.$L$1009];[.Z$1];0));0;VLOOKUP([.$Q25];[.$A$2:.$L$1009];[.Z$1];0))" office:value-type="float" office:value="2324372" calcext:value-type="float">
            <text:p>2324372</text:p>
          </table:table-cell>
          <table:table-cell office:value-type="float" office:value="22" calcext:value-type="float">
            <text:p>22</text:p>
          </table:table-cell>
          <table:table-cell table:style-name="ce13" table:formula="of:=LOG(OFFSET([.$N$3];[.$AA25];[.$R$29]))" office:value-type="float" office:value="-0.23345832566217" calcext:value-type="float">
            <text:p>-0.23</text:p>
          </table:table-cell>
          <table:table-cell table:style-name="ce13" table:formula="of:=SQRT(OFFSET([.$N$3];[.$AA25];[.$R$29]))" office:value-type="float" office:value="0.764312279709896" calcext:value-type="float">
            <text:p>0.76</text:p>
          </table:table-cell>
        </table:table-row>
        <table:table-row table:style-name="ro1">
          <table:table-cell table:formula="of:=CONCATENATE([.B26];&quot;_&quot;;[.C26];&quot;_&quot;;[.D26])" office:value-type="string" office:string-value="1_UNKNOWN_D" calcext:value-type="string">
            <text:p>1_UNKNOWN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153566.100565698" calcext:value-type="float">
            <text:p>153566</text:p>
          </table:table-cell>
          <table:table-cell office:value-type="float" office:value="0.222428770777252" calcext:value-type="float">
            <text:p>0.22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85401281597847" calcext:value-type="float">
            <text:p>0.059</text:p>
          </table:table-cell>
          <table:table-cell office:value-type="float" office:value="0.155365079641342" calcext:value-type="float">
            <text:p>0.155</text:p>
          </table:table-cell>
          <table:table-cell office:value-type="float" office:value="149458" calcext:value-type="float">
            <text:p>149458</text:p>
          </table:table-cell>
          <table:table-cell table:number-columns-repeated="2"/>
          <table:table-cell table:formula="of:=[.O25]" office:value-type="string" office:string-value="UNKNOWN" calcext:value-type="string">
            <text:p>UNKNOWN</text:p>
          </table:table-cell>
          <table:table-cell table:formula="of:=[.P25]" office:value-type="string" office:string-value="D" calcext:value-type="string">
            <text:p>D</text:p>
          </table:table-cell>
          <table:table-cell table:formula="of:=CONCATENATE([.R26];&quot;_&quot;;[.O25];&quot;_&quot;;[.P25])" office:value-type="string" office:string-value="400_UNKNOWN_D" calcext:value-type="string">
            <text:p>400_UNKNOWN_D</text:p>
          </table:table-cell>
          <table:table-cell office:value-type="float" office:value="400" calcext:value-type="float">
            <text:p>400</text:p>
          </table:table-cell>
          <table:table-cell table:formula="of:=IF(ISNA(VLOOKUP([.$Q26];[.$A$2:.$L$1009];[.S$1];0));0;VLOOKUP([.$Q26];[.$A$2:.$L$1009];[.S$1];0))" office:value-type="float" office:value="387" calcext:value-type="float">
            <text:p>387</text:p>
          </table:table-cell>
          <table:table-cell table:style-name="ce6" table:formula="of:=IF(ISNA(VLOOKUP([.$Q26];[.$A$2:.$L$1009];[.T$1];0));0;VLOOKUP([.$Q26];[.$A$2:.$L$1009];[.T$1];0))" office:value-type="float" office:value="2931416.2412079" calcext:value-type="float">
            <text:p>2931416</text:p>
          </table:table-cell>
          <table:table-cell table:style-name="ce10" table:formula="of:=IF(ISNA(VLOOKUP([.$Q26];[.$A$2:.$L$1009];[.U$1];0));0;VLOOKUP([.$Q26];[.$A$2:.$L$1009];[.U$1];0))" office:value-type="percentage" office:value="0.603560822960576" calcext:value-type="percentage">
            <text:p>60.4%</text:p>
          </table:table-cell>
          <table:table-cell table:style-name="ce10" table:formula="of:=IF(ISNA(VLOOKUP([.$Q26];[.$A$2:.$L$1009];[.V$1];0));0;VLOOKUP([.$Q26];[.$A$2:.$L$1009];[.V$1];0))" office:value-type="percentage" office:value="0" calcext:value-type="percentage">
            <text:p>0.0%</text:p>
          </table:table-cell>
          <table:table-cell table:style-name="ce11" table:formula="of:=IF(ISNA(VLOOKUP([.$Q26];[.$A$2:.$L$1009];[.W$1];0));0;VLOOKUP([.$Q26];[.$A$2:.$L$1009];[.W$1];0))" office:value-type="percentage" office:value="1" calcext:value-type="percentage">
            <text:p>100%</text:p>
          </table:table-cell>
          <table:table-cell table:style-name="ce12" table:formula="of:=IF(ISNA(VLOOKUP([.$Q26];[.$A$2:.$L$1009];[.X$1];0));0;VLOOKUP([.$Q26];[.$A$2:.$L$1009];[.X$1];0))" office:value-type="float" office:value="0.0813905227261172" calcext:value-type="float">
            <text:p>0.081</text:p>
          </table:table-cell>
          <table:table-cell table:style-name="ce10" table:formula="of:=IF(ISNA(VLOOKUP([.$Q26];[.$A$2:.$L$1009];[.Y$1];0));0;VLOOKUP([.$Q26];[.$A$2:.$L$1009];[.Y$1];0))" office:value-type="percentage" office:value="0.646129846572876" calcext:value-type="percentage">
            <text:p>64.6%</text:p>
          </table:table-cell>
          <table:table-cell table:style-name="ce6" table:formula="of:=IF(ISNA(VLOOKUP([.$Q26];[.$A$2:.$L$1009];[.Z$1];0));0;VLOOKUP([.$Q26];[.$A$2:.$L$1009];[.Z$1];0))" office:value-type="float" office:value="3331761.25" calcext:value-type="float">
            <text:p>3331761</text:p>
          </table:table-cell>
          <table:table-cell office:value-type="float" office:value="23" calcext:value-type="float">
            <text:p>23</text:p>
          </table:table-cell>
          <table:table-cell table:style-name="ce13" table:formula="of:=LOG(OFFSET([.$N$3];[.$AA26];[.$R$29]))" office:value-type="float" office:value="-0.219278957969058" calcext:value-type="float">
            <text:p>-0.22</text:p>
          </table:table-cell>
          <table:table-cell table:style-name="ce13" table:formula="of:=SQRT(OFFSET([.$N$3];[.$AA26];[.$R$29]))" office:value-type="float" office:value="0.776891770429174" calcext:value-type="float">
            <text:p>0.78</text:p>
          </table:table-cell>
        </table:table-row>
        <table:table-row table:style-name="ro1">
          <table:table-cell table:formula="of:=CONCATENATE([.B27];&quot;_&quot;;[.C27];&quot;_&quot;;[.D27])" office:value-type="string" office:string-value="2_UNKNOWN_D" calcext:value-type="string">
            <text:p>2_UNKNOWN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71330.0910166622" calcext:value-type="float">
            <text:p>71330</text:p>
          </table:table-cell>
          <table:table-cell office:value-type="float" office:value="0.169575875246966" calcext:value-type="float">
            <text:p>0.17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35289135031428" calcext:value-type="float">
            <text:p>0.044</text:p>
          </table:table-cell>
          <table:table-cell office:value-type="float" office:value="0.079545296728611" calcext:value-type="float">
            <text:p>0.080</text:p>
          </table:table-cell>
          <table:table-cell office:value-type="float" office:value="84499" calcext:value-type="float">
            <text:p>84499</text:p>
          </table:table-cell>
          <table:table-cell table:number-columns-repeated="4"/>
          <table:table-cell table:formula="of:=CONCATENATE([.R27];&quot;_&quot;;[.O26];&quot;_&quot;;[.P26])" office:value-type="string" office:string-value="500_UNKNOWN_D" calcext:value-type="string">
            <text:p>500_UNKNOWN_D</text:p>
          </table:table-cell>
          <table:table-cell office:value-type="float" office:value="500" calcext:value-type="float">
            <text:p>500</text:p>
          </table:table-cell>
          <table:table-cell table:formula="of:=IF(ISNA(VLOOKUP([.$Q27];[.$A$2:.$L$1009];[.S$1];0));0;VLOOKUP([.$Q27];[.$A$2:.$L$1009];[.S$1];0))" office:value-type="float" office:value="353" calcext:value-type="float">
            <text:p>353</text:p>
          </table:table-cell>
          <table:table-cell table:style-name="ce6" table:formula="of:=IF(ISNA(VLOOKUP([.$Q27];[.$A$2:.$L$1009];[.T$1];0));0;VLOOKUP([.$Q27];[.$A$2:.$L$1009];[.T$1];0))" office:value-type="float" office:value="4017362.14457082" calcext:value-type="float">
            <text:p>4017362</text:p>
          </table:table-cell>
          <table:table-cell table:style-name="ce10" table:formula="of:=IF(ISNA(VLOOKUP([.$Q27];[.$A$2:.$L$1009];[.U$1];0));0;VLOOKUP([.$Q27];[.$A$2:.$L$1009];[.U$1];0))" office:value-type="percentage" office:value="0.59537680661798" calcext:value-type="percentage">
            <text:p>59.5%</text:p>
          </table:table-cell>
          <table:table-cell table:style-name="ce10" table:formula="of:=IF(ISNA(VLOOKUP([.$Q27];[.$A$2:.$L$1009];[.V$1];0));0;VLOOKUP([.$Q27];[.$A$2:.$L$1009];[.V$1];0))" office:value-type="percentage" office:value="0" calcext:value-type="percentage">
            <text:p>0.0%</text:p>
          </table:table-cell>
          <table:table-cell table:style-name="ce11" table:formula="of:=IF(ISNA(VLOOKUP([.$Q27];[.$A$2:.$L$1009];[.W$1];0));0;VLOOKUP([.$Q27];[.$A$2:.$L$1009];[.W$1];0))" office:value-type="percentage" office:value="1" calcext:value-type="percentage">
            <text:p>100%</text:p>
          </table:table-cell>
          <table:table-cell table:style-name="ce12" table:formula="of:=IF(ISNA(VLOOKUP([.$Q27];[.$A$2:.$L$1009];[.X$1];0));0;VLOOKUP([.$Q27];[.$A$2:.$L$1009];[.X$1];0))" office:value-type="float" office:value="0.100325516429859" calcext:value-type="float">
            <text:p>0.100</text:p>
          </table:table-cell>
          <table:table-cell table:style-name="ce10" table:formula="of:=IF(ISNA(VLOOKUP([.$Q27];[.$A$2:.$L$1009];[.Y$1];0));0;VLOOKUP([.$Q27];[.$A$2:.$L$1009];[.Y$1];0))" office:value-type="percentage" office:value="0.657423555850983" calcext:value-type="percentage">
            <text:p>65.7%</text:p>
          </table:table-cell>
          <table:table-cell table:style-name="ce6" table:formula="of:=IF(ISNA(VLOOKUP([.$Q27];[.$A$2:.$L$1009];[.Z$1];0));0;VLOOKUP([.$Q27];[.$A$2:.$L$1009];[.Z$1];0))" office:value-type="float" office:value="5242051" calcext:value-type="float">
            <text:p>5242051</text:p>
          </table:table-cell>
          <table:table-cell office:value-type="float" office:value="24" calcext:value-type="float">
            <text:p>24</text:p>
          </table:table-cell>
          <table:table-cell table:style-name="ce13" table:formula="of:=LOG(OFFSET([.$N$3];[.$AA27];[.$R$29]))" office:value-type="float" office:value="-0.225208087650365" calcext:value-type="float">
            <text:p>-0.23</text:p>
          </table:table-cell>
          <table:table-cell table:style-name="ce13" table:formula="of:=SQRT(OFFSET([.$N$3];[.$AA27];[.$R$29]))" office:value-type="float" office:value="0.771606639822377" calcext:value-type="float">
            <text:p>0.77</text:p>
          </table:table-cell>
        </table:table-row>
        <table:table-row table:style-name="ro1">
          <table:table-cell table:formula="of:=CONCATENATE([.B28];&quot;_&quot;;[.C28];&quot;_&quot;;[.D28])" office:value-type="string" office:string-value="3_UNKNOWN_D" calcext:value-type="string">
            <text:p>3_UNKNOWN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107792.99700266" calcext:value-type="float">
            <text:p>107793</text:p>
          </table:table-cell>
          <table:table-cell office:value-type="float" office:value="0.21384386521821" calcext:value-type="float">
            <text:p>0.21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02031635907483" calcext:value-type="float">
            <text:p>0.050</text:p>
          </table:table-cell>
          <table:table-cell office:value-type="float" office:value="0.148220270872116" calcext:value-type="float">
            <text:p>0.148</text:p>
          </table:table-cell>
          <table:table-cell office:value-type="float" office:value="146849" calcext:value-type="float">
            <text:p>146849</text:p>
          </table:table-cell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formula="of:=5" office:value-type="float" office:value="5" calcext:value-type="float">
            <text:p>5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CONCATENATE([.B29];&quot;_&quot;;[.C29];&quot;_&quot;;[.D29])" office:value-type="string" office:string-value="4_UNKNOWN_D" calcext:value-type="string">
            <text:p>4_UNKNOWN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168579.908916181" calcext:value-type="float">
            <text:p>168580</text:p>
          </table:table-cell>
          <table:table-cell office:value-type="float" office:value="0.256801240671685" calcext:value-type="float">
            <text:p>0.25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52868358733344" calcext:value-type="float">
            <text:p>0.055</text:p>
          </table:table-cell>
          <table:table-cell office:value-type="float" office:value="0.213950574398041" calcext:value-type="float">
            <text:p>0.214</text:p>
          </table:table-cell>
          <table:table-cell office:value-type="float" office:value="218435" calcext:value-type="float">
            <text:p>218435</text:p>
          </table:table-cell>
          <table:table-cell table:number-columns-repeated="5"/>
          <table:table-cell table:formula="of:=HLOOKUP([.Q1];[.R2:.Z28];27;0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CONCATENATE([.B30];&quot;_&quot;;[.C30];&quot;_&quot;;[.D30])" office:value-type="string" office:string-value="5_UNKNOWN_D" calcext:value-type="string">
            <text:p>5_UNKNOWN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260522.178102654" calcext:value-type="float">
            <text:p>260522</text:p>
          </table:table-cell>
          <table:table-cell office:value-type="float" office:value="0.318027815483027" calcext:value-type="float">
            <text:p>0.31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62928271447863" calcext:value-type="float">
            <text:p>0.056</text:p>
          </table:table-cell>
          <table:table-cell office:value-type="float" office:value="0.296554744243622" calcext:value-type="float">
            <text:p>0.297</text:p>
          </table:table-cell>
          <table:table-cell office:value-type="float" office:value="285551" calcext:value-type="float">
            <text:p>285551</text:p>
          </table:table-cell>
          <table:table-cell table:number-columns-repeated="10"/>
          <table:table-cell table:style-name="ce9"/>
          <table:table-cell table:number-columns-repeated="6"/>
        </table:table-row>
        <table:table-row table:style-name="ro1">
          <table:table-cell table:formula="of:=CONCATENATE([.B31];&quot;_&quot;;[.C31];&quot;_&quot;;[.D31])" office:value-type="string" office:string-value="6_UNKNOWN_D" calcext:value-type="string">
            <text:p>6_UNKNOWN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350630.846372411" calcext:value-type="float">
            <text:p>350631</text:p>
          </table:table-cell>
          <table:table-cell office:value-type="float" office:value="0.356787621133925" calcext:value-type="float">
            <text:p>0.35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52577957489428" calcext:value-type="float">
            <text:p>0.055</text:p>
          </table:table-cell>
          <table:table-cell office:value-type="float" office:value="0.341412931680679" calcext:value-type="float">
            <text:p>0.341</text:p>
          </table:table-cell>
          <table:table-cell office:value-type="float" office:value="343688.59375" calcext:value-type="float">
            <text:p>343689</text:p>
          </table:table-cell>
          <table:table-cell table:number-columns-repeated="7"/>
          <table:table-cell table:style-name="ce9" table:formula="of:=OFFSET([.T27];0;1)" office:value-type="percentage" office:value="0.59537680661798" calcext:value-type="percentage">
            <text:p>59.54%</text:p>
          </table:table-cell>
          <table:table-cell table:number-columns-repeated="9"/>
        </table:table-row>
        <table:table-row table:style-name="ro1">
          <table:table-cell table:formula="of:=CONCATENATE([.B32];&quot;_&quot;;[.C32];&quot;_&quot;;[.D32])" office:value-type="string" office:string-value="7_UNKNOWN_D" calcext:value-type="string">
            <text:p>7_UNKNOWN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443536.453127835" calcext:value-type="float">
            <text:p>443536</text:p>
          </table:table-cell>
          <table:table-cell office:value-type="float" office:value="0.383122680251524" calcext:value-type="float">
            <text:p>0.38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38870015674849" calcext:value-type="float">
            <text:p>0.054</text:p>
          </table:table-cell>
          <table:table-cell office:value-type="float" office:value="0.371641546487808" calcext:value-type="float">
            <text:p>0.372</text:p>
          </table:table-cell>
          <table:table-cell office:value-type="float" office:value="398781.5" calcext:value-type="float">
            <text:p>398782</text:p>
          </table:table-cell>
          <table:table-cell table:number-columns-repeated="17"/>
        </table:table-row>
        <table:table-row table:style-name="ro1">
          <table:table-cell table:formula="of:=CONCATENATE([.B33];&quot;_&quot;;[.C33];&quot;_&quot;;[.D33])" office:value-type="string" office:string-value="8_UNKNOWN_D" calcext:value-type="string">
            <text:p>8_UNKNOWN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533278.495185596" calcext:value-type="float">
            <text:p>533278</text:p>
          </table:table-cell>
          <table:table-cell office:value-type="float" office:value="0.406264858996301" calcext:value-type="float">
            <text:p>0.4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28461187011243" calcext:value-type="float">
            <text:p>0.053</text:p>
          </table:table-cell>
          <table:table-cell office:value-type="float" office:value="0.397011697292328" calcext:value-type="float">
            <text:p>0.397</text:p>
          </table:table-cell>
          <table:table-cell office:value-type="float" office:value="459669" calcext:value-type="float">
            <text:p>459669</text:p>
          </table:table-cell>
          <table:table-cell table:number-columns-repeated="17"/>
        </table:table-row>
        <table:table-row table:style-name="ro1">
          <table:table-cell table:formula="of:=CONCATENATE([.B34];&quot;_&quot;;[.C34];&quot;_&quot;;[.D34])" office:value-type="string" office:string-value="9_UNKNOWN_D" calcext:value-type="string">
            <text:p>9_UNKNOWN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618224.950149226" calcext:value-type="float">
            <text:p>618225</text:p>
          </table:table-cell>
          <table:table-cell office:value-type="float" office:value="0.422221528935327" calcext:value-type="float">
            <text:p>0.42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23818761069896" calcext:value-type="float">
            <text:p>0.052</text:p>
          </table:table-cell>
          <table:table-cell office:value-type="float" office:value="0.415021896362305" calcext:value-type="float">
            <text:p>0.415</text:p>
          </table:table-cell>
          <table:table-cell office:value-type="float" office:value="513883" calcext:value-type="float">
            <text:p>513883</text:p>
          </table:table-cell>
          <table:table-cell table:number-columns-repeated="17"/>
        </table:table-row>
        <table:table-row table:style-name="ro1">
          <table:table-cell table:formula="of:=CONCATENATE([.B35];&quot;_&quot;;[.C35];&quot;_&quot;;[.D35])" office:value-type="string" office:string-value="10_UNKNOWN_D" calcext:value-type="string">
            <text:p>10_UNKNOWN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704492.718605058" calcext:value-type="float">
            <text:p>704493</text:p>
          </table:table-cell>
          <table:table-cell office:value-type="float" office:value="0.438871751316142" calcext:value-type="float">
            <text:p>0.43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24601656562388" calcext:value-type="float">
            <text:p>0.052</text:p>
          </table:table-cell>
          <table:table-cell office:value-type="float" office:value="0.431590646505356" calcext:value-type="float">
            <text:p>0.432</text:p>
          </table:table-cell>
          <table:table-cell office:value-type="float" office:value="567915.5" calcext:value-type="float">
            <text:p>567916</text:p>
          </table:table-cell>
          <table:table-cell table:number-columns-repeated="17"/>
        </table:table-row>
        <table:table-row table:style-name="ro1">
          <table:table-cell table:formula="of:=CONCATENATE([.B36];&quot;_&quot;;[.C36];&quot;_&quot;;[.D36])" office:value-type="string" office:string-value="11_UNKNOWN_D" calcext:value-type="string">
            <text:p>11_UNKNOWN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788812.370453874" calcext:value-type="float">
            <text:p>788812</text:p>
          </table:table-cell>
          <table:table-cell office:value-type="float" office:value="0.452631107180147" calcext:value-type="float">
            <text:p>0.45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13279798515359" calcext:value-type="float">
            <text:p>0.051</text:p>
          </table:table-cell>
          <table:table-cell office:value-type="float" office:value="0.44927966594696" calcext:value-type="float">
            <text:p>0.449</text:p>
          </table:table-cell>
          <table:table-cell office:value-type="float" office:value="612083.5" calcext:value-type="float">
            <text:p>612084</text:p>
          </table:table-cell>
          <table:table-cell table:number-columns-repeated="17"/>
        </table:table-row>
        <table:table-row table:style-name="ro1">
          <table:table-cell table:formula="of:=CONCATENATE([.B37];&quot;_&quot;;[.C37];&quot;_&quot;;[.D37])" office:value-type="string" office:string-value="12_UNKNOWN_D" calcext:value-type="string">
            <text:p>12_UNKNOWN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876273.403672474" calcext:value-type="float">
            <text:p>876273</text:p>
          </table:table-cell>
          <table:table-cell office:value-type="float" office:value="0.465378890011212" calcext:value-type="float">
            <text:p>0.46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34994763364809" calcext:value-type="float">
            <text:p>0.053</text:p>
          </table:table-cell>
          <table:table-cell office:value-type="float" office:value="0.462320327758789" calcext:value-type="float">
            <text:p>0.462</text:p>
          </table:table-cell>
          <table:table-cell office:value-type="float" office:value="673778.25" calcext:value-type="float">
            <text:p>673778</text:p>
          </table:table-cell>
          <table:table-cell table:number-columns-repeated="17"/>
        </table:table-row>
        <table:table-row table:style-name="ro1">
          <table:table-cell table:formula="of:=CONCATENATE([.B38];&quot;_&quot;;[.C38];&quot;_&quot;;[.D38])" office:value-type="string" office:string-value="13_UNKNOWN_D" calcext:value-type="string">
            <text:p>13_UNKNOWN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952383.117046001" calcext:value-type="float">
            <text:p>952383</text:p>
          </table:table-cell>
          <table:table-cell office:value-type="float" office:value="0.478883375637944" calcext:value-type="float">
            <text:p>0.47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39908002138066" calcext:value-type="float">
            <text:p>0.054</text:p>
          </table:table-cell>
          <table:table-cell office:value-type="float" office:value="0.475809395313263" calcext:value-type="float">
            <text:p>0.476</text:p>
          </table:table-cell>
          <table:table-cell office:value-type="float" office:value="733113" calcext:value-type="float">
            <text:p>733113</text:p>
          </table:table-cell>
          <table:table-cell table:number-columns-repeated="17"/>
        </table:table-row>
        <table:table-row table:style-name="ro1">
          <table:table-cell table:formula="of:=CONCATENATE([.B39];&quot;_&quot;;[.C39];&quot;_&quot;;[.D39])" office:value-type="string" office:string-value="14_UNKNOWN_D" calcext:value-type="string">
            <text:p>14_UNKNOWN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053450.30540198" calcext:value-type="float">
            <text:p>1053450</text:p>
          </table:table-cell>
          <table:table-cell office:value-type="float" office:value="0.486220364159775" calcext:value-type="float">
            <text:p>0.48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38398693105491" calcext:value-type="float">
            <text:p>0.054</text:p>
          </table:table-cell>
          <table:table-cell office:value-type="float" office:value="0.481260567903519" calcext:value-type="float">
            <text:p>0.481</text:p>
          </table:table-cell>
          <table:table-cell office:value-type="float" office:value="779324" calcext:value-type="float">
            <text:p>779324</text:p>
          </table:table-cell>
          <table:table-cell table:number-columns-repeated="17"/>
        </table:table-row>
        <table:table-row table:style-name="ro1">
          <table:table-cell table:formula="of:=CONCATENATE([.B40];&quot;_&quot;;[.C40];&quot;_&quot;;[.D40])" office:value-type="string" office:string-value="15_UNKNOWN_D" calcext:value-type="string">
            <text:p>15_UNKNOWN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122416.30663352" calcext:value-type="float">
            <text:p>1122416</text:p>
          </table:table-cell>
          <table:table-cell office:value-type="float" office:value="0.494834874472114" calcext:value-type="float">
            <text:p>0.49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55725671381043" calcext:value-type="float">
            <text:p>0.056</text:p>
          </table:table-cell>
          <table:table-cell office:value-type="float" office:value="0.49541437625885" calcext:value-type="float">
            <text:p>0.495</text:p>
          </table:table-cell>
          <table:table-cell office:value-type="float" office:value="849696" calcext:value-type="float">
            <text:p>849696</text:p>
          </table:table-cell>
          <table:table-cell table:number-columns-repeated="17"/>
        </table:table-row>
        <table:table-row table:style-name="ro1">
          <table:table-cell table:formula="of:=CONCATENATE([.B41];&quot;_&quot;;[.C41];&quot;_&quot;;[.D41])" office:value-type="string" office:string-value="16_UNKNOWN_D" calcext:value-type="string">
            <text:p>16_UNKNOWN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225805.00859027" calcext:value-type="float">
            <text:p>1225805</text:p>
          </table:table-cell>
          <table:table-cell office:value-type="float" office:value="0.508786260722496" calcext:value-type="float">
            <text:p>0.50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60108012977765" calcext:value-type="float">
            <text:p>0.056</text:p>
          </table:table-cell>
          <table:table-cell office:value-type="float" office:value="0.508510828018189" calcext:value-type="float">
            <text:p>0.509</text:p>
          </table:table-cell>
          <table:table-cell office:value-type="float" office:value="944649" calcext:value-type="float">
            <text:p>944649</text:p>
          </table:table-cell>
          <table:table-cell table:number-columns-repeated="17"/>
        </table:table-row>
        <table:table-row table:style-name="ro1">
          <table:table-cell table:formula="of:=CONCATENATE([.B42];&quot;_&quot;;[.C42];&quot;_&quot;;[.D42])" office:value-type="string" office:string-value="17_UNKNOWN_D" calcext:value-type="string">
            <text:p>17_UNKNOWN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302835.16998815" calcext:value-type="float">
            <text:p>1302835</text:p>
          </table:table-cell>
          <table:table-cell office:value-type="float" office:value="0.518618052895849" calcext:value-type="float">
            <text:p>0.51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65171211810196" calcext:value-type="float">
            <text:p>0.057</text:p>
          </table:table-cell>
          <table:table-cell office:value-type="float" office:value="0.51523619890213" calcext:value-type="float">
            <text:p>0.515</text:p>
          </table:table-cell>
          <table:table-cell office:value-type="float" office:value="948318.6875" calcext:value-type="float">
            <text:p>948319</text:p>
          </table:table-cell>
          <table:table-cell table:number-columns-repeated="17"/>
        </table:table-row>
        <table:table-row table:style-name="ro1">
          <table:table-cell table:formula="of:=CONCATENATE([.B43];&quot;_&quot;;[.C43];&quot;_&quot;;[.D43])" office:value-type="string" office:string-value="18_UNKNOWN_D" calcext:value-type="string">
            <text:p>18_UNKNOWN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375579.83881536" calcext:value-type="float">
            <text:p>1375580</text:p>
          </table:table-cell>
          <table:table-cell office:value-type="float" office:value="0.523101955281394" calcext:value-type="float">
            <text:p>0.52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69453737493098" calcext:value-type="float">
            <text:p>0.057</text:p>
          </table:table-cell>
          <table:table-cell office:value-type="float" office:value="0.524730443954468" calcext:value-type="float">
            <text:p>0.525</text:p>
          </table:table-cell>
          <table:table-cell office:value-type="float" office:value="1062925" calcext:value-type="float">
            <text:p>1062925</text:p>
          </table:table-cell>
          <table:table-cell table:number-columns-repeated="17"/>
        </table:table-row>
        <table:table-row table:style-name="ro1">
          <table:table-cell table:formula="of:=CONCATENATE([.B44];&quot;_&quot;;[.C44];&quot;_&quot;;[.D44])" office:value-type="string" office:string-value="19_UNKNOWN_D" calcext:value-type="string">
            <text:p>19_UNKNOWN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1438305.5938984" calcext:value-type="float">
            <text:p>1438306</text:p>
          </table:table-cell>
          <table:table-cell office:value-type="float" office:value="0.523898104957704" calcext:value-type="float">
            <text:p>0.52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94154319702859" calcext:value-type="float">
            <text:p>0.059</text:p>
          </table:table-cell>
          <table:table-cell office:value-type="float" office:value="0.528666496276856" calcext:value-type="float">
            <text:p>0.529</text:p>
          </table:table-cell>
          <table:table-cell office:value-type="float" office:value="1106257" calcext:value-type="float">
            <text:p>1106257</text:p>
          </table:table-cell>
          <table:table-cell table:number-columns-repeated="17"/>
        </table:table-row>
        <table:table-row table:style-name="ro1">
          <table:table-cell table:formula="of:=CONCATENATE([.B45];&quot;_&quot;;[.C45];&quot;_&quot;;[.D45])" office:value-type="string" office:string-value="20_UNKNOWN_D" calcext:value-type="string">
            <text:p>20_UNKNOWN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1562638.7575526" calcext:value-type="float">
            <text:p>1562639</text:p>
          </table:table-cell>
          <table:table-cell office:value-type="float" office:value="0.528111316372355" calcext:value-type="float">
            <text:p>0.52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603717148921484" calcext:value-type="float">
            <text:p>0.060</text:p>
          </table:table-cell>
          <table:table-cell office:value-type="float" office:value="0.527417898178101" calcext:value-type="float">
            <text:p>0.527</text:p>
          </table:table-cell>
          <table:table-cell office:value-type="float" office:value="1161022" calcext:value-type="float">
            <text:p>1161022</text:p>
          </table:table-cell>
          <table:table-cell table:number-columns-repeated="17"/>
        </table:table-row>
        <table:table-row table:style-name="ro1">
          <table:table-cell table:formula="of:=CONCATENATE([.B46];&quot;_&quot;;[.C46];&quot;_&quot;;[.D46])" office:value-type="string" office:string-value="200_UNKNOWN_D" calcext:value-type="string">
            <text:p>200_UNKNOWN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1841071.12813306" calcext:value-type="float">
            <text:p>1841071</text:p>
          </table:table-cell>
          <table:table-cell office:value-type="float" office:value="0.556931469885528" calcext:value-type="float">
            <text:p>0.55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652011411277861" calcext:value-type="float">
            <text:p>0.065</text:p>
          </table:table-cell>
          <table:table-cell office:value-type="float" office:value="0.567411541938782" calcext:value-type="float">
            <text:p>0.567</text:p>
          </table:table-cell>
          <table:table-cell office:value-type="float" office:value="1433965" calcext:value-type="float">
            <text:p>1433965</text:p>
          </table:table-cell>
          <table:table-cell table:number-columns-repeated="17"/>
        </table:table-row>
        <table:table-row table:style-name="ro1">
          <table:table-cell table:formula="of:=CONCATENATE([.B47];&quot;_&quot;;[.C47];&quot;_&quot;;[.D47])" office:value-type="string" office:string-value="300_UNKNOWN_D" calcext:value-type="string">
            <text:p>300_UNKNOWN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2543544.15946968" calcext:value-type="float">
            <text:p>2543544</text:p>
          </table:table-cell>
          <table:table-cell office:value-type="float" office:value="0.584173260915338" calcext:value-type="float">
            <text:p>0.58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08787242303764" calcext:value-type="float">
            <text:p>0.071</text:p>
          </table:table-cell>
          <table:table-cell office:value-type="float" office:value="0.605615019798279" calcext:value-type="float">
            <text:p>0.606</text:p>
          </table:table-cell>
          <table:table-cell office:value-type="float" office:value="2324372" calcext:value-type="float">
            <text:p>2324372</text:p>
          </table:table-cell>
          <table:table-cell table:number-columns-repeated="17"/>
        </table:table-row>
        <table:table-row table:style-name="ro1">
          <table:table-cell table:formula="of:=CONCATENATE([.B48];&quot;_&quot;;[.C48];&quot;_&quot;;[.D48])" office:value-type="string" office:string-value="400_UNKNOWN_D" calcext:value-type="string">
            <text:p>400_UNKNOWN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931416.2412079" calcext:value-type="float">
            <text:p>2931416</text:p>
          </table:table-cell>
          <table:table-cell office:value-type="float" office:value="0.603560822960576" calcext:value-type="float">
            <text:p>0.60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813905227261172" calcext:value-type="float">
            <text:p>0.081</text:p>
          </table:table-cell>
          <table:table-cell office:value-type="float" office:value="0.646129846572876" calcext:value-type="float">
            <text:p>0.646</text:p>
          </table:table-cell>
          <table:table-cell office:value-type="float" office:value="3331761.25" calcext:value-type="float">
            <text:p>3331761</text:p>
          </table:table-cell>
          <table:table-cell table:number-columns-repeated="17"/>
        </table:table-row>
        <table:table-row table:style-name="ro1">
          <table:table-cell table:formula="of:=CONCATENATE([.B49];&quot;_&quot;;[.C49];&quot;_&quot;;[.D49])" office:value-type="string" office:string-value="500_UNKNOWN_D" calcext:value-type="string">
            <text:p>500_UNKNOWN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4017362.14457082" calcext:value-type="float">
            <text:p>4017362</text:p>
          </table:table-cell>
          <table:table-cell office:value-type="float" office:value="0.59537680661798" calcext:value-type="float">
            <text:p>0.59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00325516429859" calcext:value-type="float">
            <text:p>0.100</text:p>
          </table:table-cell>
          <table:table-cell office:value-type="float" office:value="0.657423555850983" calcext:value-type="float">
            <text:p>0.657</text:p>
          </table:table-cell>
          <table:table-cell office:value-type="float" office:value="5242051" calcext:value-type="float">
            <text:p>5242051</text:p>
          </table:table-cell>
          <table:table-cell table:number-columns-repeated="17"/>
        </table:table-row>
        <table:table-row table:style-name="ro1">
          <table:table-cell table:formula="of:=CONCATENATE([.B50];&quot;_&quot;;[.C50];&quot;_&quot;;[.D50])" office:value-type="string" office:string-value="1_UNKNOWABLE_D" calcext:value-type="string">
            <text:p>1_UNKNOWABLE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2239.82777777778" calcext:value-type="float">
            <text:p>2240</text:p>
          </table:table-cell>
          <table:table-cell office:value-type="float" office:value="0.0047174960035633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25249108672142" calcext:value-type="float">
            <text:p>0.252</text:p>
          </table:table-cell>
          <table:table-cell office:value-type="float" office:value="0.0005067692878223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];&quot;_&quot;;[.C51];&quot;_&quot;;[.D51])" office:value-type="string" office:string-value="2_UNKNOWABLE_D" calcext:value-type="string">
            <text:p>2_UNKNOWABLE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994.93690694615" calcext:value-type="float">
            <text:p>1995</text:p>
          </table:table-cell>
          <table:table-cell office:value-type="float" office:value="0.0045256751487941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7365959475391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];&quot;_&quot;;[.C52];&quot;_&quot;;[.D52])" office:value-type="string" office:string-value="3_UNKNOWABLE_D" calcext:value-type="string">
            <text:p>3_UNKNOWABLE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2545.24664633819" calcext:value-type="float">
            <text:p>2545</text:p>
          </table:table-cell>
          <table:table-cell office:value-type="float" office:value="0.00501740847954556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8403306917977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];&quot;_&quot;;[.C53];&quot;_&quot;;[.D53])" office:value-type="string" office:string-value="4_UNKNOWABLE_D" calcext:value-type="string">
            <text:p>4_UNKNOWABLE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3938.63958352543" calcext:value-type="float">
            <text:p>3939</text:p>
          </table:table-cell>
          <table:table-cell office:value-type="float" office:value="0.0059870171704544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0508339933830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];&quot;_&quot;;[.C54];&quot;_&quot;;[.D54])" office:value-type="string" office:string-value="5_UNKNOWABLE_D" calcext:value-type="string">
            <text:p>5_UNKNOWABLE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6745.88813903717" calcext:value-type="float">
            <text:p>6746</text:p>
          </table:table-cell>
          <table:table-cell office:value-type="float" office:value="0.00813372224089706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998432755470276" calcext:value-type="float">
            <text:p>0.998</text:p>
          </table:table-cell>
          <table:table-cell office:value-type="float" office:value="0.001466812202459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];&quot;_&quot;;[.C55];&quot;_&quot;;[.D55])" office:value-type="string" office:string-value="6_UNKNOWABLE_D" calcext:value-type="string">
            <text:p>6_UNKNOWABLE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9932.43099734518" calcext:value-type="float">
            <text:p>9932</text:p>
          </table:table-cell>
          <table:table-cell office:value-type="float" office:value="0.01007597677272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8643518238485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];&quot;_&quot;;[.C56];&quot;_&quot;;[.D56])" office:value-type="string" office:string-value="7_UNKNOWABLE_D" calcext:value-type="string">
            <text:p>7_UNKNOWABLE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3760.3250840315" calcext:value-type="float">
            <text:p>13760</text:p>
          </table:table-cell>
          <table:table-cell office:value-type="float" office:value="0.0122579362887784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3673684284318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];&quot;_&quot;;[.C57];&quot;_&quot;;[.D57])" office:value-type="string" office:string-value="8_UNKNOWABLE_D" calcext:value-type="string">
            <text:p>8_UNKNOWABLE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7602.8589886005" calcext:value-type="float">
            <text:p>17603</text:p>
          </table:table-cell>
          <table:table-cell office:value-type="float" office:value="0.0137475703634359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5074085606427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];&quot;_&quot;;[.C58];&quot;_&quot;;[.D58])" office:value-type="string" office:string-value="9_UNKNOWABLE_D" calcext:value-type="string">
            <text:p>9_UNKNOWABLE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21714.489904997" calcext:value-type="float">
            <text:p>21714</text:p>
          </table:table-cell>
          <table:table-cell office:value-type="float" office:value="0.0151856078631923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786865234375" calcext:value-type="float">
            <text:p>0.787</text:p>
          </table:table-cell>
          <table:table-cell office:value-type="float" office:value="0.0027523398788797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];&quot;_&quot;;[.C59];&quot;_&quot;;[.D59])" office:value-type="string" office:string-value="10_UNKNOWABLE_D" calcext:value-type="string">
            <text:p>10_UNKNOWABLE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26446.7011131295" calcext:value-type="float">
            <text:p>26447</text:p>
          </table:table-cell>
          <table:table-cell office:value-type="float" office:value="0.0167925292611346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0.868295550346375" calcext:value-type="float">
            <text:p>0.868</text:p>
          </table:table-cell>
          <table:table-cell office:value-type="float" office:value="0.0030978147007310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];&quot;_&quot;;[.C60];&quot;_&quot;;[.D60])" office:value-type="string" office:string-value="11_UNKNOWABLE_D" calcext:value-type="string">
            <text:p>11_UNKNOWABLE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27995.90577521" calcext:value-type="float">
            <text:p>27996</text:p>
          </table:table-cell>
          <table:table-cell office:value-type="float" office:value="0.016329977240015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729246556758881" calcext:value-type="float">
            <text:p>0.729</text:p>
          </table:table-cell>
          <table:table-cell office:value-type="float" office:value="0.002843523557600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];&quot;_&quot;;[.C61];&quot;_&quot;;[.D61])" office:value-type="string" office:string-value="12_UNKNOWABLE_D" calcext:value-type="string">
            <text:p>12_UNKNOWABLE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32818.7658312386" calcext:value-type="float">
            <text:p>32819</text:p>
          </table:table-cell>
          <table:table-cell office:value-type="float" office:value="0.017767806508653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32266714327617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];&quot;_&quot;;[.C62];&quot;_&quot;;[.D62])" office:value-type="string" office:string-value="13_UNKNOWABLE_D" calcext:value-type="string">
            <text:p>13_UNKNOWABLE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35601.7986044449" calcext:value-type="float">
            <text:p>35602</text:p>
          </table:table-cell>
          <table:table-cell office:value-type="float" office:value="0.0179239955305645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751121401786804" calcext:value-type="float">
            <text:p>0.751</text:p>
          </table:table-cell>
          <table:table-cell office:value-type="float" office:value="0.0030864002116916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];&quot;_&quot;;[.C63];&quot;_&quot;;[.D63])" office:value-type="string" office:string-value="14_UNKNOWABLE_D" calcext:value-type="string">
            <text:p>14_UNKNOWABLE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36246.414984685" calcext:value-type="float">
            <text:p>36246</text:p>
          </table:table-cell>
          <table:table-cell office:value-type="float" office:value="0.0173893741132965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30768738172562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];&quot;_&quot;;[.C64];&quot;_&quot;;[.D64])" office:value-type="string" office:string-value="15_UNKNOWABLE_D" calcext:value-type="string">
            <text:p>15_UNKNOWABLE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38969.0135882405" calcext:value-type="float">
            <text:p>38969</text:p>
          </table:table-cell>
          <table:table-cell office:value-type="float" office:value="0.0172134787539069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0.771958231925964" calcext:value-type="float">
            <text:p>0.772</text:p>
          </table:table-cell>
          <table:table-cell office:value-type="float" office:value="0.0028266069701326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];&quot;_&quot;;[.C65];&quot;_&quot;;[.D65])" office:value-type="string" office:string-value="16_UNKNOWABLE_D" calcext:value-type="string">
            <text:p>16_UNKNOWABLE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37813.665124312" calcext:value-type="float">
            <text:p>37814</text:p>
          </table:table-cell>
          <table:table-cell office:value-type="float" office:value="0.0159304095668219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58332622051239" calcext:value-type="float">
            <text:p>0.583</text:p>
          </table:table-cell>
          <table:table-cell office:value-type="float" office:value="0.0025031142009040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];&quot;_&quot;;[.C66];&quot;_&quot;;[.D66])" office:value-type="string" office:string-value="17_UNKNOWABLE_D" calcext:value-type="string">
            <text:p>17_UNKNOWABLE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40885.1705645511" calcext:value-type="float">
            <text:p>40885</text:p>
          </table:table-cell>
          <table:table-cell office:value-type="float" office:value="0.0161609611134292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825925469398499" calcext:value-type="float">
            <text:p>0.826</text:p>
          </table:table-cell>
          <table:table-cell office:value-type="float" office:value="0.0027239631734783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];&quot;_&quot;;[.C67];&quot;_&quot;;[.D67])" office:value-type="string" office:string-value="18_UNKNOWABLE_D" calcext:value-type="string">
            <text:p>18_UNKNOWABLE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44420.1402539622" calcext:value-type="float">
            <text:p>44420</text:p>
          </table:table-cell>
          <table:table-cell office:value-type="float" office:value="0.0162845849823153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750574707984924" calcext:value-type="float">
            <text:p>0.751</text:p>
          </table:table-cell>
          <table:table-cell office:value-type="float" office:value="0.0026023937003616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];&quot;_&quot;;[.C68];&quot;_&quot;;[.D68])" office:value-type="string" office:string-value="19_UNKNOWABLE_D" calcext:value-type="string">
            <text:p>19_UNKNOWABLE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48094.2455474064" calcext:value-type="float">
            <text:p>48094</text:p>
          </table:table-cell>
          <table:table-cell office:value-type="float" office:value="0.01676786403218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0.833664894104004" calcext:value-type="float">
            <text:p>0.834</text:p>
          </table:table-cell>
          <table:table-cell office:value-type="float" office:value="0.0027577256204085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];&quot;_&quot;;[.C69];&quot;_&quot;;[.D69])" office:value-type="string" office:string-value="20_UNKNOWABLE_D" calcext:value-type="string">
            <text:p>20_UNKNOWABLE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45304.38967534" calcext:value-type="float">
            <text:p>45304</text:p>
          </table:table-cell>
          <table:table-cell office:value-type="float" office:value="0.015540709404739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672446310520172" calcext:value-type="float">
            <text:p>0.672</text:p>
          </table:table-cell>
          <table:table-cell office:value-type="float" office:value="0.0026282541774285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];&quot;_&quot;;[.C70];&quot;_&quot;;[.D70])" office:value-type="string" office:string-value="200_UNKNOWABLE_D" calcext:value-type="string">
            <text:p>200_UNKNOWABLE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47213.0512648935" calcext:value-type="float">
            <text:p>47213</text:p>
          </table:table-cell>
          <table:table-cell office:value-type="float" office:value="0.0137467915044062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907483100891113" calcext:value-type="float">
            <text:p>0.907</text:p>
          </table:table-cell>
          <table:table-cell office:value-type="float" office:value="0.0020322318017785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];&quot;_&quot;;[.C71];&quot;_&quot;;[.D71])" office:value-type="string" office:string-value="300_UNKNOWABLE_D" calcext:value-type="string">
            <text:p>300_UNKNOWABLE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55463.3562671468" calcext:value-type="float">
            <text:p>55463</text:p>
          </table:table-cell>
          <table:table-cell office:value-type="float" office:value="0.0128580993860802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563839912414551" calcext:value-type="float">
            <text:p>0.564</text:p>
          </table:table-cell>
          <table:table-cell office:value-type="float" office:value="0.002294006627227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];&quot;_&quot;;[.C72];&quot;_&quot;;[.D72])" office:value-type="string" office:string-value="400_UNKNOWABLE_D" calcext:value-type="string">
            <text:p>400_UNKNOWABLE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62020.356872736" calcext:value-type="float">
            <text:p>62020</text:p>
          </table:table-cell>
          <table:table-cell office:value-type="float" office:value="0.0106133397414765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24572542309761" calcext:value-type="float">
            <text:p>0.246</text:p>
          </table:table-cell>
          <table:table-cell office:value-type="float" office:value="0.0012576239336581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];&quot;_&quot;;[.C73];&quot;_&quot;;[.D73])" office:value-type="string" office:string-value="500_UNKNOWABLE_D" calcext:value-type="string">
            <text:p>500_UNKNOWABLE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KNOWABLE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61687.7309307498" calcext:value-type="float">
            <text:p>61688</text:p>
          </table:table-cell>
          <table:table-cell office:value-type="float" office:value="0.0081698644614460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40247032046318" calcext:value-type="float">
            <text:p>0.402</text:p>
          </table:table-cell>
          <table:table-cell office:value-type="float" office:value="0.0011974964912167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];&quot;_&quot;;[.C74];&quot;_&quot;;[.D74])" office:value-type="string" office:string-value="1_TRAVEL_D" calcext:value-type="string">
            <text:p>1_TRAVEL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3247.78947363959" calcext:value-type="float">
            <text:p>3248</text:p>
          </table:table-cell>
          <table:table-cell office:value-type="float" office:value="0.0060579913377758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389883667230606" calcext:value-type="float">
            <text:p>0.390</text:p>
          </table:table-cell>
          <table:table-cell office:value-type="float" office:value="0.000787868944618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5];&quot;_&quot;;[.C75];&quot;_&quot;;[.D75])" office:value-type="string" office:string-value="2_TRAVEL_D" calcext:value-type="string">
            <text:p>2_TRAVEL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637.77713070221" calcext:value-type="float">
            <text:p>1638</text:p>
          </table:table-cell>
          <table:table-cell office:value-type="float" office:value="0.00638963516275663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969203770160675" calcext:value-type="float">
            <text:p>0.969</text:p>
          </table:table-cell>
          <table:table-cell office:value-type="float" office:value="0.000628265869595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6];&quot;_&quot;;[.C76];&quot;_&quot;;[.D76])" office:value-type="string" office:string-value="3_TRAVEL_D" calcext:value-type="string">
            <text:p>3_TRAVEL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2999.26111685151" calcext:value-type="float">
            <text:p>2999</text:p>
          </table:table-cell>
          <table:table-cell office:value-type="float" office:value="0.0083211027694920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59592548795932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7];&quot;_&quot;;[.C77];&quot;_&quot;;[.D77])" office:value-type="string" office:string-value="4_TRAVEL_D" calcext:value-type="string">
            <text:p>4_TRAVEL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3840.76963156445" calcext:value-type="float">
            <text:p>3841</text:p>
          </table:table-cell>
          <table:table-cell office:value-type="float" office:value="0.007781302701170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4493207002304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8];&quot;_&quot;;[.C78];&quot;_&quot;;[.D78])" office:value-type="string" office:string-value="5_TRAVEL_D" calcext:value-type="string">
            <text:p>5_TRAVEL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5329.91488632531" calcext:value-type="float">
            <text:p>5330</text:p>
          </table:table-cell>
          <table:table-cell office:value-type="float" office:value="0.00833297701952953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4643229246636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9];&quot;_&quot;;[.C79];&quot;_&quot;;[.D79])" office:value-type="string" office:string-value="6_TRAVEL_D" calcext:value-type="string">
            <text:p>6_TRAVEL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6388.37893563517" calcext:value-type="float">
            <text:p>6388</text:p>
          </table:table-cell>
          <table:table-cell office:value-type="float" office:value="0.0081982538542841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439264415855142" calcext:value-type="float">
            <text:p>0.000</text:p>
          </table:table-cell>
          <table:table-cell office:value-type="float" office:value="0.000420593947637826" calcext:value-type="float">
            <text:p>0.000</text:p>
          </table:table-cell>
          <table:table-cell office:value-type="float" office:value="6593.39990234375" calcext:value-type="float">
            <text:p>6593</text:p>
          </table:table-cell>
          <table:table-cell table:number-columns-repeated="17"/>
        </table:table-row>
        <table:table-row table:style-name="ro1">
          <table:table-cell table:formula="of:=CONCATENATE([.B80];&quot;_&quot;;[.C80];&quot;_&quot;;[.D80])" office:value-type="string" office:string-value="7_TRAVEL_D" calcext:value-type="string">
            <text:p>7_TRAVEL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7026.72484573383" calcext:value-type="float">
            <text:p>7027</text:p>
          </table:table-cell>
          <table:table-cell office:value-type="float" office:value="0.0075317562815983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365457067105703" calcext:value-type="float">
            <text:p>0.000</text:p>
          </table:table-cell>
          <table:table-cell office:value-type="float" office:value="0.000463072501588613" calcext:value-type="float">
            <text:p>0.000</text:p>
          </table:table-cell>
          <table:table-cell office:value-type="float" office:value="7452" calcext:value-type="float">
            <text:p>7452</text:p>
          </table:table-cell>
          <table:table-cell table:number-columns-repeated="17"/>
        </table:table-row>
        <table:table-row table:style-name="ro1">
          <table:table-cell table:formula="of:=CONCATENATE([.B81];&quot;_&quot;;[.C81];&quot;_&quot;;[.D81])" office:value-type="string" office:string-value="8_TRAVEL_D" calcext:value-type="string">
            <text:p>8_TRAVEL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7655.92386479521" calcext:value-type="float">
            <text:p>7656</text:p>
          </table:table-cell>
          <table:table-cell office:value-type="float" office:value="0.0070632479622837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92575144767761" calcext:value-type="float">
            <text:p>0.893</text:p>
          </table:table-cell>
          <table:table-cell office:value-type="float" office:value="0.000320316952281883" calcext:value-type="float">
            <text:p>0.000</text:p>
          </table:table-cell>
          <table:table-cell office:value-type="float" office:value="0.000519877241458744" calcext:value-type="float">
            <text:p>0.001</text:p>
          </table:table-cell>
          <table:table-cell office:value-type="float" office:value="8105.9296875" calcext:value-type="float">
            <text:p>8106</text:p>
          </table:table-cell>
          <table:table-cell table:number-columns-repeated="17"/>
        </table:table-row>
        <table:table-row table:style-name="ro1">
          <table:table-cell table:formula="of:=CONCATENATE([.B82];&quot;_&quot;;[.C82];&quot;_&quot;;[.D82])" office:value-type="string" office:string-value="9_TRAVEL_D" calcext:value-type="string">
            <text:p>9_TRAVEL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8300.6407626311" calcext:value-type="float">
            <text:p>8301</text:p>
          </table:table-cell>
          <table:table-cell office:value-type="float" office:value="0.0068948387975848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60237717628479" calcext:value-type="float">
            <text:p>0.860</text:p>
          </table:table-cell>
          <table:table-cell office:value-type="float" office:value="0.000322959418276672" calcext:value-type="float">
            <text:p>0.000</text:p>
          </table:table-cell>
          <table:table-cell office:value-type="float" office:value="0.000509480363689363" calcext:value-type="float">
            <text:p>0.001</text:p>
          </table:table-cell>
          <table:table-cell office:value-type="float" office:value="8756.7998046875" calcext:value-type="float">
            <text:p>8757</text:p>
          </table:table-cell>
          <table:table-cell table:number-columns-repeated="17"/>
        </table:table-row>
        <table:table-row table:style-name="ro1">
          <table:table-cell table:formula="of:=CONCATENATE([.B83];&quot;_&quot;;[.C83];&quot;_&quot;;[.D83])" office:value-type="string" office:string-value="10_TRAVEL_D" calcext:value-type="string">
            <text:p>10_TRAVEL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8348.80690078148" calcext:value-type="float">
            <text:p>8349</text:p>
          </table:table-cell>
          <table:table-cell office:value-type="float" office:value="0.0062554243196495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298062822580741" calcext:value-type="float">
            <text:p>0.000</text:p>
          </table:table-cell>
          <table:table-cell office:value-type="float" office:value="0.000366822525393218" calcext:value-type="float">
            <text:p>0.000</text:p>
          </table:table-cell>
          <table:table-cell office:value-type="float" office:value="8637.2197265625" calcext:value-type="float">
            <text:p>8637</text:p>
          </table:table-cell>
          <table:table-cell table:number-columns-repeated="17"/>
        </table:table-row>
        <table:table-row table:style-name="ro1">
          <table:table-cell table:formula="of:=CONCATENATE([.B84];&quot;_&quot;;[.C84];&quot;_&quot;;[.D84])" office:value-type="string" office:string-value="11_TRAVEL_D" calcext:value-type="string">
            <text:p>11_TRAVEL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8741.23990290339" calcext:value-type="float">
            <text:p>8741</text:p>
          </table:table-cell>
          <table:table-cell office:value-type="float" office:value="0.00597087711253013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99943864345551" calcext:value-type="float">
            <text:p>0.800</text:p>
          </table:table-cell>
          <table:table-cell office:value-type="float" office:value="0.000293957187345493" calcext:value-type="float">
            <text:p>0.000</text:p>
          </table:table-cell>
          <table:table-cell office:value-type="float" office:value="0.000361628539394587" calcext:value-type="float">
            <text:p>0.000</text:p>
          </table:table-cell>
          <table:table-cell office:value-type="float" office:value="8935.490234375" calcext:value-type="float">
            <text:p>8935</text:p>
          </table:table-cell>
          <table:table-cell table:number-columns-repeated="17"/>
        </table:table-row>
        <table:table-row table:style-name="ro1">
          <table:table-cell table:formula="of:=CONCATENATE([.B85];&quot;_&quot;;[.C85];&quot;_&quot;;[.D85])" office:value-type="string" office:string-value="12_TRAVEL_D" calcext:value-type="string">
            <text:p>12_TRAVEL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8861.7694432313" calcext:value-type="float">
            <text:p>8862</text:p>
          </table:table-cell>
          <table:table-cell office:value-type="float" office:value="0.00574688379548475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310265485347426" calcext:value-type="float">
            <text:p>0.000</text:p>
          </table:table-cell>
          <table:table-cell office:value-type="float" office:value="0.000274321559118107" calcext:value-type="float">
            <text:p>0.000</text:p>
          </table:table-cell>
          <table:table-cell office:value-type="float" office:value="9218.2001953125" calcext:value-type="float">
            <text:p>9218</text:p>
          </table:table-cell>
          <table:table-cell table:number-columns-repeated="17"/>
        </table:table-row>
        <table:table-row table:style-name="ro1">
          <table:table-cell table:formula="of:=CONCATENATE([.B86];&quot;_&quot;;[.C86];&quot;_&quot;;[.D86])" office:value-type="string" office:string-value="13_TRAVEL_D" calcext:value-type="string">
            <text:p>13_TRAVEL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8556.07168916823" calcext:value-type="float">
            <text:p>8556</text:p>
          </table:table-cell>
          <table:table-cell office:value-type="float" office:value="0.00500789557086564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291667597073168" calcext:value-type="float">
            <text:p>0.000</text:p>
          </table:table-cell>
          <table:table-cell office:value-type="float" office:value="0.00018471316434443" calcext:value-type="float">
            <text:p>0.000</text:p>
          </table:table-cell>
          <table:table-cell office:value-type="float" office:value="8546.099609375" calcext:value-type="float">
            <text:p>8546</text:p>
          </table:table-cell>
          <table:table-cell table:number-columns-repeated="17"/>
        </table:table-row>
        <table:table-row table:style-name="ro1">
          <table:table-cell table:formula="of:=CONCATENATE([.B87];&quot;_&quot;;[.C87];&quot;_&quot;;[.D87])" office:value-type="string" office:string-value="14_TRAVEL_D" calcext:value-type="string">
            <text:p>14_TRAVEL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8920.17448370157" calcext:value-type="float">
            <text:p>8920</text:p>
          </table:table-cell>
          <table:table-cell office:value-type="float" office:value="0.00489474338168909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625975012779236" calcext:value-type="float">
            <text:p>0.626</text:p>
          </table:table-cell>
          <table:table-cell office:value-type="float" office:value="0.000242505896768784" calcext:value-type="float">
            <text:p>0.000</text:p>
          </table:table-cell>
          <table:table-cell office:value-type="float" office:value="0.000137108087074012" calcext:value-type="float">
            <text:p>0.000</text:p>
          </table:table-cell>
          <table:table-cell office:value-type="float" office:value="8619.599609375" calcext:value-type="float">
            <text:p>8620</text:p>
          </table:table-cell>
          <table:table-cell table:number-columns-repeated="17"/>
        </table:table-row>
        <table:table-row table:style-name="ro1">
          <table:table-cell table:formula="of:=CONCATENATE([.B88];&quot;_&quot;;[.C88];&quot;_&quot;;[.D88])" office:value-type="string" office:string-value="15_TRAVEL_D" calcext:value-type="string">
            <text:p>15_TRAVEL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9154.01815591035" calcext:value-type="float">
            <text:p>9154</text:p>
          </table:table-cell>
          <table:table-cell office:value-type="float" office:value="0.00468759269636064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47589194774628" calcext:value-type="float">
            <text:p>0.848</text:p>
          </table:table-cell>
          <table:table-cell office:value-type="float" office:value="0.000235951304189524" calcext:value-type="float">
            <text:p>0.000</text:p>
          </table:table-cell>
          <table:table-cell office:value-type="float" office:value="0.0000786657037679106" calcext:value-type="float">
            <text:p>0.000</text:p>
          </table:table-cell>
          <table:table-cell office:value-type="float" office:value="8924.1103515625" calcext:value-type="float">
            <text:p>8924</text:p>
          </table:table-cell>
          <table:table-cell table:number-columns-repeated="17"/>
        </table:table-row>
        <table:table-row table:style-name="ro1">
          <table:table-cell table:formula="of:=CONCATENATE([.B89];&quot;_&quot;;[.C89];&quot;_&quot;;[.D89])" office:value-type="string" office:string-value="16_TRAVEL_D" calcext:value-type="string">
            <text:p>16_TRAVEL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8818.86348432307" calcext:value-type="float">
            <text:p>8819</text:p>
          </table:table-cell>
          <table:table-cell office:value-type="float" office:value="0.0042268228393461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170507073402405" calcext:value-type="float">
            <text:p>0.171</text:p>
          </table:table-cell>
          <table:table-cell office:value-type="float" office:value="0.000117402853432254" calcext:value-type="float">
            <text:p>0.000</text:p>
          </table:table-cell>
          <table:table-cell office:value-type="float" office:value="0.0000282038781733718" calcext:value-type="float">
            <text:p>0.000</text:p>
          </table:table-cell>
          <table:table-cell office:value-type="float" office:value="8544.7998046875" calcext:value-type="float">
            <text:p>8545</text:p>
          </table:table-cell>
          <table:table-cell table:number-columns-repeated="17"/>
        </table:table-row>
        <table:table-row table:style-name="ro1">
          <table:table-cell table:formula="of:=CONCATENATE([.B90];&quot;_&quot;;[.C90];&quot;_&quot;;[.D90])" office:value-type="string" office:string-value="17_TRAVEL_D" calcext:value-type="string">
            <text:p>17_TRAVEL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9545.15285143421" calcext:value-type="float">
            <text:p>9545</text:p>
          </table:table-cell>
          <table:table-cell office:value-type="float" office:value="0.0046916100122363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450701177120209" calcext:value-type="float">
            <text:p>0.451</text:p>
          </table:table-cell>
          <table:table-cell office:value-type="float" office:value="0.0002844975565641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7977.10009765625" calcext:value-type="float">
            <text:p>7977</text:p>
          </table:table-cell>
          <table:table-cell table:number-columns-repeated="17"/>
        </table:table-row>
        <table:table-row table:style-name="ro1">
          <table:table-cell table:formula="of:=CONCATENATE([.B91];&quot;_&quot;;[.C91];&quot;_&quot;;[.D91])" office:value-type="string" office:string-value="18_TRAVEL_D" calcext:value-type="string">
            <text:p>18_TRAVEL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8845.96000076555" calcext:value-type="float">
            <text:p>8846</text:p>
          </table:table-cell>
          <table:table-cell office:value-type="float" office:value="0.0042223879262890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4141007344077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];&quot;_&quot;;[.C92];&quot;_&quot;;[.D92])" office:value-type="string" office:string-value="19_TRAVEL_D" calcext:value-type="string">
            <text:p>19_TRAVEL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9089.85155053273" calcext:value-type="float">
            <text:p>9090</text:p>
          </table:table-cell>
          <table:table-cell office:value-type="float" office:value="0.0037344911262964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121178232133388" calcext:value-type="float">
            <text:p>0.121</text:p>
          </table:table-cell>
          <table:table-cell office:value-type="float" office:value="0.000096816472573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];&quot;_&quot;;[.C93];&quot;_&quot;;[.D93])" office:value-type="string" office:string-value="20_TRAVEL_D" calcext:value-type="string">
            <text:p>20_TRAVEL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10327.7863552074" calcext:value-type="float">
            <text:p>10328</text:p>
          </table:table-cell>
          <table:table-cell office:value-type="float" office:value="0.0041314188604432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696914792060852" calcext:value-type="float">
            <text:p>0.697</text:p>
          </table:table-cell>
          <table:table-cell office:value-type="float" office:value="0.000336300337119109" calcext:value-type="float">
            <text:p>0.000</text:p>
          </table:table-cell>
          <table:table-cell office:value-type="float" office:value="0.000158165130415" calcext:value-type="float">
            <text:p>0.000</text:p>
          </table:table-cell>
          <table:table-cell office:value-type="float" office:value="9957" calcext:value-type="float">
            <text:p>9957</text:p>
          </table:table-cell>
          <table:table-cell table:number-columns-repeated="17"/>
        </table:table-row>
        <table:table-row table:style-name="ro1">
          <table:table-cell table:formula="of:=CONCATENATE([.B94];&quot;_&quot;;[.C94];&quot;_&quot;;[.D94])" office:value-type="string" office:string-value="200_TRAVEL_D" calcext:value-type="string">
            <text:p>200_TRAVEL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9572.52754055426" calcext:value-type="float">
            <text:p>9573</text:p>
          </table:table-cell>
          <table:table-cell office:value-type="float" office:value="0.0033666817804274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329939305782318" calcext:value-type="float">
            <text:p>0.330</text:p>
          </table:table-cell>
          <table:table-cell office:value-type="float" office:value="0.0001037950654009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];&quot;_&quot;;[.C95];&quot;_&quot;;[.D95])" office:value-type="string" office:string-value="300_TRAVEL_D" calcext:value-type="string">
            <text:p>300_TRAVEL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10779.8602182524" calcext:value-type="float">
            <text:p>10780</text:p>
          </table:table-cell>
          <table:table-cell office:value-type="float" office:value="0.00440926787256425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9448146075929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6];&quot;_&quot;;[.C96];&quot;_&quot;;[.D96])" office:value-type="string" office:string-value="400_TRAVEL_D" calcext:value-type="string">
            <text:p>400_TRAVEL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9284.61602333719" calcext:value-type="float">
            <text:p>9285</text:p>
          </table:table-cell>
          <table:table-cell office:value-type="float" office:value="0.002380485974404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696602016687393" calcext:value-type="float">
            <text:p>0.070</text:p>
          </table:table-cell>
          <table:table-cell office:value-type="float" office:value="0.00005037439557173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7];&quot;_&quot;;[.C97];&quot;_&quot;;[.D97])" office:value-type="string" office:string-value="500_TRAVEL_D" calcext:value-type="string">
            <text:p>500_TRAVEL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8386.39565585085" calcext:value-type="float">
            <text:p>8386</text:p>
          </table:table-cell>
          <table:table-cell office:value-type="float" office:value="0.0018852858562761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20791748166084" calcext:value-type="float">
            <text:p>0.121</text:p>
          </table:table-cell>
          <table:table-cell office:value-type="float" office:value="0.00005910800956024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8];&quot;_&quot;;[.C98];&quot;_&quot;;[.D98])" office:value-type="string" office:string-value="1_TAX_C" calcext:value-type="string">
            <text:p>1_TAX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97.0805400545635" calcext:value-type="float">
            <text:p>97</text:p>
          </table:table-cell>
          <table:table-cell office:value-type="float" office:value="0.0001275241537581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40785907953978" calcext:value-type="float">
            <text:p>0.024</text:p>
          </table:table-cell>
          <table:table-cell office:value-type="float" office:value="0.000002274386808978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];&quot;_&quot;;[.C99];&quot;_&quot;;[.D99])" office:value-type="string" office:string-value="2_TAX_C" calcext:value-type="string">
            <text:p>2_TAX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26.6979680225754" calcext:value-type="float">
            <text:p>27</text:p>
          </table:table-cell>
          <table:table-cell office:value-type="float" office:value="0.00007276554822325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56587734818459" calcext:value-type="float">
            <text:p>0.157</text:p>
          </table:table-cell>
          <table:table-cell office:value-type="float" office:value="0.00000385676497000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];&quot;_&quot;;[.C100];&quot;_&quot;;[.D100])" office:value-type="string" office:string-value="3_TAX_C" calcext:value-type="string">
            <text:p>3_TAX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61.9313627363431" calcext:value-type="float">
            <text:p>62</text:p>
          </table:table-cell>
          <table:table-cell office:value-type="float" office:value="0.0001410523985475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45547577738762" calcext:value-type="float">
            <text:p>0.246</text:p>
          </table:table-cell>
          <table:table-cell office:value-type="float" office:value="0.000004924324885464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1];&quot;_&quot;;[.C101];&quot;_&quot;;[.D101])" office:value-type="string" office:string-value="4_TAX_C" calcext:value-type="string">
            <text:p>4_TAX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13.425445744367" calcext:value-type="float">
            <text:p>113</text:p>
          </table:table-cell>
          <table:table-cell office:value-type="float" office:value="0.0001908329815252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71459782123566" calcext:value-type="float">
            <text:p>0.371</text:p>
          </table:table-cell>
          <table:table-cell office:value-type="float" office:value="0.000005686389352119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2];&quot;_&quot;;[.C102];&quot;_&quot;;[.D102])" office:value-type="string" office:string-value="5_TAX_C" calcext:value-type="string">
            <text:p>5_TAX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195.874066179923" calcext:value-type="float">
            <text:p>196</text:p>
          </table:table-cell>
          <table:table-cell office:value-type="float" office:value="0.0002547215227487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01417976617813" calcext:value-type="float">
            <text:p>0.301</text:p>
          </table:table-cell>
          <table:table-cell office:value-type="float" office:value="0.000006893855681039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3];&quot;_&quot;;[.C103];&quot;_&quot;;[.D103])" office:value-type="string" office:string-value="6_TAX_C" calcext:value-type="string">
            <text:p>6_TAX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286.231959537008" calcext:value-type="float">
            <text:p>286</text:p>
          </table:table-cell>
          <table:table-cell office:value-type="float" office:value="0.0003122632604214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17656165361404" calcext:value-type="float">
            <text:p>0.218</text:p>
          </table:table-cell>
          <table:table-cell office:value-type="float" office:value="0.000008519857377670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4];&quot;_&quot;;[.C104];&quot;_&quot;;[.D104])" office:value-type="string" office:string-value="7_TAX_C" calcext:value-type="string">
            <text:p>7_TAX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383.530449356183" calcext:value-type="float">
            <text:p>384</text:p>
          </table:table-cell>
          <table:table-cell office:value-type="float" office:value="0.000348591061730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31487357616425" calcext:value-type="float">
            <text:p>0.331</text:p>
          </table:table-cell>
          <table:table-cell office:value-type="float" office:value="0.00001062197222432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5];&quot;_&quot;;[.C105];&quot;_&quot;;[.D105])" office:value-type="string" office:string-value="8_TAX_C" calcext:value-type="string">
            <text:p>8_TAX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402.066941191388" calcext:value-type="float">
            <text:p>402</text:p>
          </table:table-cell>
          <table:table-cell office:value-type="float" office:value="0.0003148051753972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38351872563362" calcext:value-type="float">
            <text:p>0.138</text:p>
          </table:table-cell>
          <table:table-cell office:value-type="float" office:value="0.000007066163168348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6];&quot;_&quot;;[.C106];&quot;_&quot;;[.D106])" office:value-type="string" office:string-value="9_TAX_C" calcext:value-type="string">
            <text:p>9_TAX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490.329203143766" calcext:value-type="float">
            <text:p>490</text:p>
          </table:table-cell>
          <table:table-cell office:value-type="float" office:value="0.000348912343966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46638253331184" calcext:value-type="float">
            <text:p>0.247</text:p>
          </table:table-cell>
          <table:table-cell office:value-type="float" office:value="0.000009861031807461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7];&quot;_&quot;;[.C107];&quot;_&quot;;[.D107])" office:value-type="string" office:string-value="10_TAX_C" calcext:value-type="string">
            <text:p>10_TAX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541.632722580646" calcext:value-type="float">
            <text:p>542</text:p>
          </table:table-cell>
          <table:table-cell office:value-type="float" office:value="0.0003439596130436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08825452625752" calcext:value-type="float">
            <text:p>0.109</text:p>
          </table:table-cell>
          <table:table-cell office:value-type="float" office:value="0.00000846317724350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8];&quot;_&quot;;[.C108];&quot;_&quot;;[.D108])" office:value-type="string" office:string-value="11_TAX_C" calcext:value-type="string">
            <text:p>11_TAX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512.697230615945" calcext:value-type="float">
            <text:p>513</text:p>
          </table:table-cell>
          <table:table-cell office:value-type="float" office:value="0.000290658945280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37425699830055" calcext:value-type="float">
            <text:p>0.237</text:p>
          </table:table-cell>
          <table:table-cell office:value-type="float" office:value="0.00000968925813584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9];&quot;_&quot;;[.C109];&quot;_&quot;;[.D109])" office:value-type="string" office:string-value="12_TAX_C" calcext:value-type="string">
            <text:p>12_TAX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516.515965263433" calcext:value-type="float">
            <text:p>517</text:p>
          </table:table-cell>
          <table:table-cell office:value-type="float" office:value="0.0002667877524136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28336083889008" calcext:value-type="float">
            <text:p>0.093</text:p>
          </table:table-cell>
          <table:table-cell office:value-type="float" office:value="0.000005372008663951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0];&quot;_&quot;;[.C110];&quot;_&quot;;[.D110])" office:value-type="string" office:string-value="13_TAX_C" calcext:value-type="string">
            <text:p>13_TAX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511.297294559451" calcext:value-type="float">
            <text:p>511</text:p>
          </table:table-cell>
          <table:table-cell office:value-type="float" office:value="0.0002596062244887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05539128184319" calcext:value-type="float">
            <text:p>0.106</text:p>
          </table:table-cell>
          <table:table-cell office:value-type="float" office:value="0.000007286752480128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1];&quot;_&quot;;[.C111];&quot;_&quot;;[.D111])" office:value-type="string" office:string-value="14_TAX_C" calcext:value-type="string">
            <text:p>14_TAX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531.434944862385" calcext:value-type="float">
            <text:p>531</text:p>
          </table:table-cell>
          <table:table-cell office:value-type="float" office:value="0.00024422987570344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21888446807861" calcext:value-type="float">
            <text:p>0.082</text:p>
          </table:table-cell>
          <table:table-cell office:value-type="float" office:value="0.000004449566717868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2];&quot;_&quot;;[.C112];&quot;_&quot;;[.D112])" office:value-type="string" office:string-value="15_TAX_C" calcext:value-type="string">
            <text:p>15_TAX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529.387841133716" calcext:value-type="float">
            <text:p>529</text:p>
          </table:table-cell>
          <table:table-cell office:value-type="float" office:value="0.0002835488251791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36929965019226" calcext:value-type="float">
            <text:p>0.537</text:p>
          </table:table-cell>
          <table:table-cell office:value-type="float" office:value="0.00004566064484297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3];&quot;_&quot;;[.C113];&quot;_&quot;;[.D113])" office:value-type="string" office:string-value="16_TAX_C" calcext:value-type="string">
            <text:p>16_TAX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538.315678369686" calcext:value-type="float">
            <text:p>538</text:p>
          </table:table-cell>
          <table:table-cell office:value-type="float" office:value="0.0002061604245014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32764531672001" calcext:value-type="float">
            <text:p>0.053</text:p>
          </table:table-cell>
          <table:table-cell office:value-type="float" office:value="0.000003212763891327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4];&quot;_&quot;;[.C114];&quot;_&quot;;[.D114])" office:value-type="string" office:string-value="17_TAX_C" calcext:value-type="string">
            <text:p>17_TAX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576.893617222011" calcext:value-type="float">
            <text:p>577</text:p>
          </table:table-cell>
          <table:table-cell office:value-type="float" office:value="0.0002419616779753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44473487138748" calcext:value-type="float">
            <text:p>0.074</text:p>
          </table:table-cell>
          <table:table-cell office:value-type="float" office:value="0.00000526983443442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5];&quot;_&quot;;[.C115];&quot;_&quot;;[.D115])" office:value-type="string" office:string-value="18_TAX_C" calcext:value-type="string">
            <text:p>18_TAX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361.074721874892" calcext:value-type="float">
            <text:p>361</text:p>
          </table:table-cell>
          <table:table-cell office:value-type="float" office:value="0.0001264549489037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95407513529062" calcext:value-type="float">
            <text:p>0.020</text:p>
          </table:table-cell>
          <table:table-cell office:value-type="float" office:value="0.000001145388976664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6];&quot;_&quot;;[.C116];&quot;_&quot;;[.D116])" office:value-type="string" office:string-value="19_TAX_C" calcext:value-type="string">
            <text:p>19_TAX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354.55846010941" calcext:value-type="float">
            <text:p>355</text:p>
          </table:table-cell>
          <table:table-cell office:value-type="float" office:value="0.0001286758706416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83403715491295" calcext:value-type="float">
            <text:p>0.018</text:p>
          </table:table-cell>
          <table:table-cell office:value-type="float" office:value="0.0000011680547943504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7];&quot;_&quot;;[.C117];&quot;_&quot;;[.D117])" office:value-type="string" office:string-value="20_TAX_C" calcext:value-type="string">
            <text:p>20_TAX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496.514037333964" calcext:value-type="float">
            <text:p>497</text:p>
          </table:table-cell>
          <table:table-cell office:value-type="float" office:value="0.0001612751514807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71916736662388" calcext:value-type="float">
            <text:p>0.057</text:p>
          </table:table-cell>
          <table:table-cell office:value-type="float" office:value="0.000004723187640588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8];&quot;_&quot;;[.C118];&quot;_&quot;;[.D118])" office:value-type="string" office:string-value="200_TAX_C" calcext:value-type="string">
            <text:p>200_TAX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470.79413332171" calcext:value-type="float">
            <text:p>471</text:p>
          </table:table-cell>
          <table:table-cell office:value-type="float" office:value="0.0001636759453568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3771837949753" calcext:value-type="float">
            <text:p>0.164</text:p>
          </table:table-cell>
          <table:table-cell office:value-type="float" office:value="0.000005532637763093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19];&quot;_&quot;;[.C119];&quot;_&quot;;[.D119])" office:value-type="string" office:string-value="300_TAX_C" calcext:value-type="string">
            <text:p>300_TAX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415.913969529904" calcext:value-type="float">
            <text:p>416</text:p>
          </table:table-cell>
          <table:table-cell office:value-type="float" office:value="0.00009351633978411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27634089440107" calcext:value-type="float">
            <text:p>0.013</text:p>
          </table:table-cell>
          <table:table-cell office:value-type="float" office:value="0.0000005711692740099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0];&quot;_&quot;;[.C120];&quot;_&quot;;[.D120])" office:value-type="string" office:string-value="400_TAX_C" calcext:value-type="string">
            <text:p>400_TAX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445.558375634518" calcext:value-type="float">
            <text:p>446</text:p>
          </table:table-cell>
          <table:table-cell office:value-type="float" office:value="0.00009214488873943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440287835896" calcext:value-type="float">
            <text:p>0.014</text:p>
          </table:table-cell>
          <table:table-cell office:value-type="float" office:value="0.000000760800033124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1];&quot;_&quot;;[.C121];&quot;_&quot;;[.D121])" office:value-type="string" office:string-value="500_TAX_C" calcext:value-type="string">
            <text:p>500_TAX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768.587282971124" calcext:value-type="float">
            <text:p>769</text:p>
          </table:table-cell>
          <table:table-cell office:value-type="float" office:value="0.000148964294366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26584295928478" calcext:value-type="float">
            <text:p>0.043</text:p>
          </table:table-cell>
          <table:table-cell office:value-type="float" office:value="0.000005082103961816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2];&quot;_&quot;;[.C122];&quot;_&quot;;[.D122])" office:value-type="string" office:string-value="1_TAX_D" calcext:value-type="string">
            <text:p>1_TAX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67.9650793650794" calcext:value-type="float">
            <text:p>68</text:p>
          </table:table-cell>
          <table:table-cell office:value-type="float" office:value="0.000157192673918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89897192269564" calcext:value-type="float">
            <text:p>0.029</text:p>
          </table:table-cell>
          <table:table-cell office:value-type="float" office:value="0.000003620665847291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3];&quot;_&quot;;[.C123];&quot;_&quot;;[.D123])" office:value-type="string" office:string-value="2_TAX_D" calcext:value-type="string">
            <text:p>2_TAX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36.703414444402" calcext:value-type="float">
            <text:p>137</text:p>
          </table:table-cell>
          <table:table-cell office:value-type="float" office:value="0.0002408205354033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8134578723234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4];&quot;_&quot;;[.C124];&quot;_&quot;;[.D124])" office:value-type="string" office:string-value="3_TAX_D" calcext:value-type="string">
            <text:p>3_TAX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93.1829684106269" calcext:value-type="float">
            <text:p>93</text:p>
          </table:table-cell>
          <table:table-cell office:value-type="float" office:value="0.0001704504385686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17182338237762" calcext:value-type="float">
            <text:p>0.717</text:p>
          </table:table-cell>
          <table:table-cell office:value-type="float" office:value="0.00001790154121726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5];&quot;_&quot;;[.C125];&quot;_&quot;;[.D125])" office:value-type="string" office:string-value="4_TAX_D" calcext:value-type="string">
            <text:p>4_TAX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157.975476431886" calcext:value-type="float">
            <text:p>158</text:p>
          </table:table-cell>
          <table:table-cell office:value-type="float" office:value="0.0002679115539879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3516030125881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6];&quot;_&quot;;[.C126];&quot;_&quot;;[.D126])" office:value-type="string" office:string-value="5_TAX_D" calcext:value-type="string">
            <text:p>5_TAX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339.21693715745" calcext:value-type="float">
            <text:p>339</text:p>
          </table:table-cell>
          <table:table-cell office:value-type="float" office:value="0.000411961803801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12513828277588" calcext:value-type="float">
            <text:p>0.813</text:p>
          </table:table-cell>
          <table:table-cell office:value-type="float" office:value="0.00003430781538938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7];&quot;_&quot;;[.C127];&quot;_&quot;;[.D127])" office:value-type="string" office:string-value="6_TAX_D" calcext:value-type="string">
            <text:p>6_TAX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526.627432037354" calcext:value-type="float">
            <text:p>527</text:p>
          </table:table-cell>
          <table:table-cell office:value-type="float" office:value="0.0005346872016345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21160304546356" calcext:value-type="float">
            <text:p>0.521</text:p>
          </table:table-cell>
          <table:table-cell office:value-type="float" office:value="0.00003379404408873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8];&quot;_&quot;;[.C128];&quot;_&quot;;[.D128])" office:value-type="string" office:string-value="7_TAX_D" calcext:value-type="string">
            <text:p>7_TAX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725.539157171697" calcext:value-type="float">
            <text:p>726</text:p>
          </table:table-cell>
          <table:table-cell office:value-type="float" office:value="0.0006634170349068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1146582365036" calcext:value-type="float">
            <text:p>0.411</text:p>
          </table:table-cell>
          <table:table-cell office:value-type="float" office:value="0.00003496192235846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29];&quot;_&quot;;[.C129];&quot;_&quot;;[.D129])" office:value-type="string" office:string-value="8_TAX_D" calcext:value-type="string">
            <text:p>8_TAX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134.43118898701" calcext:value-type="float">
            <text:p>1134</text:p>
          </table:table-cell>
          <table:table-cell office:value-type="float" office:value="0.00089536670491855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95888352394104" calcext:value-type="float">
            <text:p>0.996</text:p>
          </table:table-cell>
          <table:table-cell office:value-type="float" office:value="0.00008235479062930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0];&quot;_&quot;;[.C130];&quot;_&quot;;[.D130])" office:value-type="string" office:string-value="9_TAX_D" calcext:value-type="string">
            <text:p>9_TAX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487.16333757042" calcext:value-type="float">
            <text:p>1487</text:p>
          </table:table-cell>
          <table:table-cell office:value-type="float" office:value="0.00101098474786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55555582046509" calcext:value-type="float">
            <text:p>0.556</text:p>
          </table:table-cell>
          <table:table-cell office:value-type="float" office:value="0.00006467203298735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1];&quot;_&quot;;[.C131];&quot;_&quot;;[.D131])" office:value-type="string" office:string-value="10_TAX_D" calcext:value-type="string">
            <text:p>10_TAX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2074.67961080299" calcext:value-type="float">
            <text:p>2075</text:p>
          </table:table-cell>
          <table:table-cell office:value-type="float" office:value="0.001390519929174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23252952098846" calcext:value-type="float">
            <text:p>0.723</text:p>
          </table:table-cell>
          <table:table-cell office:value-type="float" office:value="0.0001730014768261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2];&quot;_&quot;;[.C132];&quot;_&quot;;[.D132])" office:value-type="string" office:string-value="11_TAX_D" calcext:value-type="string">
            <text:p>11_TAX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3811.59046760648" calcext:value-type="float">
            <text:p>3812</text:p>
          </table:table-cell>
          <table:table-cell office:value-type="float" office:value="0.0028890969449388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925334990024567" calcext:value-type="float">
            <text:p>0.925</text:p>
          </table:table-cell>
          <table:table-cell office:value-type="float" office:value="0.0009050359923248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3];&quot;_&quot;;[.C133];&quot;_&quot;;[.D133])" office:value-type="string" office:string-value="12_TAX_D" calcext:value-type="string">
            <text:p>12_TAX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6080.44129878693" calcext:value-type="float">
            <text:p>6080</text:p>
          </table:table-cell>
          <table:table-cell office:value-type="float" office:value="0.0042753566675475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755528271198273" calcext:value-type="float">
            <text:p>0.756</text:p>
          </table:table-cell>
          <table:table-cell office:value-type="float" office:value="0.0015232494194517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4];&quot;_&quot;;[.C134];&quot;_&quot;;[.D134])" office:value-type="string" office:string-value="13_TAX_D" calcext:value-type="string">
            <text:p>13_TAX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7706.91287524033" calcext:value-type="float">
            <text:p>7707</text:p>
          </table:table-cell>
          <table:table-cell office:value-type="float" office:value="0.005511746671010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986584365367889" calcext:value-type="float">
            <text:p>0.987</text:p>
          </table:table-cell>
          <table:table-cell office:value-type="float" office:value="0.002246275392295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5];&quot;_&quot;;[.C135];&quot;_&quot;;[.D135])" office:value-type="string" office:string-value="14_TAX_D" calcext:value-type="string">
            <text:p>14_TAX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0542.6630630945" calcext:value-type="float">
            <text:p>10543</text:p>
          </table:table-cell>
          <table:table-cell office:value-type="float" office:value="0.00648946214944669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736601889133453" calcext:value-type="float">
            <text:p>0.737</text:p>
          </table:table-cell>
          <table:table-cell office:value-type="float" office:value="0.002541612379171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6];&quot;_&quot;;[.C136];&quot;_&quot;;[.D136])" office:value-type="string" office:string-value="15_TAX_D" calcext:value-type="string">
            <text:p>15_TAX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1448.1286962765" calcext:value-type="float">
            <text:p>11448</text:p>
          </table:table-cell>
          <table:table-cell office:value-type="float" office:value="0.0067778937876484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776207566261292" calcext:value-type="float">
            <text:p>0.776</text:p>
          </table:table-cell>
          <table:table-cell office:value-type="float" office:value="0.0026433091223492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7];&quot;_&quot;;[.C137];&quot;_&quot;;[.D137])" office:value-type="string" office:string-value="16_TAX_D" calcext:value-type="string">
            <text:p>16_TAX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5050.8241856151" calcext:value-type="float">
            <text:p>15051</text:p>
          </table:table-cell>
          <table:table-cell office:value-type="float" office:value="0.00870392856810661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770093977451324" calcext:value-type="float">
            <text:p>0.770</text:p>
          </table:table-cell>
          <table:table-cell office:value-type="float" office:value="0.0036070860928322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8];&quot;_&quot;;[.C138];&quot;_&quot;;[.D138])" office:value-type="string" office:string-value="17_TAX_D" calcext:value-type="string">
            <text:p>17_TAX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9996.0901525885" calcext:value-type="float">
            <text:p>19996</text:p>
          </table:table-cell>
          <table:table-cell office:value-type="float" office:value="0.010432887376319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728659570217133" calcext:value-type="float">
            <text:p>0.729</text:p>
          </table:table-cell>
          <table:table-cell office:value-type="float" office:value="0.004015053015350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39];&quot;_&quot;;[.C139];&quot;_&quot;;[.D139])" office:value-type="string" office:string-value="18_TAX_D" calcext:value-type="string">
            <text:p>18_TAX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9960.82584134576" calcext:value-type="float">
            <text:p>9961</text:p>
          </table:table-cell>
          <table:table-cell office:value-type="float" office:value="0.00460478857583493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619268298149109" calcext:value-type="float">
            <text:p>0.619</text:p>
          </table:table-cell>
          <table:table-cell office:value-type="float" office:value="0.0014123689152902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0];&quot;_&quot;;[.C140];&quot;_&quot;;[.D140])" office:value-type="string" office:string-value="19_TAX_D" calcext:value-type="string">
            <text:p>19_TAX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6753.15798357208" calcext:value-type="float">
            <text:p>6753</text:p>
          </table:table-cell>
          <table:table-cell office:value-type="float" office:value="0.0023307158001811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410855770111084" calcext:value-type="float">
            <text:p>0.411</text:p>
          </table:table-cell>
          <table:table-cell office:value-type="float" office:value="0.0003404218854465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1];&quot;_&quot;;[.C141];&quot;_&quot;;[.D141])" office:value-type="string" office:string-value="20_TAX_D" calcext:value-type="string">
            <text:p>20_TAX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7269.71023338988" calcext:value-type="float">
            <text:p>7270</text:p>
          </table:table-cell>
          <table:table-cell office:value-type="float" office:value="0.0025171949881588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397068291902542" calcext:value-type="float">
            <text:p>0.397</text:p>
          </table:table-cell>
          <table:table-cell office:value-type="float" office:value="0.0003510882621511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2];&quot;_&quot;;[.C142];&quot;_&quot;;[.D142])" office:value-type="string" office:string-value="200_TAX_D" calcext:value-type="string">
            <text:p>200_TAX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8289.98609751406" calcext:value-type="float">
            <text:p>8290</text:p>
          </table:table-cell>
          <table:table-cell office:value-type="float" office:value="0.0023443323960388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54466712474823" calcext:value-type="float">
            <text:p>0.754</text:p>
          </table:table-cell>
          <table:table-cell office:value-type="float" office:value="0.0003706625258700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3];&quot;_&quot;;[.C143];&quot;_&quot;;[.D143])" office:value-type="string" office:string-value="300_TAX_D" calcext:value-type="string">
            <text:p>300_TAX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10822.020843291" calcext:value-type="float">
            <text:p>10822</text:p>
          </table:table-cell>
          <table:table-cell office:value-type="float" office:value="0.0031229617098028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765483856201172" calcext:value-type="float">
            <text:p>0.765</text:p>
          </table:table-cell>
          <table:table-cell office:value-type="float" office:value="0.0009178988758015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4];&quot;_&quot;;[.C144];&quot;_&quot;;[.D144])" office:value-type="string" office:string-value="400_TAX_D" calcext:value-type="string">
            <text:p>400_TAX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0835.7190684473" calcext:value-type="float">
            <text:p>20836</text:p>
          </table:table-cell>
          <table:table-cell office:value-type="float" office:value="0.00927690116173526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702899813652039" calcext:value-type="float">
            <text:p>0.703</text:p>
          </table:table-cell>
          <table:table-cell office:value-type="float" office:value="0.0041102615454243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5];&quot;_&quot;;[.C145];&quot;_&quot;;[.D145])" office:value-type="string" office:string-value="500_TAX_D" calcext:value-type="string">
            <text:p>500_TAX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54296.6235123579" calcext:value-type="float">
            <text:p>54297</text:p>
          </table:table-cell>
          <table:table-cell office:value-type="float" office:value="0.0234903160554127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0.804138720035553" calcext:value-type="float">
            <text:p>0.804</text:p>
          </table:table-cell>
          <table:table-cell office:value-type="float" office:value="0.00977117721845423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6];&quot;_&quot;;[.C146];&quot;_&quot;;[.D146])" office:value-type="string" office:string-value="1_SWEEP_C" calcext:value-type="string">
            <text:p>1_SWEEP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7];&quot;_&quot;;[.C147];&quot;_&quot;;[.D147])" office:value-type="string" office:string-value="2_SWEEP_C" calcext:value-type="string">
            <text:p>2_SWEEP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60.072106272852" calcext:value-type="float">
            <text:p>160</text:p>
          </table:table-cell>
          <table:table-cell office:value-type="float" office:value="0.0002076543289809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54610574245453" calcext:value-type="float">
            <text:p>0.655</text:p>
          </table:table-cell>
          <table:table-cell office:value-type="float" office:value="0.000034586217861044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8];&quot;_&quot;;[.C148];&quot;_&quot;;[.D148])" office:value-type="string" office:string-value="3_SWEEP_C" calcext:value-type="string">
            <text:p>3_SWEEP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55.378555769984" calcext:value-type="float">
            <text:p>155</text:p>
          </table:table-cell>
          <table:table-cell office:value-type="float" office:value="0.0001986995144977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49675524234772" calcext:value-type="float">
            <text:p>0.550</text:p>
          </table:table-cell>
          <table:table-cell office:value-type="float" office:value="0.00003282822071508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49];&quot;_&quot;;[.C149];&quot;_&quot;;[.D149])" office:value-type="string" office:string-value="4_SWEEP_C" calcext:value-type="string">
            <text:p>4_SWEEP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273.008031153298" calcext:value-type="float">
            <text:p>273</text:p>
          </table:table-cell>
          <table:table-cell office:value-type="float" office:value="0.0002327012777419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37930548191071" calcext:value-type="float">
            <text:p>0.538</text:p>
          </table:table-cell>
          <table:table-cell office:value-type="float" office:value="0.00003401664139735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0];&quot;_&quot;;[.C150];&quot;_&quot;;[.D150])" office:value-type="string" office:string-value="5_SWEEP_C" calcext:value-type="string">
            <text:p>5_SWEEP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469.805041972938" calcext:value-type="float">
            <text:p>470</text:p>
          </table:table-cell>
          <table:table-cell office:value-type="float" office:value="0.0003283758598094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78171497583389" calcext:value-type="float">
            <text:p>0.478</text:p>
          </table:table-cell>
          <table:table-cell office:value-type="float" office:value="0.00004903715420603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1];&quot;_&quot;;[.C151];&quot;_&quot;;[.D151])" office:value-type="string" office:string-value="6_SWEEP_C" calcext:value-type="string">
            <text:p>6_SWEEP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788.619803521876" calcext:value-type="float">
            <text:p>789</text:p>
          </table:table-cell>
          <table:table-cell office:value-type="float" office:value="0.0004590827045797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85486233234406" calcext:value-type="float">
            <text:p>0.585</text:p>
          </table:table-cell>
          <table:table-cell office:value-type="float" office:value="0.00007310135632558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2];&quot;_&quot;;[.C152];&quot;_&quot;;[.D152])" office:value-type="string" office:string-value="7_SWEEP_C" calcext:value-type="string">
            <text:p>7_SWEEP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888.151957305401" calcext:value-type="float">
            <text:p>888</text:p>
          </table:table-cell>
          <table:table-cell office:value-type="float" office:value="0.000497637691990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85459136962891" calcext:value-type="float">
            <text:p>0.685</text:p>
          </table:table-cell>
          <table:table-cell office:value-type="float" office:value="0.00008906351990020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3];&quot;_&quot;;[.C153];&quot;_&quot;;[.D153])" office:value-type="string" office:string-value="8_SWEEP_C" calcext:value-type="string">
            <text:p>8_SWEEP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225.15598223675" calcext:value-type="float">
            <text:p>1225</text:p>
          </table:table-cell>
          <table:table-cell office:value-type="float" office:value="0.00061536261251447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59646391868591" calcext:value-type="float">
            <text:p>0.660</text:p>
          </table:table-cell>
          <table:table-cell office:value-type="float" office:value="0.000089197651364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4];&quot;_&quot;;[.C154];&quot;_&quot;;[.D154])" office:value-type="string" office:string-value="9_SWEEP_C" calcext:value-type="string">
            <text:p>9_SWEEP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1910.49127037602" calcext:value-type="float">
            <text:p>1910</text:p>
          </table:table-cell>
          <table:table-cell office:value-type="float" office:value="0.0007875856331535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85231071710586" calcext:value-type="float">
            <text:p>0.485</text:p>
          </table:table-cell>
          <table:table-cell office:value-type="float" office:value="0.0001465629911596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5];&quot;_&quot;;[.C155];&quot;_&quot;;[.D155])" office:value-type="string" office:string-value="10_SWEEP_C" calcext:value-type="string">
            <text:p>10_SWEEP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2194.60442510096" calcext:value-type="float">
            <text:p>2195</text:p>
          </table:table-cell>
          <table:table-cell office:value-type="float" office:value="0.00085118638625790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46167314052582" calcext:value-type="float">
            <text:p>0.546</text:p>
          </table:table-cell>
          <table:table-cell office:value-type="float" office:value="0.0001433843136739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6];&quot;_&quot;;[.C156];&quot;_&quot;;[.D156])" office:value-type="string" office:string-value="11_SWEEP_C" calcext:value-type="string">
            <text:p>11_SWEEP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2694.8373269329" calcext:value-type="float">
            <text:p>2695</text:p>
          </table:table-cell>
          <table:table-cell office:value-type="float" office:value="0.000982290876005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47170281410217" calcext:value-type="float">
            <text:p>0.547</text:p>
          </table:table-cell>
          <table:table-cell office:value-type="float" office:value="0.0001817898945766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7];&quot;_&quot;;[.C157];&quot;_&quot;;[.D157])" office:value-type="string" office:string-value="12_SWEEP_C" calcext:value-type="string">
            <text:p>12_SWEEP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3191.72538909175" calcext:value-type="float">
            <text:p>3192</text:p>
          </table:table-cell>
          <table:table-cell office:value-type="float" office:value="0.0009299094237217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98278737068176" calcext:value-type="float">
            <text:p>0.498</text:p>
          </table:table-cell>
          <table:table-cell office:value-type="float" office:value="0.0001500424802397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8];&quot;_&quot;;[.C158];&quot;_&quot;;[.D158])" office:value-type="string" office:string-value="13_SWEEP_C" calcext:value-type="string">
            <text:p>13_SWEEP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3546.6395331148" calcext:value-type="float">
            <text:p>3547</text:p>
          </table:table-cell>
          <table:table-cell office:value-type="float" office:value="0.0010721273519612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69763481616974" calcext:value-type="float">
            <text:p>0.570</text:p>
          </table:table-cell>
          <table:table-cell office:value-type="float" office:value="0.0002040396166036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59];&quot;_&quot;;[.C159];&quot;_&quot;;[.D159])" office:value-type="string" office:string-value="14_SWEEP_C" calcext:value-type="string">
            <text:p>14_SWEEP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4230.10026656537" calcext:value-type="float">
            <text:p>4230</text:p>
          </table:table-cell>
          <table:table-cell office:value-type="float" office:value="0.001314397681694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50216203927994" calcext:value-type="float">
            <text:p>0.450</text:p>
          </table:table-cell>
          <table:table-cell office:value-type="float" office:value="0.0002407937482926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0];&quot;_&quot;;[.C160];&quot;_&quot;;[.D160])" office:value-type="string" office:string-value="15_SWEEP_C" calcext:value-type="string">
            <text:p>15_SWEEP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4502.3404822373" calcext:value-type="float">
            <text:p>4502</text:p>
          </table:table-cell>
          <table:table-cell office:value-type="float" office:value="0.0012592584463341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02071505784988" calcext:value-type="float">
            <text:p>0.402</text:p>
          </table:table-cell>
          <table:table-cell office:value-type="float" office:value="0.0002120753781246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1];&quot;_&quot;;[.C161];&quot;_&quot;;[.D161])" office:value-type="string" office:string-value="16_SWEEP_C" calcext:value-type="string">
            <text:p>16_SWEEP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3409.06717231428" calcext:value-type="float">
            <text:p>3409</text:p>
          </table:table-cell>
          <table:table-cell office:value-type="float" office:value="0.00099407164322537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37619537115097" calcext:value-type="float">
            <text:p>0.438</text:p>
          </table:table-cell>
          <table:table-cell office:value-type="float" office:value="0.000149529472354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2];&quot;_&quot;;[.C162];&quot;_&quot;;[.D162])" office:value-type="string" office:string-value="17_SWEEP_C" calcext:value-type="string">
            <text:p>17_SWEEP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3435.79389088991" calcext:value-type="float">
            <text:p>3436</text:p>
          </table:table-cell>
          <table:table-cell office:value-type="float" office:value="0.0008032115198663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40388947725296" calcext:value-type="float">
            <text:p>0.440</text:p>
          </table:table-cell>
          <table:table-cell office:value-type="float" office:value="0.0001208997926382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3];&quot;_&quot;;[.C163];&quot;_&quot;;[.D163])" office:value-type="string" office:string-value="18_SWEEP_C" calcext:value-type="string">
            <text:p>18_SWEEP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6632.62900134576" calcext:value-type="float">
            <text:p>6633</text:p>
          </table:table-cell>
          <table:table-cell office:value-type="float" office:value="0.0014640607957013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45336371660232" calcext:value-type="float">
            <text:p>0.445</text:p>
          </table:table-cell>
          <table:table-cell office:value-type="float" office:value="0.0002494810700626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4];&quot;_&quot;;[.C164];&quot;_&quot;;[.D164])" office:value-type="string" office:string-value="19_SWEEP_C" calcext:value-type="string">
            <text:p>19_SWEEP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4946.07641188843" calcext:value-type="float">
            <text:p>4946</text:p>
          </table:table-cell>
          <table:table-cell office:value-type="float" office:value="0.001077362282360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77058535814285" calcext:value-type="float">
            <text:p>0.377</text:p>
          </table:table-cell>
          <table:table-cell office:value-type="float" office:value="0.0001990558979879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5];&quot;_&quot;;[.C165];&quot;_&quot;;[.D165])" office:value-type="string" office:string-value="20_SWEEP_C" calcext:value-type="string">
            <text:p>20_SWEEP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4069.58846433028" calcext:value-type="float">
            <text:p>4070</text:p>
          </table:table-cell>
          <table:table-cell office:value-type="float" office:value="0.0009595589649068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231831833720207" calcext:value-type="float">
            <text:p>0.232</text:p>
          </table:table-cell>
          <table:table-cell office:value-type="float" office:value="0.0001224331265131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6];&quot;_&quot;;[.C166];&quot;_&quot;;[.D166])" office:value-type="string" office:string-value="200_SWEEP_C" calcext:value-type="string">
            <text:p>200_SWEEP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9476.53197377544" calcext:value-type="float">
            <text:p>9477</text:p>
          </table:table-cell>
          <table:table-cell office:value-type="float" office:value="0.001571718200551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411455273628235" calcext:value-type="float">
            <text:p>0.411</text:p>
          </table:table-cell>
          <table:table-cell office:value-type="float" office:value="0.0002704410523447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7];&quot;_&quot;;[.C167];&quot;_&quot;;[.D167])" office:value-type="string" office:string-value="300_SWEEP_C" calcext:value-type="string">
            <text:p>300_SWEEP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14185.5635589384" calcext:value-type="float">
            <text:p>14186</text:p>
          </table:table-cell>
          <table:table-cell office:value-type="float" office:value="0.00183003239770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481044828891754" calcext:value-type="float">
            <text:p>0.481</text:p>
          </table:table-cell>
          <table:table-cell office:value-type="float" office:value="0.0003705462554363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8];&quot;_&quot;;[.C168];&quot;_&quot;;[.D168])" office:value-type="string" office:string-value="400_SWEEP_C" calcext:value-type="string">
            <text:p>400_SWEEP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12062.3051100244" calcext:value-type="float">
            <text:p>12062</text:p>
          </table:table-cell>
          <table:table-cell office:value-type="float" office:value="0.0015232617932057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64418399333954" calcext:value-type="float">
            <text:p>0.164</text:p>
          </table:table-cell>
          <table:table-cell office:value-type="float" office:value="0.0001570574847389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69];&quot;_&quot;;[.C169];&quot;_&quot;;[.D169])" office:value-type="string" office:string-value="500_SWEEP_C" calcext:value-type="string">
            <text:p>500_SWEEP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43825.1551039076" calcext:value-type="float">
            <text:p>43825</text:p>
          </table:table-cell>
          <table:table-cell office:value-type="float" office:value="0.002411566577031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221410572528839" calcext:value-type="float">
            <text:p>0.221</text:p>
          </table:table-cell>
          <table:table-cell office:value-type="float" office:value="0.0003445962685903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0];&quot;_&quot;;[.C170];&quot;_&quot;;[.D170])" office:value-type="string" office:string-value="1_SWEEP_D" calcext:value-type="string">
            <text:p>1_SWEEP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1];&quot;_&quot;;[.C171];&quot;_&quot;;[.D171])" office:value-type="string" office:string-value="2_SWEEP_D" calcext:value-type="string">
            <text:p>2_SWEEP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59.571269786203" calcext:value-type="float">
            <text:p>160</text:p>
          </table:table-cell>
          <table:table-cell office:value-type="float" office:value="0.00006690648315391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87250685691834" calcext:value-type="float">
            <text:p>0.487</text:p>
          </table:table-cell>
          <table:table-cell office:value-type="float" office:value="0.00001689225089499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2];&quot;_&quot;;[.C172];&quot;_&quot;;[.D172])" office:value-type="string" office:string-value="3_SWEEP_D" calcext:value-type="string">
            <text:p>3_SWEEP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93.8379645477795" calcext:value-type="float">
            <text:p>94</text:p>
          </table:table-cell>
          <table:table-cell office:value-type="float" office:value="0.00007628860667500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68467819690704" calcext:value-type="float">
            <text:p>0.668</text:p>
          </table:table-cell>
          <table:table-cell office:value-type="float" office:value="0.00002087989073567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3];&quot;_&quot;;[.C173];&quot;_&quot;;[.D173])" office:value-type="string" office:string-value="4_SWEEP_D" calcext:value-type="string">
            <text:p>4_SWEEP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132.070322266249" calcext:value-type="float">
            <text:p>132</text:p>
          </table:table-cell>
          <table:table-cell office:value-type="float" office:value="0.00009192662253711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84042906761169" calcext:value-type="float">
            <text:p>0.584</text:p>
          </table:table-cell>
          <table:table-cell office:value-type="float" office:value="0.00002037145017567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4];&quot;_&quot;;[.C174];&quot;_&quot;;[.D174])" office:value-type="string" office:string-value="5_SWEEP_D" calcext:value-type="string">
            <text:p>5_SWEEP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312.062417044069" calcext:value-type="float">
            <text:p>312</text:p>
          </table:table-cell>
          <table:table-cell office:value-type="float" office:value="0.0001729137827432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88860160112381" calcext:value-type="float">
            <text:p>0.489</text:p>
          </table:table-cell>
          <table:table-cell office:value-type="float" office:value="0.00003375365180382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5];&quot;_&quot;;[.C175];&quot;_&quot;;[.D175])" office:value-type="string" office:string-value="6_SWEEP_D" calcext:value-type="string">
            <text:p>6_SWEEP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619.246634371484" calcext:value-type="float">
            <text:p>619</text:p>
          </table:table-cell>
          <table:table-cell office:value-type="float" office:value="0.0002939127809661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85564678907394" calcext:value-type="float">
            <text:p>0.486</text:p>
          </table:table-cell>
          <table:table-cell office:value-type="float" office:value="0.00006008411907767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6];&quot;_&quot;;[.C176];&quot;_&quot;;[.D176])" office:value-type="string" office:string-value="7_SWEEP_D" calcext:value-type="string">
            <text:p>7_SWEEP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661.868631563275" calcext:value-type="float">
            <text:p>662</text:p>
          </table:table-cell>
          <table:table-cell office:value-type="float" office:value="0.000327480872833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41882699728012" calcext:value-type="float">
            <text:p>0.442</text:p>
          </table:table-cell>
          <table:table-cell office:value-type="float" office:value="0.00006044443534714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7];&quot;_&quot;;[.C177];&quot;_&quot;;[.D177])" office:value-type="string" office:string-value="8_SWEEP_D" calcext:value-type="string">
            <text:p>8_SWEEP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179.43566047894" calcext:value-type="float">
            <text:p>1179</text:p>
          </table:table-cell>
          <table:table-cell office:value-type="float" office:value="0.000473469643926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0973584651947" calcext:value-type="float">
            <text:p>0.610</text:p>
          </table:table-cell>
          <table:table-cell office:value-type="float" office:value="0.000089840231666646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8];&quot;_&quot;;[.C178];&quot;_&quot;;[.D178])" office:value-type="string" office:string-value="9_SWEEP_D" calcext:value-type="string">
            <text:p>9_SWEEP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207.99980485416" calcext:value-type="float">
            <text:p>1208</text:p>
          </table:table-cell>
          <table:table-cell office:value-type="float" office:value="0.0004875387782792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9722940325737" calcext:value-type="float">
            <text:p>0.397</text:p>
          </table:table-cell>
          <table:table-cell office:value-type="float" office:value="0.00009229606781876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79];&quot;_&quot;;[.C179];&quot;_&quot;;[.D179])" office:value-type="string" office:string-value="10_SWEEP_D" calcext:value-type="string">
            <text:p>10_SWEEP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1417.4502937585" calcext:value-type="float">
            <text:p>1417</text:p>
          </table:table-cell>
          <table:table-cell office:value-type="float" office:value="0.0005245900812530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5682168006897" calcext:value-type="float">
            <text:p>0.457</text:p>
          </table:table-cell>
          <table:table-cell office:value-type="float" office:value="0.0001059771639686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0];&quot;_&quot;;[.C180];&quot;_&quot;;[.D180])" office:value-type="string" office:string-value="11_SWEEP_D" calcext:value-type="string">
            <text:p>11_SWEEP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754.8947912814" calcext:value-type="float">
            <text:p>1755</text:p>
          </table:table-cell>
          <table:table-cell office:value-type="float" office:value="0.0006312879187900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79422390460968" calcext:value-type="float">
            <text:p>0.479</text:p>
          </table:table-cell>
          <table:table-cell office:value-type="float" office:value="0.0001249388096082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1];&quot;_&quot;;[.C181];&quot;_&quot;;[.D181])" office:value-type="string" office:string-value="12_SWEEP_D" calcext:value-type="string">
            <text:p>12_SWEEP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2898.19854031118" calcext:value-type="float">
            <text:p>2898</text:p>
          </table:table-cell>
          <table:table-cell office:value-type="float" office:value="0.00069999866462974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63598906993866" calcext:value-type="float">
            <text:p>0.464</text:p>
          </table:table-cell>
          <table:table-cell office:value-type="float" office:value="0.000145080486835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2];&quot;_&quot;;[.C182];&quot;_&quot;;[.D182])" office:value-type="string" office:string-value="13_SWEEP_D" calcext:value-type="string">
            <text:p>13_SWEEP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2363.41591529134" calcext:value-type="float">
            <text:p>2363</text:p>
          </table:table-cell>
          <table:table-cell office:value-type="float" office:value="0.0007103169700992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05765378475189" calcext:value-type="float">
            <text:p>0.506</text:p>
          </table:table-cell>
          <table:table-cell office:value-type="float" office:value="0.0001276008921005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3];&quot;_&quot;;[.C183];&quot;_&quot;;[.D183])" office:value-type="string" office:string-value="14_SWEEP_D" calcext:value-type="string">
            <text:p>14_SWEEP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2325.89900221054" calcext:value-type="float">
            <text:p>2326</text:p>
          </table:table-cell>
          <table:table-cell office:value-type="float" office:value="0.00066679325731005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36604976654053" calcext:value-type="float">
            <text:p>0.437</text:p>
          </table:table-cell>
          <table:table-cell office:value-type="float" office:value="0.0001279096417718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4];&quot;_&quot;;[.C184];&quot;_&quot;;[.D184])" office:value-type="string" office:string-value="15_SWEEP_D" calcext:value-type="string">
            <text:p>15_SWEEP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2066.37159339692" calcext:value-type="float">
            <text:p>2066</text:p>
          </table:table-cell>
          <table:table-cell office:value-type="float" office:value="0.00050765425428878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66972476243973" calcext:value-type="float">
            <text:p>0.367</text:p>
          </table:table-cell>
          <table:table-cell office:value-type="float" office:value="0.00009202505898410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5];&quot;_&quot;;[.C185];&quot;_&quot;;[.D185])" office:value-type="string" office:string-value="16_SWEEP_D" calcext:value-type="string">
            <text:p>16_SWEEP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3311.47481854208" calcext:value-type="float">
            <text:p>3311</text:p>
          </table:table-cell>
          <table:table-cell office:value-type="float" office:value="0.000868706009445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81924003362656" calcext:value-type="float">
            <text:p>0.382</text:p>
          </table:table-cell>
          <table:table-cell office:value-type="float" office:value="0.0001708704333858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6];&quot;_&quot;;[.C186];&quot;_&quot;;[.D186])" office:value-type="string" office:string-value="17_SWEEP_D" calcext:value-type="string">
            <text:p>17_SWEEP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2716.64273949106" calcext:value-type="float">
            <text:p>2717</text:p>
          </table:table-cell>
          <table:table-cell office:value-type="float" office:value="0.00073172565715594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64086627960205" calcext:value-type="float">
            <text:p>0.364</text:p>
          </table:table-cell>
          <table:table-cell office:value-type="float" office:value="0.0001277962234587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7];&quot;_&quot;;[.C187];&quot;_&quot;;[.D187])" office:value-type="string" office:string-value="18_SWEEP_D" calcext:value-type="string">
            <text:p>18_SWEEP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3919.12322247448" calcext:value-type="float">
            <text:p>3919</text:p>
          </table:table-cell>
          <table:table-cell office:value-type="float" office:value="0.00078715769476051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16066265106201" calcext:value-type="float">
            <text:p>0.316</text:p>
          </table:table-cell>
          <table:table-cell office:value-type="float" office:value="0.0001266655385314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8];&quot;_&quot;;[.C188];&quot;_&quot;;[.D188])" office:value-type="string" office:string-value="19_SWEEP_D" calcext:value-type="string">
            <text:p>19_SWEEP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6724.78547935832" calcext:value-type="float">
            <text:p>6725</text:p>
          </table:table-cell>
          <table:table-cell office:value-type="float" office:value="0.001202043230970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84703481197357" calcext:value-type="float">
            <text:p>0.485</text:p>
          </table:table-cell>
          <table:table-cell office:value-type="float" office:value="0.0002582025242112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89];&quot;_&quot;;[.C189];&quot;_&quot;;[.D189])" office:value-type="string" office:string-value="20_SWEEP_D" calcext:value-type="string">
            <text:p>20_SWEEP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5283.67400523747" calcext:value-type="float">
            <text:p>5284</text:p>
          </table:table-cell>
          <table:table-cell office:value-type="float" office:value="0.00099056955094277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22831183671951" calcext:value-type="float">
            <text:p>0.323</text:p>
          </table:table-cell>
          <table:table-cell office:value-type="float" office:value="0.000202295325493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0];&quot;_&quot;;[.C190];&quot;_&quot;;[.D190])" office:value-type="string" office:string-value="200_SWEEP_D" calcext:value-type="string">
            <text:p>200_SWEEP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7491.33323497801" calcext:value-type="float">
            <text:p>7491</text:p>
          </table:table-cell>
          <table:table-cell office:value-type="float" office:value="0.001256086175025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02422487735748" calcext:value-type="float">
            <text:p>0.402</text:p>
          </table:table-cell>
          <table:table-cell office:value-type="float" office:value="0.0002275760618189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1];&quot;_&quot;;[.C191];&quot;_&quot;;[.D191])" office:value-type="string" office:string-value="300_SWEEP_D" calcext:value-type="string">
            <text:p>300_SWEEP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5615.71278258931" calcext:value-type="float">
            <text:p>5616</text:p>
          </table:table-cell>
          <table:table-cell office:value-type="float" office:value="0.00085444018908924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88234996795654" calcext:value-type="float">
            <text:p>0.488</text:p>
          </table:table-cell>
          <table:table-cell office:value-type="float" office:value="0.0002212951720089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2];&quot;_&quot;;[.C192];&quot;_&quot;;[.D192])" office:value-type="string" office:string-value="400_SWEEP_D" calcext:value-type="string">
            <text:p>400_SWEEP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8306.99034527907" calcext:value-type="float">
            <text:p>8307</text:p>
          </table:table-cell>
          <table:table-cell office:value-type="float" office:value="0.0012682046596083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73306900262833" calcext:value-type="float">
            <text:p>0.373</text:p>
          </table:table-cell>
          <table:table-cell office:value-type="float" office:value="0.0003818807087936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3];&quot;_&quot;;[.C193];&quot;_&quot;;[.D193])" office:value-type="string" office:string-value="500_SWEEP_D" calcext:value-type="string">
            <text:p>500_SWEEP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32388.068474784" calcext:value-type="float">
            <text:p>32388</text:p>
          </table:table-cell>
          <table:table-cell office:value-type="float" office:value="0.0021442027802486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233390226960182" calcext:value-type="float">
            <text:p>0.233</text:p>
          </table:table-cell>
          <table:table-cell office:value-type="float" office:value="0.0003603470643833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4];&quot;_&quot;;[.C194];&quot;_&quot;;[.D194])" office:value-type="string" office:string-value="1_SAVINGS_D" calcext:value-type="string">
            <text:p>1_SAVINGS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15272.0634920635" calcext:value-type="float">
            <text:p>15272</text:p>
          </table:table-cell>
          <table:table-cell office:value-type="float" office:value="0.0210279931081459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0.858248293399811" calcext:value-type="float">
            <text:p>0.858</text:p>
          </table:table-cell>
          <table:table-cell office:value-type="float" office:value="0.010416213369087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5];&quot;_&quot;;[.C195];&quot;_&quot;;[.D195])" office:value-type="string" office:string-value="2_SAVINGS_D" calcext:value-type="string">
            <text:p>2_SAVINGS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9801.99486112083" calcext:value-type="float">
            <text:p>9802</text:p>
          </table:table-cell>
          <table:table-cell office:value-type="float" office:value="0.0211776759348793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734554814552749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6];&quot;_&quot;;[.C196];&quot;_&quot;;[.D196])" office:value-type="string" office:string-value="3_SAVINGS_D" calcext:value-type="string">
            <text:p>3_SAVINGS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13487.1224554894" calcext:value-type="float">
            <text:p>13487</text:p>
          </table:table-cell>
          <table:table-cell office:value-type="float" office:value="0.0236805885760378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69619216279733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7];&quot;_&quot;;[.C197];&quot;_&quot;;[.D197])" office:value-type="string" office:string-value="4_SAVINGS_D" calcext:value-type="string">
            <text:p>4_SAVINGS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20504.4985979559" calcext:value-type="float">
            <text:p>20504</text:p>
          </table:table-cell>
          <table:table-cell office:value-type="float" office:value="0.0245758020389657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73031133285628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8];&quot;_&quot;;[.C198];&quot;_&quot;;[.D198])" office:value-type="string" office:string-value="5_SAVINGS_D" calcext:value-type="string">
            <text:p>5_SAVINGS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34157.1387237903" calcext:value-type="float">
            <text:p>34157</text:p>
          </table:table-cell>
          <table:table-cell office:value-type="float" office:value="0.0300534856312978" calcext:value-type="float">
            <text:p>0.03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924129928715041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99];&quot;_&quot;;[.C199];&quot;_&quot;;[.D199])" office:value-type="string" office:string-value="6_SAVINGS_D" calcext:value-type="string">
            <text:p>6_SAVINGS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45810.8031628076" calcext:value-type="float">
            <text:p>45811</text:p>
          </table:table-cell>
          <table:table-cell office:value-type="float" office:value="0.0335649503859642" calcext:value-type="float">
            <text:p>0.03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0327985472964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0];&quot;_&quot;;[.C200];&quot;_&quot;;[.D200])" office:value-type="string" office:string-value="7_SAVINGS_D" calcext:value-type="string">
            <text:p>7_SAVINGS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58106.3774377624" calcext:value-type="float">
            <text:p>58106</text:p>
          </table:table-cell>
          <table:table-cell office:value-type="float" office:value="0.0360746275089263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1349953100973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1];&quot;_&quot;;[.C201];&quot;_&quot;;[.D201])" office:value-type="string" office:string-value="8_SAVINGS_D" calcext:value-type="string">
            <text:p>8_SAVINGS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68551.1502457531" calcext:value-type="float">
            <text:p>68551</text:p>
          </table:table-cell>
          <table:table-cell office:value-type="float" office:value="0.0375031015583738" calcext:value-type="float">
            <text:p>0.03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1286568978795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2];&quot;_&quot;;[.C202];&quot;_&quot;;[.D202])" office:value-type="string" office:string-value="9_SAVINGS_D" calcext:value-type="string">
            <text:p>9_SAVINGS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80419.7535958593" calcext:value-type="float">
            <text:p>80420</text:p>
          </table:table-cell>
          <table:table-cell office:value-type="float" office:value="0.0388825657042172" calcext:value-type="float">
            <text:p>0.03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19683838053435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3];&quot;_&quot;;[.C203];&quot;_&quot;;[.D203])" office:value-type="string" office:string-value="10_SAVINGS_D" calcext:value-type="string">
            <text:p>10_SAVINGS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85883.9086704799" calcext:value-type="float">
            <text:p>85884</text:p>
          </table:table-cell>
          <table:table-cell office:value-type="float" office:value="0.0393758587798082" calcext:value-type="float">
            <text:p>0.03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20354398461544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4];&quot;_&quot;;[.C204];&quot;_&quot;;[.D204])" office:value-type="string" office:string-value="11_SAVINGS_D" calcext:value-type="string">
            <text:p>11_SAVINGS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88039.462847585" calcext:value-type="float">
            <text:p>88039</text:p>
          </table:table-cell>
          <table:table-cell office:value-type="float" office:value="0.0387679077347974" calcext:value-type="float">
            <text:p>0.03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18697382146839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5];&quot;_&quot;;[.C205];&quot;_&quot;;[.D205])" office:value-type="string" office:string-value="12_SAVINGS_D" calcext:value-type="string">
            <text:p>12_SAVINGS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01037.944391015" calcext:value-type="float">
            <text:p>101038</text:p>
          </table:table-cell>
          <table:table-cell office:value-type="float" office:value="0.0400301323117817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25578282059899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6];&quot;_&quot;;[.C206];&quot;_&quot;;[.D206])" office:value-type="string" office:string-value="13_SAVINGS_D" calcext:value-type="string">
            <text:p>13_SAVINGS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117558.650288028" calcext:value-type="float">
            <text:p>117559</text:p>
          </table:table-cell>
          <table:table-cell office:value-type="float" office:value="0.0416990158172156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4281433403293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7];&quot;_&quot;;[.C207];&quot;_&quot;;[.D207])" office:value-type="string" office:string-value="14_SAVINGS_D" calcext:value-type="string">
            <text:p>14_SAVINGS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32224.55961847" calcext:value-type="float">
            <text:p>132225</text:p>
          </table:table-cell>
          <table:table-cell office:value-type="float" office:value="0.0450080759866465" calcext:value-type="float">
            <text:p>0.04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476783781723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8];&quot;_&quot;;[.C208];&quot;_&quot;;[.D208])" office:value-type="string" office:string-value="15_SAVINGS_D" calcext:value-type="string">
            <text:p>15_SAVINGS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46583.477707967" calcext:value-type="float">
            <text:p>146583</text:p>
          </table:table-cell>
          <table:table-cell office:value-type="float" office:value="0.048074458156667" calcext:value-type="float">
            <text:p>0.048</text:p>
          </table:table-cell>
          <table:table-cell office:value-type="float" office:value="0" calcext:value-type="float">
            <text:p>0.000</text:p>
          </table:table-cell>
          <table:table-cell office:value-type="float" office:value="0.99936854839325" calcext:value-type="float">
            <text:p>0.999</text:p>
          </table:table-cell>
          <table:table-cell office:value-type="float" office:value="0.0161618619328869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09];&quot;_&quot;;[.C209];&quot;_&quot;;[.D209])" office:value-type="string" office:string-value="16_SAVINGS_D" calcext:value-type="string">
            <text:p>16_SAVINGS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47793.061893376" calcext:value-type="float">
            <text:p>147793</text:p>
          </table:table-cell>
          <table:table-cell office:value-type="float" office:value="0.0479807752772225" calcext:value-type="float">
            <text:p>0.04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64195573231637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0];&quot;_&quot;;[.C210];&quot;_&quot;;[.D210])" office:value-type="string" office:string-value="17_SAVINGS_D" calcext:value-type="string">
            <text:p>17_SAVINGS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49446.376837914" calcext:value-type="float">
            <text:p>149446</text:p>
          </table:table-cell>
          <table:table-cell office:value-type="float" office:value="0.0471692744210301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64863918182101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1];&quot;_&quot;;[.C211];&quot;_&quot;;[.D211])" office:value-type="string" office:string-value="18_SAVINGS_D" calcext:value-type="string">
            <text:p>18_SAVINGS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95702.819445966" calcext:value-type="float">
            <text:p>195703</text:p>
          </table:table-cell>
          <table:table-cell office:value-type="float" office:value="0.0534630293498927" calcext:value-type="float">
            <text:p>0.05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9478333406397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2];&quot;_&quot;;[.C212];&quot;_&quot;;[.D212])" office:value-type="string" office:string-value="19_SAVINGS_D" calcext:value-type="string">
            <text:p>19_SAVINGS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215968.169922851" calcext:value-type="float">
            <text:p>215968</text:p>
          </table:table-cell>
          <table:table-cell office:value-type="float" office:value="0.058260136529293" calcext:value-type="float">
            <text:p>0.058</text:p>
          </table:table-cell>
          <table:table-cell office:value-type="float" office:value="0" calcext:value-type="float">
            <text:p>0.000</text:p>
          </table:table-cell>
          <table:table-cell office:value-type="float" office:value="0.990186214447022" calcext:value-type="float">
            <text:p>0.990</text:p>
          </table:table-cell>
          <table:table-cell office:value-type="float" office:value="0.0219871863498894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3];&quot;_&quot;;[.C213];&quot;_&quot;;[.D213])" office:value-type="string" office:string-value="20_SAVINGS_D" calcext:value-type="string">
            <text:p>20_SAVINGS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204683.35504473" calcext:value-type="float">
            <text:p>204683</text:p>
          </table:table-cell>
          <table:table-cell office:value-type="float" office:value="0.0555089187563742" calcext:value-type="float">
            <text:p>0.056</text:p>
          </table:table-cell>
          <table:table-cell office:value-type="float" office:value="0" calcext:value-type="float">
            <text:p>0.000</text:p>
          </table:table-cell>
          <table:table-cell office:value-type="float" office:value="0.954898178577423" calcext:value-type="float">
            <text:p>0.955</text:p>
          </table:table-cell>
          <table:table-cell office:value-type="float" office:value="0.0210210986043224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4];&quot;_&quot;;[.C214];&quot;_&quot;;[.D214])" office:value-type="string" office:string-value="200_SAVINGS_D" calcext:value-type="string">
            <text:p>200_SAVINGS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274179.146725162" calcext:value-type="float">
            <text:p>274179</text:p>
          </table:table-cell>
          <table:table-cell office:value-type="float" office:value="0.0635438376815046" calcext:value-type="float">
            <text:p>0.06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54043705274001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5];&quot;_&quot;;[.C215];&quot;_&quot;;[.D215])" office:value-type="string" office:string-value="300_SAVINGS_D" calcext:value-type="string">
            <text:p>300_SAVINGS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413347.957702234" calcext:value-type="float">
            <text:p>413348</text:p>
          </table:table-cell>
          <table:table-cell office:value-type="float" office:value="0.0734154856460998" calcext:value-type="float">
            <text:p>0.07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24241428686987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6];&quot;_&quot;;[.C216];&quot;_&quot;;[.D216])" office:value-type="string" office:string-value="400_SAVINGS_D" calcext:value-type="string">
            <text:p>400_SAVINGS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450321.148291927" calcext:value-type="float">
            <text:p>450321</text:p>
          </table:table-cell>
          <table:table-cell office:value-type="float" office:value="0.0715736586707181" calcext:value-type="float">
            <text:p>0.072</text:p>
          </table:table-cell>
          <table:table-cell office:value-type="float" office:value="0" calcext:value-type="float">
            <text:p>0.000</text:p>
          </table:table-cell>
          <table:table-cell office:value-type="float" office:value="0.999999463558197" calcext:value-type="float">
            <text:p>1.000</text:p>
          </table:table-cell>
          <table:table-cell office:value-type="float" office:value="0.0337504808718244" calcext:value-type="float">
            <text:p>0.03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7];&quot;_&quot;;[.C217];&quot;_&quot;;[.D217])" office:value-type="string" office:string-value="500_SAVINGS_D" calcext:value-type="string">
            <text:p>500_SAVINGS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410450.390934844" calcext:value-type="float">
            <text:p>410450</text:p>
          </table:table-cell>
          <table:table-cell office:value-type="float" office:value="0.0576488410381051" calcext:value-type="float">
            <text:p>0.058</text:p>
          </table:table-cell>
          <table:table-cell office:value-type="float" office:value="0" calcext:value-type="float">
            <text:p>0.000</text:p>
          </table:table-cell>
          <table:table-cell office:value-type="float" office:value="0.999862492084503" calcext:value-type="float">
            <text:p>1.000</text:p>
          </table:table-cell>
          <table:table-cell office:value-type="float" office:value="0.0273718931775081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18];&quot;_&quot;;[.C218];&quot;_&quot;;[.D218])" office:value-type="string" office:string-value="1_SALARY_C" calcext:value-type="string">
            <text:p>1_SALARY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161121.159706625" calcext:value-type="float">
            <text:p>161121</text:p>
          </table:table-cell>
          <table:table-cell office:value-type="float" office:value="0.371881621124016" calcext:value-type="float">
            <text:p>0.372</text:p>
          </table:table-cell>
          <table:table-cell office:value-type="float" office:value="0" calcext:value-type="float">
            <text:p>0.000</text:p>
          </table:table-cell>
          <table:table-cell office:value-type="float" office:value="0.99994945526123" calcext:value-type="float">
            <text:p>1.000</text:p>
          </table:table-cell>
          <table:table-cell office:value-type="float" office:value="0.105067449848224" calcext:value-type="float">
            <text:p>0.105</text:p>
          </table:table-cell>
          <table:table-cell office:value-type="float" office:value="0.387077629566193" calcext:value-type="float">
            <text:p>0.387</text:p>
          </table:table-cell>
          <table:table-cell office:value-type="float" office:value="260437.9375" calcext:value-type="float">
            <text:p>260438</text:p>
          </table:table-cell>
          <table:table-cell table:number-columns-repeated="17"/>
        </table:table-row>
        <table:table-row table:style-name="ro1">
          <table:table-cell table:formula="of:=CONCATENATE([.B219];&quot;_&quot;;[.C219];&quot;_&quot;;[.D219])" office:value-type="string" office:string-value="2_SALARY_C" calcext:value-type="string">
            <text:p>2_SALARY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53348.6617725" calcext:value-type="float">
            <text:p>153349</text:p>
          </table:table-cell>
          <table:table-cell office:value-type="float" office:value="0.565967491651479" calcext:value-type="float">
            <text:p>0.56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2256290057293" calcext:value-type="float">
            <text:p>0.122</text:p>
          </table:table-cell>
          <table:table-cell office:value-type="float" office:value="0.620195686817169" calcext:value-type="float">
            <text:p>0.620</text:p>
          </table:table-cell>
          <table:table-cell office:value-type="float" office:value="128873.9609375" calcext:value-type="float">
            <text:p>128874</text:p>
          </table:table-cell>
          <table:table-cell table:number-columns-repeated="17"/>
        </table:table-row>
        <table:table-row table:style-name="ro1">
          <table:table-cell table:formula="of:=CONCATENATE([.B220];&quot;_&quot;;[.C220];&quot;_&quot;;[.D220])" office:value-type="string" office:string-value="3_SALARY_C" calcext:value-type="string">
            <text:p>3_SALARY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210278.686409096" calcext:value-type="float">
            <text:p>210279</text:p>
          </table:table-cell>
          <table:table-cell office:value-type="float" office:value="0.562709659343392" calcext:value-type="float">
            <text:p>0.563</text:p>
          </table:table-cell>
          <table:table-cell office:value-type="float" office:value="0" calcext:value-type="float">
            <text:p>0.000</text:p>
          </table:table-cell>
          <table:table-cell office:value-type="float" office:value="1.07846355438232" calcext:value-type="float">
            <text:p>1.078</text:p>
          </table:table-cell>
          <table:table-cell office:value-type="float" office:value="0.137291120072042" calcext:value-type="float">
            <text:p>0.137</text:p>
          </table:table-cell>
          <table:table-cell office:value-type="float" office:value="0.656408548355103" calcext:value-type="float">
            <text:p>0.656</text:p>
          </table:table-cell>
          <table:table-cell office:value-type="float" office:value="247185" calcext:value-type="float">
            <text:p>247185</text:p>
          </table:table-cell>
          <table:table-cell table:number-columns-repeated="17"/>
        </table:table-row>
        <table:table-row table:style-name="ro1">
          <table:table-cell table:formula="of:=CONCATENATE([.B221];&quot;_&quot;;[.C221];&quot;_&quot;;[.D221])" office:value-type="string" office:string-value="4_SALARY_C" calcext:value-type="string">
            <text:p>4_SALARY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276983.195214726" calcext:value-type="float">
            <text:p>276983</text:p>
          </table:table-cell>
          <table:table-cell office:value-type="float" office:value="0.54258304380088" calcext:value-type="float">
            <text:p>0.543</text:p>
          </table:table-cell>
          <table:table-cell office:value-type="float" office:value="0" calcext:value-type="float">
            <text:p>0.000</text:p>
          </table:table-cell>
          <table:table-cell office:value-type="float" office:value="1.14263510704041" calcext:value-type="float">
            <text:p>1.143</text:p>
          </table:table-cell>
          <table:table-cell office:value-type="float" office:value="0.137824298962281" calcext:value-type="float">
            <text:p>0.138</text:p>
          </table:table-cell>
          <table:table-cell office:value-type="float" office:value="0.629307270050049" calcext:value-type="float">
            <text:p>0.629</text:p>
          </table:table-cell>
          <table:table-cell office:value-type="float" office:value="348583" calcext:value-type="float">
            <text:p>348583</text:p>
          </table:table-cell>
          <table:table-cell table:number-columns-repeated="17"/>
        </table:table-row>
        <table:table-row table:style-name="ro1">
          <table:table-cell table:formula="of:=CONCATENATE([.B222];&quot;_&quot;;[.C222];&quot;_&quot;;[.D222])" office:value-type="string" office:string-value="5_SALARY_C" calcext:value-type="string">
            <text:p>5_SALARY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380775.370683601" calcext:value-type="float">
            <text:p>380775</text:p>
          </table:table-cell>
          <table:table-cell office:value-type="float" office:value="0.568220233856069" calcext:value-type="float">
            <text:p>0.568</text:p>
          </table:table-cell>
          <table:table-cell office:value-type="float" office:value="0" calcext:value-type="float">
            <text:p>0.000</text:p>
          </table:table-cell>
          <table:table-cell office:value-type="float" office:value="1.05785739421845" calcext:value-type="float">
            <text:p>1.058</text:p>
          </table:table-cell>
          <table:table-cell office:value-type="float" office:value="0.121753036961957" calcext:value-type="float">
            <text:p>0.122</text:p>
          </table:table-cell>
          <table:table-cell office:value-type="float" office:value="0.645763874053955" calcext:value-type="float">
            <text:p>0.646</text:p>
          </table:table-cell>
          <table:table-cell office:value-type="float" office:value="344025" calcext:value-type="float">
            <text:p>344025</text:p>
          </table:table-cell>
          <table:table-cell table:number-columns-repeated="17"/>
        </table:table-row>
        <table:table-row table:style-name="ro1">
          <table:table-cell table:formula="of:=CONCATENATE([.B223];&quot;_&quot;;[.C223];&quot;_&quot;;[.D223])" office:value-type="string" office:string-value="6_SALARY_C" calcext:value-type="string">
            <text:p>6_SALARY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474861.700904788" calcext:value-type="float">
            <text:p>474862</text:p>
          </table:table-cell>
          <table:table-cell office:value-type="float" office:value="0.571801068363174" calcext:value-type="float">
            <text:p>0.572</text:p>
          </table:table-cell>
          <table:table-cell office:value-type="float" office:value="0" calcext:value-type="float">
            <text:p>0.000</text:p>
          </table:table-cell>
          <table:table-cell office:value-type="float" office:value="1.0615861415863" calcext:value-type="float">
            <text:p>1.062</text:p>
          </table:table-cell>
          <table:table-cell office:value-type="float" office:value="0.115830273074047" calcext:value-type="float">
            <text:p>0.116</text:p>
          </table:table-cell>
          <table:table-cell office:value-type="float" office:value="0.644164979457855" calcext:value-type="float">
            <text:p>0.644</text:p>
          </table:table-cell>
          <table:table-cell office:value-type="float" office:value="387249" calcext:value-type="float">
            <text:p>387249</text:p>
          </table:table-cell>
          <table:table-cell table:number-columns-repeated="17"/>
        </table:table-row>
        <table:table-row table:style-name="ro1">
          <table:table-cell table:formula="of:=CONCATENATE([.B224];&quot;_&quot;;[.C224];&quot;_&quot;;[.D224])" office:value-type="string" office:string-value="7_SALARY_C" calcext:value-type="string">
            <text:p>7_SALARY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557661.777353137" calcext:value-type="float">
            <text:p>557662</text:p>
          </table:table-cell>
          <table:table-cell office:value-type="float" office:value="0.560886347905743" calcext:value-type="float">
            <text:p>0.561</text:p>
          </table:table-cell>
          <table:table-cell office:value-type="float" office:value="0" calcext:value-type="float">
            <text:p>0.000</text:p>
          </table:table-cell>
          <table:table-cell office:value-type="float" office:value="1.37496685981751" calcext:value-type="float">
            <text:p>1.375</text:p>
          </table:table-cell>
          <table:table-cell office:value-type="float" office:value="0.115150656807388" calcext:value-type="float">
            <text:p>0.115</text:p>
          </table:table-cell>
          <table:table-cell office:value-type="float" office:value="0.629081845283508" calcext:value-type="float">
            <text:p>0.629</text:p>
          </table:table-cell>
          <table:table-cell office:value-type="float" office:value="466500.1875" calcext:value-type="float">
            <text:p>466500</text:p>
          </table:table-cell>
          <table:table-cell table:number-columns-repeated="17"/>
        </table:table-row>
        <table:table-row table:style-name="ro1">
          <table:table-cell table:formula="of:=CONCATENATE([.B225];&quot;_&quot;;[.C225];&quot;_&quot;;[.D225])" office:value-type="string" office:string-value="8_SALARY_C" calcext:value-type="string">
            <text:p>8_SALARY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628250.378822044" calcext:value-type="float">
            <text:p>628250</text:p>
          </table:table-cell>
          <table:table-cell office:value-type="float" office:value="0.547222271774551" calcext:value-type="float">
            <text:p>0.54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16383879574154" calcext:value-type="float">
            <text:p>0.116</text:p>
          </table:table-cell>
          <table:table-cell office:value-type="float" office:value="0.611413896083832" calcext:value-type="float">
            <text:p>0.611</text:p>
          </table:table-cell>
          <table:table-cell office:value-type="float" office:value="584302" calcext:value-type="float">
            <text:p>584302</text:p>
          </table:table-cell>
          <table:table-cell table:number-columns-repeated="17"/>
        </table:table-row>
        <table:table-row table:style-name="ro1">
          <table:table-cell table:formula="of:=CONCATENATE([.B226];&quot;_&quot;;[.C226];&quot;_&quot;;[.D226])" office:value-type="string" office:string-value="9_SALARY_C" calcext:value-type="string">
            <text:p>9_SALARY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693885.074720016" calcext:value-type="float">
            <text:p>693885</text:p>
          </table:table-cell>
          <table:table-cell office:value-type="float" office:value="0.533799834949362" calcext:value-type="float">
            <text:p>0.534</text:p>
          </table:table-cell>
          <table:table-cell office:value-type="float" office:value="0" calcext:value-type="float">
            <text:p>0.000</text:p>
          </table:table-cell>
          <table:table-cell office:value-type="float" office:value="1.0044572353363" calcext:value-type="float">
            <text:p>1.004</text:p>
          </table:table-cell>
          <table:table-cell office:value-type="float" office:value="0.118425959288488" calcext:value-type="float">
            <text:p>0.118</text:p>
          </table:table-cell>
          <table:table-cell office:value-type="float" office:value="0.596543967723846" calcext:value-type="float">
            <text:p>0.597</text:p>
          </table:table-cell>
          <table:table-cell office:value-type="float" office:value="712371.3125" calcext:value-type="float">
            <text:p>712371</text:p>
          </table:table-cell>
          <table:table-cell table:number-columns-repeated="17"/>
        </table:table-row>
        <table:table-row table:style-name="ro1">
          <table:table-cell table:formula="of:=CONCATENATE([.B227];&quot;_&quot;;[.C227];&quot;_&quot;;[.D227])" office:value-type="string" office:string-value="10_SALARY_C" calcext:value-type="string">
            <text:p>10_SALARY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751508.753676791" calcext:value-type="float">
            <text:p>751509</text:p>
          </table:table-cell>
          <table:table-cell office:value-type="float" office:value="0.522422693681625" calcext:value-type="float">
            <text:p>0.52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0295462382468" calcext:value-type="float">
            <text:p>0.120</text:p>
          </table:table-cell>
          <table:table-cell office:value-type="float" office:value="0.580042719841003" calcext:value-type="float">
            <text:p>0.580</text:p>
          </table:table-cell>
          <table:table-cell office:value-type="float" office:value="845611.6875" calcext:value-type="float">
            <text:p>845612</text:p>
          </table:table-cell>
          <table:table-cell table:number-columns-repeated="17"/>
        </table:table-row>
        <table:table-row table:style-name="ro1">
          <table:table-cell table:formula="of:=CONCATENATE([.B228];&quot;_&quot;;[.C228];&quot;_&quot;;[.D228])" office:value-type="string" office:string-value="11_SALARY_C" calcext:value-type="string">
            <text:p>11_SALARY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815714.476780434" calcext:value-type="float">
            <text:p>815714</text:p>
          </table:table-cell>
          <table:table-cell office:value-type="float" office:value="0.515054177774091" calcext:value-type="float">
            <text:p>0.51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2198210286924" calcext:value-type="float">
            <text:p>0.122</text:p>
          </table:table-cell>
          <table:table-cell office:value-type="float" office:value="0.57222843170166" calcext:value-type="float">
            <text:p>0.572</text:p>
          </table:table-cell>
          <table:table-cell office:value-type="float" office:value="965144" calcext:value-type="float">
            <text:p>965144</text:p>
          </table:table-cell>
          <table:table-cell table:number-columns-repeated="17"/>
        </table:table-row>
        <table:table-row table:style-name="ro1">
          <table:table-cell table:formula="of:=CONCATENATE([.B229];&quot;_&quot;;[.C229];&quot;_&quot;;[.D229])" office:value-type="string" office:string-value="12_SALARY_C" calcext:value-type="string">
            <text:p>12_SALARY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855578.972106258" calcext:value-type="float">
            <text:p>855579</text:p>
          </table:table-cell>
          <table:table-cell office:value-type="float" office:value="0.499037432814465" calcext:value-type="float">
            <text:p>0.49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447345258323" calcext:value-type="float">
            <text:p>0.124</text:p>
          </table:table-cell>
          <table:table-cell office:value-type="float" office:value="0.541235506534576" calcext:value-type="float">
            <text:p>0.541</text:p>
          </table:table-cell>
          <table:table-cell office:value-type="float" office:value="1114914" calcext:value-type="float">
            <text:p>1114914</text:p>
          </table:table-cell>
          <table:table-cell table:number-columns-repeated="17"/>
        </table:table-row>
        <table:table-row table:style-name="ro1">
          <table:table-cell table:formula="of:=CONCATENATE([.B230];&quot;_&quot;;[.C230];&quot;_&quot;;[.D230])" office:value-type="string" office:string-value="13_SALARY_C" calcext:value-type="string">
            <text:p>13_SALARY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895940.285844251" calcext:value-type="float">
            <text:p>895940</text:p>
          </table:table-cell>
          <table:table-cell office:value-type="float" office:value="0.487899816309678" calcext:value-type="float">
            <text:p>0.48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8936523696911" calcext:value-type="float">
            <text:p>0.129</text:p>
          </table:table-cell>
          <table:table-cell office:value-type="float" office:value="0.527288258075714" calcext:value-type="float">
            <text:p>0.527</text:p>
          </table:table-cell>
          <table:table-cell office:value-type="float" office:value="1293581" calcext:value-type="float">
            <text:p>1293581</text:p>
          </table:table-cell>
          <table:table-cell table:number-columns-repeated="17"/>
        </table:table-row>
        <table:table-row table:style-name="ro1">
          <table:table-cell table:formula="of:=CONCATENATE([.B231];&quot;_&quot;;[.C231];&quot;_&quot;;[.D231])" office:value-type="string" office:string-value="14_SALARY_C" calcext:value-type="string">
            <text:p>14_SALARY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944853.837924189" calcext:value-type="float">
            <text:p>944854</text:p>
          </table:table-cell>
          <table:table-cell office:value-type="float" office:value="0.470333129030081" calcext:value-type="float">
            <text:p>0.47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7997328153676" calcext:value-type="float">
            <text:p>0.128</text:p>
          </table:table-cell>
          <table:table-cell office:value-type="float" office:value="0.499515503644943" calcext:value-type="float">
            <text:p>0.500</text:p>
          </table:table-cell>
          <table:table-cell office:value-type="float" office:value="1436991" calcext:value-type="float">
            <text:p>1436991</text:p>
          </table:table-cell>
          <table:table-cell table:number-columns-repeated="17"/>
        </table:table-row>
        <table:table-row table:style-name="ro1">
          <table:table-cell table:formula="of:=CONCATENATE([.B232];&quot;_&quot;;[.C232];&quot;_&quot;;[.D232])" office:value-type="string" office:string-value="15_SALARY_C" calcext:value-type="string">
            <text:p>15_SALARY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984995.132807211" calcext:value-type="float">
            <text:p>984995</text:p>
          </table:table-cell>
          <table:table-cell office:value-type="float" office:value="0.462093205771663" calcext:value-type="float">
            <text:p>0.46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29624168820218" calcext:value-type="float">
            <text:p>0.130</text:p>
          </table:table-cell>
          <table:table-cell office:value-type="float" office:value="0.484055608510971" calcext:value-type="float">
            <text:p>0.484</text:p>
          </table:table-cell>
          <table:table-cell office:value-type="float" office:value="1564167.625" calcext:value-type="float">
            <text:p>1564168</text:p>
          </table:table-cell>
          <table:table-cell table:number-columns-repeated="17"/>
        </table:table-row>
        <table:table-row table:style-name="ro1">
          <table:table-cell table:formula="of:=CONCATENATE([.B233];&quot;_&quot;;[.C233];&quot;_&quot;;[.D233])" office:value-type="string" office:string-value="16_SALARY_C" calcext:value-type="string">
            <text:p>16_SALARY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1002297.4007778" calcext:value-type="float">
            <text:p>1002297</text:p>
          </table:table-cell>
          <table:table-cell office:value-type="float" office:value="0.445652681546538" calcext:value-type="float">
            <text:p>0.44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31370628314143" calcext:value-type="float">
            <text:p>0.131</text:p>
          </table:table-cell>
          <table:table-cell office:value-type="float" office:value="0.45058211684227" calcext:value-type="float">
            <text:p>0.451</text:p>
          </table:table-cell>
          <table:table-cell office:value-type="float" office:value="1701189" calcext:value-type="float">
            <text:p>1701189</text:p>
          </table:table-cell>
          <table:table-cell table:number-columns-repeated="17"/>
        </table:table-row>
        <table:table-row table:style-name="ro1">
          <table:table-cell table:formula="of:=CONCATENATE([.B234];&quot;_&quot;;[.C234];&quot;_&quot;;[.D234])" office:value-type="string" office:string-value="17_SALARY_C" calcext:value-type="string">
            <text:p>17_SALARY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1041516.35505513" calcext:value-type="float">
            <text:p>1041516</text:p>
          </table:table-cell>
          <table:table-cell office:value-type="float" office:value="0.439250108139937" calcext:value-type="float">
            <text:p>0.43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33898378678749" calcext:value-type="float">
            <text:p>0.134</text:p>
          </table:table-cell>
          <table:table-cell office:value-type="float" office:value="0.432196378707886" calcext:value-type="float">
            <text:p>0.432</text:p>
          </table:table-cell>
          <table:table-cell office:value-type="float" office:value="1822485" calcext:value-type="float">
            <text:p>1822485</text:p>
          </table:table-cell>
          <table:table-cell table:number-columns-repeated="17"/>
        </table:table-row>
        <table:table-row table:style-name="ro1">
          <table:table-cell table:formula="of:=CONCATENATE([.B235];&quot;_&quot;;[.C235];&quot;_&quot;;[.D235])" office:value-type="string" office:string-value="18_SALARY_C" calcext:value-type="string">
            <text:p>18_SALARY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1047958.28059913" calcext:value-type="float">
            <text:p>1047958</text:p>
          </table:table-cell>
          <table:table-cell office:value-type="float" office:value="0.421965396261181" calcext:value-type="float">
            <text:p>0.42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34829067602052" calcext:value-type="float">
            <text:p>0.135</text:p>
          </table:table-cell>
          <table:table-cell office:value-type="float" office:value="0.400050610303879" calcext:value-type="float">
            <text:p>0.400</text:p>
          </table:table-cell>
          <table:table-cell office:value-type="float" office:value="1958298" calcext:value-type="float">
            <text:p>1958298</text:p>
          </table:table-cell>
          <table:table-cell table:number-columns-repeated="17"/>
        </table:table-row>
        <table:table-row table:style-name="ro1">
          <table:table-cell table:formula="of:=CONCATENATE([.B236];&quot;_&quot;;[.C236];&quot;_&quot;;[.D236])" office:value-type="string" office:string-value="19_SALARY_C" calcext:value-type="string">
            <text:p>19_SALARY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1057468.01398605" calcext:value-type="float">
            <text:p>1057468</text:p>
          </table:table-cell>
          <table:table-cell office:value-type="float" office:value="0.405087274537621" calcext:value-type="float">
            <text:p>0.40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36595597647085" calcext:value-type="float">
            <text:p>0.137</text:p>
          </table:table-cell>
          <table:table-cell office:value-type="float" office:value="0.339497417211533" calcext:value-type="float">
            <text:p>0.339</text:p>
          </table:table-cell>
          <table:table-cell office:value-type="float" office:value="2038040.375" calcext:value-type="float">
            <text:p>2038040</text:p>
          </table:table-cell>
          <table:table-cell table:number-columns-repeated="17"/>
        </table:table-row>
        <table:table-row table:style-name="ro1">
          <table:table-cell table:formula="of:=CONCATENATE([.B237];&quot;_&quot;;[.C237];&quot;_&quot;;[.D237])" office:value-type="string" office:string-value="20_SALARY_C" calcext:value-type="string">
            <text:p>20_SALARY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1108329.5250208" calcext:value-type="float">
            <text:p>1108330</text:p>
          </table:table-cell>
          <table:table-cell office:value-type="float" office:value="0.405968804994793" calcext:value-type="float">
            <text:p>0.4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37800437120707" calcext:value-type="float">
            <text:p>0.138</text:p>
          </table:table-cell>
          <table:table-cell office:value-type="float" office:value="0.345078349113464" calcext:value-type="float">
            <text:p>0.345</text:p>
          </table:table-cell>
          <table:table-cell office:value-type="float" office:value="2150315" calcext:value-type="float">
            <text:p>2150315</text:p>
          </table:table-cell>
          <table:table-cell table:number-columns-repeated="17"/>
        </table:table-row>
        <table:table-row table:style-name="ro1">
          <table:table-cell table:formula="of:=CONCATENATE([.B238];&quot;_&quot;;[.C238];&quot;_&quot;;[.D238])" office:value-type="string" office:string-value="200_SALARY_C" calcext:value-type="string">
            <text:p>200_SALARY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1160430.84342385" calcext:value-type="float">
            <text:p>1160431</text:p>
          </table:table-cell>
          <table:table-cell office:value-type="float" office:value="0.369510144015739" calcext:value-type="float">
            <text:p>0.37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3781226028649" calcext:value-type="float">
            <text:p>0.138</text:p>
          </table:table-cell>
          <table:table-cell office:value-type="float" office:value="0.253955543041229" calcext:value-type="float">
            <text:p>0.254</text:p>
          </table:table-cell>
          <table:table-cell office:value-type="float" office:value="2359369.5" calcext:value-type="float">
            <text:p>2359370</text:p>
          </table:table-cell>
          <table:table-cell table:number-columns-repeated="17"/>
        </table:table-row>
        <table:table-row table:style-name="ro1">
          <table:table-cell table:formula="of:=CONCATENATE([.B239];&quot;_&quot;;[.C239];&quot;_&quot;;[.D239])" office:value-type="string" office:string-value="300_SALARY_C" calcext:value-type="string">
            <text:p>300_SALARY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1452817.30678295" calcext:value-type="float">
            <text:p>1452817</text:p>
          </table:table-cell>
          <table:table-cell office:value-type="float" office:value="0.360169397257659" calcext:value-type="float">
            <text:p>0.36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49941857601468" calcext:value-type="float">
            <text:p>0.150</text:p>
          </table:table-cell>
          <table:table-cell office:value-type="float" office:value="0.172012507915497" calcext:value-type="float">
            <text:p>0.172</text:p>
          </table:table-cell>
          <table:table-cell office:value-type="float" office:value="3146984.5" calcext:value-type="float">
            <text:p>3146985</text:p>
          </table:table-cell>
          <table:table-cell table:number-columns-repeated="17"/>
        </table:table-row>
        <table:table-row table:style-name="ro1">
          <table:table-cell table:formula="of:=CONCATENATE([.B240];&quot;_&quot;;[.C240];&quot;_&quot;;[.D240])" office:value-type="string" office:string-value="400_SALARY_C" calcext:value-type="string">
            <text:p>400_SALARY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2050370.00056171" calcext:value-type="float">
            <text:p>2050370</text:p>
          </table:table-cell>
          <table:table-cell office:value-type="float" office:value="0.434694041423805" calcext:value-type="float">
            <text:p>0.43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68833141885163" calcext:value-type="float">
            <text:p>0.169</text:p>
          </table:table-cell>
          <table:table-cell office:value-type="float" office:value="0.339284062385559" calcext:value-type="float">
            <text:p>0.339</text:p>
          </table:table-cell>
          <table:table-cell office:value-type="float" office:value="4468359.5" calcext:value-type="float">
            <text:p>4468360</text:p>
          </table:table-cell>
          <table:table-cell table:number-columns-repeated="17"/>
        </table:table-row>
        <table:table-row table:style-name="ro1">
          <table:table-cell table:formula="of:=CONCATENATE([.B241];&quot;_&quot;;[.C241];&quot;_&quot;;[.D241])" office:value-type="string" office:string-value="500_SALARY_C" calcext:value-type="string">
            <text:p>500_SALARY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2582995.49733784" calcext:value-type="float">
            <text:p>2582995</text:p>
          </table:table-cell>
          <table:table-cell office:value-type="float" office:value="0.416333184102193" calcext:value-type="float">
            <text:p>0.41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171933374225235" calcext:value-type="float">
            <text:p>0.172</text:p>
          </table:table-cell>
          <table:table-cell office:value-type="float" office:value="0.275753706693649" calcext:value-type="float">
            <text:p>0.276</text:p>
          </table:table-cell>
          <table:table-cell office:value-type="float" office:value="5570105" calcext:value-type="float">
            <text:p>5570105</text:p>
          </table:table-cell>
          <table:table-cell table:number-columns-repeated="17"/>
        </table:table-row>
        <table:table-row table:style-name="ro1">
          <table:table-cell table:formula="of:=CONCATENATE([.B242];&quot;_&quot;;[.C242];&quot;_&quot;;[.D242])" office:value-type="string" office:string-value="1_SA INTEREST_C" calcext:value-type="string">
            <text:p>1_SA INTEREST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854.650793650794" calcext:value-type="float">
            <text:p>855</text:p>
          </table:table-cell>
          <table:table-cell office:value-type="float" office:value="0.0023804972874911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991521999239922" calcext:value-type="float">
            <text:p>0.099</text:p>
          </table:table-cell>
          <table:table-cell office:value-type="float" office:value="0.0000493499480124331" calcext:value-type="float">
            <text:p>0.000</text:p>
          </table:table-cell>
          <table:table-cell office:value-type="float" office:value="0.00085227214731276" calcext:value-type="float">
            <text:p>0.001</text:p>
          </table:table-cell>
          <table:table-cell office:value-type="float" office:value="706" calcext:value-type="float">
            <text:p>706</text:p>
          </table:table-cell>
          <table:table-cell table:number-columns-repeated="17"/>
        </table:table-row>
        <table:table-row table:style-name="ro1">
          <table:table-cell table:formula="of:=CONCATENATE([.B243];&quot;_&quot;;[.C243];&quot;_&quot;;[.D243])" office:value-type="string" office:string-value="2_SA INTEREST_C" calcext:value-type="string">
            <text:p>2_SA INTEREST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767.252862322908" calcext:value-type="float">
            <text:p>767</text:p>
          </table:table-cell>
          <table:table-cell office:value-type="float" office:value="0.0025609492557013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193271443247795" calcext:value-type="float">
            <text:p>0.193</text:p>
          </table:table-cell>
          <table:table-cell office:value-type="float" office:value="0.000030230060195503" calcext:value-type="float">
            <text:p>0.000</text:p>
          </table:table-cell>
          <table:table-cell office:value-type="float" office:value="0.000807107309810817" calcext:value-type="float">
            <text:p>0.001</text:p>
          </table:table-cell>
          <table:table-cell office:value-type="float" office:value="529" calcext:value-type="float">
            <text:p>529</text:p>
          </table:table-cell>
          <table:table-cell table:number-columns-repeated="17"/>
        </table:table-row>
        <table:table-row table:style-name="ro1">
          <table:table-cell table:formula="of:=CONCATENATE([.B244];&quot;_&quot;;[.C244];&quot;_&quot;;[.D244])" office:value-type="string" office:string-value="3_SA INTEREST_C" calcext:value-type="string">
            <text:p>3_SA INTEREST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977.900277609268" calcext:value-type="float">
            <text:p>978</text:p>
          </table:table-cell>
          <table:table-cell office:value-type="float" office:value="0.0023752989182709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270732462406158" calcext:value-type="float">
            <text:p>0.271</text:p>
          </table:table-cell>
          <table:table-cell office:value-type="float" office:value="0.0000202373901719202" calcext:value-type="float">
            <text:p>0.000</text:p>
          </table:table-cell>
          <table:table-cell office:value-type="float" office:value="0.000983291072770953" calcext:value-type="float">
            <text:p>0.001</text:p>
          </table:table-cell>
          <table:table-cell office:value-type="float" office:value="729" calcext:value-type="float">
            <text:p>729</text:p>
          </table:table-cell>
          <table:table-cell table:number-columns-repeated="17"/>
        </table:table-row>
        <table:table-row table:style-name="ro1">
          <table:table-cell table:formula="of:=CONCATENATE([.B245];&quot;_&quot;;[.C245];&quot;_&quot;;[.D245])" office:value-type="string" office:string-value="4_SA INTEREST_C" calcext:value-type="string">
            <text:p>4_SA INTEREST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322.61587828465" calcext:value-type="float">
            <text:p>1323</text:p>
          </table:table-cell>
          <table:table-cell office:value-type="float" office:value="0.0023181177840257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79357028007507" calcext:value-type="float">
            <text:p>0.579</text:p>
          </table:table-cell>
          <table:table-cell office:value-type="float" office:value="0.0000186374387963411" calcext:value-type="float">
            <text:p>0.000</text:p>
          </table:table-cell>
          <table:table-cell office:value-type="float" office:value="0.00106007582508028" calcext:value-type="float">
            <text:p>0.001</text:p>
          </table:table-cell>
          <table:table-cell office:value-type="float" office:value="995" calcext:value-type="float">
            <text:p>995</text:p>
          </table:table-cell>
          <table:table-cell table:number-columns-repeated="17"/>
        </table:table-row>
        <table:table-row table:style-name="ro1">
          <table:table-cell table:formula="of:=CONCATENATE([.B246];&quot;_&quot;;[.C246];&quot;_&quot;;[.D246])" office:value-type="string" office:string-value="5_SA INTEREST_C" calcext:value-type="string">
            <text:p>5_SA INTEREST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1831.79350893441" calcext:value-type="float">
            <text:p>1832</text:p>
          </table:table-cell>
          <table:table-cell office:value-type="float" office:value="0.0023871898646791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32136031985283" calcext:value-type="float">
            <text:p>0.132</text:p>
          </table:table-cell>
          <table:table-cell office:value-type="float" office:value="0.0000169158187010231" calcext:value-type="float">
            <text:p>0.000</text:p>
          </table:table-cell>
          <table:table-cell office:value-type="float" office:value="0.00113434321247041" calcext:value-type="float">
            <text:p>0.001</text:p>
          </table:table-cell>
          <table:table-cell office:value-type="float" office:value="1373" calcext:value-type="float">
            <text:p>1373</text:p>
          </table:table-cell>
          <table:table-cell table:number-columns-repeated="17"/>
        </table:table-row>
        <table:table-row table:style-name="ro1">
          <table:table-cell table:formula="of:=CONCATENATE([.B247];&quot;_&quot;;[.C247];&quot;_&quot;;[.D247])" office:value-type="string" office:string-value="6_SA INTEREST_C" calcext:value-type="string">
            <text:p>6_SA INTEREST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2256.02143112391" calcext:value-type="float">
            <text:p>2256</text:p>
          </table:table-cell>
          <table:table-cell office:value-type="float" office:value="0.0023816939238345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27429835589346" calcext:value-type="float">
            <text:p>0.000</text:p>
          </table:table-cell>
          <table:table-cell office:value-type="float" office:value="0.00116289895959199" calcext:value-type="float">
            <text:p>0.001</text:p>
          </table:table-cell>
          <table:table-cell office:value-type="float" office:value="1644" calcext:value-type="float">
            <text:p>1644</text:p>
          </table:table-cell>
          <table:table-cell table:number-columns-repeated="17"/>
        </table:table-row>
        <table:table-row table:style-name="ro1">
          <table:table-cell table:formula="of:=CONCATENATE([.B248];&quot;_&quot;;[.C248];&quot;_&quot;;[.D248])" office:value-type="string" office:string-value="7_SA INTEREST_C" calcext:value-type="string">
            <text:p>7_SA INTEREST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2676.75565573698" calcext:value-type="float">
            <text:p>2677</text:p>
          </table:table-cell>
          <table:table-cell office:value-type="float" office:value="0.0023582772590055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23002915084362" calcext:value-type="float">
            <text:p>0.230</text:p>
          </table:table-cell>
          <table:table-cell office:value-type="float" office:value="0.0000166060775408085" calcext:value-type="float">
            <text:p>0.000</text:p>
          </table:table-cell>
          <table:table-cell office:value-type="float" office:value="0.0011929979082197" calcext:value-type="float">
            <text:p>0.001</text:p>
          </table:table-cell>
          <table:table-cell office:value-type="float" office:value="1920" calcext:value-type="float">
            <text:p>1920</text:p>
          </table:table-cell>
          <table:table-cell table:number-columns-repeated="17"/>
        </table:table-row>
        <table:table-row table:style-name="ro1">
          <table:table-cell table:formula="of:=CONCATENATE([.B249];&quot;_&quot;;[.C249];&quot;_&quot;;[.D249])" office:value-type="string" office:string-value="8_SA INTEREST_C" calcext:value-type="string">
            <text:p>8_SA INTEREST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2992.9519512221" calcext:value-type="float">
            <text:p>2993</text:p>
          </table:table-cell>
          <table:table-cell office:value-type="float" office:value="0.0022974500318174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69094711542129" calcext:value-type="float">
            <text:p>0.169</text:p>
          </table:table-cell>
          <table:table-cell office:value-type="float" office:value="0.0000151165240729139" calcext:value-type="float">
            <text:p>0.000</text:p>
          </table:table-cell>
          <table:table-cell office:value-type="float" office:value="0.00120420206803829" calcext:value-type="float">
            <text:p>0.001</text:p>
          </table:table-cell>
          <table:table-cell office:value-type="float" office:value="2128" calcext:value-type="float">
            <text:p>2128</text:p>
          </table:table-cell>
          <table:table-cell table:number-columns-repeated="17"/>
        </table:table-row>
        <table:table-row table:style-name="ro1">
          <table:table-cell table:formula="of:=CONCATENATE([.B250];&quot;_&quot;;[.C250];&quot;_&quot;;[.D250])" office:value-type="string" office:string-value="9_SA INTEREST_C" calcext:value-type="string">
            <text:p>9_SA INTEREST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3281.98301602176" calcext:value-type="float">
            <text:p>3282</text:p>
          </table:table-cell>
          <table:table-cell office:value-type="float" office:value="0.0022045705436944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15046381950378" calcext:value-type="float">
            <text:p>0.115</text:p>
          </table:table-cell>
          <table:table-cell office:value-type="float" office:value="0.0000126560711534767" calcext:value-type="float">
            <text:p>0.000</text:p>
          </table:table-cell>
          <table:table-cell office:value-type="float" office:value="0.00119819166138768" calcext:value-type="float">
            <text:p>0.001</text:p>
          </table:table-cell>
          <table:table-cell office:value-type="float" office:value="2293" calcext:value-type="float">
            <text:p>2293</text:p>
          </table:table-cell>
          <table:table-cell table:number-columns-repeated="17"/>
        </table:table-row>
        <table:table-row table:style-name="ro1">
          <table:table-cell table:formula="of:=CONCATENATE([.B251];&quot;_&quot;;[.C251];&quot;_&quot;;[.D251])" office:value-type="string" office:string-value="10_SA INTEREST_C" calcext:value-type="string">
            <text:p>10_SA INTEREST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3526.16831313852" calcext:value-type="float">
            <text:p>3526</text:p>
          </table:table-cell>
          <table:table-cell office:value-type="float" office:value="0.0021700306970096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47842437028885" calcext:value-type="float">
            <text:p>0.148</text:p>
          </table:table-cell>
          <table:table-cell office:value-type="float" office:value="0.0000122440169684965" calcext:value-type="float">
            <text:p>0.000</text:p>
          </table:table-cell>
          <table:table-cell office:value-type="float" office:value="0.00119504425674677" calcext:value-type="float">
            <text:p>0.001</text:p>
          </table:table-cell>
          <table:table-cell office:value-type="float" office:value="2451" calcext:value-type="float">
            <text:p>2451</text:p>
          </table:table-cell>
          <table:table-cell table:number-columns-repeated="17"/>
        </table:table-row>
        <table:table-row table:style-name="ro1">
          <table:table-cell table:formula="of:=CONCATENATE([.B252];&quot;_&quot;;[.C252];&quot;_&quot;;[.D252])" office:value-type="string" office:string-value="11_SA INTEREST_C" calcext:value-type="string">
            <text:p>11_SA INTEREST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3668.99589581111" calcext:value-type="float">
            <text:p>3669</text:p>
          </table:table-cell>
          <table:table-cell office:value-type="float" office:value="0.0021004038890264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57265871763229" calcext:value-type="float">
            <text:p>0.157</text:p>
          </table:table-cell>
          <table:table-cell office:value-type="float" office:value="0.0000119593702732363" calcext:value-type="float">
            <text:p>0.000</text:p>
          </table:table-cell>
          <table:table-cell office:value-type="float" office:value="0.00118902733083814" calcext:value-type="float">
            <text:p>0.001</text:p>
          </table:table-cell>
          <table:table-cell office:value-type="float" office:value="2526" calcext:value-type="float">
            <text:p>2526</text:p>
          </table:table-cell>
          <table:table-cell table:number-columns-repeated="17"/>
        </table:table-row>
        <table:table-row table:style-name="ro1">
          <table:table-cell table:formula="of:=CONCATENATE([.B253];&quot;_&quot;;[.C253];&quot;_&quot;;[.D253])" office:value-type="string" office:string-value="12_SA INTEREST_C" calcext:value-type="string">
            <text:p>12_SA INTEREST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3992.27330864625" calcext:value-type="float">
            <text:p>3992</text:p>
          </table:table-cell>
          <table:table-cell office:value-type="float" office:value="0.0020845001200135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984322726726532" calcext:value-type="float">
            <text:p>0.098</text:p>
          </table:table-cell>
          <table:table-cell office:value-type="float" office:value="0.0000124707744351811" calcext:value-type="float">
            <text:p>0.000</text:p>
          </table:table-cell>
          <table:table-cell office:value-type="float" office:value="0.00114694621879607" calcext:value-type="float">
            <text:p>0.001</text:p>
          </table:table-cell>
          <table:table-cell office:value-type="float" office:value="2659" calcext:value-type="float">
            <text:p>2659</text:p>
          </table:table-cell>
          <table:table-cell table:number-columns-repeated="17"/>
        </table:table-row>
        <table:table-row table:style-name="ro1">
          <table:table-cell table:formula="of:=CONCATENATE([.B254];&quot;_&quot;;[.C254];&quot;_&quot;;[.D254])" office:value-type="string" office:string-value="13_SA INTEREST_C" calcext:value-type="string">
            <text:p>13_SA INTEREST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4384.81759371145" calcext:value-type="float">
            <text:p>4385</text:p>
          </table:table-cell>
          <table:table-cell office:value-type="float" office:value="0.0021436668643880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909845530986786" calcext:value-type="float">
            <text:p>0.091</text:p>
          </table:table-cell>
          <table:table-cell office:value-type="float" office:value="0.0000134998520541492" calcext:value-type="float">
            <text:p>0.000</text:p>
          </table:table-cell>
          <table:table-cell office:value-type="float" office:value="0.0011446651769802" calcext:value-type="float">
            <text:p>0.001</text:p>
          </table:table-cell>
          <table:table-cell office:value-type="float" office:value="2933" calcext:value-type="float">
            <text:p>2933</text:p>
          </table:table-cell>
          <table:table-cell table:number-columns-repeated="17"/>
        </table:table-row>
        <table:table-row table:style-name="ro1">
          <table:table-cell table:formula="of:=CONCATENATE([.B255];&quot;_&quot;;[.C255];&quot;_&quot;;[.D255])" office:value-type="string" office:string-value="14_SA INTEREST_C" calcext:value-type="string">
            <text:p>14_SA INTEREST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4483.78270542604" calcext:value-type="float">
            <text:p>4484</text:p>
          </table:table-cell>
          <table:table-cell office:value-type="float" office:value="0.0020120294657698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585432946681976" calcext:value-type="float">
            <text:p>0.059</text:p>
          </table:table-cell>
          <table:table-cell office:value-type="float" office:value="0.00000947466504852938" calcext:value-type="float">
            <text:p>0.000</text:p>
          </table:table-cell>
          <table:table-cell office:value-type="float" office:value="0.0011301136109978" calcext:value-type="float">
            <text:p>0.001</text:p>
          </table:table-cell>
          <table:table-cell office:value-type="float" office:value="3013" calcext:value-type="float">
            <text:p>3013</text:p>
          </table:table-cell>
          <table:table-cell table:number-columns-repeated="17"/>
        </table:table-row>
        <table:table-row table:style-name="ro1">
          <table:table-cell table:formula="of:=CONCATENATE([.B256];&quot;_&quot;;[.C256];&quot;_&quot;;[.D256])" office:value-type="string" office:string-value="15_SA INTEREST_C" calcext:value-type="string">
            <text:p>15_SA INTEREST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4849.39802980813" calcext:value-type="float">
            <text:p>4849</text:p>
          </table:table-cell>
          <table:table-cell office:value-type="float" office:value="0.0021088062722833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942099839448929" calcext:value-type="float">
            <text:p>0.094</text:p>
          </table:table-cell>
          <table:table-cell office:value-type="float" office:value="0.0000148287873388829" calcext:value-type="float">
            <text:p>0.000</text:p>
          </table:table-cell>
          <table:table-cell office:value-type="float" office:value="0.00113715999759734" calcext:value-type="float">
            <text:p>0.001</text:p>
          </table:table-cell>
          <table:table-cell office:value-type="float" office:value="3337" calcext:value-type="float">
            <text:p>3337</text:p>
          </table:table-cell>
          <table:table-cell table:number-columns-repeated="17"/>
        </table:table-row>
        <table:table-row table:style-name="ro1">
          <table:table-cell table:formula="of:=CONCATENATE([.B257];&quot;_&quot;;[.C257];&quot;_&quot;;[.D257])" office:value-type="string" office:string-value="16_SA INTEREST_C" calcext:value-type="string">
            <text:p>16_SA INTEREST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5099.02585908022" calcext:value-type="float">
            <text:p>5099</text:p>
          </table:table-cell>
          <table:table-cell office:value-type="float" office:value="0.0021781252247759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369955837726593" calcext:value-type="float">
            <text:p>0.370</text:p>
          </table:table-cell>
          <table:table-cell office:value-type="float" office:value="0.0000405473920314266" calcext:value-type="float">
            <text:p>0.000</text:p>
          </table:table-cell>
          <table:table-cell office:value-type="float" office:value="0.00111989420838654" calcext:value-type="float">
            <text:p>0.001</text:p>
          </table:table-cell>
          <table:table-cell office:value-type="float" office:value="3616" calcext:value-type="float">
            <text:p>3616</text:p>
          </table:table-cell>
          <table:table-cell table:number-columns-repeated="17"/>
        </table:table-row>
        <table:table-row table:style-name="ro1">
          <table:table-cell table:formula="of:=CONCATENATE([.B258];&quot;_&quot;;[.C258];&quot;_&quot;;[.D258])" office:value-type="string" office:string-value="17_SA INTEREST_C" calcext:value-type="string">
            <text:p>17_SA INTEREST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5245.60940086471" calcext:value-type="float">
            <text:p>5246</text:p>
          </table:table-cell>
          <table:table-cell office:value-type="float" office:value="0.0020704043638620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797721818089485" calcext:value-type="float">
            <text:p>0.080</text:p>
          </table:table-cell>
          <table:table-cell office:value-type="float" office:value="0.000012138321057089" calcext:value-type="float">
            <text:p>0.000</text:p>
          </table:table-cell>
          <table:table-cell office:value-type="float" office:value="0.00110206357203424" calcext:value-type="float">
            <text:p>0.001</text:p>
          </table:table-cell>
          <table:table-cell office:value-type="float" office:value="3716" calcext:value-type="float">
            <text:p>3716</text:p>
          </table:table-cell>
          <table:table-cell table:number-columns-repeated="17"/>
        </table:table-row>
        <table:table-row table:style-name="ro1">
          <table:table-cell table:formula="of:=CONCATENATE([.B259];&quot;_&quot;;[.C259];&quot;_&quot;;[.D259])" office:value-type="string" office:string-value="18_SA INTEREST_C" calcext:value-type="string">
            <text:p>18_SA INTEREST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5890.53276348573" calcext:value-type="float">
            <text:p>5891</text:p>
          </table:table-cell>
          <table:table-cell office:value-type="float" office:value="0.0021962419401272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556822754442692" calcext:value-type="float">
            <text:p>0.056</text:p>
          </table:table-cell>
          <table:table-cell office:value-type="float" office:value="0.0000140355483422856" calcext:value-type="float">
            <text:p>0.000</text:p>
          </table:table-cell>
          <table:table-cell office:value-type="float" office:value="0.00112468015868217" calcext:value-type="float">
            <text:p>0.001</text:p>
          </table:table-cell>
          <table:table-cell office:value-type="float" office:value="4020" calcext:value-type="float">
            <text:p>4020</text:p>
          </table:table-cell>
          <table:table-cell table:number-columns-repeated="17"/>
        </table:table-row>
        <table:table-row table:style-name="ro1">
          <table:table-cell table:formula="of:=CONCATENATE([.B260];&quot;_&quot;;[.C260];&quot;_&quot;;[.D260])" office:value-type="string" office:string-value="19_SA INTEREST_C" calcext:value-type="string">
            <text:p>19_SA INTEREST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6275.8412358589" calcext:value-type="float">
            <text:p>6276</text:p>
          </table:table-cell>
          <table:table-cell office:value-type="float" office:value="0.0022828869141574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624858513474464" calcext:value-type="float">
            <text:p>0.062</text:p>
          </table:table-cell>
          <table:table-cell office:value-type="float" office:value="0.0000170122671562283" calcext:value-type="float">
            <text:p>0.000</text:p>
          </table:table-cell>
          <table:table-cell office:value-type="float" office:value="0.0011430069571361" calcext:value-type="float">
            <text:p>0.001</text:p>
          </table:table-cell>
          <table:table-cell office:value-type="float" office:value="3922" calcext:value-type="float">
            <text:p>3922</text:p>
          </table:table-cell>
          <table:table-cell table:number-columns-repeated="17"/>
        </table:table-row>
        <table:table-row table:style-name="ro1">
          <table:table-cell table:formula="of:=CONCATENATE([.B261];&quot;_&quot;;[.C261];&quot;_&quot;;[.D261])" office:value-type="string" office:string-value="20_SA INTEREST_C" calcext:value-type="string">
            <text:p>20_SA INTEREST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6404.79171887658" calcext:value-type="float">
            <text:p>6405</text:p>
          </table:table-cell>
          <table:table-cell office:value-type="float" office:value="0.0021998832947335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402558669447899" calcext:value-type="float">
            <text:p>0.040</text:p>
          </table:table-cell>
          <table:table-cell office:value-type="float" office:value="0.0000126755409203228" calcext:value-type="float">
            <text:p>0.000</text:p>
          </table:table-cell>
          <table:table-cell office:value-type="float" office:value="0.0011167440097779" calcext:value-type="float">
            <text:p>0.001</text:p>
          </table:table-cell>
          <table:table-cell office:value-type="float" office:value="4317" calcext:value-type="float">
            <text:p>4317</text:p>
          </table:table-cell>
          <table:table-cell table:number-columns-repeated="17"/>
        </table:table-row>
        <table:table-row table:style-name="ro1">
          <table:table-cell table:formula="of:=CONCATENATE([.B262];&quot;_&quot;;[.C262];&quot;_&quot;;[.D262])" office:value-type="string" office:string-value="200_SA INTEREST_C" calcext:value-type="string">
            <text:p>200_SA INTEREST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8160.59523033286" calcext:value-type="float">
            <text:p>8161</text:p>
          </table:table-cell>
          <table:table-cell office:value-type="float" office:value="0.0024943895820225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11578793078661" calcext:value-type="float">
            <text:p>0.116</text:p>
          </table:table-cell>
          <table:table-cell office:value-type="float" office:value="0.0000230796972693137" calcext:value-type="float">
            <text:p>0.000</text:p>
          </table:table-cell>
          <table:table-cell office:value-type="float" office:value="0.00111203384585679" calcext:value-type="float">
            <text:p>0.001</text:p>
          </table:table-cell>
          <table:table-cell office:value-type="float" office:value="5381" calcext:value-type="float">
            <text:p>5381</text:p>
          </table:table-cell>
          <table:table-cell table:number-columns-repeated="17"/>
        </table:table-row>
        <table:table-row table:style-name="ro1">
          <table:table-cell table:formula="of:=CONCATENATE([.B263];&quot;_&quot;;[.C263];&quot;_&quot;;[.D263])" office:value-type="string" office:string-value="300_SA INTEREST_C" calcext:value-type="string">
            <text:p>300_SA INTEREST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10042.2779983277" calcext:value-type="float">
            <text:p>10042</text:p>
          </table:table-cell>
          <table:table-cell office:value-type="float" office:value="0.0024144663531233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755314007401466" calcext:value-type="float">
            <text:p>0.076</text:p>
          </table:table-cell>
          <table:table-cell office:value-type="float" office:value="0.0000206585360820905" calcext:value-type="float">
            <text:p>0.000</text:p>
          </table:table-cell>
          <table:table-cell office:value-type="float" office:value="0.000998384901322424" calcext:value-type="float">
            <text:p>0.001</text:p>
          </table:table-cell>
          <table:table-cell office:value-type="float" office:value="7306" calcext:value-type="float">
            <text:p>7306</text:p>
          </table:table-cell>
          <table:table-cell table:number-columns-repeated="17"/>
        </table:table-row>
        <table:table-row table:style-name="ro1">
          <table:table-cell table:formula="of:=CONCATENATE([.B264];&quot;_&quot;;[.C264];&quot;_&quot;;[.D264])" office:value-type="string" office:string-value="400_SA INTEREST_C" calcext:value-type="string">
            <text:p>400_SA INTEREST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11271.4342642073" calcext:value-type="float">
            <text:p>11271</text:p>
          </table:table-cell>
          <table:table-cell office:value-type="float" office:value="0.0019784528213208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294841453433037" calcext:value-type="float">
            <text:p>0.029</text:p>
          </table:table-cell>
          <table:table-cell office:value-type="float" office:value="0.000010998179086217" calcext:value-type="float">
            <text:p>0.000</text:p>
          </table:table-cell>
          <table:table-cell office:value-type="float" office:value="0.000834443490020931" calcext:value-type="float">
            <text:p>0.001</text:p>
          </table:table-cell>
          <table:table-cell office:value-type="float" office:value="8286" calcext:value-type="float">
            <text:p>8286</text:p>
          </table:table-cell>
          <table:table-cell table:number-columns-repeated="17"/>
        </table:table-row>
        <table:table-row table:style-name="ro1">
          <table:table-cell table:formula="of:=CONCATENATE([.B265];&quot;_&quot;;[.C265];&quot;_&quot;;[.D265])" office:value-type="string" office:string-value="500_SA INTEREST_C" calcext:value-type="string">
            <text:p>500_SA INTEREST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A INTEREST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9436.03177031628" calcext:value-type="float">
            <text:p>9436</text:p>
          </table:table-cell>
          <table:table-cell office:value-type="float" office:value="0.0016338530518113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0344337597489357" calcext:value-type="float">
            <text:p>0.034</text:p>
          </table:table-cell>
          <table:table-cell office:value-type="float" office:value="0.0000117482919378298" calcext:value-type="float">
            <text:p>0.000</text:p>
          </table:table-cell>
          <table:table-cell office:value-type="float" office:value="0.000656709016766399" calcext:value-type="float">
            <text:p>0.001</text:p>
          </table:table-cell>
          <table:table-cell office:value-type="float" office:value="8061" calcext:value-type="float">
            <text:p>8061</text:p>
          </table:table-cell>
          <table:table-cell table:number-columns-repeated="17"/>
        </table:table-row>
        <table:table-row table:style-name="ro1">
          <table:table-cell table:formula="of:=CONCATENATE([.B266];&quot;_&quot;;[.C266];&quot;_&quot;;[.D266])" office:value-type="string" office:string-value="1_REVERSAL_C" calcext:value-type="string">
            <text:p>1_REVERSAL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6710.82424178564" calcext:value-type="float">
            <text:p>6711</text:p>
          </table:table-cell>
          <table:table-cell office:value-type="float" office:value="0.00884345728027148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464052349328995" calcext:value-type="float">
            <text:p>0.464</text:p>
          </table:table-cell>
          <table:table-cell office:value-type="float" office:value="0.0016646980928253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67];&quot;_&quot;;[.C267];&quot;_&quot;;[.D267])" office:value-type="string" office:string-value="2_REVERSAL_C" calcext:value-type="string">
            <text:p>2_REVERSAL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3224.98436854204" calcext:value-type="float">
            <text:p>3225</text:p>
          </table:table-cell>
          <table:table-cell office:value-type="float" office:value="0.00658817843542082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950716853141785" calcext:value-type="float">
            <text:p>0.951</text:p>
          </table:table-cell>
          <table:table-cell office:value-type="float" office:value="0.00101857327423023" calcext:value-type="float">
            <text:p>0.001</text:p>
          </table:table-cell>
          <table:table-cell office:value-type="float" office:value="0.0000504669587826356" calcext:value-type="float">
            <text:p>0.000</text:p>
          </table:table-cell>
          <table:table-cell office:value-type="float" office:value="637.47998046875" calcext:value-type="float">
            <text:p>637</text:p>
          </table:table-cell>
          <table:table-cell table:number-columns-repeated="17"/>
        </table:table-row>
        <table:table-row table:style-name="ro1">
          <table:table-cell table:formula="of:=CONCATENATE([.B268];&quot;_&quot;;[.C268];&quot;_&quot;;[.D268])" office:value-type="string" office:string-value="3_REVERSAL_C" calcext:value-type="string">
            <text:p>3_REVERSAL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3885.82007614017" calcext:value-type="float">
            <text:p>3886</text:p>
          </table:table-cell>
          <table:table-cell office:value-type="float" office:value="0.0062631711855954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939577221870422" calcext:value-type="float">
            <text:p>0.940</text:p>
          </table:table-cell>
          <table:table-cell office:value-type="float" office:value="0.000828885798883348" calcext:value-type="float">
            <text:p>0.001</text:p>
          </table:table-cell>
          <table:table-cell office:value-type="float" office:value="0.000100252233096398" calcext:value-type="float">
            <text:p>0.000</text:p>
          </table:table-cell>
          <table:table-cell office:value-type="float" office:value="1242.57995605469" calcext:value-type="float">
            <text:p>1243</text:p>
          </table:table-cell>
          <table:table-cell table:number-columns-repeated="17"/>
        </table:table-row>
        <table:table-row table:style-name="ro1">
          <table:table-cell table:formula="of:=CONCATENATE([.B269];&quot;_&quot;;[.C269];&quot;_&quot;;[.D269])" office:value-type="string" office:string-value="4_REVERSAL_C" calcext:value-type="string">
            <text:p>4_REVERSAL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5683.92591850139" calcext:value-type="float">
            <text:p>5684</text:p>
          </table:table-cell>
          <table:table-cell office:value-type="float" office:value="0.0064184059420268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967154622077942" calcext:value-type="float">
            <text:p>0.967</text:p>
          </table:table-cell>
          <table:table-cell office:value-type="float" office:value="0.000850943124474451" calcext:value-type="float">
            <text:p>0.001</text:p>
          </table:table-cell>
          <table:table-cell office:value-type="float" office:value="0.000144639081554487" calcext:value-type="float">
            <text:p>0.000</text:p>
          </table:table-cell>
          <table:table-cell office:value-type="float" office:value="1742.19995117188" calcext:value-type="float">
            <text:p>1742</text:p>
          </table:table-cell>
          <table:table-cell table:number-columns-repeated="17"/>
        </table:table-row>
        <table:table-row table:style-name="ro1">
          <table:table-cell table:formula="of:=CONCATENATE([.B270];&quot;_&quot;;[.C270];&quot;_&quot;;[.D270])" office:value-type="string" office:string-value="5_REVERSAL_C" calcext:value-type="string">
            <text:p>5_REVERSAL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8073.42575683041" calcext:value-type="float">
            <text:p>8073</text:p>
          </table:table-cell>
          <table:table-cell office:value-type="float" office:value="0.00725747039037715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933085918426514" calcext:value-type="float">
            <text:p>0.933</text:p>
          </table:table-cell>
          <table:table-cell office:value-type="float" office:value="0.000988732668990023" calcext:value-type="float">
            <text:p>0.001</text:p>
          </table:table-cell>
          <table:table-cell office:value-type="float" office:value="0.000382229016395286" calcext:value-type="float">
            <text:p>0.000</text:p>
          </table:table-cell>
          <table:table-cell office:value-type="float" office:value="2723" calcext:value-type="float">
            <text:p>2723</text:p>
          </table:table-cell>
          <table:table-cell table:number-columns-repeated="17"/>
        </table:table-row>
        <table:table-row table:style-name="ro1">
          <table:table-cell table:formula="of:=CONCATENATE([.B271];&quot;_&quot;;[.C271];&quot;_&quot;;[.D271])" office:value-type="string" office:string-value="6_REVERSAL_C" calcext:value-type="string">
            <text:p>6_REVERSAL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10441.6395704388" calcext:value-type="float">
            <text:p>10442</text:p>
          </table:table-cell>
          <table:table-cell office:value-type="float" office:value="0.00752533276687783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854987382888794" calcext:value-type="float">
            <text:p>0.855</text:p>
          </table:table-cell>
          <table:table-cell office:value-type="float" office:value="0.000956352798054028" calcext:value-type="float">
            <text:p>0.001</text:p>
          </table:table-cell>
          <table:table-cell office:value-type="float" office:value="0.00050896528409794" calcext:value-type="float">
            <text:p>0.001</text:p>
          </table:table-cell>
          <table:table-cell office:value-type="float" office:value="3569.61010742187" calcext:value-type="float">
            <text:p>3570</text:p>
          </table:table-cell>
          <table:table-cell table:number-columns-repeated="17"/>
        </table:table-row>
        <table:table-row table:style-name="ro1">
          <table:table-cell table:formula="of:=CONCATENATE([.B272];&quot;_&quot;;[.C272];&quot;_&quot;;[.D272])" office:value-type="string" office:string-value="7_REVERSAL_C" calcext:value-type="string">
            <text:p>7_REVERSAL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11478.0951074969" calcext:value-type="float">
            <text:p>11478</text:p>
          </table:table-cell>
          <table:table-cell office:value-type="float" office:value="0.0074609199063992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76205861568451" calcext:value-type="float">
            <text:p>0.876</text:p>
          </table:table-cell>
          <table:table-cell office:value-type="float" office:value="0.000940501060046386" calcext:value-type="float">
            <text:p>0.001</text:p>
          </table:table-cell>
          <table:table-cell office:value-type="float" office:value="0.000520247383974492" calcext:value-type="float">
            <text:p>0.001</text:p>
          </table:table-cell>
          <table:table-cell office:value-type="float" office:value="4174.830078125" calcext:value-type="float">
            <text:p>4175</text:p>
          </table:table-cell>
          <table:table-cell table:number-columns-repeated="17"/>
        </table:table-row>
        <table:table-row table:style-name="ro1">
          <table:table-cell table:formula="of:=CONCATENATE([.B273];&quot;_&quot;;[.C273];&quot;_&quot;;[.D273])" office:value-type="string" office:string-value="8_REVERSAL_C" calcext:value-type="string">
            <text:p>8_REVERSAL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4449.8218601034" calcext:value-type="float">
            <text:p>14450</text:p>
          </table:table-cell>
          <table:table-cell office:value-type="float" office:value="0.0078463428656291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926866888999939" calcext:value-type="float">
            <text:p>0.927</text:p>
          </table:table-cell>
          <table:table-cell office:value-type="float" office:value="0.00111304011741857" calcext:value-type="float">
            <text:p>0.001</text:p>
          </table:table-cell>
          <table:table-cell office:value-type="float" office:value="0.000539435888640583" calcext:value-type="float">
            <text:p>0.001</text:p>
          </table:table-cell>
          <table:table-cell office:value-type="float" office:value="4880.8701171875" calcext:value-type="float">
            <text:p>4881</text:p>
          </table:table-cell>
          <table:table-cell table:number-columns-repeated="17"/>
        </table:table-row>
        <table:table-row table:style-name="ro1">
          <table:table-cell table:formula="of:=CONCATENATE([.B274];&quot;_&quot;;[.C274];&quot;_&quot;;[.D274])" office:value-type="string" office:string-value="9_REVERSAL_C" calcext:value-type="string">
            <text:p>9_REVERSAL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15366.7755144001" calcext:value-type="float">
            <text:p>15367</text:p>
          </table:table-cell>
          <table:table-cell office:value-type="float" office:value="0.0074613032799824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49712252616882" calcext:value-type="float">
            <text:p>0.850</text:p>
          </table:table-cell>
          <table:table-cell office:value-type="float" office:value="0.000970238788772149" calcext:value-type="float">
            <text:p>0.001</text:p>
          </table:table-cell>
          <table:table-cell office:value-type="float" office:value="0.000537107698619366" calcext:value-type="float">
            <text:p>0.001</text:p>
          </table:table-cell>
          <table:table-cell office:value-type="float" office:value="5355" calcext:value-type="float">
            <text:p>5355</text:p>
          </table:table-cell>
          <table:table-cell table:number-columns-repeated="17"/>
        </table:table-row>
        <table:table-row table:style-name="ro1">
          <table:table-cell table:formula="of:=CONCATENATE([.B275];&quot;_&quot;;[.C275];&quot;_&quot;;[.D275])" office:value-type="string" office:string-value="10_REVERSAL_C" calcext:value-type="string">
            <text:p>10_REVERSAL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15016.2446788608" calcext:value-type="float">
            <text:p>15016</text:p>
          </table:table-cell>
          <table:table-cell office:value-type="float" office:value="0.00708743236542292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42720210552216" calcext:value-type="float">
            <text:p>0.843</text:p>
          </table:table-cell>
          <table:table-cell office:value-type="float" office:value="0.000863249369839901" calcext:value-type="float">
            <text:p>0.001</text:p>
          </table:table-cell>
          <table:table-cell office:value-type="float" office:value="0.000484229763969779" calcext:value-type="float">
            <text:p>0.000</text:p>
          </table:table-cell>
          <table:table-cell office:value-type="float" office:value="5666.830078125" calcext:value-type="float">
            <text:p>5667</text:p>
          </table:table-cell>
          <table:table-cell table:number-columns-repeated="17"/>
        </table:table-row>
        <table:table-row table:style-name="ro1">
          <table:table-cell table:formula="of:=CONCATENATE([.B276];&quot;_&quot;;[.C276];&quot;_&quot;;[.D276])" office:value-type="string" office:string-value="11_REVERSAL_C" calcext:value-type="string">
            <text:p>11_REVERSAL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18395.5692199997" calcext:value-type="float">
            <text:p>18396</text:p>
          </table:table-cell>
          <table:table-cell office:value-type="float" office:value="0.0073960450416593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34307014942169" calcext:value-type="float">
            <text:p>0.834</text:p>
          </table:table-cell>
          <table:table-cell office:value-type="float" office:value="0.000950380451302467" calcext:value-type="float">
            <text:p>0.001</text:p>
          </table:table-cell>
          <table:table-cell office:value-type="float" office:value="0.000479536422062665" calcext:value-type="float">
            <text:p>0.000</text:p>
          </table:table-cell>
          <table:table-cell office:value-type="float" office:value="6270.009765625" calcext:value-type="float">
            <text:p>6270</text:p>
          </table:table-cell>
          <table:table-cell table:number-columns-repeated="17"/>
        </table:table-row>
        <table:table-row table:style-name="ro1">
          <table:table-cell table:formula="of:=CONCATENATE([.B277];&quot;_&quot;;[.C277];&quot;_&quot;;[.D277])" office:value-type="string" office:string-value="12_REVERSAL_C" calcext:value-type="string">
            <text:p>12_REVERSAL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20339.0683656506" calcext:value-type="float">
            <text:p>20339</text:p>
          </table:table-cell>
          <table:table-cell office:value-type="float" office:value="0.0074577137558369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690486311912537" calcext:value-type="float">
            <text:p>0.690</text:p>
          </table:table-cell>
          <table:table-cell office:value-type="float" office:value="0.000892505247143387" calcext:value-type="float">
            <text:p>0.001</text:p>
          </table:table-cell>
          <table:table-cell office:value-type="float" office:value="0.000461122137494385" calcext:value-type="float">
            <text:p>0.000</text:p>
          </table:table-cell>
          <table:table-cell office:value-type="float" office:value="6639.89013671875" calcext:value-type="float">
            <text:p>6640</text:p>
          </table:table-cell>
          <table:table-cell table:number-columns-repeated="17"/>
        </table:table-row>
        <table:table-row table:style-name="ro1">
          <table:table-cell table:formula="of:=CONCATENATE([.B278];&quot;_&quot;;[.C278];&quot;_&quot;;[.D278])" office:value-type="string" office:string-value="13_REVERSAL_C" calcext:value-type="string">
            <text:p>13_REVERSAL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19770.6288157548" calcext:value-type="float">
            <text:p>19771</text:p>
          </table:table-cell>
          <table:table-cell office:value-type="float" office:value="0.0075690569538897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811490774154663" calcext:value-type="float">
            <text:p>0.811</text:p>
          </table:table-cell>
          <table:table-cell office:value-type="float" office:value="0.00106954604194719" calcext:value-type="float">
            <text:p>0.001</text:p>
          </table:table-cell>
          <table:table-cell office:value-type="float" office:value="0.000382901140255853" calcext:value-type="float">
            <text:p>0.000</text:p>
          </table:table-cell>
          <table:table-cell office:value-type="float" office:value="6463.35986328125" calcext:value-type="float">
            <text:p>6463</text:p>
          </table:table-cell>
          <table:table-cell table:number-columns-repeated="17"/>
        </table:table-row>
        <table:table-row table:style-name="ro1">
          <table:table-cell table:formula="of:=CONCATENATE([.B279];&quot;_&quot;;[.C279];&quot;_&quot;;[.D279])" office:value-type="string" office:string-value="14_REVERSAL_C" calcext:value-type="string">
            <text:p>14_REVERSAL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22910.7664662562" calcext:value-type="float">
            <text:p>22911</text:p>
          </table:table-cell>
          <table:table-cell office:value-type="float" office:value="0.00784672358269013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656971395015717" calcext:value-type="float">
            <text:p>0.657</text:p>
          </table:table-cell>
          <table:table-cell office:value-type="float" office:value="0.00107695288768452" calcext:value-type="float">
            <text:p>0.001</text:p>
          </table:table-cell>
          <table:table-cell office:value-type="float" office:value="0.000386648956919089" calcext:value-type="float">
            <text:p>0.000</text:p>
          </table:table-cell>
          <table:table-cell office:value-type="float" office:value="6828.0498046875" calcext:value-type="float">
            <text:p>6828</text:p>
          </table:table-cell>
          <table:table-cell table:number-columns-repeated="17"/>
        </table:table-row>
        <table:table-row table:style-name="ro1">
          <table:table-cell table:formula="of:=CONCATENATE([.B280];&quot;_&quot;;[.C280];&quot;_&quot;;[.D280])" office:value-type="string" office:string-value="15_REVERSAL_C" calcext:value-type="string">
            <text:p>15_REVERSAL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20849.5953551273" calcext:value-type="float">
            <text:p>20850</text:p>
          </table:table-cell>
          <table:table-cell office:value-type="float" office:value="0.0068309627162464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698489725589752" calcext:value-type="float">
            <text:p>0.698</text:p>
          </table:table-cell>
          <table:table-cell office:value-type="float" office:value="0.000884964910951606" calcext:value-type="float">
            <text:p>0.001</text:p>
          </table:table-cell>
          <table:table-cell office:value-type="float" office:value="0.000320776714943349" calcext:value-type="float">
            <text:p>0.000</text:p>
          </table:table-cell>
          <table:table-cell office:value-type="float" office:value="7017.93994140625" calcext:value-type="float">
            <text:p>7018</text:p>
          </table:table-cell>
          <table:table-cell table:number-columns-repeated="17"/>
        </table:table-row>
        <table:table-row table:style-name="ro1">
          <table:table-cell table:formula="of:=CONCATENATE([.B281];&quot;_&quot;;[.C281];&quot;_&quot;;[.D281])" office:value-type="string" office:string-value="16_REVERSAL_C" calcext:value-type="string">
            <text:p>16_REVERSAL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27576.4962219029" calcext:value-type="float">
            <text:p>27576</text:p>
          </table:table-cell>
          <table:table-cell office:value-type="float" office:value="0.0072665407237043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848322451114654" calcext:value-type="float">
            <text:p>0.848</text:p>
          </table:table-cell>
          <table:table-cell office:value-type="float" office:value="0.00104291784920192" calcext:value-type="float">
            <text:p>0.001</text:p>
          </table:table-cell>
          <table:table-cell office:value-type="float" office:value="0.000294885190669447" calcext:value-type="float">
            <text:p>0.000</text:p>
          </table:table-cell>
          <table:table-cell office:value-type="float" office:value="6684.330078125" calcext:value-type="float">
            <text:p>6684</text:p>
          </table:table-cell>
          <table:table-cell table:number-columns-repeated="17"/>
        </table:table-row>
        <table:table-row table:style-name="ro1">
          <table:table-cell table:formula="of:=CONCATENATE([.B282];&quot;_&quot;;[.C282];&quot;_&quot;;[.D282])" office:value-type="string" office:string-value="17_REVERSAL_C" calcext:value-type="string">
            <text:p>17_REVERSAL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27116.3187174251" calcext:value-type="float">
            <text:p>27116</text:p>
          </table:table-cell>
          <table:table-cell office:value-type="float" office:value="0.00756026002873635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714534997940064" calcext:value-type="float">
            <text:p>0.715</text:p>
          </table:table-cell>
          <table:table-cell office:value-type="float" office:value="0.00102364232409056" calcext:value-type="float">
            <text:p>0.001</text:p>
          </table:table-cell>
          <table:table-cell office:value-type="float" office:value="0.000321707688271999" calcext:value-type="float">
            <text:p>0.000</text:p>
          </table:table-cell>
          <table:table-cell office:value-type="float" office:value="7780" calcext:value-type="float">
            <text:p>7780</text:p>
          </table:table-cell>
          <table:table-cell table:number-columns-repeated="17"/>
        </table:table-row>
        <table:table-row table:style-name="ro1">
          <table:table-cell table:formula="of:=CONCATENATE([.B283];&quot;_&quot;;[.C283];&quot;_&quot;;[.D283])" office:value-type="string" office:string-value="18_REVERSAL_C" calcext:value-type="string">
            <text:p>18_REVERSAL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25737.779998321" calcext:value-type="float">
            <text:p>25738</text:p>
          </table:table-cell>
          <table:table-cell office:value-type="float" office:value="0.00758006156768184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418493568897247" calcext:value-type="float">
            <text:p>0.418</text:p>
          </table:table-cell>
          <table:table-cell office:value-type="float" office:value="0.000854972443396894" calcext:value-type="float">
            <text:p>0.001</text:p>
          </table:table-cell>
          <table:table-cell office:value-type="float" office:value="0.000284281413769349" calcext:value-type="float">
            <text:p>0.000</text:p>
          </table:table-cell>
          <table:table-cell office:value-type="float" office:value="7866.7001953125" calcext:value-type="float">
            <text:p>7867</text:p>
          </table:table-cell>
          <table:table-cell table:number-columns-repeated="17"/>
        </table:table-row>
        <table:table-row table:style-name="ro1">
          <table:table-cell table:formula="of:=CONCATENATE([.B284];&quot;_&quot;;[.C284];&quot;_&quot;;[.D284])" office:value-type="string" office:string-value="19_REVERSAL_C" calcext:value-type="string">
            <text:p>19_REVERSAL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38596.0843700931" calcext:value-type="float">
            <text:p>38596</text:p>
          </table:table-cell>
          <table:table-cell office:value-type="float" office:value="0.0084028370026922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716009676456451" calcext:value-type="float">
            <text:p>0.716</text:p>
          </table:table-cell>
          <table:table-cell office:value-type="float" office:value="0.00148621283054797" calcext:value-type="float">
            <text:p>0.001</text:p>
          </table:table-cell>
          <table:table-cell office:value-type="float" office:value="0.000239065993810072" calcext:value-type="float">
            <text:p>0.000</text:p>
          </table:table-cell>
          <table:table-cell office:value-type="float" office:value="8114.93994140625" calcext:value-type="float">
            <text:p>8115</text:p>
          </table:table-cell>
          <table:table-cell table:number-columns-repeated="17"/>
        </table:table-row>
        <table:table-row table:style-name="ro1">
          <table:table-cell table:formula="of:=CONCATENATE([.B285];&quot;_&quot;;[.C285];&quot;_&quot;;[.D285])" office:value-type="string" office:string-value="20_REVERSAL_C" calcext:value-type="string">
            <text:p>20_REVERSAL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25926.3946493725" calcext:value-type="float">
            <text:p>25926</text:p>
          </table:table-cell>
          <table:table-cell office:value-type="float" office:value="0.0066230174728945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451597720384598" calcext:value-type="float">
            <text:p>0.452</text:p>
          </table:table-cell>
          <table:table-cell office:value-type="float" office:value="0.000836019885827929" calcext:value-type="float">
            <text:p>0.001</text:p>
          </table:table-cell>
          <table:table-cell office:value-type="float" office:value="0.000263545982306823" calcext:value-type="float">
            <text:p>0.000</text:p>
          </table:table-cell>
          <table:table-cell office:value-type="float" office:value="7206.1201171875" calcext:value-type="float">
            <text:p>7206</text:p>
          </table:table-cell>
          <table:table-cell table:number-columns-repeated="17"/>
        </table:table-row>
        <table:table-row table:style-name="ro1">
          <table:table-cell table:formula="of:=CONCATENATE([.B286];&quot;_&quot;;[.C286];&quot;_&quot;;[.D286])" office:value-type="string" office:string-value="200_REVERSAL_C" calcext:value-type="string">
            <text:p>200_REVERSAL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39500.0076984438" calcext:value-type="float">
            <text:p>39500</text:p>
          </table:table-cell>
          <table:table-cell office:value-type="float" office:value="0.0081717059830494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891765713691711" calcext:value-type="float">
            <text:p>0.892</text:p>
          </table:table-cell>
          <table:table-cell office:value-type="float" office:value="0.00144175160638229" calcext:value-type="float">
            <text:p>0.001</text:p>
          </table:table-cell>
          <table:table-cell office:value-type="float" office:value="0.000200869370019063" calcext:value-type="float">
            <text:p>0.000</text:p>
          </table:table-cell>
          <table:table-cell office:value-type="float" office:value="8070" calcext:value-type="float">
            <text:p>8070</text:p>
          </table:table-cell>
          <table:table-cell table:number-columns-repeated="17"/>
        </table:table-row>
        <table:table-row table:style-name="ro1">
          <table:table-cell table:formula="of:=CONCATENATE([.B287];&quot;_&quot;;[.C287];&quot;_&quot;;[.D287])" office:value-type="string" office:string-value="300_REVERSAL_C" calcext:value-type="string">
            <text:p>300_REVERSAL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49983.9609116618" calcext:value-type="float">
            <text:p>49984</text:p>
          </table:table-cell>
          <table:table-cell office:value-type="float" office:value="0.00772903300338074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569979786872864" calcext:value-type="float">
            <text:p>0.570</text:p>
          </table:table-cell>
          <table:table-cell office:value-type="float" office:value="0.00120524618173076" calcext:value-type="float">
            <text:p>0.001</text:p>
          </table:table-cell>
          <table:table-cell office:value-type="float" office:value="0.000109170447103679" calcext:value-type="float">
            <text:p>0.000</text:p>
          </table:table-cell>
          <table:table-cell office:value-type="float" office:value="8202" calcext:value-type="float">
            <text:p>8202</text:p>
          </table:table-cell>
          <table:table-cell table:number-columns-repeated="17"/>
        </table:table-row>
        <table:table-row table:style-name="ro1">
          <table:table-cell table:formula="of:=CONCATENATE([.B288];&quot;_&quot;;[.C288];&quot;_&quot;;[.D288])" office:value-type="string" office:string-value="400_REVERSAL_C" calcext:value-type="string">
            <text:p>400_REVERSAL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47972.332436855" calcext:value-type="float">
            <text:p>47972</text:p>
          </table:table-cell>
          <table:table-cell office:value-type="float" office:value="0.00779454819150195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471263766288757" calcext:value-type="float">
            <text:p>0.471</text:p>
          </table:table-cell>
          <table:table-cell office:value-type="float" office:value="0.00126084006504077" calcext:value-type="float">
            <text:p>0.001</text:p>
          </table:table-cell>
          <table:table-cell office:value-type="float" office:value="0.000036416036891751" calcext:value-type="float">
            <text:p>0.000</text:p>
          </table:table-cell>
          <table:table-cell office:value-type="float" office:value="7184.740234375" calcext:value-type="float">
            <text:p>7185</text:p>
          </table:table-cell>
          <table:table-cell table:number-columns-repeated="17"/>
        </table:table-row>
        <table:table-row table:style-name="ro1">
          <table:table-cell table:formula="of:=CONCATENATE([.B289];&quot;_&quot;;[.C289];&quot;_&quot;;[.D289])" office:value-type="string" office:string-value="500_REVERSAL_C" calcext:value-type="string">
            <text:p>500_REVERSAL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24627.546776149" calcext:value-type="float">
            <text:p>124628</text:p>
          </table:table-cell>
          <table:table-cell office:value-type="float" office:value="0.0142520170089839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498851478099823" calcext:value-type="float">
            <text:p>0.499</text:p>
          </table:table-cell>
          <table:table-cell office:value-type="float" office:value="0.0032440238364276" calcext:value-type="float">
            <text:p>0.003</text:p>
          </table:table-cell>
          <table:table-cell office:value-type="float" office:value="0.0000104939290395123" calcext:value-type="float">
            <text:p>0.000</text:p>
          </table:table-cell>
          <table:table-cell office:value-type="float" office:value="12378.490234375" calcext:value-type="float">
            <text:p>12378</text:p>
          </table:table-cell>
          <table:table-cell table:number-columns-repeated="17"/>
        </table:table-row>
        <table:table-row table:style-name="ro1">
          <table:table-cell table:formula="of:=CONCATENATE([.B290];&quot;_&quot;;[.C290];&quot;_&quot;;[.D290])" office:value-type="string" office:string-value="1_REVERSAL_D" calcext:value-type="string">
            <text:p>1_REVERSAL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1];&quot;_&quot;;[.C291];&quot;_&quot;;[.D291])" office:value-type="string" office:string-value="2_REVERSAL_D" calcext:value-type="string">
            <text:p>2_REVERSAL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0.375639920182903" calcext:value-type="float">
            <text:p>0</text:p>
          </table:table-cell>
          <table:table-cell office:value-type="float" office:value="0.0000007073257584758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86835853755474" calcext:value-type="float">
            <text:p>0.006</text:p>
          </table:table-cell>
          <table:table-cell office:value-type="float" office:value="0.000000002453458924105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2];&quot;_&quot;;[.C292];&quot;_&quot;;[.D292])" office:value-type="string" office:string-value="3_REVERSAL_D" calcext:value-type="string">
            <text:p>3_REVERSAL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0.615337936116679" calcext:value-type="float">
            <text:p>1</text:p>
          </table:table-cell>
          <table:table-cell office:value-type="float" office:value="0.0000009492841953414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55884993821383" calcext:value-type="float">
            <text:p>0.026</text:p>
          </table:table-cell>
          <table:table-cell office:value-type="float" office:value="0.000000008454727518186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3];&quot;_&quot;;[.C293];&quot;_&quot;;[.D293])" office:value-type="string" office:string-value="4_REVERSAL_D" calcext:value-type="string">
            <text:p>4_REVERSAL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0.875095060851651" calcext:value-type="float">
            <text:p>1</text:p>
          </table:table-cell>
          <table:table-cell office:value-type="float" office:value="0.000001040682851612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69862176477909" calcext:value-type="float">
            <text:p>0.009</text:p>
          </table:table-cell>
          <table:table-cell office:value-type="float" office:value="0.000000003059485414224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4];&quot;_&quot;;[.C294];&quot;_&quot;;[.D294])" office:value-type="string" office:string-value="5_REVERSAL_D" calcext:value-type="string">
            <text:p>5_REVERSAL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1.78807314211662" calcext:value-type="float">
            <text:p>2</text:p>
          </table:table-cell>
          <table:table-cell office:value-type="float" office:value="0.00000157110711966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942504871636629" calcext:value-type="float">
            <text:p>0.009</text:p>
          </table:table-cell>
          <table:table-cell office:value-type="float" office:value="0.000000004472722008591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5];&quot;_&quot;;[.C295];&quot;_&quot;;[.D295])" office:value-type="string" office:string-value="6_REVERSAL_D" calcext:value-type="string">
            <text:p>6_REVERSAL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2.77781344448497" calcext:value-type="float">
            <text:p>3</text:p>
          </table:table-cell>
          <table:table-cell office:value-type="float" office:value="0.000002203377935284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5534393042326" calcext:value-type="float">
            <text:p>0.036</text:p>
          </table:table-cell>
          <table:table-cell office:value-type="float" office:value="0.00000001600205394934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6];&quot;_&quot;;[.C296];&quot;_&quot;;[.D296])" office:value-type="string" office:string-value="7_REVERSAL_D" calcext:value-type="string">
            <text:p>7_REVERSAL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3.85558966759055" calcext:value-type="float">
            <text:p>4</text:p>
          </table:table-cell>
          <table:table-cell office:value-type="float" office:value="0.000002427853301341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05385317653418" calcext:value-type="float">
            <text:p>0.008</text:p>
          </table:table-cell>
          <table:table-cell office:value-type="float" office:value="0.000000005712545042784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7];&quot;_&quot;;[.C297];&quot;_&quot;;[.D297])" office:value-type="string" office:string-value="8_REVERSAL_D" calcext:value-type="string">
            <text:p>8_REVERSAL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3.7068542833953" calcext:value-type="float">
            <text:p>4</text:p>
          </table:table-cell>
          <table:table-cell office:value-type="float" office:value="0.0000023403310905126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9791359603405" calcext:value-type="float">
            <text:p>0.008</text:p>
          </table:table-cell>
          <table:table-cell office:value-type="float" office:value="0.000000005454807626038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8];&quot;_&quot;;[.C298];&quot;_&quot;;[.D298])" office:value-type="string" office:string-value="9_REVERSAL_D" calcext:value-type="string">
            <text:p>9_REVERSAL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5.71375427369958" calcext:value-type="float">
            <text:p>6</text:p>
          </table:table-cell>
          <table:table-cell office:value-type="float" office:value="0.000002846686870603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461784563958645" calcext:value-type="float">
            <text:p>0.005</text:p>
          </table:table-cell>
          <table:table-cell office:value-type="float" office:value="0.000000004721333442725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299];&quot;_&quot;;[.C299];&quot;_&quot;;[.D299])" office:value-type="string" office:string-value="10_REVERSAL_D" calcext:value-type="string">
            <text:p>10_REVERSAL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5.13113386080825" calcext:value-type="float">
            <text:p>5</text:p>
          </table:table-cell>
          <table:table-cell office:value-type="float" office:value="0.000002649922277404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24252559989691" calcext:value-type="float">
            <text:p>0.005</text:p>
          </table:table-cell>
          <table:table-cell office:value-type="float" office:value="0.000000005142715741744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0];&quot;_&quot;;[.C300];&quot;_&quot;;[.D300])" office:value-type="string" office:string-value="11_REVERSAL_D" calcext:value-type="string">
            <text:p>11_REVERSAL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6.89730972977522" calcext:value-type="float">
            <text:p>7</text:p>
          </table:table-cell>
          <table:table-cell office:value-type="float" office:value="0.000003065028964054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957825127989054" calcext:value-type="float">
            <text:p>0.010</text:p>
          </table:table-cell>
          <table:table-cell office:value-type="float" office:value="0.000000008537651660317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1];&quot;_&quot;;[.C301];&quot;_&quot;;[.D301])" office:value-type="string" office:string-value="12_REVERSAL_D" calcext:value-type="string">
            <text:p>12_REVERSAL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0.4942057304918" calcext:value-type="float">
            <text:p>10</text:p>
          </table:table-cell>
          <table:table-cell office:value-type="float" office:value="0.000003723766652474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59598905965686" calcext:value-type="float">
            <text:p>0.006</text:p>
          </table:table-cell>
          <table:table-cell office:value-type="float" office:value="0.000000006721099014808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2];&quot;_&quot;;[.C302];&quot;_&quot;;[.D302])" office:value-type="string" office:string-value="13_REVERSAL_D" calcext:value-type="string">
            <text:p>13_REVERSAL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8.26599494146872" calcext:value-type="float">
            <text:p>8</text:p>
          </table:table-cell>
          <table:table-cell office:value-type="float" office:value="0.000003087220145656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302143231965601" calcext:value-type="float">
            <text:p>0.003</text:p>
          </table:table-cell>
          <table:table-cell office:value-type="float" office:value="0.000000004175150928721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3];&quot;_&quot;;[.C303];&quot;_&quot;;[.D303])" office:value-type="string" office:string-value="14_REVERSAL_D" calcext:value-type="string">
            <text:p>14_REVERSAL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7.03644788844108" calcext:value-type="float">
            <text:p>7</text:p>
          </table:table-cell>
          <table:table-cell office:value-type="float" office:value="0.000002860774324150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373518280684948" calcext:value-type="float">
            <text:p>0.004</text:p>
          </table:table-cell>
          <table:table-cell office:value-type="float" office:value="0.000000005242461009136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4];&quot;_&quot;;[.C304];&quot;_&quot;;[.D304])" office:value-type="string" office:string-value="15_REVERSAL_D" calcext:value-type="string">
            <text:p>15_REVERSAL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5.68884411696322" calcext:value-type="float">
            <text:p>6</text:p>
          </table:table-cell>
          <table:table-cell office:value-type="float" office:value="0.000004550557146389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83134116232395" calcext:value-type="float">
            <text:p>0.018</text:p>
          </table:table-cell>
          <table:table-cell office:value-type="float" office:value="0.00000005137578665125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5];&quot;_&quot;;[.C305];&quot;_&quot;;[.D305])" office:value-type="string" office:string-value="16_REVERSAL_D" calcext:value-type="string">
            <text:p>16_REVERSAL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1.8606303916338" calcext:value-type="float">
            <text:p>12</text:p>
          </table:table-cell>
          <table:table-cell office:value-type="float" office:value="0.0000100966457538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50954979658127" calcext:value-type="float">
            <text:p>0.035</text:p>
          </table:table-cell>
          <table:table-cell office:value-type="float" office:value="0.0000002448697257313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6];&quot;_&quot;;[.C306];&quot;_&quot;;[.D306])" office:value-type="string" office:string-value="17_REVERSAL_D" calcext:value-type="string">
            <text:p>17_REVERSAL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0.6243809644363" calcext:value-type="float">
            <text:p>11</text:p>
          </table:table-cell>
          <table:table-cell office:value-type="float" office:value="0.000004100664638430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312653603032231" calcext:value-type="float">
            <text:p>0.003</text:p>
          </table:table-cell>
          <table:table-cell office:value-type="float" office:value="0.000000006164223114214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7];&quot;_&quot;;[.C307];&quot;_&quot;;[.D307])" office:value-type="string" office:string-value="18_REVERSAL_D" calcext:value-type="string">
            <text:p>18_REVERSAL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2.9255028353592" calcext:value-type="float">
            <text:p>13</text:p>
          </table:table-cell>
          <table:table-cell office:value-type="float" office:value="0.000003772463304684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84746149554849" calcext:value-type="float">
            <text:p>0.003</text:p>
          </table:table-cell>
          <table:table-cell office:value-type="float" office:value="0.000000005698528038145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8];&quot;_&quot;;[.C308];&quot;_&quot;;[.D308])" office:value-type="string" office:string-value="19_REVERSAL_D" calcext:value-type="string">
            <text:p>19_REVERSAL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25.2160272208524" calcext:value-type="float">
            <text:p>25</text:p>
          </table:table-cell>
          <table:table-cell office:value-type="float" office:value="0.000008783259764879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33419474959374" calcext:value-type="float">
            <text:p>0.005</text:p>
          </table:table-cell>
          <table:table-cell office:value-type="float" office:value="0.0000000267970490933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09];&quot;_&quot;;[.C309];&quot;_&quot;;[.D309])" office:value-type="string" office:string-value="20_REVERSAL_D" calcext:value-type="string">
            <text:p>20_REVERSAL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13.847616628044" calcext:value-type="float">
            <text:p>14</text:p>
          </table:table-cell>
          <table:table-cell office:value-type="float" office:value="0.000003783420517550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43601459078491" calcext:value-type="float">
            <text:p>0.002</text:p>
          </table:table-cell>
          <table:table-cell office:value-type="float" office:value="0.000000006478811811642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0];&quot;_&quot;;[.C310];&quot;_&quot;;[.D310])" office:value-type="string" office:string-value="200_REVERSAL_D" calcext:value-type="string">
            <text:p>200_REVERSAL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15.6778134879109" calcext:value-type="float">
            <text:p>16</text:p>
          </table:table-cell>
          <table:table-cell office:value-type="float" office:value="0.0000090770060178456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64660716056824" calcext:value-type="float">
            <text:p>0.026</text:p>
          </table:table-cell>
          <table:table-cell office:value-type="float" office:value="0.0000001115179275236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1];&quot;_&quot;;[.C311];&quot;_&quot;;[.D311])" office:value-type="string" office:string-value="300_REVERSAL_D" calcext:value-type="string">
            <text:p>300_REVERSAL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33.2301098456386" calcext:value-type="float">
            <text:p>33</text:p>
          </table:table-cell>
          <table:table-cell office:value-type="float" office:value="0.00001602331693617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38843152672052" calcext:value-type="float">
            <text:p>0.014</text:p>
          </table:table-cell>
          <table:table-cell office:value-type="float" office:value="0.0000001474384375901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2];&quot;_&quot;;[.C312];&quot;_&quot;;[.D312])" office:value-type="string" office:string-value="400_REVERSAL_D" calcext:value-type="string">
            <text:p>400_REVERSAL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38.0152447878236" calcext:value-type="float">
            <text:p>38</text:p>
          </table:table-cell>
          <table:table-cell office:value-type="float" office:value="0.000005234177057738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776550034061074" calcext:value-type="float">
            <text:p>0.001</text:p>
          </table:table-cell>
          <table:table-cell office:value-type="float" office:value="0.000000002736239953599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3];&quot;_&quot;;[.C313];&quot;_&quot;;[.D313])" office:value-type="string" office:string-value="500_REVERSAL_D" calcext:value-type="string">
            <text:p>500_REVERSAL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5.29575063959397" calcext:value-type="float">
            <text:p>5</text:p>
          </table:table-cell>
          <table:table-cell office:value-type="float" office:value="0.0000006874004034615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197079134522937" calcext:value-type="float">
            <text:p>0.000</text:p>
          </table:table-cell>
          <table:table-cell office:value-type="float" office:value="0.0000000001154399524771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4];&quot;_&quot;;[.C314];&quot;_&quot;;[.D314])" office:value-type="string" office:string-value="1_REMITTANCE_C" calcext:value-type="string">
            <text:p>1_REMITTANC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95.2380952380952" calcext:value-type="float">
            <text:p>95</text:p>
          </table:table-cell>
          <table:table-cell office:value-type="float" office:value="0.00007749430480457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44107060134411" calcext:value-type="float">
            <text:p>0.024</text:p>
          </table:table-cell>
          <table:table-cell office:value-type="float" office:value="0.000001885685325023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5];&quot;_&quot;;[.C315];&quot;_&quot;;[.D315])" office:value-type="string" office:string-value="2_REMITTANCE_C" calcext:value-type="string">
            <text:p>2_REMITTANCE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57.977962595269" calcext:value-type="float">
            <text:p>158</text:p>
          </table:table-cell>
          <table:table-cell office:value-type="float" office:value="0.0002651506022628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92130410671234" calcext:value-type="float">
            <text:p>0.792</text:p>
          </table:table-cell>
          <table:table-cell office:value-type="float" office:value="0.0000674761180790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6];&quot;_&quot;;[.C316];&quot;_&quot;;[.D316])" office:value-type="string" office:string-value="3_REMITTANCE_C" calcext:value-type="string">
            <text:p>3_REMITTANCE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29.582670389506" calcext:value-type="float">
            <text:p>130</text:p>
          </table:table-cell>
          <table:table-cell office:value-type="float" office:value="0.0001724587701039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39208602905273" calcext:value-type="float">
            <text:p>0.839</text:p>
          </table:table-cell>
          <table:table-cell office:value-type="float" office:value="0.00004987426510605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7];&quot;_&quot;;[.C317];&quot;_&quot;;[.D317])" office:value-type="string" office:string-value="4_REMITTANCE_C" calcext:value-type="string">
            <text:p>4_REMITTANCE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213.577233988106" calcext:value-type="float">
            <text:p>214</text:p>
          </table:table-cell>
          <table:table-cell office:value-type="float" office:value="0.0001956298079839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28877091407776" calcext:value-type="float">
            <text:p>0.829</text:p>
          </table:table-cell>
          <table:table-cell office:value-type="float" office:value="0.00005518569258366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8];&quot;_&quot;;[.C318];&quot;_&quot;;[.D318])" office:value-type="string" office:string-value="5_REMITTANCE_C" calcext:value-type="string">
            <text:p>5_REMITTANCE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466.520522008612" calcext:value-type="float">
            <text:p>467</text:p>
          </table:table-cell>
          <table:table-cell office:value-type="float" office:value="0.0003773548148898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96353399753571" calcext:value-type="float">
            <text:p>0.796</text:p>
          </table:table-cell>
          <table:table-cell office:value-type="float" office:value="0.0001025658656573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19];&quot;_&quot;;[.C319];&quot;_&quot;;[.D319])" office:value-type="string" office:string-value="6_REMITTANCE_C" calcext:value-type="string">
            <text:p>6_REMITTANCE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558.306574918348" calcext:value-type="float">
            <text:p>558</text:p>
          </table:table-cell>
          <table:table-cell office:value-type="float" office:value="0.0004092549177775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21747756004334" calcext:value-type="float">
            <text:p>0.722</text:p>
          </table:table-cell>
          <table:table-cell office:value-type="float" office:value="0.0001081752374764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0];&quot;_&quot;;[.C320];&quot;_&quot;;[.D320])" office:value-type="string" office:string-value="7_REMITTANCE_C" calcext:value-type="string">
            <text:p>7_REMITTANCE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1191.45198797408" calcext:value-type="float">
            <text:p>1191</text:p>
          </table:table-cell>
          <table:table-cell office:value-type="float" office:value="0.00075711934444640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40546882152557" calcext:value-type="float">
            <text:p>0.741</text:p>
          </table:table-cell>
          <table:table-cell office:value-type="float" office:value="0.0002124473639898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1];&quot;_&quot;;[.C321];&quot;_&quot;;[.D321])" office:value-type="string" office:string-value="8_REMITTANCE_C" calcext:value-type="string">
            <text:p>8_REMITTANCE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530.10898027187" calcext:value-type="float">
            <text:p>1530</text:p>
          </table:table-cell>
          <table:table-cell office:value-type="float" office:value="0.00089061823952806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47781157493591" calcext:value-type="float">
            <text:p>0.748</text:p>
          </table:table-cell>
          <table:table-cell office:value-type="float" office:value="0.0002494845483692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2];&quot;_&quot;;[.C322];&quot;_&quot;;[.D322])" office:value-type="string" office:string-value="9_REMITTANCE_C" calcext:value-type="string">
            <text:p>9_REMITTANCE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1700.65266784332" calcext:value-type="float">
            <text:p>1701</text:p>
          </table:table-cell>
          <table:table-cell office:value-type="float" office:value="0.0010281106490196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76564586162567" calcext:value-type="float">
            <text:p>0.977</text:p>
          </table:table-cell>
          <table:table-cell office:value-type="float" office:value="0.0002677936316415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3];&quot;_&quot;;[.C323];&quot;_&quot;;[.D323])" office:value-type="string" office:string-value="10_REMITTANCE_C" calcext:value-type="string">
            <text:p>10_REMITTANCE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2314.22475847035" calcext:value-type="float">
            <text:p>2314</text:p>
          </table:table-cell>
          <table:table-cell office:value-type="float" office:value="0.0012594258426425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36171722412109" calcext:value-type="float">
            <text:p>0.736</text:p>
          </table:table-cell>
          <table:table-cell office:value-type="float" office:value="0.000385407966156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4];&quot;_&quot;;[.C324];&quot;_&quot;;[.D324])" office:value-type="string" office:string-value="11_REMITTANCE_C" calcext:value-type="string">
            <text:p>11_REMITTANCE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2687.5982123424" calcext:value-type="float">
            <text:p>2688</text:p>
          </table:table-cell>
          <table:table-cell office:value-type="float" office:value="0.001395057031244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76741886138916" calcext:value-type="float">
            <text:p>0.877</text:p>
          </table:table-cell>
          <table:table-cell office:value-type="float" office:value="0.0004473732761855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5];&quot;_&quot;;[.C325];&quot;_&quot;;[.D325])" office:value-type="string" office:string-value="12_REMITTANCE_C" calcext:value-type="string">
            <text:p>12_REMITTANCE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3587.10831632805" calcext:value-type="float">
            <text:p>3587</text:p>
          </table:table-cell>
          <table:table-cell office:value-type="float" office:value="0.001774638335672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14334905147553" calcext:value-type="float">
            <text:p>0.714</text:p>
          </table:table-cell>
          <table:table-cell office:value-type="float" office:value="0.00051171933803044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6];&quot;_&quot;;[.C326];&quot;_&quot;;[.D326])" office:value-type="string" office:string-value="13_REMITTANCE_C" calcext:value-type="string">
            <text:p>13_REMITTANCE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3826.27836985693" calcext:value-type="float">
            <text:p>3826</text:p>
          </table:table-cell>
          <table:table-cell office:value-type="float" office:value="0.001768602996537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64929890632629" calcext:value-type="float">
            <text:p>0.765</text:p>
          </table:table-cell>
          <table:table-cell office:value-type="float" office:value="0.0005289045365592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7];&quot;_&quot;;[.C327];&quot;_&quot;;[.D327])" office:value-type="string" office:string-value="14_REMITTANCE_C" calcext:value-type="string">
            <text:p>14_REMITTANCE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3129.21094081266" calcext:value-type="float">
            <text:p>3129</text:p>
          </table:table-cell>
          <table:table-cell office:value-type="float" office:value="0.001463241735569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10091888904572" calcext:value-type="float">
            <text:p>0.710</text:p>
          </table:table-cell>
          <table:table-cell office:value-type="float" office:value="0.0003998934118211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8];&quot;_&quot;;[.C328];&quot;_&quot;;[.D328])" office:value-type="string" office:string-value="15_REMITTANCE_C" calcext:value-type="string">
            <text:p>15_REMITTANCE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5338.2531230775" calcext:value-type="float">
            <text:p>5338</text:p>
          </table:table-cell>
          <table:table-cell office:value-type="float" office:value="0.0020956006411955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681256532669067" calcext:value-type="float">
            <text:p>0.681</text:p>
          </table:table-cell>
          <table:table-cell office:value-type="float" office:value="0.00058015961458750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29];&quot;_&quot;;[.C329];&quot;_&quot;;[.D329])" office:value-type="string" office:string-value="16_REMITTANCE_C" calcext:value-type="string">
            <text:p>16_REMITTANCE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5737.85285827577" calcext:value-type="float">
            <text:p>5738</text:p>
          </table:table-cell>
          <table:table-cell office:value-type="float" office:value="0.002360110127574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641909778118133" calcext:value-type="float">
            <text:p>0.642</text:p>
          </table:table-cell>
          <table:table-cell office:value-type="float" office:value="0.0006499989027497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0];&quot;_&quot;;[.C330];&quot;_&quot;;[.D330])" office:value-type="string" office:string-value="17_REMITTANCE_C" calcext:value-type="string">
            <text:p>17_REMITTANCE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5647.86146465162" calcext:value-type="float">
            <text:p>5648</text:p>
          </table:table-cell>
          <table:table-cell office:value-type="float" office:value="0.0026171834217895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640563547611237" calcext:value-type="float">
            <text:p>0.641</text:p>
          </table:table-cell>
          <table:table-cell office:value-type="float" office:value="0.0007055014609056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1];&quot;_&quot;;[.C331];&quot;_&quot;;[.D331])" office:value-type="string" office:string-value="18_REMITTANCE_C" calcext:value-type="string">
            <text:p>18_REMITTANCE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5479.79516553557" calcext:value-type="float">
            <text:p>5480</text:p>
          </table:table-cell>
          <table:table-cell office:value-type="float" office:value="0.0023048794506905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8052122592926" calcext:value-type="float">
            <text:p>0.581</text:p>
          </table:table-cell>
          <table:table-cell office:value-type="float" office:value="0.0004799110957274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2];&quot;_&quot;;[.C332];&quot;_&quot;;[.D332])" office:value-type="string" office:string-value="19_REMITTANCE_C" calcext:value-type="string">
            <text:p>19_REMITTANCE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5487.36337112026" calcext:value-type="float">
            <text:p>5487</text:p>
          </table:table-cell>
          <table:table-cell office:value-type="float" office:value="0.002407354313726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610942542552948" calcext:value-type="float">
            <text:p>0.611</text:p>
          </table:table-cell>
          <table:table-cell office:value-type="float" office:value="0.00072221250712728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3];&quot;_&quot;;[.C333];&quot;_&quot;;[.D333])" office:value-type="string" office:string-value="20_REMITTANCE_C" calcext:value-type="string">
            <text:p>20_REMITTANCE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6969.13996476755" calcext:value-type="float">
            <text:p>6969</text:p>
          </table:table-cell>
          <table:table-cell office:value-type="float" office:value="0.0020968562096153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36795318126678" calcext:value-type="float">
            <text:p>0.537</text:p>
          </table:table-cell>
          <table:table-cell office:value-type="float" office:value="0.0004421288592635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4];&quot;_&quot;;[.C334];&quot;_&quot;;[.D334])" office:value-type="string" office:string-value="200_REMITTANCE_C" calcext:value-type="string">
            <text:p>200_REMITTANCE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11796.077705638" calcext:value-type="float">
            <text:p>11796</text:p>
          </table:table-cell>
          <table:table-cell office:value-type="float" office:value="0.0033683474807251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645551741123199" calcext:value-type="float">
            <text:p>0.646</text:p>
          </table:table-cell>
          <table:table-cell office:value-type="float" office:value="0.00073962539611844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5];&quot;_&quot;;[.C335];&quot;_&quot;;[.D335])" office:value-type="string" office:string-value="300_REMITTANCE_C" calcext:value-type="string">
            <text:p>300_REMITTANCE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10121.4227006134" calcext:value-type="float">
            <text:p>10121</text:p>
          </table:table-cell>
          <table:table-cell office:value-type="float" office:value="0.0026486101586312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645729124546051" calcext:value-type="float">
            <text:p>0.646</text:p>
          </table:table-cell>
          <table:table-cell office:value-type="float" office:value="0.00058827082417576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6];&quot;_&quot;;[.C336];&quot;_&quot;;[.D336])" office:value-type="string" office:string-value="400_REMITTANCE_C" calcext:value-type="string">
            <text:p>400_REMITTANCE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1487.60964268718" calcext:value-type="float">
            <text:p>1488</text:p>
          </table:table-cell>
          <table:table-cell office:value-type="float" office:value="0.0005315152318382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757005214691162" calcext:value-type="float">
            <text:p>0.076</text:p>
          </table:table-cell>
          <table:table-cell office:value-type="float" office:value="0.00003497357295167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7];&quot;_&quot;;[.C337];&quot;_&quot;;[.D337])" office:value-type="string" office:string-value="500_REMITTANCE_C" calcext:value-type="string">
            <text:p>500_REMITTANCE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4591.9713154998" calcext:value-type="float">
            <text:p>14592</text:p>
          </table:table-cell>
          <table:table-cell office:value-type="float" office:value="0.0020508008811798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301080286502838" calcext:value-type="float">
            <text:p>0.301</text:p>
          </table:table-cell>
          <table:table-cell office:value-type="float" office:value="0.000374523571406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8];&quot;_&quot;;[.C338];&quot;_&quot;;[.D338])" office:value-type="string" office:string-value="1_REMITTANCE_D" calcext:value-type="string">
            <text:p>1_REMITTANCE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39];&quot;_&quot;;[.C339];&quot;_&quot;;[.D339])" office:value-type="string" office:string-value="2_REMITTANCE_D" calcext:value-type="string">
            <text:p>2_REMITTANCE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0.286065392131187" calcext:value-type="float">
            <text:p>0</text:p>
          </table:table-cell>
          <table:table-cell office:value-type="float" office:value="0.00000117326141383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82395233213902" calcext:value-type="float">
            <text:p>0.058</text:p>
          </table:table-cell>
          <table:table-cell office:value-type="float" office:value="0.0000000683288089308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0];&quot;_&quot;;[.C340];&quot;_&quot;;[.D340])" office:value-type="string" office:string-value="3_REMITTANCE_D" calcext:value-type="string">
            <text:p>3_REMITTANCE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0.314944675452816" calcext:value-type="float">
            <text:p>0</text:p>
          </table:table-cell>
          <table:table-cell office:value-type="float" office:value="0.0000006872691911870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92282521724701" calcext:value-type="float">
            <text:p>0.079</text:p>
          </table:table-cell>
          <table:table-cell office:value-type="float" office:value="0.00000004993301313218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1];&quot;_&quot;;[.C341];&quot;_&quot;;[.D341])" office:value-type="string" office:string-value="4_REMITTANCE_D" calcext:value-type="string">
            <text:p>4_REMITTANCE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0.994326767915728" calcext:value-type="float">
            <text:p>1</text:p>
          </table:table-cell>
          <table:table-cell office:value-type="float" office:value="0.000001663142411754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10314577817917" calcext:value-type="float">
            <text:p>0.110</text:p>
          </table:table-cell>
          <table:table-cell office:value-type="float" office:value="0.0000001197269558449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2];&quot;_&quot;;[.C342];&quot;_&quot;;[.D342])" office:value-type="string" office:string-value="5_REMITTANCE_D" calcext:value-type="string">
            <text:p>5_REMITTANCE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0.874182038698031" calcext:value-type="float">
            <text:p>1</text:p>
          </table:table-cell>
          <table:table-cell office:value-type="float" office:value="0.000001100563289305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61493316292763" calcext:value-type="float">
            <text:p>0.066</text:p>
          </table:table-cell>
          <table:table-cell office:value-type="float" office:value="0.00000004550515307044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3];&quot;_&quot;;[.C343];&quot;_&quot;;[.D343])" office:value-type="string" office:string-value="6_REMITTANCE_D" calcext:value-type="string">
            <text:p>6_REMITTANCE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2.45417043568155" calcext:value-type="float">
            <text:p>2</text:p>
          </table:table-cell>
          <table:table-cell office:value-type="float" office:value="0.000002950025924514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04055620729923" calcext:value-type="float">
            <text:p>0.104</text:p>
          </table:table-cell>
          <table:table-cell office:value-type="float" office:value="0.0000002250136884922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4];&quot;_&quot;;[.C344];&quot;_&quot;;[.D344])" office:value-type="string" office:string-value="7_REMITTANCE_D" calcext:value-type="string">
            <text:p>7_REMITTANCE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7.87219562842656" calcext:value-type="float">
            <text:p>8</text:p>
          </table:table-cell>
          <table:table-cell office:value-type="float" office:value="0.00001013025650962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64303177595138" calcext:value-type="float">
            <text:p>0.264</text:p>
          </table:table-cell>
          <table:table-cell office:value-type="float" office:value="0.000001491206620518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5];&quot;_&quot;;[.C345];&quot;_&quot;;[.D345])" office:value-type="string" office:string-value="8_REMITTANCE_D" calcext:value-type="string">
            <text:p>8_REMITTANCE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8.36270900424718" calcext:value-type="float">
            <text:p>8</text:p>
          </table:table-cell>
          <table:table-cell office:value-type="float" office:value="0.000007637124956328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48168578743935" calcext:value-type="float">
            <text:p>0.148</text:p>
          </table:table-cell>
          <table:table-cell office:value-type="float" office:value="0.000000746484754877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6];&quot;_&quot;;[.C346];&quot;_&quot;;[.D346])" office:value-type="string" office:string-value="9_REMITTANCE_D" calcext:value-type="string">
            <text:p>9_REMITTANCE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6.86840095708395" calcext:value-type="float">
            <text:p>7</text:p>
          </table:table-cell>
          <table:table-cell office:value-type="float" office:value="0.000005203399975813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50421318411827" calcext:value-type="float">
            <text:p>0.095</text:p>
          </table:table-cell>
          <table:table-cell office:value-type="float" office:value="0.0000003489655204341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7];&quot;_&quot;;[.C347];&quot;_&quot;;[.D347])" office:value-type="string" office:string-value="10_REMITTANCE_D" calcext:value-type="string">
            <text:p>10_REMITTANCE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7.66665509460163" calcext:value-type="float">
            <text:p>8</text:p>
          </table:table-cell>
          <table:table-cell office:value-type="float" office:value="0.000006937291075466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6015052199364" calcext:value-type="float">
            <text:p>0.126</text:p>
          </table:table-cell>
          <table:table-cell office:value-type="float" office:value="0.000000740387335520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8];&quot;_&quot;;[.C348];&quot;_&quot;;[.D348])" office:value-type="string" office:string-value="11_REMITTANCE_D" calcext:value-type="string">
            <text:p>11_REMITTANCE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4.3148502826178" calcext:value-type="float">
            <text:p>14</text:p>
          </table:table-cell>
          <table:table-cell office:value-type="float" office:value="0.00001283728023760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57893508672714" calcext:value-type="float">
            <text:p>0.158</text:p>
          </table:table-cell>
          <table:table-cell office:value-type="float" office:value="0.000001559131976399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49];&quot;_&quot;;[.C349];&quot;_&quot;;[.D349])" office:value-type="string" office:string-value="12_REMITTANCE_D" calcext:value-type="string">
            <text:p>12_REMITTANCE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22.7378376668565" calcext:value-type="float">
            <text:p>23</text:p>
          </table:table-cell>
          <table:table-cell office:value-type="float" office:value="0.00001297295687433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41497406363487" calcext:value-type="float">
            <text:p>0.084</text:p>
          </table:table-cell>
          <table:table-cell office:value-type="float" office:value="0.0000007618201378195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0];&quot;_&quot;;[.C350];&quot;_&quot;;[.D350])" office:value-type="string" office:string-value="13_REMITTANCE_D" calcext:value-type="string">
            <text:p>13_REMITTANCE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5.07906976744186" calcext:value-type="float">
            <text:p>5</text:p>
          </table:table-cell>
          <table:table-cell office:value-type="float" office:value="0.000002754535092863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25723774731159" calcext:value-type="float">
            <text:p>0.033</text:p>
          </table:table-cell>
          <table:table-cell office:value-type="float" office:value="0.00000008971416934413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1];&quot;_&quot;;[.C351];&quot;_&quot;;[.D351])" office:value-type="string" office:string-value="14_REMITTANCE_D" calcext:value-type="string">
            <text:p>14_REMITTANCE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7.1471310560393" calcext:value-type="float">
            <text:p>7</text:p>
          </table:table-cell>
          <table:table-cell office:value-type="float" office:value="0.000003753451162212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14972291141748" calcext:value-type="float">
            <text:p>0.021</text:p>
          </table:table-cell>
          <table:table-cell office:value-type="float" office:value="0.00000006051884695081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2];&quot;_&quot;;[.C352];&quot;_&quot;;[.D352])" office:value-type="string" office:string-value="15_REMITTANCE_D" calcext:value-type="string">
            <text:p>15_REMITTANCE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63.8517025089606" calcext:value-type="float">
            <text:p>64</text:p>
          </table:table-cell>
          <table:table-cell office:value-type="float" office:value="0.00003077999634163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63795003294945" calcext:value-type="float">
            <text:p>0.076</text:p>
          </table:table-cell>
          <table:table-cell office:value-type="float" office:value="0.000001873534725907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3];&quot;_&quot;;[.C353];&quot;_&quot;;[.D353])" office:value-type="string" office:string-value="16_REMITTANCE_D" calcext:value-type="string">
            <text:p>16_REMITTANCE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2.8132341425215" calcext:value-type="float">
            <text:p>13</text:p>
          </table:table-cell>
          <table:table-cell office:value-type="float" office:value="0.000006433651463865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28630916774273" calcext:value-type="float">
            <text:p>0.033</text:p>
          </table:table-cell>
          <table:table-cell office:value-type="float" office:value="0.0000002113882860064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4];&quot;_&quot;;[.C354];&quot;_&quot;;[.D354])" office:value-type="string" office:string-value="17_REMITTANCE_D" calcext:value-type="string">
            <text:p>17_REMITTANCE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5];&quot;_&quot;;[.C355];&quot;_&quot;;[.D355])" office:value-type="string" office:string-value="18_REMITTANCE_D" calcext:value-type="string">
            <text:p>18_REMITTANCE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9.3617021276596" calcext:value-type="float">
            <text:p>19</text:p>
          </table:table-cell>
          <table:table-cell office:value-type="float" office:value="0.000004118775287168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27764409407973" calcext:value-type="float">
            <text:p>0.013</text:p>
          </table:table-cell>
          <table:table-cell office:value-type="float" office:value="0.0000000526063248950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6];&quot;_&quot;;[.C356];&quot;_&quot;;[.D356])" office:value-type="string" office:string-value="19_REMITTANCE_D" calcext:value-type="string">
            <text:p>19_REMITTANCE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7];&quot;_&quot;;[.C357];&quot;_&quot;;[.D357])" office:value-type="string" office:string-value="20_REMITTANCE_D" calcext:value-type="string">
            <text:p>20_REMITTANCE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67.9031088082902" calcext:value-type="float">
            <text:p>68</text:p>
          </table:table-cell>
          <table:table-cell office:value-type="float" office:value="0.00002382721646671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57458011806011" calcext:value-type="float">
            <text:p>0.046</text:p>
          </table:table-cell>
          <table:table-cell office:value-type="float" office:value="0.000001083751577201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8];&quot;_&quot;;[.C358];&quot;_&quot;;[.D358])" office:value-type="string" office:string-value="200_REMITTANCE_D" calcext:value-type="string">
            <text:p>200_REMITTANCE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59];&quot;_&quot;;[.C359];&quot;_&quot;;[.D359])" office:value-type="string" office:string-value="300_REMITTANCE_D" calcext:value-type="string">
            <text:p>300_REMITTANCE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121.831988261189" calcext:value-type="float">
            <text:p>122</text:p>
          </table:table-cell>
          <table:table-cell office:value-type="float" office:value="0.00006531149979820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90195742249489" calcext:value-type="float">
            <text:p>0.089</text:p>
          </table:table-cell>
          <table:table-cell office:value-type="float" office:value="0.000005809736312022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0];&quot;_&quot;;[.C360];&quot;_&quot;;[.D360])" office:value-type="string" office:string-value="400_REMITTANCE_D" calcext:value-type="string">
            <text:p>400_REMITTANCE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1];&quot;_&quot;;[.C361];&quot;_&quot;;[.D361])" office:value-type="string" office:string-value="500_REMITTANCE_D" calcext:value-type="string">
            <text:p>500_REMITTANCE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2];&quot;_&quot;;[.C362];&quot;_&quot;;[.D362])" office:value-type="string" office:string-value="1_REDEMPTION_C" calcext:value-type="string">
            <text:p>1_REDEMPTION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16250.8038900436" calcext:value-type="float">
            <text:p>16251</text:p>
          </table:table-cell>
          <table:table-cell office:value-type="float" office:value="0.0289344134956493" calcext:value-type="float">
            <text:p>0.029</text:p>
          </table:table-cell>
          <table:table-cell office:value-type="float" office:value="0" calcext:value-type="float">
            <text:p>0.000</text:p>
          </table:table-cell>
          <table:table-cell office:value-type="float" office:value="0.67134565114975" calcext:value-type="float">
            <text:p>0.671</text:p>
          </table:table-cell>
          <table:table-cell office:value-type="float" office:value="0.007189721259089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3];&quot;_&quot;;[.C363];&quot;_&quot;;[.D363])" office:value-type="string" office:string-value="2_REDEMPTION_C" calcext:value-type="string">
            <text:p>2_REDEMPTION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8899.45541940178" calcext:value-type="float">
            <text:p>8899</text:p>
          </table:table-cell>
          <table:table-cell office:value-type="float" office:value="0.0185851227214127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0.999959290027618" calcext:value-type="float">
            <text:p>1.000</text:p>
          </table:table-cell>
          <table:table-cell office:value-type="float" office:value="0.0045060287662417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4];&quot;_&quot;;[.C364];&quot;_&quot;;[.D364])" office:value-type="string" office:string-value="3_REDEMPTION_C" calcext:value-type="string">
            <text:p>3_REDEMPTION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1935.6889931835" calcext:value-type="float">
            <text:p>11936</text:p>
          </table:table-cell>
          <table:table-cell office:value-type="float" office:value="0.0193999159626389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4524376094164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5];&quot;_&quot;;[.C365];&quot;_&quot;;[.D365])" office:value-type="string" office:string-value="4_REDEMPTION_C" calcext:value-type="string">
            <text:p>4_REDEMPTION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9841.7579531753" calcext:value-type="float">
            <text:p>19842</text:p>
          </table:table-cell>
          <table:table-cell office:value-type="float" office:value="0.0232441341278419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576546653886534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6];&quot;_&quot;;[.C366];&quot;_&quot;;[.D366])" office:value-type="string" office:string-value="5_REDEMPTION_C" calcext:value-type="string">
            <text:p>5_REDEMPTION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33348.6779992972" calcext:value-type="float">
            <text:p>33349</text:p>
          </table:table-cell>
          <table:table-cell office:value-type="float" office:value="0.0292834762824154" calcext:value-type="float">
            <text:p>0.02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71767619906111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7];&quot;_&quot;;[.C367];&quot;_&quot;;[.D367])" office:value-type="string" office:string-value="6_REDEMPTION_C" calcext:value-type="string">
            <text:p>6_REDEMPTION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44977.9672218392" calcext:value-type="float">
            <text:p>44978</text:p>
          </table:table-cell>
          <table:table-cell office:value-type="float" office:value="0.032488929200492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float" office:value="0.999915182590485" calcext:value-type="float">
            <text:p>1.000</text:p>
          </table:table-cell>
          <table:table-cell office:value-type="float" office:value="0.00765527871987554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8];&quot;_&quot;;[.C368];&quot;_&quot;;[.D368])" office:value-type="string" office:string-value="7_REDEMPTION_C" calcext:value-type="string">
            <text:p>7_REDEMPTION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57771.6955331204" calcext:value-type="float">
            <text:p>57772</text:p>
          </table:table-cell>
          <table:table-cell office:value-type="float" office:value="0.0355327556409311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82626576106541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69];&quot;_&quot;;[.C369];&quot;_&quot;;[.D369])" office:value-type="string" office:string-value="8_REDEMPTION_C" calcext:value-type="string">
            <text:p>8_REDEMPTION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67004.1095284452" calcext:value-type="float">
            <text:p>67004</text:p>
          </table:table-cell>
          <table:table-cell office:value-type="float" office:value="0.0369424424623564" calcext:value-type="float">
            <text:p>0.037</text:p>
          </table:table-cell>
          <table:table-cell office:value-type="float" office:value="0" calcext:value-type="float">
            <text:p>0.000</text:p>
          </table:table-cell>
          <table:table-cell office:value-type="float" office:value="0.997505366802216" calcext:value-type="float">
            <text:p>0.998</text:p>
          </table:table-cell>
          <table:table-cell office:value-type="float" office:value="0.00832748510835734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0];&quot;_&quot;;[.C370];&quot;_&quot;;[.D370])" office:value-type="string" office:string-value="9_REDEMPTION_C" calcext:value-type="string">
            <text:p>9_REDEMPTION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77918.3586254033" calcext:value-type="float">
            <text:p>77918</text:p>
          </table:table-cell>
          <table:table-cell office:value-type="float" office:value="0.0382119496811529" calcext:value-type="float">
            <text:p>0.038</text:p>
          </table:table-cell>
          <table:table-cell office:value-type="float" office:value="0" calcext:value-type="float">
            <text:p>0.000</text:p>
          </table:table-cell>
          <table:table-cell office:value-type="float" office:value="0.980240881443024" calcext:value-type="float">
            <text:p>0.980</text:p>
          </table:table-cell>
          <table:table-cell office:value-type="float" office:value="0.008439949074446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1];&quot;_&quot;;[.C371];&quot;_&quot;;[.D371])" office:value-type="string" office:string-value="10_REDEMPTION_C" calcext:value-type="string">
            <text:p>10_REDEMPTION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84033.7248835256" calcext:value-type="float">
            <text:p>84034</text:p>
          </table:table-cell>
          <table:table-cell office:value-type="float" office:value="0.0382812205425055" calcext:value-type="float">
            <text:p>0.038</text:p>
          </table:table-cell>
          <table:table-cell office:value-type="float" office:value="0" calcext:value-type="float">
            <text:p>0.000</text:p>
          </table:table-cell>
          <table:table-cell office:value-type="float" office:value="0.98441207408905" calcext:value-type="float">
            <text:p>0.984</text:p>
          </table:table-cell>
          <table:table-cell office:value-type="float" office:value="0.0082311386075632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2];&quot;_&quot;;[.C372];&quot;_&quot;;[.D372])" office:value-type="string" office:string-value="11_REDEMPTION_C" calcext:value-type="string">
            <text:p>11_REDEMPTION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86899.1303780173" calcext:value-type="float">
            <text:p>86899</text:p>
          </table:table-cell>
          <table:table-cell office:value-type="float" office:value="0.0378460991185259" calcext:value-type="float">
            <text:p>0.038</text:p>
          </table:table-cell>
          <table:table-cell office:value-type="float" office:value="0" calcext:value-type="float">
            <text:p>0.000</text:p>
          </table:table-cell>
          <table:table-cell office:value-type="float" office:value="0.999123513698578" calcext:value-type="float">
            <text:p>0.999</text:p>
          </table:table-cell>
          <table:table-cell office:value-type="float" office:value="0.0081989788687317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3];&quot;_&quot;;[.C373];&quot;_&quot;;[.D373])" office:value-type="string" office:string-value="12_REDEMPTION_C" calcext:value-type="string">
            <text:p>12_REDEMPTION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98166.0419370163" calcext:value-type="float">
            <text:p>98166</text:p>
          </table:table-cell>
          <table:table-cell office:value-type="float" office:value="0.0393350108509027" calcext:value-type="float">
            <text:p>0.039</text:p>
          </table:table-cell>
          <table:table-cell office:value-type="float" office:value="0" calcext:value-type="float">
            <text:p>0.000</text:p>
          </table:table-cell>
          <table:table-cell office:value-type="float" office:value="0.962371945381165" calcext:value-type="float">
            <text:p>0.962</text:p>
          </table:table-cell>
          <table:table-cell office:value-type="float" office:value="0.00872537086489455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4];&quot;_&quot;;[.C374];&quot;_&quot;;[.D374])" office:value-type="string" office:string-value="13_REDEMPTION_C" calcext:value-type="string">
            <text:p>13_REDEMPTION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109262.737086514" calcext:value-type="float">
            <text:p>109263</text:p>
          </table:table-cell>
          <table:table-cell office:value-type="float" office:value="0.0398313279347878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999500095844269" calcext:value-type="float">
            <text:p>1.000</text:p>
          </table:table-cell>
          <table:table-cell office:value-type="float" office:value="0.00938650433236368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5];&quot;_&quot;;[.C375];&quot;_&quot;;[.D375])" office:value-type="string" office:string-value="14_REDEMPTION_C" calcext:value-type="string">
            <text:p>14_REDEMPTION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124436.152677756" calcext:value-type="float">
            <text:p>124436</text:p>
          </table:table-cell>
          <table:table-cell office:value-type="float" office:value="0.0418046604258016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office:value-type="float" office:value="0.989687085151672" calcext:value-type="float">
            <text:p>0.990</text:p>
          </table:table-cell>
          <table:table-cell office:value-type="float" office:value="0.010136667107553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6];&quot;_&quot;;[.C376];&quot;_&quot;;[.D376])" office:value-type="string" office:string-value="15_REDEMPTION_C" calcext:value-type="string">
            <text:p>15_REDEMPTION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139719.978641163" calcext:value-type="float">
            <text:p>139720</text:p>
          </table:table-cell>
          <table:table-cell office:value-type="float" office:value="0.0446611045135276" calcext:value-type="float">
            <text:p>0.045</text:p>
          </table:table-cell>
          <table:table-cell office:value-type="float" office:value="0" calcext:value-type="float">
            <text:p>0.000</text:p>
          </table:table-cell>
          <table:table-cell office:value-type="float" office:value="0.997180581092834" calcext:value-type="float">
            <text:p>0.997</text:p>
          </table:table-cell>
          <table:table-cell office:value-type="float" office:value="0.0112003859877525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7];&quot;_&quot;;[.C377];&quot;_&quot;;[.D377])" office:value-type="string" office:string-value="16_REDEMPTION_C" calcext:value-type="string">
            <text:p>16_REDEMPTION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132103.141028408" calcext:value-type="float">
            <text:p>132103</text:p>
          </table:table-cell>
          <table:table-cell office:value-type="float" office:value="0.0430160210020048" calcext:value-type="float">
            <text:p>0.043</text:p>
          </table:table-cell>
          <table:table-cell office:value-type="float" office:value="0" calcext:value-type="float">
            <text:p>0.000</text:p>
          </table:table-cell>
          <table:table-cell office:value-type="float" office:value="0.987683892250061" calcext:value-type="float">
            <text:p>0.988</text:p>
          </table:table-cell>
          <table:table-cell office:value-type="float" office:value="0.0102164721997502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8];&quot;_&quot;;[.C378];&quot;_&quot;;[.D378])" office:value-type="string" office:string-value="17_REDEMPTION_C" calcext:value-type="string">
            <text:p>17_REDEMPTION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131584.868277997" calcext:value-type="float">
            <text:p>131585</text:p>
          </table:table-cell>
          <table:table-cell office:value-type="float" office:value="0.0394438605534025" calcext:value-type="float">
            <text:p>0.039</text:p>
          </table:table-cell>
          <table:table-cell office:value-type="float" office:value="0" calcext:value-type="float">
            <text:p>0.000</text:p>
          </table:table-cell>
          <table:table-cell office:value-type="float" office:value="0.897141873836517" calcext:value-type="float">
            <text:p>0.897</text:p>
          </table:table-cell>
          <table:table-cell office:value-type="float" office:value="0.0095222413281923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79];&quot;_&quot;;[.C379];&quot;_&quot;;[.D379])" office:value-type="string" office:string-value="18_REDEMPTION_C" calcext:value-type="string">
            <text:p>18_REDEMPTION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166934.213018175" calcext:value-type="float">
            <text:p>166934</text:p>
          </table:table-cell>
          <table:table-cell office:value-type="float" office:value="0.044386394805731" calcext:value-type="float">
            <text:p>0.044</text:p>
          </table:table-cell>
          <table:table-cell office:value-type="float" office:value="0" calcext:value-type="float">
            <text:p>0.000</text:p>
          </table:table-cell>
          <table:table-cell office:value-type="float" office:value="0.843728721141815" calcext:value-type="float">
            <text:p>0.844</text:p>
          </table:table-cell>
          <table:table-cell office:value-type="float" office:value="0.011389822689277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0];&quot;_&quot;;[.C380];&quot;_&quot;;[.D380])" office:value-type="string" office:string-value="19_REDEMPTION_C" calcext:value-type="string">
            <text:p>19_REDEMPTION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184848.466773646" calcext:value-type="float">
            <text:p>184848</text:p>
          </table:table-cell>
          <table:table-cell office:value-type="float" office:value="0.0472221414954659" calcext:value-type="float">
            <text:p>0.047</text:p>
          </table:table-cell>
          <table:table-cell office:value-type="float" office:value="0" calcext:value-type="float">
            <text:p>0.000</text:p>
          </table:table-cell>
          <table:table-cell office:value-type="float" office:value="0.990380346775055" calcext:value-type="float">
            <text:p>0.990</text:p>
          </table:table-cell>
          <table:table-cell office:value-type="float" office:value="0.0121362134493394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1];&quot;_&quot;;[.C381];&quot;_&quot;;[.D381])" office:value-type="string" office:string-value="20_REDEMPTION_C" calcext:value-type="string">
            <text:p>20_REDEMPTION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187327.198213279" calcext:value-type="float">
            <text:p>187327</text:p>
          </table:table-cell>
          <table:table-cell office:value-type="float" office:value="0.0475962698190314" calcext:value-type="float">
            <text:p>0.048</text:p>
          </table:table-cell>
          <table:table-cell office:value-type="float" office:value="0" calcext:value-type="float">
            <text:p>0.000</text:p>
          </table:table-cell>
          <table:table-cell office:value-type="float" office:value="0.998545527458191" calcext:value-type="float">
            <text:p>0.999</text:p>
          </table:table-cell>
          <table:table-cell office:value-type="float" office:value="0.0127123641677004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2];&quot;_&quot;;[.C382];&quot;_&quot;;[.D382])" office:value-type="string" office:string-value="200_REDEMPTION_C" calcext:value-type="string">
            <text:p>200_REDEMPTION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243121.978704435" calcext:value-type="float">
            <text:p>243122</text:p>
          </table:table-cell>
          <table:table-cell office:value-type="float" office:value="0.053061621438475" calcext:value-type="float">
            <text:p>0.053</text:p>
          </table:table-cell>
          <table:table-cell office:value-type="float" office:value="0" calcext:value-type="float">
            <text:p>0.000</text:p>
          </table:table-cell>
          <table:table-cell office:value-type="float" office:value="0.930468797683716" calcext:value-type="float">
            <text:p>0.930</text:p>
          </table:table-cell>
          <table:table-cell office:value-type="float" office:value="0.01445735815198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3];&quot;_&quot;;[.C383];&quot;_&quot;;[.D383])" office:value-type="string" office:string-value="300_REDEMPTION_C" calcext:value-type="string">
            <text:p>300_REDEMPTION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386725.913064382" calcext:value-type="float">
            <text:p>386726</text:p>
          </table:table-cell>
          <table:table-cell office:value-type="float" office:value="0.064216809135722" calcext:value-type="float">
            <text:p>0.064</text:p>
          </table:table-cell>
          <table:table-cell office:value-type="float" office:value="0" calcext:value-type="float">
            <text:p>0.000</text:p>
          </table:table-cell>
          <table:table-cell office:value-type="float" office:value="0.928402662277222" calcext:value-type="float">
            <text:p>0.928</text:p>
          </table:table-cell>
          <table:table-cell office:value-type="float" office:value="0.0208519400952013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4];&quot;_&quot;;[.C384];&quot;_&quot;;[.D384])" office:value-type="string" office:string-value="400_REDEMPTION_C" calcext:value-type="string">
            <text:p>400_REDEMPTION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403368.216931765" calcext:value-type="float">
            <text:p>403368</text:p>
          </table:table-cell>
          <table:table-cell office:value-type="float" office:value="0.0553245983742526" calcext:value-type="float">
            <text:p>0.055</text:p>
          </table:table-cell>
          <table:table-cell office:value-type="float" office:value="0" calcext:value-type="float">
            <text:p>0.000</text:p>
          </table:table-cell>
          <table:table-cell office:value-type="float" office:value="0.716268599033356" calcext:value-type="float">
            <text:p>0.716</text:p>
          </table:table-cell>
          <table:table-cell office:value-type="float" office:value="0.0190630454416509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5];&quot;_&quot;;[.C385];&quot;_&quot;;[.D385])" office:value-type="string" office:string-value="500_REDEMPTION_C" calcext:value-type="string">
            <text:p>500_REDEMPTION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643635.497129577" calcext:value-type="float">
            <text:p>643635</text:p>
          </table:table-cell>
          <table:table-cell office:value-type="float" office:value="0.0677968894072701" calcext:value-type="float">
            <text:p>0.068</text:p>
          </table:table-cell>
          <table:table-cell office:value-type="float" office:value="0" calcext:value-type="float">
            <text:p>0.000</text:p>
          </table:table-cell>
          <table:table-cell office:value-type="float" office:value="0.91827130317688" calcext:value-type="float">
            <text:p>0.918</text:p>
          </table:table-cell>
          <table:table-cell office:value-type="float" office:value="0.0275122971076319" calcext:value-type="float">
            <text:p>0.02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6];&quot;_&quot;;[.C386];&quot;_&quot;;[.D386])" office:value-type="string" office:string-value="1_PREMAT_C" calcext:value-type="string">
            <text:p>1_PREMAT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4502.57739451575" calcext:value-type="float">
            <text:p>4503</text:p>
          </table:table-cell>
          <table:table-cell office:value-type="float" office:value="0.005317479329523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365781545639038" calcext:value-type="float">
            <text:p>0.366</text:p>
          </table:table-cell>
          <table:table-cell office:value-type="float" office:value="0.00112988192182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7];&quot;_&quot;;[.C387];&quot;_&quot;;[.D387])" office:value-type="string" office:string-value="2_PREMAT_C" calcext:value-type="string">
            <text:p>2_PREMAT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2402.08974028259" calcext:value-type="float">
            <text:p>2402</text:p>
          </table:table-cell>
          <table:table-cell office:value-type="float" office:value="0.0035995130202181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790822863578796" calcext:value-type="float">
            <text:p>0.791</text:p>
          </table:table-cell>
          <table:table-cell office:value-type="float" office:value="0.00066855167580395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8];&quot;_&quot;;[.C388];&quot;_&quot;;[.D388])" office:value-type="string" office:string-value="3_PREMAT_C" calcext:value-type="string">
            <text:p>3_PREMAT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3070.52596021227" calcext:value-type="float">
            <text:p>3071</text:p>
          </table:table-cell>
          <table:table-cell office:value-type="float" office:value="0.0042362277665763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839235067367554" calcext:value-type="float">
            <text:p>0.839</text:p>
          </table:table-cell>
          <table:table-cell office:value-type="float" office:value="0.00077808393765348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89];&quot;_&quot;;[.C389];&quot;_&quot;;[.D389])" office:value-type="string" office:string-value="4_PREMAT_C" calcext:value-type="string">
            <text:p>4_PREMAT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4934.53125849606" calcext:value-type="float">
            <text:p>4935</text:p>
          </table:table-cell>
          <table:table-cell office:value-type="float" office:value="0.0048680785432509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862930595874786" calcext:value-type="float">
            <text:p>0.863</text:p>
          </table:table-cell>
          <table:table-cell office:value-type="float" office:value="0.00091256304553222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0];&quot;_&quot;;[.C390];&quot;_&quot;;[.D390])" office:value-type="string" office:string-value="5_PREMAT_C" calcext:value-type="string">
            <text:p>5_PREMAT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8202.42835084902" calcext:value-type="float">
            <text:p>8202</text:p>
          </table:table-cell>
          <table:table-cell office:value-type="float" office:value="0.00620257399921867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850338697433472" calcext:value-type="float">
            <text:p>0.850</text:p>
          </table:table-cell>
          <table:table-cell office:value-type="float" office:value="0.0011610656203644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1];&quot;_&quot;;[.C391];&quot;_&quot;;[.D391])" office:value-type="string" office:string-value="6_PREMAT_C" calcext:value-type="string">
            <text:p>6_PREMAT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10974.039107401" calcext:value-type="float">
            <text:p>10974</text:p>
          </table:table-cell>
          <table:table-cell office:value-type="float" office:value="0.0070287714226312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770481884479523" calcext:value-type="float">
            <text:p>0.770</text:p>
          </table:table-cell>
          <table:table-cell office:value-type="float" office:value="0.0012598333543722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2];&quot;_&quot;;[.C392];&quot;_&quot;;[.D392])" office:value-type="string" office:string-value="7_PREMAT_C" calcext:value-type="string">
            <text:p>7_PREMAT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14623.9645597017" calcext:value-type="float">
            <text:p>14624</text:p>
          </table:table-cell>
          <table:table-cell office:value-type="float" office:value="0.00818497264532925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742176175117493" calcext:value-type="float">
            <text:p>0.742</text:p>
          </table:table-cell>
          <table:table-cell office:value-type="float" office:value="0.001465758874278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3];&quot;_&quot;;[.C393];&quot;_&quot;;[.D393])" office:value-type="string" office:string-value="8_PREMAT_C" calcext:value-type="string">
            <text:p>8_PREMAT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8414.3323303992" calcext:value-type="float">
            <text:p>18414</text:p>
          </table:table-cell>
          <table:table-cell office:value-type="float" office:value="0.0090979764759570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676510095596314" calcext:value-type="float">
            <text:p>0.677</text:p>
          </table:table-cell>
          <table:table-cell office:value-type="float" office:value="0.0016339212006883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4];&quot;_&quot;;[.C394];&quot;_&quot;;[.D394])" office:value-type="string" office:string-value="9_PREMAT_C" calcext:value-type="string">
            <text:p>9_PREMAT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21693.7357396297" calcext:value-type="float">
            <text:p>21694</text:p>
          </table:table-cell>
          <table:table-cell office:value-type="float" office:value="0.00962628207511304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828303813934326" calcext:value-type="float">
            <text:p>0.828</text:p>
          </table:table-cell>
          <table:table-cell office:value-type="float" office:value="0.0017689709293075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5];&quot;_&quot;;[.C395];&quot;_&quot;;[.D395])" office:value-type="string" office:string-value="10_PREMAT_C" calcext:value-type="string">
            <text:p>10_PREMAT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23905.5440292379" calcext:value-type="float">
            <text:p>23906</text:p>
          </table:table-cell>
          <table:table-cell office:value-type="float" office:value="0.0097797086180648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691705167293549" calcext:value-type="float">
            <text:p>0.692</text:p>
          </table:table-cell>
          <table:table-cell office:value-type="float" office:value="0.0017023717550460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6];&quot;_&quot;;[.C396];&quot;_&quot;;[.D396])" office:value-type="string" office:string-value="11_PREMAT_C" calcext:value-type="string">
            <text:p>11_PREMAT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25169.4982997431" calcext:value-type="float">
            <text:p>25169</text:p>
          </table:table-cell>
          <table:table-cell office:value-type="float" office:value="0.0099148677412880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628708958625793" calcext:value-type="float">
            <text:p>0.629</text:p>
          </table:table-cell>
          <table:table-cell office:value-type="float" office:value="0.0017356480281243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7];&quot;_&quot;;[.C397];&quot;_&quot;;[.D397])" office:value-type="string" office:string-value="12_PREMAT_C" calcext:value-type="string">
            <text:p>12_PREMAT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29562.2249555397" calcext:value-type="float">
            <text:p>29562</text:p>
          </table:table-cell>
          <table:table-cell office:value-type="float" office:value="0.0101872250796503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791582942008972" calcext:value-type="float">
            <text:p>0.792</text:p>
          </table:table-cell>
          <table:table-cell office:value-type="float" office:value="0.0018243897377869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8];&quot;_&quot;;[.C398];&quot;_&quot;;[.D398])" office:value-type="string" office:string-value="13_PREMAT_C" calcext:value-type="string">
            <text:p>13_PREMAT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32757.6418262955" calcext:value-type="float">
            <text:p>32758</text:p>
          </table:table-cell>
          <table:table-cell office:value-type="float" office:value="0.010253401193391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73955625295639" calcext:value-type="float">
            <text:p>0.740</text:p>
          </table:table-cell>
          <table:table-cell office:value-type="float" office:value="0.0018434838192242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399];&quot;_&quot;;[.C399];&quot;_&quot;;[.D399])" office:value-type="string" office:string-value="14_PREMAT_C" calcext:value-type="string">
            <text:p>14_PREMAT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37350.3664449661" calcext:value-type="float">
            <text:p>37350</text:p>
          </table:table-cell>
          <table:table-cell office:value-type="float" office:value="0.011664696470661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760464191436768" calcext:value-type="float">
            <text:p>0.760</text:p>
          </table:table-cell>
          <table:table-cell office:value-type="float" office:value="0.0021934863157328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0];&quot;_&quot;;[.C400];&quot;_&quot;;[.D400])" office:value-type="string" office:string-value="15_PREMAT_C" calcext:value-type="string">
            <text:p>15_PREMAT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36803.3730376484" calcext:value-type="float">
            <text:p>36803</text:p>
          </table:table-cell>
          <table:table-cell office:value-type="float" office:value="0.011031434809795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523160457611084" calcext:value-type="float">
            <text:p>0.523</text:p>
          </table:table-cell>
          <table:table-cell office:value-type="float" office:value="0.0018788982667499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1];&quot;_&quot;;[.C401];&quot;_&quot;;[.D401])" office:value-type="string" office:string-value="16_PREMAT_C" calcext:value-type="string">
            <text:p>16_PREMAT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44843.9712207215" calcext:value-type="float">
            <text:p>44844</text:p>
          </table:table-cell>
          <table:table-cell office:value-type="float" office:value="0.0126394144491955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610119462013245" calcext:value-type="float">
            <text:p>0.610</text:p>
          </table:table-cell>
          <table:table-cell office:value-type="float" office:value="0.0024139651833654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2];&quot;_&quot;;[.C402];&quot;_&quot;;[.D402])" office:value-type="string" office:string-value="17_PREMAT_C" calcext:value-type="string">
            <text:p>17_PREMAT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43960.8656868689" calcext:value-type="float">
            <text:p>43961</text:p>
          </table:table-cell>
          <table:table-cell office:value-type="float" office:value="0.011499481867975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560250580310822" calcext:value-type="float">
            <text:p>0.560</text:p>
          </table:table-cell>
          <table:table-cell office:value-type="float" office:value="0.0020856013881862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3];&quot;_&quot;;[.C403];&quot;_&quot;;[.D403])" office:value-type="string" office:string-value="18_PREMAT_C" calcext:value-type="string">
            <text:p>18_PREMAT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50647.4943162456" calcext:value-type="float">
            <text:p>50647</text:p>
          </table:table-cell>
          <table:table-cell office:value-type="float" office:value="0.0121481185226797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536109507083893" calcext:value-type="float">
            <text:p>0.536</text:p>
          </table:table-cell>
          <table:table-cell office:value-type="float" office:value="0.0021417966370233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4];&quot;_&quot;;[.C404];&quot;_&quot;;[.D404])" office:value-type="string" office:string-value="19_PREMAT_C" calcext:value-type="string">
            <text:p>19_PREMAT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60205.2922355904" calcext:value-type="float">
            <text:p>60205</text:p>
          </table:table-cell>
          <table:table-cell office:value-type="float" office:value="0.0138807927906999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478050261735916" calcext:value-type="float">
            <text:p>0.478</text:p>
          </table:table-cell>
          <table:table-cell office:value-type="float" office:value="0.0026106690943944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5];&quot;_&quot;;[.C405];&quot;_&quot;;[.D405])" office:value-type="string" office:string-value="20_PREMAT_C" calcext:value-type="string">
            <text:p>20_PREMAT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56437.3126646704" calcext:value-type="float">
            <text:p>56437</text:p>
          </table:table-cell>
          <table:table-cell office:value-type="float" office:value="0.0130089935637798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716576457023621" calcext:value-type="float">
            <text:p>0.717</text:p>
          </table:table-cell>
          <table:table-cell office:value-type="float" office:value="0.0024931421808852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6];&quot;_&quot;;[.C406];&quot;_&quot;;[.D406])" office:value-type="string" office:string-value="200_PREMAT_C" calcext:value-type="string">
            <text:p>200_PREMAT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68029.5635734702" calcext:value-type="float">
            <text:p>68030</text:p>
          </table:table-cell>
          <table:table-cell office:value-type="float" office:value="0.0138632127662113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668453872203827" calcext:value-type="float">
            <text:p>0.668</text:p>
          </table:table-cell>
          <table:table-cell office:value-type="float" office:value="0.002713260610060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7];&quot;_&quot;;[.C407];&quot;_&quot;;[.D407])" office:value-type="string" office:string-value="300_PREMAT_C" calcext:value-type="string">
            <text:p>300_PREMAT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89793.2052082926" calcext:value-type="float">
            <text:p>89793</text:p>
          </table:table-cell>
          <table:table-cell office:value-type="float" office:value="0.0133618577134344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458406329154968" calcext:value-type="float">
            <text:p>0.458</text:p>
          </table:table-cell>
          <table:table-cell office:value-type="float" office:value="0.0024955596371450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8];&quot;_&quot;;[.C408];&quot;_&quot;;[.D408])" office:value-type="string" office:string-value="400_PREMAT_C" calcext:value-type="string">
            <text:p>400_PREMAT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99301.9674122612" calcext:value-type="float">
            <text:p>99302</text:p>
          </table:table-cell>
          <table:table-cell office:value-type="float" office:value="0.0166708714167204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0.550422012805939" calcext:value-type="float">
            <text:p>0.550</text:p>
          </table:table-cell>
          <table:table-cell office:value-type="float" office:value="0.00425452397193315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09];&quot;_&quot;;[.C409];&quot;_&quot;;[.D409])" office:value-type="string" office:string-value="500_PREMAT_C" calcext:value-type="string">
            <text:p>500_PREMAT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REMAT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98555.3499130333" calcext:value-type="float">
            <text:p>98555</text:p>
          </table:table-cell>
          <table:table-cell office:value-type="float" office:value="0.0083999212224098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391847789287567" calcext:value-type="float">
            <text:p>0.392</text:p>
          </table:table-cell>
          <table:table-cell office:value-type="float" office:value="0.0015684545217065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0];&quot;_&quot;;[.C410];&quot;_&quot;;[.D410])" office:value-type="string" office:string-value="1_PETROL_D" calcext:value-type="string">
            <text:p>1_PETROL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44.9396825396825" calcext:value-type="float">
            <text:p>45</text:p>
          </table:table-cell>
          <table:table-cell office:value-type="float" office:value="0.0001386444570796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26255741342902" calcext:value-type="float">
            <text:p>0.013</text:p>
          </table:table-cell>
          <table:table-cell office:value-type="float" office:value="0.000001014943365939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1];&quot;_&quot;;[.C411];&quot;_&quot;;[.D411])" office:value-type="string" office:string-value="2_PETROL_D" calcext:value-type="string">
            <text:p>2_PETROL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59.0533433442064" calcext:value-type="float">
            <text:p>59</text:p>
          </table:table-cell>
          <table:table-cell office:value-type="float" office:value="0.0002200170796664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2989040613174" calcext:value-type="float">
            <text:p>0.173</text:p>
          </table:table-cell>
          <table:table-cell office:value-type="float" office:value="0.000004584250434439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2];&quot;_&quot;;[.C412];&quot;_&quot;;[.D412])" office:value-type="string" office:string-value="3_PETROL_D" calcext:value-type="string">
            <text:p>3_PETROL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78.0202213045121" calcext:value-type="float">
            <text:p>78</text:p>
          </table:table-cell>
          <table:table-cell office:value-type="float" office:value="0.000205597437820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82815358042717" calcext:value-type="float">
            <text:p>0.183</text:p>
          </table:table-cell>
          <table:table-cell office:value-type="float" office:value="0.000003020228731029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3];&quot;_&quot;;[.C413];&quot;_&quot;;[.D413])" office:value-type="string" office:string-value="4_PETROL_D" calcext:value-type="string">
            <text:p>4_PETROL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105.727171015317" calcext:value-type="float">
            <text:p>106</text:p>
          </table:table-cell>
          <table:table-cell office:value-type="float" office:value="0.0002092449297150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07898568255666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4];&quot;_&quot;;[.C414];&quot;_&quot;;[.D414])" office:value-type="string" office:string-value="5_PETROL_D" calcext:value-type="string">
            <text:p>5_PETROL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151.059427362277" calcext:value-type="float">
            <text:p>151</text:p>
          </table:table-cell>
          <table:table-cell office:value-type="float" office:value="0.00022956884867154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12270468473434" calcext:value-type="float">
            <text:p>0.212</text:p>
          </table:table-cell>
          <table:table-cell office:value-type="float" office:value="0.000003409708239942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5];&quot;_&quot;;[.C415];&quot;_&quot;;[.D415])" office:value-type="string" office:string-value="6_PETROL_D" calcext:value-type="string">
            <text:p>6_PETROL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208.668415310319" calcext:value-type="float">
            <text:p>209</text:p>
          </table:table-cell>
          <table:table-cell office:value-type="float" office:value="0.0002525881309534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79760682582855" calcext:value-type="float">
            <text:p>0.088</text:p>
          </table:table-cell>
          <table:table-cell office:value-type="float" office:value="0.000002874374203160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6];&quot;_&quot;;[.C416];&quot;_&quot;;[.D416])" office:value-type="string" office:string-value="7_PETROL_D" calcext:value-type="string">
            <text:p>7_PETROL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261.008617165071" calcext:value-type="float">
            <text:p>261</text:p>
          </table:table-cell>
          <table:table-cell office:value-type="float" office:value="0.0002679344461748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94689869880676" calcext:value-type="float">
            <text:p>0.195</text:p>
          </table:table-cell>
          <table:table-cell office:value-type="float" office:value="0.000003287931362653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7];&quot;_&quot;;[.C417];&quot;_&quot;;[.D417])" office:value-type="string" office:string-value="8_PETROL_D" calcext:value-type="string">
            <text:p>8_PETROL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331.035334438064" calcext:value-type="float">
            <text:p>331</text:p>
          </table:table-cell>
          <table:table-cell office:value-type="float" office:value="0.0002980277601084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8555560708046" calcext:value-type="float">
            <text:p>0.186</text:p>
          </table:table-cell>
          <table:table-cell office:value-type="float" office:value="0.000004086990670834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8];&quot;_&quot;;[.C418];&quot;_&quot;;[.D418])" office:value-type="string" office:string-value="9_PETROL_D" calcext:value-type="string">
            <text:p>9_PETROL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388.110725674908" calcext:value-type="float">
            <text:p>388</text:p>
          </table:table-cell>
          <table:table-cell office:value-type="float" office:value="0.0002962315516118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83364181220532" calcext:value-type="float">
            <text:p>0.058</text:p>
          </table:table-cell>
          <table:table-cell office:value-type="float" office:value="0.000002765600381128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19];&quot;_&quot;;[.C419];&quot;_&quot;;[.D419])" office:value-type="string" office:string-value="10_PETROL_D" calcext:value-type="string">
            <text:p>10_PETROL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437.126878057903" calcext:value-type="float">
            <text:p>437</text:p>
          </table:table-cell>
          <table:table-cell office:value-type="float" office:value="0.0003049579820967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28502944111824" calcext:value-type="float">
            <text:p>0.073</text:p>
          </table:table-cell>
          <table:table-cell office:value-type="float" office:value="0.000002742905983362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0];&quot;_&quot;;[.C420];&quot;_&quot;;[.D420])" office:value-type="string" office:string-value="11_PETROL_D" calcext:value-type="string">
            <text:p>11_PETROL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507.42731811877" calcext:value-type="float">
            <text:p>507</text:p>
          </table:table-cell>
          <table:table-cell office:value-type="float" office:value="0.000325754401112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08321821689606" calcext:value-type="float">
            <text:p>0.051</text:p>
          </table:table-cell>
          <table:table-cell office:value-type="float" office:value="0.000002980029010607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1];&quot;_&quot;;[.C421];&quot;_&quot;;[.D421])" office:value-type="string" office:string-value="12_PETROL_D" calcext:value-type="string">
            <text:p>12_PETROL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539.778759324861" calcext:value-type="float">
            <text:p>540</text:p>
          </table:table-cell>
          <table:table-cell office:value-type="float" office:value="0.0003192861831857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10131186246872" calcext:value-type="float">
            <text:p>0.091</text:p>
          </table:table-cell>
          <table:table-cell office:value-type="float" office:value="0.000003153598949723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2];&quot;_&quot;;[.C422];&quot;_&quot;;[.D422])" office:value-type="string" office:string-value="13_PETROL_D" calcext:value-type="string">
            <text:p>13_PETROL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536.890578370366" calcext:value-type="float">
            <text:p>537</text:p>
          </table:table-cell>
          <table:table-cell office:value-type="float" office:value="0.0002947763684739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10248653590679" calcext:value-type="float">
            <text:p>0.051</text:p>
          </table:table-cell>
          <table:table-cell office:value-type="float" office:value="0.000002636213120847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3];&quot;_&quot;;[.C423];&quot;_&quot;;[.D423])" office:value-type="string" office:string-value="14_PETROL_D" calcext:value-type="string">
            <text:p>14_PETROL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570.419524322053" calcext:value-type="float">
            <text:p>570</text:p>
          </table:table-cell>
          <table:table-cell office:value-type="float" office:value="0.0002806754023669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03073711693287" calcext:value-type="float">
            <text:p>0.030</text:p>
          </table:table-cell>
          <table:table-cell office:value-type="float" office:value="0.000001934412501518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4];&quot;_&quot;;[.C424];&quot;_&quot;;[.D424])" office:value-type="string" office:string-value="15_PETROL_D" calcext:value-type="string">
            <text:p>15_PETROL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587.264460589866" calcext:value-type="float">
            <text:p>587</text:p>
          </table:table-cell>
          <table:table-cell office:value-type="float" office:value="0.0002883655747816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86609025299549" calcext:value-type="float">
            <text:p>0.039</text:p>
          </table:table-cell>
          <table:table-cell office:value-type="float" office:value="0.000002470655412206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5];&quot;_&quot;;[.C425];&quot;_&quot;;[.D425])" office:value-type="string" office:string-value="16_PETROL_D" calcext:value-type="string">
            <text:p>16_PETROL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643.00555763155" calcext:value-type="float">
            <text:p>643</text:p>
          </table:table-cell>
          <table:table-cell office:value-type="float" office:value="0.0003093725266912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16642332077026" calcext:value-type="float">
            <text:p>0.052</text:p>
          </table:table-cell>
          <table:table-cell office:value-type="float" office:value="0.000003113376165656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6];&quot;_&quot;;[.C426];&quot;_&quot;;[.D426])" office:value-type="string" office:string-value="17_PETROL_D" calcext:value-type="string">
            <text:p>17_PETROL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558.475484216119" calcext:value-type="float">
            <text:p>558</text:p>
          </table:table-cell>
          <table:table-cell office:value-type="float" office:value="0.0002450531764114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12866717576981" calcext:value-type="float">
            <text:p>0.031</text:p>
          </table:table-cell>
          <table:table-cell office:value-type="float" office:value="0.000001882435044717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7];&quot;_&quot;;[.C427];&quot;_&quot;;[.D427])" office:value-type="string" office:string-value="18_PETROL_D" calcext:value-type="string">
            <text:p>18_PETROL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676.171788804075" calcext:value-type="float">
            <text:p>676</text:p>
          </table:table-cell>
          <table:table-cell office:value-type="float" office:value="0.0003041925003806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0468935966492" calcext:value-type="float">
            <text:p>0.160</text:p>
          </table:table-cell>
          <table:table-cell office:value-type="float" office:value="0.00001064004995194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8];&quot;_&quot;;[.C428];&quot;_&quot;;[.D428])" office:value-type="string" office:string-value="19_PETROL_D" calcext:value-type="string">
            <text:p>19_PETROL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640.932160054733" calcext:value-type="float">
            <text:p>641</text:p>
          </table:table-cell>
          <table:table-cell office:value-type="float" office:value="0.0002547213345836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25933061540127" calcext:value-type="float">
            <text:p>0.033</text:p>
          </table:table-cell>
          <table:table-cell office:value-type="float" office:value="0.000001706792453816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29];&quot;_&quot;;[.C429];&quot;_&quot;;[.D429])" office:value-type="string" office:string-value="20_PETROL_D" calcext:value-type="string">
            <text:p>20_PETROL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648.069398759437" calcext:value-type="float">
            <text:p>648</text:p>
          </table:table-cell>
          <table:table-cell office:value-type="float" office:value="0.0002476141085501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51148599386215" calcext:value-type="float">
            <text:p>0.045</text:p>
          </table:table-cell>
          <table:table-cell office:value-type="float" office:value="0.000002795621364875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0];&quot;_&quot;;[.C430];&quot;_&quot;;[.D430])" office:value-type="string" office:string-value="200_PETROL_D" calcext:value-type="string">
            <text:p>200_PETROL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602.43313769575" calcext:value-type="float">
            <text:p>602</text:p>
          </table:table-cell>
          <table:table-cell office:value-type="float" office:value="0.000205584513833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74335542321205" calcext:value-type="float">
            <text:p>0.087</text:p>
          </table:table-cell>
          <table:table-cell office:value-type="float" office:value="0.000002265286909016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1];&quot;_&quot;;[.C431];&quot;_&quot;;[.D431])" office:value-type="string" office:string-value="300_PETROL_D" calcext:value-type="string">
            <text:p>300_PETROL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504.65035197985" calcext:value-type="float">
            <text:p>505</text:p>
          </table:table-cell>
          <table:table-cell office:value-type="float" office:value="0.0001354461798407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6777765005827" calcext:value-type="float">
            <text:p>0.017</text:p>
          </table:table-cell>
          <table:table-cell office:value-type="float" office:value="0.0000006225645352736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2];&quot;_&quot;;[.C432];&quot;_&quot;;[.D432])" office:value-type="string" office:string-value="400_PETROL_D" calcext:value-type="string">
            <text:p>400_PETROL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487.458061750545" calcext:value-type="float">
            <text:p>487</text:p>
          </table:table-cell>
          <table:table-cell office:value-type="float" office:value="0.0001191519848042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15079640597105" calcext:value-type="float">
            <text:p>0.008</text:p>
          </table:table-cell>
          <table:table-cell office:value-type="float" office:value="0.0000003881650582315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3];&quot;_&quot;;[.C433];&quot;_&quot;;[.D433])" office:value-type="string" office:string-value="500_PETROL_D" calcext:value-type="string">
            <text:p>500_PETROL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373.224305236643" calcext:value-type="float">
            <text:p>373</text:p>
          </table:table-cell>
          <table:table-cell office:value-type="float" office:value="0.00004936929526438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01596412807703" calcext:value-type="float">
            <text:p>0.002</text:p>
          </table:table-cell>
          <table:table-cell office:value-type="float" office:value="0.00000005458255123619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4];&quot;_&quot;;[.C434];&quot;_&quot;;[.D434])" office:value-type="string" office:string-value="1_PERSONAL_D" calcext:value-type="string">
            <text:p>1_PERSONAL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6485.25907936475" calcext:value-type="float">
            <text:p>6485</text:p>
          </table:table-cell>
          <table:table-cell office:value-type="float" office:value="0.00931048352337842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200658515095711" calcext:value-type="float">
            <text:p>0.201</text:p>
          </table:table-cell>
          <table:table-cell office:value-type="float" office:value="0.00076464736299628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5];&quot;_&quot;;[.C435];&quot;_&quot;;[.D435])" office:value-type="string" office:string-value="2_PERSONAL_D" calcext:value-type="string">
            <text:p>2_PERSONAL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4112.79489651743" calcext:value-type="float">
            <text:p>4113</text:p>
          </table:table-cell>
          <table:table-cell office:value-type="float" office:value="0.00916172711828506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939801931381226" calcext:value-type="float">
            <text:p>0.940</text:p>
          </table:table-cell>
          <table:table-cell office:value-type="float" office:value="0.001488125211476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6];&quot;_&quot;;[.C436];&quot;_&quot;;[.D436])" office:value-type="string" office:string-value="3_PERSONAL_D" calcext:value-type="string">
            <text:p>3_PERSONAL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4809.96513464195" calcext:value-type="float">
            <text:p>4810</text:p>
          </table:table-cell>
          <table:table-cell office:value-type="float" office:value="0.00893570768540563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33154552762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7];&quot;_&quot;;[.C437];&quot;_&quot;;[.D437])" office:value-type="string" office:string-value="4_PERSONAL_D" calcext:value-type="string">
            <text:p>4_PERSONAL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6544.87341068623" calcext:value-type="float">
            <text:p>6545</text:p>
          </table:table-cell>
          <table:table-cell office:value-type="float" office:value="0.00930901817571874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3960162577520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8];&quot;_&quot;;[.C438];&quot;_&quot;;[.D438])" office:value-type="string" office:string-value="5_PERSONAL_D" calcext:value-type="string">
            <text:p>5_PERSONAL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8897.609132567" calcext:value-type="float">
            <text:p>8898</text:p>
          </table:table-cell>
          <table:table-cell office:value-type="float" office:value="0.0098789205428966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4177271239021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39];&quot;_&quot;;[.C439];&quot;_&quot;;[.D439])" office:value-type="string" office:string-value="6_PERSONAL_D" calcext:value-type="string">
            <text:p>6_PERSONAL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0686.6667808941" calcext:value-type="float">
            <text:p>10687</text:p>
          </table:table-cell>
          <table:table-cell office:value-type="float" office:value="0.0098715145027022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381170218911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0];&quot;_&quot;;[.C440];&quot;_&quot;;[.D440])" office:value-type="string" office:string-value="7_PERSONAL_D" calcext:value-type="string">
            <text:p>7_PERSONAL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2416.2951435683" calcext:value-type="float">
            <text:p>12416</text:p>
          </table:table-cell>
          <table:table-cell office:value-type="float" office:value="0.0098868966339491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9783331155777" calcext:value-type="float">
            <text:p>0.998</text:p>
          </table:table-cell>
          <table:table-cell office:value-type="float" office:value="0.0013800395029028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1];&quot;_&quot;;[.C441];&quot;_&quot;;[.D441])" office:value-type="string" office:string-value="8_PERSONAL_D" calcext:value-type="string">
            <text:p>8_PERSONAL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4016.9022668291" calcext:value-type="float">
            <text:p>14017</text:p>
          </table:table-cell>
          <table:table-cell office:value-type="float" office:value="0.0097978821445695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405525985524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2];&quot;_&quot;;[.C442];&quot;_&quot;;[.D442])" office:value-type="string" office:string-value="9_PERSONAL_D" calcext:value-type="string">
            <text:p>9_PERSONAL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5547.191577125" calcext:value-type="float">
            <text:p>15547</text:p>
          </table:table-cell>
          <table:table-cell office:value-type="float" office:value="0.0096335099292852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243366320740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3];&quot;_&quot;;[.C443];&quot;_&quot;;[.D443])" office:value-type="string" office:string-value="10_PERSONAL_D" calcext:value-type="string">
            <text:p>10_PERSONAL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16744.6016599321" calcext:value-type="float">
            <text:p>16745</text:p>
          </table:table-cell>
          <table:table-cell office:value-type="float" office:value="0.0097245874015265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408865995390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4];&quot;_&quot;;[.C444];&quot;_&quot;;[.D444])" office:value-type="string" office:string-value="11_PERSONAL_D" calcext:value-type="string">
            <text:p>11_PERSONAL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8613.7569701703" calcext:value-type="float">
            <text:p>18614</text:p>
          </table:table-cell>
          <table:table-cell office:value-type="float" office:value="0.0096694239823808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869133114814758" calcext:value-type="float">
            <text:p>0.869</text:p>
          </table:table-cell>
          <table:table-cell office:value-type="float" office:value="0.001375830405506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5];&quot;_&quot;;[.C445];&quot;_&quot;;[.D445])" office:value-type="string" office:string-value="12_PERSONAL_D" calcext:value-type="string">
            <text:p>12_PERSONAL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20330.3654213785" calcext:value-type="float">
            <text:p>20330</text:p>
          </table:table-cell>
          <table:table-cell office:value-type="float" office:value="0.010181718549040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53742504119873" calcext:value-type="float">
            <text:p>0.954</text:p>
          </table:table-cell>
          <table:table-cell office:value-type="float" office:value="0.0016548581809682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6];&quot;_&quot;;[.C446];&quot;_&quot;;[.D446])" office:value-type="string" office:string-value="13_PERSONAL_D" calcext:value-type="string">
            <text:p>13_PERSONAL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21588.7938418332" calcext:value-type="float">
            <text:p>21589</text:p>
          </table:table-cell>
          <table:table-cell office:value-type="float" office:value="0.0103264238210112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882470786571503" calcext:value-type="float">
            <text:p>0.882</text:p>
          </table:table-cell>
          <table:table-cell office:value-type="float" office:value="0.0016124746241091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7];&quot;_&quot;;[.C447];&quot;_&quot;;[.D447])" office:value-type="string" office:string-value="14_PERSONAL_D" calcext:value-type="string">
            <text:p>14_PERSONAL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23475.444880388" calcext:value-type="float">
            <text:p>23475</text:p>
          </table:table-cell>
          <table:table-cell office:value-type="float" office:value="0.010085135477676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822161555290222" calcext:value-type="float">
            <text:p>0.822</text:p>
          </table:table-cell>
          <table:table-cell office:value-type="float" office:value="0.001381249540074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8];&quot;_&quot;;[.C448];&quot;_&quot;;[.D448])" office:value-type="string" office:string-value="15_PERSONAL_D" calcext:value-type="string">
            <text:p>15_PERSONAL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23475.6570418824" calcext:value-type="float">
            <text:p>23476</text:p>
          </table:table-cell>
          <table:table-cell office:value-type="float" office:value="0.00965916492582335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794526934623718" calcext:value-type="float">
            <text:p>0.795</text:p>
          </table:table-cell>
          <table:table-cell office:value-type="float" office:value="0.001387970649094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49];&quot;_&quot;;[.C449];&quot;_&quot;;[.D449])" office:value-type="string" office:string-value="16_PERSONAL_D" calcext:value-type="string">
            <text:p>16_PERSONAL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28842.2809515276" calcext:value-type="float">
            <text:p>28842</text:p>
          </table:table-cell>
          <table:table-cell office:value-type="float" office:value="0.0109383238138945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999971389770508" calcext:value-type="float">
            <text:p>1.000</text:p>
          </table:table-cell>
          <table:table-cell office:value-type="float" office:value="0.0020470490099958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0];&quot;_&quot;;[.C450];&quot;_&quot;;[.D450])" office:value-type="string" office:string-value="17_PERSONAL_D" calcext:value-type="string">
            <text:p>17_PERSONAL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28299.3747215155" calcext:value-type="float">
            <text:p>28299</text:p>
          </table:table-cell>
          <table:table-cell office:value-type="float" office:value="0.010889789856818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778604388237" calcext:value-type="float">
            <text:p>0.779</text:p>
          </table:table-cell>
          <table:table-cell office:value-type="float" office:value="0.0017158534743075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1];&quot;_&quot;;[.C451];&quot;_&quot;;[.D451])" office:value-type="string" office:string-value="18_PERSONAL_D" calcext:value-type="string">
            <text:p>18_PERSONAL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31323.2200757607" calcext:value-type="float">
            <text:p>31323</text:p>
          </table:table-cell>
          <table:table-cell office:value-type="float" office:value="0.011564285553068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0778611402310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2];&quot;_&quot;;[.C452];&quot;_&quot;;[.D452])" office:value-type="string" office:string-value="19_PERSONAL_D" calcext:value-type="string">
            <text:p>19_PERSONAL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32394.7717602113" calcext:value-type="float">
            <text:p>32395</text:p>
          </table:table-cell>
          <table:table-cell office:value-type="float" office:value="0.0122590920945981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6841025779689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3];&quot;_&quot;;[.C453];&quot;_&quot;;[.D453])" office:value-type="string" office:string-value="20_PERSONAL_D" calcext:value-type="string">
            <text:p>20_PERSONAL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31714.0710476189" calcext:value-type="float">
            <text:p>31714</text:p>
          </table:table-cell>
          <table:table-cell office:value-type="float" office:value="0.0103684950458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66977596282959" calcext:value-type="float">
            <text:p>0.967</text:p>
          </table:table-cell>
          <table:table-cell office:value-type="float" office:value="0.0018097572827491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4];&quot;_&quot;;[.C454];&quot;_&quot;;[.D454])" office:value-type="string" office:string-value="200_PERSONAL_D" calcext:value-type="string">
            <text:p>200_PERSONAL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34668.8411667506" calcext:value-type="float">
            <text:p>34669</text:p>
          </table:table-cell>
          <table:table-cell office:value-type="float" office:value="0.01065527945499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869678556919098" calcext:value-type="float">
            <text:p>0.870</text:p>
          </table:table-cell>
          <table:table-cell office:value-type="float" office:value="0.0020186073665476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5];&quot;_&quot;;[.C455];&quot;_&quot;;[.D455])" office:value-type="string" office:string-value="300_PERSONAL_D" calcext:value-type="string">
            <text:p>300_PERSONAL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49573.370110037" calcext:value-type="float">
            <text:p>49573</text:p>
          </table:table-cell>
          <table:table-cell office:value-type="float" office:value="0.010954571926587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963559031486511" calcext:value-type="float">
            <text:p>0.964</text:p>
          </table:table-cell>
          <table:table-cell office:value-type="float" office:value="0.0024105255036651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6];&quot;_&quot;;[.C456];&quot;_&quot;;[.D456])" office:value-type="string" office:string-value="400_PERSONAL_D" calcext:value-type="string">
            <text:p>400_PERSONAL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44552.2430378916" calcext:value-type="float">
            <text:p>44552</text:p>
          </table:table-cell>
          <table:table-cell office:value-type="float" office:value="0.0097571229463075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407428026199341" calcext:value-type="float">
            <text:p>0.407</text:p>
          </table:table-cell>
          <table:table-cell office:value-type="float" office:value="0.0013832662563328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7];&quot;_&quot;;[.C457];&quot;_&quot;;[.D457])" office:value-type="string" office:string-value="500_PERSONAL_D" calcext:value-type="string">
            <text:p>500_PERSONAL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53011.7147768361" calcext:value-type="float">
            <text:p>53012</text:p>
          </table:table-cell>
          <table:table-cell office:value-type="float" office:value="0.00943209332512215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400395631790161" calcext:value-type="float">
            <text:p>0.400</text:p>
          </table:table-cell>
          <table:table-cell office:value-type="float" office:value="0.001412327062122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58];&quot;_&quot;;[.C458];&quot;_&quot;;[.D458])" office:value-type="string" office:string-value="1_OTHER INCOME_C" calcext:value-type="string">
            <text:p>1_OTHER INCOM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49451.3255182293" calcext:value-type="float">
            <text:p>49451</text:p>
          </table:table-cell>
          <table:table-cell office:value-type="float" office:value="0.152566062653157" calcext:value-type="float">
            <text:p>0.153</text:p>
          </table:table-cell>
          <table:table-cell office:value-type="float" office:value="0" calcext:value-type="float">
            <text:p>0.000</text:p>
          </table:table-cell>
          <table:table-cell office:value-type="float" office:value="0.999894440174103" calcext:value-type="float">
            <text:p>1.000</text:p>
          </table:table-cell>
          <table:table-cell office:value-type="float" office:value="0.0389825732577405" calcext:value-type="float">
            <text:p>0.039</text:p>
          </table:table-cell>
          <table:table-cell office:value-type="float" office:value="0.099300317466259" calcext:value-type="float">
            <text:p>0.099</text:p>
          </table:table-cell>
          <table:table-cell office:value-type="float" office:value="52873" calcext:value-type="float">
            <text:p>52873</text:p>
          </table:table-cell>
          <table:table-cell table:number-columns-repeated="17"/>
        </table:table-row>
        <table:table-row table:style-name="ro1">
          <table:table-cell table:formula="of:=CONCATENATE([.B459];&quot;_&quot;;[.C459];&quot;_&quot;;[.D459])" office:value-type="string" office:string-value="2_OTHER INCOME_C" calcext:value-type="string">
            <text:p>2_OTHER INCOME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28195.7681263551" calcext:value-type="float">
            <text:p>28196</text:p>
          </table:table-cell>
          <table:table-cell office:value-type="float" office:value="0.0934229725297038" calcext:value-type="float">
            <text:p>0.09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6192883479719" calcext:value-type="float">
            <text:p>0.04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60];&quot;_&quot;;[.C460];&quot;_&quot;;[.D460])" office:value-type="string" office:string-value="3_OTHER INCOME_C" calcext:value-type="string">
            <text:p>3_OTHER INCOME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26749.6097119477" calcext:value-type="float">
            <text:p>26750</text:p>
          </table:table-cell>
          <table:table-cell office:value-type="float" office:value="0.0645003940730787" calcext:value-type="float">
            <text:p>0.06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23950621885685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61];&quot;_&quot;;[.C461];&quot;_&quot;;[.D461])" office:value-type="string" office:string-value="4_OTHER INCOME_C" calcext:value-type="string">
            <text:p>4_OTHER INCOME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39805.7085662597" calcext:value-type="float">
            <text:p>39806</text:p>
          </table:table-cell>
          <table:table-cell office:value-type="float" office:value="0.0719667925340621" calcext:value-type="float">
            <text:p>0.07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57359687025472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62];&quot;_&quot;;[.C462];&quot;_&quot;;[.D462])" office:value-type="string" office:string-value="5_OTHER INCOME_C" calcext:value-type="string">
            <text:p>5_OTHER INCOME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60803.227622444" calcext:value-type="float">
            <text:p>60803</text:p>
          </table:table-cell>
          <table:table-cell office:value-type="float" office:value="0.0838176771027412" calcext:value-type="float">
            <text:p>0.08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97147375028308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63];&quot;_&quot;;[.C463];&quot;_&quot;;[.D463])" office:value-type="string" office:string-value="6_OTHER INCOME_C" calcext:value-type="string">
            <text:p>6_OTHER INCOME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76354.8067239737" calcext:value-type="float">
            <text:p>76355</text:p>
          </table:table-cell>
          <table:table-cell office:value-type="float" office:value="0.0866644188501831" calcext:value-type="float">
            <text:p>0.08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02251863631222" calcext:value-type="float">
            <text:p>0.040</text:p>
          </table:table-cell>
          <table:table-cell office:value-type="float" office:value="0.000813049962744117" calcext:value-type="float">
            <text:p>0.001</text:p>
          </table:table-cell>
          <table:table-cell office:value-type="float" office:value="50000" calcext:value-type="float">
            <text:p>50000</text:p>
          </table:table-cell>
          <table:table-cell table:number-columns-repeated="17"/>
        </table:table-row>
        <table:table-row table:style-name="ro1">
          <table:table-cell table:formula="of:=CONCATENATE([.B464];&quot;_&quot;;[.C464];&quot;_&quot;;[.D464])" office:value-type="string" office:string-value="7_OTHER INCOME_C" calcext:value-type="string">
            <text:p>7_OTHER INCOME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91938.5901625557" calcext:value-type="float">
            <text:p>91939</text:p>
          </table:table-cell>
          <table:table-cell office:value-type="float" office:value="0.0882194238535674" calcext:value-type="float">
            <text:p>0.08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99534752901586" calcext:value-type="float">
            <text:p>0.040</text:p>
          </table:table-cell>
          <table:table-cell office:value-type="float" office:value="0.00128714763559401" calcext:value-type="float">
            <text:p>0.001</text:p>
          </table:table-cell>
          <table:table-cell office:value-type="float" office:value="61800" calcext:value-type="float">
            <text:p>61800</text:p>
          </table:table-cell>
          <table:table-cell table:number-columns-repeated="17"/>
        </table:table-row>
        <table:table-row table:style-name="ro1">
          <table:table-cell table:formula="of:=CONCATENATE([.B465];&quot;_&quot;;[.C465];&quot;_&quot;;[.D465])" office:value-type="string" office:string-value="8_OTHER INCOME_C" calcext:value-type="string">
            <text:p>8_OTHER INCOME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08639.727906028" calcext:value-type="float">
            <text:p>108640</text:p>
          </table:table-cell>
          <table:table-cell office:value-type="float" office:value="0.0908870580186567" calcext:value-type="float">
            <text:p>0.09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04269671501046" calcext:value-type="float">
            <text:p>0.040</text:p>
          </table:table-cell>
          <table:table-cell office:value-type="float" office:value="0.00167327630333602" calcext:value-type="float">
            <text:p>0.002</text:p>
          </table:table-cell>
          <table:table-cell office:value-type="float" office:value="77600" calcext:value-type="float">
            <text:p>77600</text:p>
          </table:table-cell>
          <table:table-cell table:number-columns-repeated="17"/>
        </table:table-row>
        <table:table-row table:style-name="ro1">
          <table:table-cell table:formula="of:=CONCATENATE([.B466];&quot;_&quot;;[.C466];&quot;_&quot;;[.D466])" office:value-type="string" office:string-value="9_OTHER INCOME_C" calcext:value-type="string">
            <text:p>9_OTHER INCOME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127496.631052242" calcext:value-type="float">
            <text:p>127497</text:p>
          </table:table-cell>
          <table:table-cell office:value-type="float" office:value="0.0956475491536965" calcext:value-type="float">
            <text:p>0.09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19953454348473" calcext:value-type="float">
            <text:p>0.042</text:p>
          </table:table-cell>
          <table:table-cell office:value-type="float" office:value="0.00269144959747791" calcext:value-type="float">
            <text:p>0.003</text:p>
          </table:table-cell>
          <table:table-cell office:value-type="float" office:value="100000" calcext:value-type="float">
            <text:p>100000</text:p>
          </table:table-cell>
          <table:table-cell table:number-columns-repeated="17"/>
        </table:table-row>
        <table:table-row table:style-name="ro1">
          <table:table-cell table:formula="of:=CONCATENATE([.B467];&quot;_&quot;;[.C467];&quot;_&quot;;[.D467])" office:value-type="string" office:string-value="10_OTHER INCOME_C" calcext:value-type="string">
            <text:p>10_OTHER INCOME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145251.756285246" calcext:value-type="float">
            <text:p>145252</text:p>
          </table:table-cell>
          <table:table-cell office:value-type="float" office:value="0.0995319680664042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37724129362337" calcext:value-type="float">
            <text:p>0.044</text:p>
          </table:table-cell>
          <table:table-cell office:value-type="float" office:value="0.00266608921810985" calcext:value-type="float">
            <text:p>0.003</text:p>
          </table:table-cell>
          <table:table-cell office:value-type="float" office:value="113123" calcext:value-type="float">
            <text:p>113123</text:p>
          </table:table-cell>
          <table:table-cell table:number-columns-repeated="17"/>
        </table:table-row>
        <table:table-row table:style-name="ro1">
          <table:table-cell table:formula="of:=CONCATENATE([.B468];&quot;_&quot;;[.C468];&quot;_&quot;;[.D468])" office:value-type="string" office:string-value="11_OTHER INCOME_C" calcext:value-type="string">
            <text:p>11_OTHER INCOME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162299.809906422" calcext:value-type="float">
            <text:p>162300</text:p>
          </table:table-cell>
          <table:table-cell office:value-type="float" office:value="0.100537381163296" calcext:value-type="float">
            <text:p>0.1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34811553971613" calcext:value-type="float">
            <text:p>0.043</text:p>
          </table:table-cell>
          <table:table-cell office:value-type="float" office:value="0.0026547007728368" calcext:value-type="float">
            <text:p>0.003</text:p>
          </table:table-cell>
          <table:table-cell office:value-type="float" office:value="127101.6328125" calcext:value-type="float">
            <text:p>127102</text:p>
          </table:table-cell>
          <table:table-cell table:number-columns-repeated="17"/>
        </table:table-row>
        <table:table-row table:style-name="ro1">
          <table:table-cell table:formula="of:=CONCATENATE([.B469];&quot;_&quot;;[.C469];&quot;_&quot;;[.D469])" office:value-type="string" office:string-value="12_OTHER INCOME_C" calcext:value-type="string">
            <text:p>12_OTHER INCOME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194273.976404897" calcext:value-type="float">
            <text:p>194274</text:p>
          </table:table-cell>
          <table:table-cell office:value-type="float" office:value="0.112237354346624" calcext:value-type="float">
            <text:p>0.11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79218377145014" calcext:value-type="float">
            <text:p>0.048</text:p>
          </table:table-cell>
          <table:table-cell office:value-type="float" office:value="0.00438130786642432" calcext:value-type="float">
            <text:p>0.004</text:p>
          </table:table-cell>
          <table:table-cell office:value-type="float" office:value="191090" calcext:value-type="float">
            <text:p>191090</text:p>
          </table:table-cell>
          <table:table-cell table:number-columns-repeated="17"/>
        </table:table-row>
        <table:table-row table:style-name="ro1">
          <table:table-cell table:formula="of:=CONCATENATE([.B470];&quot;_&quot;;[.C470];&quot;_&quot;;[.D470])" office:value-type="string" office:string-value="13_OTHER INCOME_C" calcext:value-type="string">
            <text:p>13_OTHER INCOME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222869.717337653" calcext:value-type="float">
            <text:p>222870</text:p>
          </table:table-cell>
          <table:table-cell office:value-type="float" office:value="0.121682215010009" calcext:value-type="float">
            <text:p>0.12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34160841791163" calcext:value-type="float">
            <text:p>0.053</text:p>
          </table:table-cell>
          <table:table-cell office:value-type="float" office:value="0.00439979694783688" calcext:value-type="float">
            <text:p>0.004</text:p>
          </table:table-cell>
          <table:table-cell office:value-type="float" office:value="223993.421875" calcext:value-type="float">
            <text:p>223993</text:p>
          </table:table-cell>
          <table:table-cell table:number-columns-repeated="17"/>
        </table:table-row>
        <table:table-row table:style-name="ro1">
          <table:table-cell table:formula="of:=CONCATENATE([.B471];&quot;_&quot;;[.C471];&quot;_&quot;;[.D471])" office:value-type="string" office:string-value="14_OTHER INCOME_C" calcext:value-type="string">
            <text:p>14_OTHER INCOME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241710.229325326" calcext:value-type="float">
            <text:p>241710</text:p>
          </table:table-cell>
          <table:table-cell office:value-type="float" office:value="0.121750725663217" calcext:value-type="float">
            <text:p>0.12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15777592638743" calcext:value-type="float">
            <text:p>0.052</text:p>
          </table:table-cell>
          <table:table-cell office:value-type="float" office:value="0.00553342048078775" calcext:value-type="float">
            <text:p>0.006</text:p>
          </table:table-cell>
          <table:table-cell office:value-type="float" office:value="258740" calcext:value-type="float">
            <text:p>258740</text:p>
          </table:table-cell>
          <table:table-cell table:number-columns-repeated="17"/>
        </table:table-row>
        <table:table-row table:style-name="ro1">
          <table:table-cell table:formula="of:=CONCATENATE([.B472];&quot;_&quot;;[.C472];&quot;_&quot;;[.D472])" office:value-type="string" office:string-value="15_OTHER INCOME_C" calcext:value-type="string">
            <text:p>15_OTHER INCOME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267366.632680389" calcext:value-type="float">
            <text:p>267367</text:p>
          </table:table-cell>
          <table:table-cell office:value-type="float" office:value="0.128658405644909" calcext:value-type="float">
            <text:p>0.12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4782329626903" calcext:value-type="float">
            <text:p>0.055</text:p>
          </table:table-cell>
          <table:table-cell office:value-type="float" office:value="0.005617655813694" calcext:value-type="float">
            <text:p>0.006</text:p>
          </table:table-cell>
          <table:table-cell office:value-type="float" office:value="299127.5" calcext:value-type="float">
            <text:p>299128</text:p>
          </table:table-cell>
          <table:table-cell table:number-columns-repeated="17"/>
        </table:table-row>
        <table:table-row table:style-name="ro1">
          <table:table-cell table:formula="of:=CONCATENATE([.B473];&quot;_&quot;;[.C473];&quot;_&quot;;[.D473])" office:value-type="string" office:string-value="16_OTHER INCOME_C" calcext:value-type="string">
            <text:p>16_OTHER INCOME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308045.829363574" calcext:value-type="float">
            <text:p>308046</text:p>
          </table:table-cell>
          <table:table-cell office:value-type="float" office:value="0.141678962811512" calcext:value-type="float">
            <text:p>0.14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601407475109966" calcext:value-type="float">
            <text:p>0.060</text:p>
          </table:table-cell>
          <table:table-cell office:value-type="float" office:value="0.00808996800333262" calcext:value-type="float">
            <text:p>0.008</text:p>
          </table:table-cell>
          <table:table-cell office:value-type="float" office:value="423884.9375" calcext:value-type="float">
            <text:p>423885</text:p>
          </table:table-cell>
          <table:table-cell table:number-columns-repeated="17"/>
        </table:table-row>
        <table:table-row table:style-name="ro1">
          <table:table-cell table:formula="of:=CONCATENATE([.B474];&quot;_&quot;;[.C474];&quot;_&quot;;[.D474])" office:value-type="string" office:string-value="17_OTHER INCOME_C" calcext:value-type="string">
            <text:p>17_OTHER INCOME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321013.071131183" calcext:value-type="float">
            <text:p>321013</text:p>
          </table:table-cell>
          <table:table-cell office:value-type="float" office:value="0.139572656440145" calcext:value-type="float">
            <text:p>0.14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98508952563771" calcext:value-type="float">
            <text:p>0.060</text:p>
          </table:table-cell>
          <table:table-cell office:value-type="float" office:value="0.00669542420655489" calcext:value-type="float">
            <text:p>0.007</text:p>
          </table:table-cell>
          <table:table-cell office:value-type="float" office:value="417158" calcext:value-type="float">
            <text:p>417158</text:p>
          </table:table-cell>
          <table:table-cell table:number-columns-repeated="17"/>
        </table:table-row>
        <table:table-row table:style-name="ro1">
          <table:table-cell table:formula="of:=CONCATENATE([.B475];&quot;_&quot;;[.C475];&quot;_&quot;;[.D475])" office:value-type="string" office:string-value="18_OTHER INCOME_C" calcext:value-type="string">
            <text:p>18_OTHER INCOME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367600.930451005" calcext:value-type="float">
            <text:p>367601</text:p>
          </table:table-cell>
          <table:table-cell office:value-type="float" office:value="0.151721413961823" calcext:value-type="float">
            <text:p>0.15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63494584765554" calcext:value-type="float">
            <text:p>0.063</text:p>
          </table:table-cell>
          <table:table-cell office:value-type="float" office:value="0.0103317331522703" calcext:value-type="float">
            <text:p>0.010</text:p>
          </table:table-cell>
          <table:table-cell office:value-type="float" office:value="521936.96875" calcext:value-type="float">
            <text:p>521937</text:p>
          </table:table-cell>
          <table:table-cell table:number-columns-repeated="17"/>
        </table:table-row>
        <table:table-row table:style-name="ro1">
          <table:table-cell table:formula="of:=CONCATENATE([.B476];&quot;_&quot;;[.C476];&quot;_&quot;;[.D476])" office:value-type="string" office:string-value="19_OTHER INCOME_C" calcext:value-type="string">
            <text:p>19_OTHER INCOME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373897.267001569" calcext:value-type="float">
            <text:p>373897</text:p>
          </table:table-cell>
          <table:table-cell office:value-type="float" office:value="0.15215115222409" calcext:value-type="float">
            <text:p>0.15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625833603106652" calcext:value-type="float">
            <text:p>0.063</text:p>
          </table:table-cell>
          <table:table-cell office:value-type="float" office:value="0.00994187965989113" calcext:value-type="float">
            <text:p>0.010</text:p>
          </table:table-cell>
          <table:table-cell office:value-type="float" office:value="565435" calcext:value-type="float">
            <text:p>565435</text:p>
          </table:table-cell>
          <table:table-cell table:number-columns-repeated="17"/>
        </table:table-row>
        <table:table-row table:style-name="ro1">
          <table:table-cell table:formula="of:=CONCATENATE([.B477];&quot;_&quot;;[.C477];&quot;_&quot;;[.D477])" office:value-type="string" office:string-value="20_OTHER INCOME_C" calcext:value-type="string">
            <text:p>20_OTHER INCOME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460682.379066234" calcext:value-type="float">
            <text:p>460682</text:p>
          </table:table-cell>
          <table:table-cell office:value-type="float" office:value="0.163002307623796" calcext:value-type="float">
            <text:p>0.16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05103342060796" calcext:value-type="float">
            <text:p>0.071</text:p>
          </table:table-cell>
          <table:table-cell office:value-type="float" office:value="0.0101532582193613" calcext:value-type="float">
            <text:p>0.010</text:p>
          </table:table-cell>
          <table:table-cell office:value-type="float" office:value="626836" calcext:value-type="float">
            <text:p>626836</text:p>
          </table:table-cell>
          <table:table-cell table:number-columns-repeated="17"/>
        </table:table-row>
        <table:table-row table:style-name="ro1">
          <table:table-cell table:formula="of:=CONCATENATE([.B478];&quot;_&quot;;[.C478];&quot;_&quot;;[.D478])" office:value-type="string" office:string-value="200_OTHER INCOME_C" calcext:value-type="string">
            <text:p>200_OTHER INCOME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536755.224046116" calcext:value-type="float">
            <text:p>536755</text:p>
          </table:table-cell>
          <table:table-cell office:value-type="float" office:value="0.177220097434477" calcext:value-type="float">
            <text:p>0.17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51887569009383" calcext:value-type="float">
            <text:p>0.075</text:p>
          </table:table-cell>
          <table:table-cell office:value-type="float" office:value="0.0106501281261444" calcext:value-type="float">
            <text:p>0.011</text:p>
          </table:table-cell>
          <table:table-cell office:value-type="float" office:value="907651" calcext:value-type="float">
            <text:p>907651</text:p>
          </table:table-cell>
          <table:table-cell table:number-columns-repeated="17"/>
        </table:table-row>
        <table:table-row table:style-name="ro1">
          <table:table-cell table:formula="of:=CONCATENATE([.B479];&quot;_&quot;;[.C479];&quot;_&quot;;[.D479])" office:value-type="string" office:string-value="300_OTHER INCOME_C" calcext:value-type="string">
            <text:p>300_OTHER INCOME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779808.526926728" calcext:value-type="float">
            <text:p>779809</text:p>
          </table:table-cell>
          <table:table-cell office:value-type="float" office:value="0.185680597351782" calcext:value-type="float">
            <text:p>0.18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96256721886124" calcext:value-type="float">
            <text:p>0.080</text:p>
          </table:table-cell>
          <table:table-cell office:value-type="float" office:value="0.00918598473072052" calcext:value-type="float">
            <text:p>0.009</text:p>
          </table:table-cell>
          <table:table-cell office:value-type="float" office:value="1206052" calcext:value-type="float">
            <text:p>1206052</text:p>
          </table:table-cell>
          <table:table-cell table:number-columns-repeated="17"/>
        </table:table-row>
        <table:table-row table:style-name="ro1">
          <table:table-cell table:formula="of:=CONCATENATE([.B480];&quot;_&quot;;[.C480];&quot;_&quot;;[.D480])" office:value-type="string" office:string-value="400_OTHER INCOME_C" calcext:value-type="string">
            <text:p>400_OTHER INCOME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754193.243978777" calcext:value-type="float">
            <text:p>754193</text:p>
          </table:table-cell>
          <table:table-cell office:value-type="float" office:value="0.157807663278669" calcext:value-type="float">
            <text:p>0.158</text:p>
          </table:table-cell>
          <table:table-cell office:value-type="float" office:value="0" calcext:value-type="float">
            <text:p>0.000</text:p>
          </table:table-cell>
          <table:table-cell office:value-type="float" office:value="0.998521566390991" calcext:value-type="float">
            <text:p>0.999</text:p>
          </table:table-cell>
          <table:table-cell office:value-type="float" office:value="0.0716866234757349" calcext:value-type="float">
            <text:p>0.072</text:p>
          </table:table-cell>
          <table:table-cell office:value-type="float" office:value="0.00357803190127015" calcext:value-type="float">
            <text:p>0.004</text:p>
          </table:table-cell>
          <table:table-cell office:value-type="float" office:value="785807" calcext:value-type="float">
            <text:p>785807</text:p>
          </table:table-cell>
          <table:table-cell table:number-columns-repeated="17"/>
        </table:table-row>
        <table:table-row table:style-name="ro1">
          <table:table-cell table:formula="of:=CONCATENATE([.B481];&quot;_&quot;;[.C481];&quot;_&quot;;[.D481])" office:value-type="string" office:string-value="500_OTHER INCOME_C" calcext:value-type="string">
            <text:p>500_OTHER INCOME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187270.20511183" calcext:value-type="float">
            <text:p>1187270</text:p>
          </table:table-cell>
          <table:table-cell office:value-type="float" office:value="0.179193537411589" calcext:value-type="float">
            <text:p>0.179</text:p>
          </table:table-cell>
          <table:table-cell office:value-type="float" office:value="0" calcext:value-type="float">
            <text:p>0.000</text:p>
          </table:table-cell>
          <table:table-cell office:value-type="float" office:value="0.997802734375" calcext:value-type="float">
            <text:p>0.998</text:p>
          </table:table-cell>
          <table:table-cell office:value-type="float" office:value="0.0886299033361554" calcext:value-type="float">
            <text:p>0.089</text:p>
          </table:table-cell>
          <table:table-cell office:value-type="float" office:value="0.00123225618153811" calcext:value-type="float">
            <text:p>0.001</text:p>
          </table:table-cell>
          <table:table-cell office:value-type="float" office:value="1156993.625" calcext:value-type="float">
            <text:p>1156994</text:p>
          </table:table-cell>
          <table:table-cell table:number-columns-repeated="17"/>
        </table:table-row>
        <table:table-row table:style-name="ro1">
          <table:table-cell table:formula="of:=CONCATENATE([.B482];&quot;_&quot;;[.C482];&quot;_&quot;;[.D482])" office:value-type="string" office:string-value="1_LOAN INCOME_C" calcext:value-type="string">
            <text:p>1_LOAN INCOM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37877.1328922696" calcext:value-type="float">
            <text:p>37877</text:p>
          </table:table-cell>
          <table:table-cell office:value-type="float" office:value="0.0553214527267431" calcext:value-type="float">
            <text:p>0.055</text:p>
          </table:table-cell>
          <table:table-cell office:value-type="float" office:value="0" calcext:value-type="float">
            <text:p>0.000</text:p>
          </table:table-cell>
          <table:table-cell office:value-type="float" office:value="0.793189704418182" calcext:value-type="float">
            <text:p>0.793</text:p>
          </table:table-cell>
          <table:table-cell office:value-type="float" office:value="0.0143091617640215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3];&quot;_&quot;;[.C483];&quot;_&quot;;[.D483])" office:value-type="string" office:string-value="2_LOAN INCOME_C" calcext:value-type="string">
            <text:p>2_LOAN INCOME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31126.0243444012" calcext:value-type="float">
            <text:p>31126</text:p>
          </table:table-cell>
          <table:table-cell office:value-type="float" office:value="0.073482347754188" calcext:value-type="float">
            <text:p>0.073</text:p>
          </table:table-cell>
          <table:table-cell office:value-type="float" office:value="0" calcext:value-type="float">
            <text:p>0.000</text:p>
          </table:table-cell>
          <table:table-cell office:value-type="float" office:value="0.865062952041626" calcext:value-type="float">
            <text:p>0.865</text:p>
          </table:table-cell>
          <table:table-cell office:value-type="float" office:value="0.0201155236678743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4];&quot;_&quot;;[.C484];&quot;_&quot;;[.D484])" office:value-type="string" office:string-value="3_LOAN INCOME_C" calcext:value-type="string">
            <text:p>3_LOAN INCOME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27610.5453899421" calcext:value-type="float">
            <text:p>27611</text:p>
          </table:table-cell>
          <table:table-cell office:value-type="float" office:value="0.0462628567690342" calcext:value-type="float">
            <text:p>0.046</text:p>
          </table:table-cell>
          <table:table-cell office:value-type="float" office:value="0" calcext:value-type="float">
            <text:p>0.000</text:p>
          </table:table-cell>
          <table:table-cell office:value-type="float" office:value="0.93245404958725" calcext:value-type="float">
            <text:p>0.932</text:p>
          </table:table-cell>
          <table:table-cell office:value-type="float" office:value="0.0126278699585156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5];&quot;_&quot;;[.C485];&quot;_&quot;;[.D485])" office:value-type="string" office:string-value="4_LOAN INCOME_C" calcext:value-type="string">
            <text:p>4_LOAN INCOME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29467.2202127059" calcext:value-type="float">
            <text:p>29467</text:p>
          </table:table-cell>
          <table:table-cell office:value-type="float" office:value="0.036398335958698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0.922144591808319" calcext:value-type="float">
            <text:p>0.922</text:p>
          </table:table-cell>
          <table:table-cell office:value-type="float" office:value="0.00938297887320802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6];&quot;_&quot;;[.C486];&quot;_&quot;;[.D486])" office:value-type="string" office:string-value="5_LOAN INCOME_C" calcext:value-type="string">
            <text:p>5_LOAN INCOME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32913.4455033748" calcext:value-type="float">
            <text:p>32913</text:p>
          </table:table-cell>
          <table:table-cell office:value-type="float" office:value="0.0317021733750004" calcext:value-type="float">
            <text:p>0.032</text:p>
          </table:table-cell>
          <table:table-cell office:value-type="float" office:value="0" calcext:value-type="float">
            <text:p>0.000</text:p>
          </table:table-cell>
          <table:table-cell office:value-type="float" office:value="0.881771147251129" calcext:value-type="float">
            <text:p>0.882</text:p>
          </table:table-cell>
          <table:table-cell office:value-type="float" office:value="0.0076702428682526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7];&quot;_&quot;;[.C487];&quot;_&quot;;[.D487])" office:value-type="string" office:string-value="6_LOAN INCOME_C" calcext:value-type="string">
            <text:p>6_LOAN INCOME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34381.0120219378" calcext:value-type="float">
            <text:p>34381</text:p>
          </table:table-cell>
          <table:table-cell office:value-type="float" office:value="0.0274504885246198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.809657096862793" calcext:value-type="float">
            <text:p>0.810</text:p>
          </table:table-cell>
          <table:table-cell office:value-type="float" office:value="0.0061839280593095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8];&quot;_&quot;;[.C488];&quot;_&quot;;[.D488])" office:value-type="string" office:string-value="7_LOAN INCOME_C" calcext:value-type="string">
            <text:p>7_LOAN INCOME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35202.5105431568" calcext:value-type="float">
            <text:p>35203</text:p>
          </table:table-cell>
          <table:table-cell office:value-type="float" office:value="0.0242303094754975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0.878621637821198" calcext:value-type="float">
            <text:p>0.879</text:p>
          </table:table-cell>
          <table:table-cell office:value-type="float" office:value="0.00510299635378132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89];&quot;_&quot;;[.C489];&quot;_&quot;;[.D489])" office:value-type="string" office:string-value="8_LOAN INCOME_C" calcext:value-type="string">
            <text:p>8_LOAN INCOME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36211.4074379825" calcext:value-type="float">
            <text:p>36211</text:p>
          </table:table-cell>
          <table:table-cell office:value-type="float" office:value="0.0216863883283167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811155498027802" calcext:value-type="float">
            <text:p>0.811</text:p>
          </table:table-cell>
          <table:table-cell office:value-type="float" office:value="0.00432488145270664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0];&quot;_&quot;;[.C490];&quot;_&quot;;[.D490])" office:value-type="string" office:string-value="9_LOAN INCOME_C" calcext:value-type="string">
            <text:p>9_LOAN INCOME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36422.1838394824" calcext:value-type="float">
            <text:p>36422</text:p>
          </table:table-cell>
          <table:table-cell office:value-type="float" office:value="0.0197288810718959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843074142932892" calcext:value-type="float">
            <text:p>0.843</text:p>
          </table:table-cell>
          <table:table-cell office:value-type="float" office:value="0.00375236190069231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1];&quot;_&quot;;[.C491];&quot;_&quot;;[.D491])" office:value-type="string" office:string-value="10_LOAN INCOME_C" calcext:value-type="string">
            <text:p>10_LOAN INCOME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37927.9455171192" calcext:value-type="float">
            <text:p>37928</text:p>
          </table:table-cell>
          <table:table-cell office:value-type="float" office:value="0.0183251193651401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696709334850311" calcext:value-type="float">
            <text:p>0.697</text:p>
          </table:table-cell>
          <table:table-cell office:value-type="float" office:value="0.0034832770698507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2];&quot;_&quot;;[.C492];&quot;_&quot;;[.D492])" office:value-type="string" office:string-value="11_LOAN INCOME_C" calcext:value-type="string">
            <text:p>11_LOAN INCOME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37875.326305296" calcext:value-type="float">
            <text:p>37875</text:p>
          </table:table-cell>
          <table:table-cell office:value-type="float" office:value="0.0171053288154749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0.705503821372986" calcext:value-type="float">
            <text:p>0.706</text:p>
          </table:table-cell>
          <table:table-cell office:value-type="float" office:value="0.0032072982111626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3];&quot;_&quot;;[.C493];&quot;_&quot;;[.D493])" office:value-type="string" office:string-value="12_LOAN INCOME_C" calcext:value-type="string">
            <text:p>12_LOAN INCOME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39213.65667834" calcext:value-type="float">
            <text:p>39214</text:p>
          </table:table-cell>
          <table:table-cell office:value-type="float" office:value="0.0159569268812865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866831123828888" calcext:value-type="float">
            <text:p>0.867</text:p>
          </table:table-cell>
          <table:table-cell office:value-type="float" office:value="0.0029067037451835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4];&quot;_&quot;;[.C494];&quot;_&quot;;[.D494])" office:value-type="string" office:string-value="13_LOAN INCOME_C" calcext:value-type="string">
            <text:p>13_LOAN INCOME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35469.5045369502" calcext:value-type="float">
            <text:p>35470</text:p>
          </table:table-cell>
          <table:table-cell office:value-type="float" office:value="0.0139251043322823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827358365058899" calcext:value-type="float">
            <text:p>0.827</text:p>
          </table:table-cell>
          <table:table-cell office:value-type="float" office:value="0.0024336428233211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5];&quot;_&quot;;[.C495];&quot;_&quot;;[.D495])" office:value-type="string" office:string-value="14_LOAN INCOME_C" calcext:value-type="string">
            <text:p>14_LOAN INCOME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40377.700192834" calcext:value-type="float">
            <text:p>40378</text:p>
          </table:table-cell>
          <table:table-cell office:value-type="float" office:value="0.014799694016681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533084332942963" calcext:value-type="float">
            <text:p>0.533</text:p>
          </table:table-cell>
          <table:table-cell office:value-type="float" office:value="0.0025675096532691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6];&quot;_&quot;;[.C496];&quot;_&quot;;[.D496])" office:value-type="string" office:string-value="15_LOAN INCOME_C" calcext:value-type="string">
            <text:p>15_LOAN INCOME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39928.5642399957" calcext:value-type="float">
            <text:p>39929</text:p>
          </table:table-cell>
          <table:table-cell office:value-type="float" office:value="0.0136921322040627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692863047122955" calcext:value-type="float">
            <text:p>0.693</text:p>
          </table:table-cell>
          <table:table-cell office:value-type="float" office:value="0.0024550573556028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7];&quot;_&quot;;[.C497];&quot;_&quot;;[.D497])" office:value-type="string" office:string-value="16_LOAN INCOME_C" calcext:value-type="string">
            <text:p>16_LOAN INCOME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39442.9894590272" calcext:value-type="float">
            <text:p>39443</text:p>
          </table:table-cell>
          <table:table-cell office:value-type="float" office:value="0.0125292608640135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569079458713532" calcext:value-type="float">
            <text:p>0.569</text:p>
          </table:table-cell>
          <table:table-cell office:value-type="float" office:value="0.0021913709864270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8];&quot;_&quot;;[.C498];&quot;_&quot;;[.D498])" office:value-type="string" office:string-value="17_LOAN INCOME_C" calcext:value-type="string">
            <text:p>17_LOAN INCOME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42224.5038828776" calcext:value-type="float">
            <text:p>42225</text:p>
          </table:table-cell>
          <table:table-cell office:value-type="float" office:value="0.0124738771425453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433958351612091" calcext:value-type="float">
            <text:p>0.434</text:p>
          </table:table-cell>
          <table:table-cell office:value-type="float" office:value="0.0020707252343858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499];&quot;_&quot;;[.C499];&quot;_&quot;;[.D499])" office:value-type="string" office:string-value="18_LOAN INCOME_C" calcext:value-type="string">
            <text:p>18_LOAN INCOME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37050.9795661277" calcext:value-type="float">
            <text:p>37051</text:p>
          </table:table-cell>
          <table:table-cell office:value-type="float" office:value="0.010922859584259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556905150413513" calcext:value-type="float">
            <text:p>0.557</text:p>
          </table:table-cell>
          <table:table-cell office:value-type="float" office:value="0.0019350873342707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0];&quot;_&quot;;[.C500];&quot;_&quot;;[.D500])" office:value-type="string" office:string-value="19_LOAN INCOME_C" calcext:value-type="string">
            <text:p>19_LOAN INCOME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41953.0233239917" calcext:value-type="float">
            <text:p>41953</text:p>
          </table:table-cell>
          <table:table-cell office:value-type="float" office:value="0.0115025726245237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59115469455719" calcext:value-type="float">
            <text:p>0.591</text:p>
          </table:table-cell>
          <table:table-cell office:value-type="float" office:value="0.0020148599803166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1];&quot;_&quot;;[.C501];&quot;_&quot;;[.D501])" office:value-type="string" office:string-value="20_LOAN INCOME_C" calcext:value-type="string">
            <text:p>20_LOAN INCOME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38878.0665920126" calcext:value-type="float">
            <text:p>38878</text:p>
          </table:table-cell>
          <table:table-cell office:value-type="float" office:value="0.00988734091514672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445757210254669" calcext:value-type="float">
            <text:p>0.446</text:p>
          </table:table-cell>
          <table:table-cell office:value-type="float" office:value="0.0016774376741724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2];&quot;_&quot;;[.C502];&quot;_&quot;;[.D502])" office:value-type="string" office:string-value="200_LOAN INCOME_C" calcext:value-type="string">
            <text:p>200_LOAN INCOME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41437.5410806585" calcext:value-type="float">
            <text:p>41438</text:p>
          </table:table-cell>
          <table:table-cell office:value-type="float" office:value="0.0095321767181741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546431481838226" calcext:value-type="float">
            <text:p>0.546</text:p>
          </table:table-cell>
          <table:table-cell office:value-type="float" office:value="0.001473769174291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3];&quot;_&quot;;[.C503];&quot;_&quot;;[.D503])" office:value-type="string" office:string-value="300_LOAN INCOME_C" calcext:value-type="string">
            <text:p>300_LOAN INCOME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51012.5637452926" calcext:value-type="float">
            <text:p>51013</text:p>
          </table:table-cell>
          <table:table-cell office:value-type="float" office:value="0.00904449356352527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461230218410492" calcext:value-type="float">
            <text:p>0.461</text:p>
          </table:table-cell>
          <table:table-cell office:value-type="float" office:value="0.0015771149894062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4];&quot;_&quot;;[.C504];&quot;_&quot;;[.D504])" office:value-type="string" office:string-value="400_LOAN INCOME_C" calcext:value-type="string">
            <text:p>400_LOAN INCOME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44975.4430383208" calcext:value-type="float">
            <text:p>44975</text:p>
          </table:table-cell>
          <table:table-cell office:value-type="float" office:value="0.00653192227875322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432518273591995" calcext:value-type="float">
            <text:p>0.433</text:p>
          </table:table-cell>
          <table:table-cell office:value-type="float" office:value="0.001265260281298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5];&quot;_&quot;;[.C505];&quot;_&quot;;[.D505])" office:value-type="string" office:string-value="500_LOAN INCOME_C" calcext:value-type="string">
            <text:p>500_LOAN INCOME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AN INCOME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9581.297889583" calcext:value-type="float">
            <text:p>19581</text:p>
          </table:table-cell>
          <table:table-cell office:value-type="float" office:value="0.00368875059941465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345038175582886" calcext:value-type="float">
            <text:p>0.345</text:p>
          </table:table-cell>
          <table:table-cell office:value-type="float" office:value="0.00059204220133945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6];&quot;_&quot;;[.C506];&quot;_&quot;;[.D506])" office:value-type="string" office:string-value="1_KIDS_C" calcext:value-type="string">
            <text:p>1_KIDS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7];&quot;_&quot;;[.C507];&quot;_&quot;;[.D507])" office:value-type="string" office:string-value="2_KIDS_C" calcext:value-type="string">
            <text:p>2_KIDS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8];&quot;_&quot;;[.C508];&quot;_&quot;;[.D508])" office:value-type="string" office:string-value="3_KIDS_C" calcext:value-type="string">
            <text:p>3_KIDS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6.37445417242666" calcext:value-type="float">
            <text:p>6</text:p>
          </table:table-cell>
          <table:table-cell office:value-type="float" office:value="0.00002206035380240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2000268437634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09];&quot;_&quot;;[.C509];&quot;_&quot;;[.D509])" office:value-type="string" office:string-value="4_KIDS_C" calcext:value-type="string">
            <text:p>4_KIDS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31.3987785650858" calcext:value-type="float">
            <text:p>31</text:p>
          </table:table-cell>
          <table:table-cell office:value-type="float" office:value="0.00007211018623624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6231493118164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0];&quot;_&quot;;[.C510];&quot;_&quot;;[.D510])" office:value-type="string" office:string-value="5_KIDS_C" calcext:value-type="string">
            <text:p>5_KIDS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104.892905824271" calcext:value-type="float">
            <text:p>105</text:p>
          </table:table-cell>
          <table:table-cell office:value-type="float" office:value="0.0001697233569804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9945402145386" calcext:value-type="float">
            <text:p>1.000</text:p>
          </table:table-cell>
          <table:table-cell office:value-type="float" office:value="0.0001384109247032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1];&quot;_&quot;;[.C511];&quot;_&quot;;[.D511])" office:value-type="string" office:string-value="6_KIDS_C" calcext:value-type="string">
            <text:p>6_KIDS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140.016604040827" calcext:value-type="float">
            <text:p>140</text:p>
          </table:table-cell>
          <table:table-cell office:value-type="float" office:value="0.0001911337821667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583191690281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2];&quot;_&quot;;[.C512];&quot;_&quot;;[.D512])" office:value-type="string" office:string-value="7_KIDS_C" calcext:value-type="string">
            <text:p>7_KIDS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138.625240294047" calcext:value-type="float">
            <text:p>139</text:p>
          </table:table-cell>
          <table:table-cell office:value-type="float" office:value="0.0001404863156014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9579668045044" calcext:value-type="float">
            <text:p>1.000</text:p>
          </table:table-cell>
          <table:table-cell office:value-type="float" office:value="0.0001035640504923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3];&quot;_&quot;;[.C513];&quot;_&quot;;[.D513])" office:value-type="string" office:string-value="8_KIDS_C" calcext:value-type="string">
            <text:p>8_KIDS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315.902963794152" calcext:value-type="float">
            <text:p>316</text:p>
          </table:table-cell>
          <table:table-cell office:value-type="float" office:value="0.00028953406468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8633086681366" calcext:value-type="float">
            <text:p>0.999</text:p>
          </table:table-cell>
          <table:table-cell office:value-type="float" office:value="0.0002254921145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4];&quot;_&quot;;[.C514];&quot;_&quot;;[.D514])" office:value-type="string" office:string-value="9_KIDS_C" calcext:value-type="string">
            <text:p>9_KIDS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363.297395969586" calcext:value-type="float">
            <text:p>363</text:p>
          </table:table-cell>
          <table:table-cell office:value-type="float" office:value="0.0002869756868107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9358534812927" calcext:value-type="float">
            <text:p>0.999</text:p>
          </table:table-cell>
          <table:table-cell office:value-type="float" office:value="0.0002295449405364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5];&quot;_&quot;;[.C515];&quot;_&quot;;[.D515])" office:value-type="string" office:string-value="10_KIDS_C" calcext:value-type="string">
            <text:p>10_KIDS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373.098134391116" calcext:value-type="float">
            <text:p>373</text:p>
          </table:table-cell>
          <table:table-cell office:value-type="float" office:value="0.0002730991360301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7288167476654" calcext:value-type="float">
            <text:p>0.997</text:p>
          </table:table-cell>
          <table:table-cell office:value-type="float" office:value="0.0002170797215560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6];&quot;_&quot;;[.C516];&quot;_&quot;;[.D516])" office:value-type="string" office:string-value="11_KIDS_C" calcext:value-type="string">
            <text:p>11_KIDS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419.788110869075" calcext:value-type="float">
            <text:p>420</text:p>
          </table:table-cell>
          <table:table-cell office:value-type="float" office:value="0.0002456557705383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5075941085815" calcext:value-type="float">
            <text:p>0.995</text:p>
          </table:table-cell>
          <table:table-cell office:value-type="float" office:value="0.0001632986088723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7];&quot;_&quot;;[.C517];&quot;_&quot;;[.D517])" office:value-type="string" office:string-value="12_KIDS_C" calcext:value-type="string">
            <text:p>12_KIDS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488.09860663863" calcext:value-type="float">
            <text:p>488</text:p>
          </table:table-cell>
          <table:table-cell office:value-type="float" office:value="0.0002986544016893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88754451274872" calcext:value-type="float">
            <text:p>0.989</text:p>
          </table:table-cell>
          <table:table-cell office:value-type="float" office:value="0.0002028131093816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8];&quot;_&quot;;[.C518];&quot;_&quot;;[.D518])" office:value-type="string" office:string-value="13_KIDS_C" calcext:value-type="string">
            <text:p>13_KIDS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517.920158502656" calcext:value-type="float">
            <text:p>518</text:p>
          </table:table-cell>
          <table:table-cell office:value-type="float" office:value="0.0002529897611883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32810842990875" calcext:value-type="float">
            <text:p>0.933</text:p>
          </table:table-cell>
          <table:table-cell office:value-type="float" office:value="0.0001575158663248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19];&quot;_&quot;;[.C519];&quot;_&quot;;[.D519])" office:value-type="string" office:string-value="14_KIDS_C" calcext:value-type="string">
            <text:p>14_KIDS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713.203430929469" calcext:value-type="float">
            <text:p>713</text:p>
          </table:table-cell>
          <table:table-cell office:value-type="float" office:value="0.0003278360810159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67189347743988" calcext:value-type="float">
            <text:p>0.867</text:p>
          </table:table-cell>
          <table:table-cell office:value-type="float" office:value="0.0002257106123910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0];&quot;_&quot;;[.C520];&quot;_&quot;;[.D520])" office:value-type="string" office:string-value="15_KIDS_C" calcext:value-type="string">
            <text:p>15_KIDS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521.161136735605" calcext:value-type="float">
            <text:p>521</text:p>
          </table:table-cell>
          <table:table-cell office:value-type="float" office:value="0.0002131824079014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20171689987183" calcext:value-type="float">
            <text:p>0.720</text:p>
          </table:table-cell>
          <table:table-cell office:value-type="float" office:value="0.0001208871710065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1];&quot;_&quot;;[.C521];&quot;_&quot;;[.D521])" office:value-type="string" office:string-value="16_KIDS_C" calcext:value-type="string">
            <text:p>16_KIDS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918.87688608736" calcext:value-type="float">
            <text:p>919</text:p>
          </table:table-cell>
          <table:table-cell office:value-type="float" office:value="0.0003631021671483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876443803310394" calcext:value-type="float">
            <text:p>0.876</text:p>
          </table:table-cell>
          <table:table-cell office:value-type="float" office:value="0.0002427291511725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2];&quot;_&quot;;[.C522];&quot;_&quot;;[.D522])" office:value-type="string" office:string-value="17_KIDS_C" calcext:value-type="string">
            <text:p>17_KIDS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20.7328520069532" calcext:value-type="float">
            <text:p>21</text:p>
          </table:table-cell>
          <table:table-cell office:value-type="float" office:value="0.0000047392215386654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87436211854219" calcext:value-type="float">
            <text:p>0.019</text:p>
          </table:table-cell>
          <table:table-cell office:value-type="float" office:value="0.00000008880771301374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3];&quot;_&quot;;[.C523];&quot;_&quot;;[.D523])" office:value-type="string" office:string-value="18_KIDS_C" calcext:value-type="string">
            <text:p>18_KIDS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4];&quot;_&quot;;[.C524];&quot;_&quot;;[.D524])" office:value-type="string" office:string-value="19_KIDS_C" calcext:value-type="string">
            <text:p>19_KIDS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5];&quot;_&quot;;[.C525];&quot;_&quot;;[.D525])" office:value-type="string" office:string-value="20_KIDS_C" calcext:value-type="string">
            <text:p>20_KIDS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548.708418891171" calcext:value-type="float">
            <text:p>549</text:p>
          </table:table-cell>
          <table:table-cell office:value-type="float" office:value="0.0002164911685293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21724796295166" calcext:value-type="float">
            <text:p>0.422</text:p>
          </table:table-cell>
          <table:table-cell office:value-type="float" office:value="0.00009125282552168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6];&quot;_&quot;;[.C526];&quot;_&quot;;[.D526])" office:value-type="string" office:string-value="200_KIDS_C" calcext:value-type="string">
            <text:p>200_KIDS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828.389835812772" calcext:value-type="float">
            <text:p>828</text:p>
          </table:table-cell>
          <table:table-cell office:value-type="float" office:value="0.000185977869514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17514073848724" calcext:value-type="float">
            <text:p>0.618</text:p>
          </table:table-cell>
          <table:table-cell office:value-type="float" office:value="0.0000933242881104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7];&quot;_&quot;;[.C527];&quot;_&quot;;[.D527])" office:value-type="string" office:string-value="300_KIDS_C" calcext:value-type="string">
            <text:p>300_KIDS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8];&quot;_&quot;;[.C528];&quot;_&quot;;[.D528])" office:value-type="string" office:string-value="400_KIDS_C" calcext:value-type="string">
            <text:p>400_KIDS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2312" calcext:value-type="float">
            <text:p>2312</text:p>
          </table:table-cell>
          <table:table-cell office:value-type="float" office:value="0.00089305601446761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51864069700241" calcext:value-type="float">
            <text:p>0.352</text:p>
          </table:table-cell>
          <table:table-cell office:value-type="float" office:value="0.0003134367746758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29];&quot;_&quot;;[.C529];&quot;_&quot;;[.D529])" office:value-type="string" office:string-value="500_KIDS_C" calcext:value-type="string">
            <text:p>500_KIDS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0];&quot;_&quot;;[.C530];&quot;_&quot;;[.D530])" office:value-type="string" office:string-value="1_KIDS_D" calcext:value-type="string">
            <text:p>1_KIDS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22.1456507122706" calcext:value-type="float">
            <text:p>22</text:p>
          </table:table-cell>
          <table:table-cell office:value-type="float" office:value="0.00008207949470647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58738791942596" calcext:value-type="float">
            <text:p>0.016</text:p>
          </table:table-cell>
          <table:table-cell office:value-type="float" office:value="0.0000008724819247086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1];&quot;_&quot;;[.C531];&quot;_&quot;;[.D531])" office:value-type="string" office:string-value="2_KIDS_D" calcext:value-type="string">
            <text:p>2_KIDS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28.6080239926754" calcext:value-type="float">
            <text:p>29</text:p>
          </table:table-cell>
          <table:table-cell office:value-type="float" office:value="0.0001296367656657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69818294048309" calcext:value-type="float">
            <text:p>0.470</text:p>
          </table:table-cell>
          <table:table-cell office:value-type="float" office:value="0.00000892943952309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2];&quot;_&quot;;[.C532];&quot;_&quot;;[.D532])" office:value-type="string" office:string-value="3_KIDS_D" calcext:value-type="string">
            <text:p>3_KIDS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54.8254166780596" calcext:value-type="float">
            <text:p>55</text:p>
          </table:table-cell>
          <table:table-cell office:value-type="float" office:value="0.0001525632552135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91472464799881" calcext:value-type="float">
            <text:p>0.291</text:p>
          </table:table-cell>
          <table:table-cell office:value-type="float" office:value="0.000002027354176301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3];&quot;_&quot;;[.C533];&quot;_&quot;;[.D533])" office:value-type="string" office:string-value="4_KIDS_D" calcext:value-type="string">
            <text:p>4_KIDS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51.3691861509796" calcext:value-type="float">
            <text:p>51</text:p>
          </table:table-cell>
          <table:table-cell office:value-type="float" office:value="0.0001018170737787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20396801829338" calcext:value-type="float">
            <text:p>0.220</text:p>
          </table:table-cell>
          <table:table-cell office:value-type="float" office:value="0.000001294113344739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4];&quot;_&quot;;[.C534];&quot;_&quot;;[.D534])" office:value-type="string" office:string-value="5_KIDS_D" calcext:value-type="string">
            <text:p>5_KIDS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47.6233996894397" calcext:value-type="float">
            <text:p>48</text:p>
          </table:table-cell>
          <table:table-cell office:value-type="float" office:value="0.00007415773659403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43226581811905" calcext:value-type="float">
            <text:p>0.343</text:p>
          </table:table-cell>
          <table:table-cell office:value-type="float" office:value="0.000001580510644782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5];&quot;_&quot;;[.C535];&quot;_&quot;;[.D535])" office:value-type="string" office:string-value="6_KIDS_D" calcext:value-type="string">
            <text:p>6_KIDS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46.8163097715962" calcext:value-type="float">
            <text:p>47</text:p>
          </table:table-cell>
          <table:table-cell office:value-type="float" office:value="0.00005996500518864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78468453884125" calcext:value-type="float">
            <text:p>0.088</text:p>
          </table:table-cell>
          <table:table-cell office:value-type="float" office:value="0.0000005425552192154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6];&quot;_&quot;;[.C536];&quot;_&quot;;[.D536])" office:value-type="string" office:string-value="7_KIDS_D" calcext:value-type="string">
            <text:p>7_KIDS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53.8789055511931" calcext:value-type="float">
            <text:p>54</text:p>
          </table:table-cell>
          <table:table-cell office:value-type="float" office:value="0.00005222763951470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1035686731339" calcext:value-type="float">
            <text:p>0.161</text:p>
          </table:table-cell>
          <table:table-cell office:value-type="float" office:value="0.00000138648671248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7];&quot;_&quot;;[.C537];&quot;_&quot;;[.D537])" office:value-type="string" office:string-value="8_KIDS_D" calcext:value-type="string">
            <text:p>8_KIDS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45.19713371467" calcext:value-type="float">
            <text:p>45</text:p>
          </table:table-cell>
          <table:table-cell office:value-type="float" office:value="0.00004121449783702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40353518724442" calcext:value-type="float">
            <text:p>0.084</text:p>
          </table:table-cell>
          <table:table-cell office:value-type="float" office:value="0.0000005533057916343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8];&quot;_&quot;;[.C538];&quot;_&quot;;[.D538])" office:value-type="string" office:string-value="9_KIDS_D" calcext:value-type="string">
            <text:p>9_KIDS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53.6668809643043" calcext:value-type="float">
            <text:p>54</text:p>
          </table:table-cell>
          <table:table-cell office:value-type="float" office:value="0.00004144484564490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01671630144119" calcext:value-type="float">
            <text:p>0.202</text:p>
          </table:table-cell>
          <table:table-cell office:value-type="float" office:value="0.000001536877674865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39];&quot;_&quot;;[.C539];&quot;_&quot;;[.D539])" office:value-type="string" office:string-value="10_KIDS_D" calcext:value-type="string">
            <text:p>10_KIDS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52.3041454433712" calcext:value-type="float">
            <text:p>52</text:p>
          </table:table-cell>
          <table:table-cell office:value-type="float" office:value="0.00003508904243439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0139850974083" calcext:value-type="float">
            <text:p>0.090</text:p>
          </table:table-cell>
          <table:table-cell office:value-type="float" office:value="0.0000007367978795668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0];&quot;_&quot;;[.C540];&quot;_&quot;;[.D540])" office:value-type="string" office:string-value="11_KIDS_D" calcext:value-type="string">
            <text:p>11_KIDS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54.0221291690537" calcext:value-type="float">
            <text:p>54</text:p>
          </table:table-cell>
          <table:table-cell office:value-type="float" office:value="0.00003499362503579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36887231469154" calcext:value-type="float">
            <text:p>0.074</text:p>
          </table:table-cell>
          <table:table-cell office:value-type="float" office:value="0.0000005469859120898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1];&quot;_&quot;;[.C541];&quot;_&quot;;[.D541])" office:value-type="string" office:string-value="12_KIDS_D" calcext:value-type="string">
            <text:p>12_KIDS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72.0923442636653" calcext:value-type="float">
            <text:p>72</text:p>
          </table:table-cell>
          <table:table-cell office:value-type="float" office:value="0.00004345178804172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04970413446426" calcext:value-type="float">
            <text:p>0.080</text:p>
          </table:table-cell>
          <table:table-cell office:value-type="float" office:value="0.000001092471065256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2];&quot;_&quot;;[.C542];&quot;_&quot;;[.D542])" office:value-type="string" office:string-value="13_KIDS_D" calcext:value-type="string">
            <text:p>13_KIDS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43.919404520434" calcext:value-type="float">
            <text:p>44</text:p>
          </table:table-cell>
          <table:table-cell office:value-type="float" office:value="0.000020288102867536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85086019337177" calcext:value-type="float">
            <text:p>0.019</text:p>
          </table:table-cell>
          <table:table-cell office:value-type="float" office:value="0.0000001151117247915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3];&quot;_&quot;;[.C543];&quot;_&quot;;[.D543])" office:value-type="string" office:string-value="14_KIDS_D" calcext:value-type="string">
            <text:p>14_KIDS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94.4237563232674" calcext:value-type="float">
            <text:p>94</text:p>
          </table:table-cell>
          <table:table-cell office:value-type="float" office:value="0.00004984440476619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99674153327942" calcext:value-type="float">
            <text:p>0.300</text:p>
          </table:table-cell>
          <table:table-cell office:value-type="float" office:value="0.00001008711524072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4];&quot;_&quot;;[.C544];&quot;_&quot;;[.D544])" office:value-type="string" office:string-value="15_KIDS_D" calcext:value-type="string">
            <text:p>15_KIDS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57.1836288359858" calcext:value-type="float">
            <text:p>57</text:p>
          </table:table-cell>
          <table:table-cell office:value-type="float" office:value="0.00002666047476321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21396547555924" calcext:value-type="float">
            <text:p>0.052</text:p>
          </table:table-cell>
          <table:table-cell office:value-type="float" office:value="0.00000052947267738756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5];&quot;_&quot;;[.C545];&quot;_&quot;;[.D545])" office:value-type="string" office:string-value="16_KIDS_D" calcext:value-type="string">
            <text:p>16_KIDS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28.5463528143958" calcext:value-type="float">
            <text:p>29</text:p>
          </table:table-cell>
          <table:table-cell office:value-type="float" office:value="0.00001613786711934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9135570973158" calcext:value-type="float">
            <text:p>0.015</text:p>
          </table:table-cell>
          <table:table-cell office:value-type="float" office:value="0.0000001141475613461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6];&quot;_&quot;;[.C546];&quot;_&quot;;[.D546])" office:value-type="string" office:string-value="17_KIDS_D" calcext:value-type="string">
            <text:p>17_KIDS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63.328918986608" calcext:value-type="float">
            <text:p>163</text:p>
          </table:table-cell>
          <table:table-cell office:value-type="float" office:value="0.00007049275791151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46790191531181" calcext:value-type="float">
            <text:p>0.147</text:p>
          </table:table-cell>
          <table:table-cell office:value-type="float" office:value="0.000005861522650218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7];&quot;_&quot;;[.C547];&quot;_&quot;;[.D547])" office:value-type="string" office:string-value="18_KIDS_D" calcext:value-type="string">
            <text:p>18_KIDS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84.0274597195023" calcext:value-type="float">
            <text:p>84</text:p>
          </table:table-cell>
          <table:table-cell office:value-type="float" office:value="0.00004746738405763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2557260096073" calcext:value-type="float">
            <text:p>0.123</text:p>
          </table:table-cell>
          <table:table-cell office:value-type="float" office:value="0.000004848559145543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8];&quot;_&quot;;[.C548];&quot;_&quot;;[.D548])" office:value-type="string" office:string-value="19_KIDS_D" calcext:value-type="string">
            <text:p>19_KIDS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19.3209889160703" calcext:value-type="float">
            <text:p>19</text:p>
          </table:table-cell>
          <table:table-cell office:value-type="float" office:value="0.00000767596708188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468640681356192" calcext:value-type="float">
            <text:p>0.005</text:p>
          </table:table-cell>
          <table:table-cell office:value-type="float" office:value="0.00000001665798871077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49];&quot;_&quot;;[.C549];&quot;_&quot;;[.D549])" office:value-type="string" office:string-value="20_KIDS_D" calcext:value-type="string">
            <text:p>20_KIDS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70.8919689119171" calcext:value-type="float">
            <text:p>71</text:p>
          </table:table-cell>
          <table:table-cell office:value-type="float" office:value="0.00001859739744467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02468812838197" calcext:value-type="float">
            <text:p>0.010</text:p>
          </table:table-cell>
          <table:table-cell office:value-type="float" office:value="0.00000009367805251293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0];&quot;_&quot;;[.C550];&quot;_&quot;;[.D550])" office:value-type="string" office:string-value="200_KIDS_D" calcext:value-type="string">
            <text:p>200_KIDS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62.4332721719126" calcext:value-type="float">
            <text:p>62</text:p>
          </table:table-cell>
          <table:table-cell office:value-type="float" office:value="0.00001833689477627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46542599052191" calcext:value-type="float">
            <text:p>0.025</text:p>
          </table:table-cell>
          <table:table-cell office:value-type="float" office:value="0.000000183170198368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1];&quot;_&quot;;[.C551];&quot;_&quot;;[.D551])" office:value-type="string" office:string-value="300_KIDS_D" calcext:value-type="string">
            <text:p>300_KIDS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16.0068819769498" calcext:value-type="float">
            <text:p>16</text:p>
          </table:table-cell>
          <table:table-cell office:value-type="float" office:value="0.000006690074857134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393813103437424" calcext:value-type="float">
            <text:p>0.004</text:p>
          </table:table-cell>
          <table:table-cell office:value-type="float" office:value="0.00000001481535022504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2];&quot;_&quot;;[.C552];&quot;_&quot;;[.D552])" office:value-type="string" office:string-value="400_KIDS_D" calcext:value-type="string">
            <text:p>400_KIDS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7.64294575535974" calcext:value-type="float">
            <text:p>8</text:p>
          </table:table-cell>
          <table:table-cell office:value-type="float" office:value="0.000001688580121514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320428924169391" calcext:value-type="float">
            <text:p>0.000</text:p>
          </table:table-cell>
          <table:table-cell office:value-type="float" office:value="0.0000000004310090504760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3];&quot;_&quot;;[.C553];&quot;_&quot;;[.D553])" office:value-type="string" office:string-value="500_KIDS_D" calcext:value-type="string">
            <text:p>500_KIDS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4];&quot;_&quot;;[.C554];&quot;_&quot;;[.D554])" office:value-type="string" office:string-value="1_INVESTMENT_D" calcext:value-type="string">
            <text:p>1_INVESTMENT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10288.8403350684" calcext:value-type="float">
            <text:p>10289</text:p>
          </table:table-cell>
          <table:table-cell office:value-type="float" office:value="0.0157058347566312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767829060554504" calcext:value-type="float">
            <text:p>0.768</text:p>
          </table:table-cell>
          <table:table-cell office:value-type="float" office:value="0.00597057967309192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5];&quot;_&quot;;[.C555];&quot;_&quot;;[.D555])" office:value-type="string" office:string-value="2_INVESTMENT_D" calcext:value-type="string">
            <text:p>2_INVESTMENT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3132.45166230094" calcext:value-type="float">
            <text:p>3132</text:p>
          </table:table-cell>
          <table:table-cell office:value-type="float" office:value="0.00619807478161317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6962889905895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6];&quot;_&quot;;[.C556];&quot;_&quot;;[.D556])" office:value-type="string" office:string-value="3_INVESTMENT_D" calcext:value-type="string">
            <text:p>3_INVESTMENT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3618.77265852764" calcext:value-type="float">
            <text:p>3619</text:p>
          </table:table-cell>
          <table:table-cell office:value-type="float" office:value="0.00581237488891344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4343416049149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7];&quot;_&quot;;[.C557];&quot;_&quot;;[.D557])" office:value-type="string" office:string-value="4_INVESTMENT_D" calcext:value-type="string">
            <text:p>4_INVESTMENT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5603.8105528341" calcext:value-type="float">
            <text:p>5604</text:p>
          </table:table-cell>
          <table:table-cell office:value-type="float" office:value="0.00698969659554712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15176917302459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8];&quot;_&quot;;[.C558];&quot;_&quot;;[.D558])" office:value-type="string" office:string-value="5_INVESTMENT_D" calcext:value-type="string">
            <text:p>5_INVESTMENT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9768.16344894947" calcext:value-type="float">
            <text:p>9768</text:p>
          </table:table-cell>
          <table:table-cell office:value-type="float" office:value="0.0097371130338249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1642671659021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59];&quot;_&quot;;[.C559];&quot;_&quot;;[.D559])" office:value-type="string" office:string-value="6_INVESTMENT_D" calcext:value-type="string">
            <text:p>6_INVESTMENT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3749.8571564801" calcext:value-type="float">
            <text:p>13750</text:p>
          </table:table-cell>
          <table:table-cell office:value-type="float" office:value="0.0117479107306934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5318725045155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0];&quot;_&quot;;[.C560];&quot;_&quot;;[.D560])" office:value-type="string" office:string-value="7_INVESTMENT_D" calcext:value-type="string">
            <text:p>7_INVESTMENT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6764.7814914085" calcext:value-type="float">
            <text:p>16765</text:p>
          </table:table-cell>
          <table:table-cell office:value-type="float" office:value="0.0125083203726932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997944831848144" calcext:value-type="float">
            <text:p>0.998</text:p>
          </table:table-cell>
          <table:table-cell office:value-type="float" office:value="0.0026008030251765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1];&quot;_&quot;;[.C561];&quot;_&quot;;[.D561])" office:value-type="string" office:string-value="8_INVESTMENT_D" calcext:value-type="string">
            <text:p>8_INVESTMENT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21916.755754336" calcext:value-type="float">
            <text:p>21917</text:p>
          </table:table-cell>
          <table:table-cell office:value-type="float" office:value="0.0137902687670391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990469098091126" calcext:value-type="float">
            <text:p>0.990</text:p>
          </table:table-cell>
          <table:table-cell office:value-type="float" office:value="0.0030132625966294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2];&quot;_&quot;;[.C562];&quot;_&quot;;[.D562])" office:value-type="string" office:string-value="9_INVESTMENT_D" calcext:value-type="string">
            <text:p>9_INVESTMENT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24587.9122542515" calcext:value-type="float">
            <text:p>24588</text:p>
          </table:table-cell>
          <table:table-cell office:value-type="float" office:value="0.014585543546882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302246972157922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3];&quot;_&quot;;[.C563];&quot;_&quot;;[.D563])" office:value-type="string" office:string-value="10_INVESTMENT_D" calcext:value-type="string">
            <text:p>10_INVESTMENT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27602.0489820323" calcext:value-type="float">
            <text:p>27602</text:p>
          </table:table-cell>
          <table:table-cell office:value-type="float" office:value="0.0151316612376938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985560357570648" calcext:value-type="float">
            <text:p>0.986</text:p>
          </table:table-cell>
          <table:table-cell office:value-type="float" office:value="0.0031846169354822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4];&quot;_&quot;;[.C564];&quot;_&quot;;[.D564])" office:value-type="string" office:string-value="11_INVESTMENT_D" calcext:value-type="string">
            <text:p>11_INVESTMENT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31083.9682190722" calcext:value-type="float">
            <text:p>31084</text:p>
          </table:table-cell>
          <table:table-cell office:value-type="float" office:value="0.0153869861254881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32406921562616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5];&quot;_&quot;;[.C565];&quot;_&quot;;[.D565])" office:value-type="string" office:string-value="12_INVESTMENT_D" calcext:value-type="string">
            <text:p>12_INVESTMENT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34699.8370895171" calcext:value-type="float">
            <text:p>34700</text:p>
          </table:table-cell>
          <table:table-cell office:value-type="float" office:value="0.0159886586093243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975990414619446" calcext:value-type="float">
            <text:p>0.976</text:p>
          </table:table-cell>
          <table:table-cell office:value-type="float" office:value="0.0032510107893501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6];&quot;_&quot;;[.C566];&quot;_&quot;;[.D566])" office:value-type="string" office:string-value="13_INVESTMENT_D" calcext:value-type="string">
            <text:p>13_INVESTMENT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40051.9467189575" calcext:value-type="float">
            <text:p>40052</text:p>
          </table:table-cell>
          <table:table-cell office:value-type="float" office:value="0.0172558112033975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41433103395008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7];&quot;_&quot;;[.C567];&quot;_&quot;;[.D567])" office:value-type="string" office:string-value="14_INVESTMENT_D" calcext:value-type="string">
            <text:p>14_INVESTMENT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47487.7362114855" calcext:value-type="float">
            <text:p>47488</text:p>
          </table:table-cell>
          <table:table-cell office:value-type="float" office:value="0.0189187039828383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443392484802783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8];&quot;_&quot;;[.C568];&quot;_&quot;;[.D568])" office:value-type="string" office:string-value="15_INVESTMENT_D" calcext:value-type="string">
            <text:p>15_INVESTMENT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49730.3184974528" calcext:value-type="float">
            <text:p>49730</text:p>
          </table:table-cell>
          <table:table-cell office:value-type="float" office:value="0.0187188618723055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0.839686214923858" calcext:value-type="float">
            <text:p>0.840</text:p>
          </table:table-cell>
          <table:table-cell office:value-type="float" office:value="0.00422142626849862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69];&quot;_&quot;;[.C569];&quot;_&quot;;[.D569])" office:value-type="string" office:string-value="16_INVESTMENT_D" calcext:value-type="string">
            <text:p>16_INVESTMENT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58355.3328613273" calcext:value-type="float">
            <text:p>58355</text:p>
          </table:table-cell>
          <table:table-cell office:value-type="float" office:value="0.0200683368618338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929150760173798" calcext:value-type="float">
            <text:p>0.929</text:p>
          </table:table-cell>
          <table:table-cell office:value-type="float" office:value="0.0046925101631864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0];&quot;_&quot;;[.C570];&quot;_&quot;;[.D570])" office:value-type="string" office:string-value="17_INVESTMENT_D" calcext:value-type="string">
            <text:p>17_INVESTMENT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51896.8617695221" calcext:value-type="float">
            <text:p>51897</text:p>
          </table:table-cell>
          <table:table-cell office:value-type="float" office:value="0.018105521473562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98591548204422" calcext:value-type="float">
            <text:p>0.986</text:p>
          </table:table-cell>
          <table:table-cell office:value-type="float" office:value="0.0037832292186255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1];&quot;_&quot;;[.C571];&quot;_&quot;;[.D571])" office:value-type="string" office:string-value="18_INVESTMENT_D" calcext:value-type="string">
            <text:p>18_INVESTMENT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62087.6163776005" calcext:value-type="float">
            <text:p>62088</text:p>
          </table:table-cell>
          <table:table-cell office:value-type="float" office:value="0.020346182335059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690327823162079" calcext:value-type="float">
            <text:p>0.690</text:p>
          </table:table-cell>
          <table:table-cell office:value-type="float" office:value="0.0042474526391080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2];&quot;_&quot;;[.C572];&quot;_&quot;;[.D572])" office:value-type="string" office:string-value="19_INVESTMENT_D" calcext:value-type="string">
            <text:p>19_INVESTMENT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68961.1525210592" calcext:value-type="float">
            <text:p>68961</text:p>
          </table:table-cell>
          <table:table-cell office:value-type="float" office:value="0.0213492647665008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0.828817188739777" calcext:value-type="float">
            <text:p>0.829</text:p>
          </table:table-cell>
          <table:table-cell office:value-type="float" office:value="0.00551782087464373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3];&quot;_&quot;;[.C573];&quot;_&quot;;[.D573])" office:value-type="string" office:string-value="20_INVESTMENT_D" calcext:value-type="string">
            <text:p>20_INVESTMENT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85364.1416117675" calcext:value-type="float">
            <text:p>85364</text:p>
          </table:table-cell>
          <table:table-cell office:value-type="float" office:value="0.0252319248230732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.890839993953705" calcext:value-type="float">
            <text:p>0.891</text:p>
          </table:table-cell>
          <table:table-cell office:value-type="float" office:value="0.0071484280253913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4];&quot;_&quot;;[.C574];&quot;_&quot;;[.D574])" office:value-type="string" office:string-value="200_INVESTMENT_D" calcext:value-type="string">
            <text:p>200_INVESTMENT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98998.0613820649" calcext:value-type="float">
            <text:p>98998</text:p>
          </table:table-cell>
          <table:table-cell office:value-type="float" office:value="0.025237264774823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.931831002235413" calcext:value-type="float">
            <text:p>0.932</text:p>
          </table:table-cell>
          <table:table-cell office:value-type="float" office:value="0.0074110716634274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5];&quot;_&quot;;[.C575];&quot;_&quot;;[.D575])" office:value-type="string" office:string-value="300_INVESTMENT_D" calcext:value-type="string">
            <text:p>300_INVESTMENT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154830.887367216" calcext:value-type="float">
            <text:p>154831</text:p>
          </table:table-cell>
          <table:table-cell office:value-type="float" office:value="0.0271670816496904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.913602471351624" calcext:value-type="float">
            <text:p>0.914</text:p>
          </table:table-cell>
          <table:table-cell office:value-type="float" office:value="0.00817976009674913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6];&quot;_&quot;;[.C576];&quot;_&quot;;[.D576])" office:value-type="string" office:string-value="400_INVESTMENT_D" calcext:value-type="string">
            <text:p>400_INVESTMENT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161421.103961048" calcext:value-type="float">
            <text:p>161421</text:p>
          </table:table-cell>
          <table:table-cell office:value-type="float" office:value="0.0265582180436092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.839581191539764" calcext:value-type="float">
            <text:p>0.840</text:p>
          </table:table-cell>
          <table:table-cell office:value-type="float" office:value="0.0105850773498739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7];&quot;_&quot;;[.C577];&quot;_&quot;;[.D577])" office:value-type="string" office:string-value="500_INVESTMENT_D" calcext:value-type="string">
            <text:p>500_INVESTMENT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406135.194139435" calcext:value-type="float">
            <text:p>406135</text:p>
          </table:table-cell>
          <table:table-cell office:value-type="float" office:value="0.0436349615910957" calcext:value-type="float">
            <text:p>0.044</text:p>
          </table:table-cell>
          <table:table-cell office:value-type="float" office:value="0" calcext:value-type="float">
            <text:p>0.000</text:p>
          </table:table-cell>
          <table:table-cell office:value-type="float" office:value="0.86674690246582" calcext:value-type="float">
            <text:p>0.867</text:p>
          </table:table-cell>
          <table:table-cell office:value-type="float" office:value="0.0184786896742139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8];&quot;_&quot;;[.C578];&quot;_&quot;;[.D578])" office:value-type="string" office:string-value="1_INTEREST_C" calcext:value-type="string">
            <text:p>1_INTEREST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6.32063492063492" calcext:value-type="float">
            <text:p>6</text:p>
          </table:table-cell>
          <table:table-cell office:value-type="float" office:value="0.000008782174965802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825895520392805" calcext:value-type="float">
            <text:p>0.001</text:p>
          </table:table-cell>
          <table:table-cell office:value-type="float" office:value="0.000000005157630915968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79];&quot;_&quot;;[.C579];&quot;_&quot;;[.D579])" office:value-type="string" office:string-value="2_INTEREST_C" calcext:value-type="string">
            <text:p>2_INTEREST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3.8423349109221" calcext:value-type="float">
            <text:p>14</text:p>
          </table:table-cell>
          <table:table-cell office:value-type="float" office:value="0.0000174414783990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74906100332737" calcext:value-type="float">
            <text:p>0.037</text:p>
          </table:table-cell>
          <table:table-cell office:value-type="float" office:value="0.0000001339164193915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0];&quot;_&quot;;[.C580];&quot;_&quot;;[.D580])" office:value-type="string" office:string-value="3_INTEREST_C" calcext:value-type="string">
            <text:p>3_INTEREST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8.0081989740213" calcext:value-type="float">
            <text:p>18</text:p>
          </table:table-cell>
          <table:table-cell office:value-type="float" office:value="0.0000235085081592176" calcext:value-type="float">
            <text:p>0.000</text:p>
          </table:table-cell>
          <table:table-cell office:value-type="float" office:value="-0.000047678633563919" calcext:value-type="float">
            <text:p>0.000</text:p>
          </table:table-cell>
          <table:table-cell office:value-type="float" office:value="0.243899509310722" calcext:value-type="float">
            <text:p>0.244</text:p>
          </table:table-cell>
          <table:table-cell office:value-type="float" office:value="0.0000004298626658689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1];&quot;_&quot;;[.C581];&quot;_&quot;;[.D581])" office:value-type="string" office:string-value="4_INTEREST_C" calcext:value-type="string">
            <text:p>4_INTEREST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31.5382903296819" calcext:value-type="float">
            <text:p>32</text:p>
          </table:table-cell>
          <table:table-cell office:value-type="float" office:value="0.0000312862360911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44443109631538" calcext:value-type="float">
            <text:p>0.144</text:p>
          </table:table-cell>
          <table:table-cell office:value-type="float" office:value="0.000000337898018784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2];&quot;_&quot;;[.C582];&quot;_&quot;;[.D582])" office:value-type="string" office:string-value="5_INTEREST_C" calcext:value-type="string">
            <text:p>5_INTEREST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60.2392323120306" calcext:value-type="float">
            <text:p>60</text:p>
          </table:table-cell>
          <table:table-cell office:value-type="float" office:value="0.00004529409120044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73803547024727" calcext:value-type="float">
            <text:p>0.027</text:p>
          </table:table-cell>
          <table:table-cell office:value-type="float" office:value="0.0000002661166926237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3];&quot;_&quot;;[.C583];&quot;_&quot;;[.D583])" office:value-type="string" office:string-value="6_INTEREST_C" calcext:value-type="string">
            <text:p>6_INTEREST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86.5784323296058" calcext:value-type="float">
            <text:p>87</text:p>
          </table:table-cell>
          <table:table-cell office:value-type="float" office:value="0.00005692541856670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31634895503521" calcext:value-type="float">
            <text:p>0.043</text:p>
          </table:table-cell>
          <table:table-cell office:value-type="float" office:value="0.0000003440643434714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4];&quot;_&quot;;[.C584];&quot;_&quot;;[.D584])" office:value-type="string" office:string-value="7_INTEREST_C" calcext:value-type="string">
            <text:p>7_INTEREST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123.950893547191" calcext:value-type="float">
            <text:p>124</text:p>
          </table:table-cell>
          <table:table-cell office:value-type="float" office:value="0.00007177879882331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54242415726185" calcext:value-type="float">
            <text:p>0.045</text:p>
          </table:table-cell>
          <table:table-cell office:value-type="float" office:value="0.0000004358071793246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5];&quot;_&quot;;[.C585];&quot;_&quot;;[.D585])" office:value-type="string" office:string-value="8_INTEREST_C" calcext:value-type="string">
            <text:p>8_INTEREST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49.226154723898" calcext:value-type="float">
            <text:p>149</text:p>
          </table:table-cell>
          <table:table-cell office:value-type="float" office:value="0.00007939746350137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81153917312622" calcext:value-type="float">
            <text:p>0.028</text:p>
          </table:table-cell>
          <table:table-cell office:value-type="float" office:value="0.0000004266480987270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6];&quot;_&quot;;[.C586];&quot;_&quot;;[.D586])" office:value-type="string" office:string-value="9_INTEREST_C" calcext:value-type="string">
            <text:p>9_INTEREST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176.533513750416" calcext:value-type="float">
            <text:p>177</text:p>
          </table:table-cell>
          <table:table-cell office:value-type="float" office:value="0.00008179613628764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50083114951849" calcext:value-type="float">
            <text:p>0.025</text:p>
          </table:table-cell>
          <table:table-cell office:value-type="float" office:value="0.0000003905555823784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7];&quot;_&quot;;[.C587];&quot;_&quot;;[.D587])" office:value-type="string" office:string-value="10_INTEREST_C" calcext:value-type="string">
            <text:p>10_INTEREST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211.447124095203" calcext:value-type="float">
            <text:p>211</text:p>
          </table:table-cell>
          <table:table-cell office:value-type="float" office:value="0.0000935428208222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44628693908453" calcext:value-type="float">
            <text:p>0.024</text:p>
          </table:table-cell>
          <table:table-cell office:value-type="float" office:value="0.0000004920868545792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8];&quot;_&quot;;[.C588];&quot;_&quot;;[.D588])" office:value-type="string" office:string-value="11_INTEREST_C" calcext:value-type="string">
            <text:p>11_INTEREST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205.304840738557" calcext:value-type="float">
            <text:p>205</text:p>
          </table:table-cell>
          <table:table-cell office:value-type="float" office:value="0.00008651238050134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67197249829769" calcext:value-type="float">
            <text:p>0.017</text:p>
          </table:table-cell>
          <table:table-cell office:value-type="float" office:value="0.0000003442950703185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89];&quot;_&quot;;[.C589];&quot;_&quot;;[.D589])" office:value-type="string" office:string-value="12_INTEREST_C" calcext:value-type="string">
            <text:p>12_INTEREST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274.282793510304" calcext:value-type="float">
            <text:p>274</text:p>
          </table:table-cell>
          <table:table-cell office:value-type="float" office:value="0.0000983880434862583" calcext:value-type="float">
            <text:p>0.000</text:p>
          </table:table-cell>
          <table:table-cell office:value-type="float" office:value="-0.00000271792782768898" calcext:value-type="float">
            <text:p>0.000</text:p>
          </table:table-cell>
          <table:table-cell office:value-type="float" office:value="0.0247390437871218" calcext:value-type="float">
            <text:p>0.025</text:p>
          </table:table-cell>
          <table:table-cell office:value-type="float" office:value="0.0000004976271193163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0];&quot;_&quot;;[.C590];&quot;_&quot;;[.D590])" office:value-type="string" office:string-value="13_INTEREST_C" calcext:value-type="string">
            <text:p>13_INTEREST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272.384995373835" calcext:value-type="float">
            <text:p>272</text:p>
          </table:table-cell>
          <table:table-cell office:value-type="float" office:value="0.00009740437191127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763413451612" calcext:value-type="float">
            <text:p>0.028</text:p>
          </table:table-cell>
          <table:table-cell office:value-type="float" office:value="0.0000005506448673953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1];&quot;_&quot;;[.C591];&quot;_&quot;;[.D591])" office:value-type="string" office:string-value="14_INTEREST_C" calcext:value-type="string">
            <text:p>14_INTEREST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363.463225304318" calcext:value-type="float">
            <text:p>363</text:p>
          </table:table-cell>
          <table:table-cell office:value-type="float" office:value="0.0001148681769872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76449173688888" calcext:value-type="float">
            <text:p>0.028</text:p>
          </table:table-cell>
          <table:table-cell office:value-type="float" office:value="0.0000007539850322946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2];&quot;_&quot;;[.C592];&quot;_&quot;;[.D592])" office:value-type="string" office:string-value="15_INTEREST_C" calcext:value-type="string">
            <text:p>15_INTEREST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331.853615510643" calcext:value-type="float">
            <text:p>332</text:p>
          </table:table-cell>
          <table:table-cell office:value-type="float" office:value="0.0001059037929933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81538406759501" calcext:value-type="float">
            <text:p>0.018</text:p>
          </table:table-cell>
          <table:table-cell office:value-type="float" office:value="0.0000004626088951483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3];&quot;_&quot;;[.C593];&quot;_&quot;;[.D593])" office:value-type="string" office:string-value="16_INTEREST_C" calcext:value-type="string">
            <text:p>16_INTEREST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367.720891728164" calcext:value-type="float">
            <text:p>368</text:p>
          </table:table-cell>
          <table:table-cell office:value-type="float" office:value="0.0001129948302907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0958142131567" calcext:value-type="float">
            <text:p>0.031</text:p>
          </table:table-cell>
          <table:table-cell office:value-type="float" office:value="0.0000006199983672061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4];&quot;_&quot;;[.C594];&quot;_&quot;;[.D594])" office:value-type="string" office:string-value="17_INTEREST_C" calcext:value-type="string">
            <text:p>17_INTEREST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393.029829836916" calcext:value-type="float">
            <text:p>393</text:p>
          </table:table-cell>
          <table:table-cell office:value-type="float" office:value="0.0001061091764213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94186773151159" calcext:value-type="float">
            <text:p>0.019</text:p>
          </table:table-cell>
          <table:table-cell office:value-type="float" office:value="0.0000005859757858572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5];&quot;_&quot;;[.C595];&quot;_&quot;;[.D595])" office:value-type="string" office:string-value="18_INTEREST_C" calcext:value-type="string">
            <text:p>18_INTEREST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357.031643912804" calcext:value-type="float">
            <text:p>357</text:p>
          </table:table-cell>
          <table:table-cell office:value-type="float" office:value="0.00009118303620354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19196595624089" calcext:value-type="float">
            <text:p>0.012</text:p>
          </table:table-cell>
          <table:table-cell office:value-type="float" office:value="0.000000293966839502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6];&quot;_&quot;;[.C596];&quot;_&quot;;[.D596])" office:value-type="string" office:string-value="19_INTEREST_C" calcext:value-type="string">
            <text:p>19_INTEREST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469.734683389073" calcext:value-type="float">
            <text:p>470</text:p>
          </table:table-cell>
          <table:table-cell office:value-type="float" office:value="0.0001137070640982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67920179665089" calcext:value-type="float">
            <text:p>0.017</text:p>
          </table:table-cell>
          <table:table-cell office:value-type="float" office:value="0.0000004617479497425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7];&quot;_&quot;;[.C597];&quot;_&quot;;[.D597])" office:value-type="string" office:string-value="20_INTEREST_C" calcext:value-type="string">
            <text:p>20_INTEREST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361.665960182644" calcext:value-type="float">
            <text:p>362</text:p>
          </table:table-cell>
          <table:table-cell office:value-type="float" office:value="0.00009051872258403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85370094329119" calcext:value-type="float">
            <text:p>0.009</text:p>
          </table:table-cell>
          <table:table-cell office:value-type="float" office:value="0.000000290995458838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8];&quot;_&quot;;[.C598];&quot;_&quot;;[.D598])" office:value-type="string" office:string-value="200_INTEREST_C" calcext:value-type="string">
            <text:p>200_INTEREST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640.816731064136" calcext:value-type="float">
            <text:p>641</text:p>
          </table:table-cell>
          <table:table-cell office:value-type="float" office:value="0.0001400704295455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70712396502495" calcext:value-type="float">
            <text:p>0.017</text:p>
          </table:table-cell>
          <table:table-cell office:value-type="float" office:value="0.0000007453747535033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599];&quot;_&quot;;[.C599];&quot;_&quot;;[.D599])" office:value-type="string" office:string-value="300_INTEREST_C" calcext:value-type="string">
            <text:p>300_INTEREST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686.333372947959" calcext:value-type="float">
            <text:p>686</text:p>
          </table:table-cell>
          <table:table-cell office:value-type="float" office:value="0.0001275078425998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9589143693447" calcext:value-type="float">
            <text:p>0.015</text:p>
          </table:table-cell>
          <table:table-cell office:value-type="float" office:value="0.0000005723282672748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0];&quot;_&quot;;[.C600];&quot;_&quot;;[.D600])" office:value-type="string" office:string-value="400_INTEREST_C" calcext:value-type="string">
            <text:p>400_INTEREST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1180.27350000682" calcext:value-type="float">
            <text:p>1180</text:p>
          </table:table-cell>
          <table:table-cell office:value-type="float" office:value="0.0001909808899474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18000023066998" calcext:value-type="float">
            <text:p>0.012</text:p>
          </table:table-cell>
          <table:table-cell office:value-type="float" office:value="0.000001077848375938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1];&quot;_&quot;;[.C601];&quot;_&quot;;[.D601])" office:value-type="string" office:string-value="500_INTEREST_C" calcext:value-type="string">
            <text:p>500_INTEREST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121.69771009321" calcext:value-type="float">
            <text:p>1122</text:p>
          </table:table-cell>
          <table:table-cell office:value-type="float" office:value="0.00009844009425818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06930453330278" calcext:value-type="float">
            <text:p>0.011</text:p>
          </table:table-cell>
          <table:table-cell office:value-type="float" office:value="0.0000006438861866285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2];&quot;_&quot;;[.C602];&quot;_&quot;;[.D602])" office:value-type="string" office:string-value="1_INTEREST_D" calcext:value-type="string">
            <text:p>1_INTEREST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.00634920634920635" calcext:value-type="float">
            <text:p>0</text:p>
          </table:table-cell>
          <table:table-cell office:value-type="float" office:value="0.0000000130128812868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00409905760534457" calcext:value-type="float">
            <text:p>0.000</text:p>
          </table:table-cell>
          <table:table-cell office:value-type="float" office:value="0.00000000000005317121492675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3];&quot;_&quot;;[.C603];&quot;_&quot;;[.D603])" office:value-type="string" office:string-value="2_INTEREST_D" calcext:value-type="string">
            <text:p>2_INTEREST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6.06515038578537" calcext:value-type="float">
            <text:p>6</text:p>
          </table:table-cell>
          <table:table-cell office:value-type="float" office:value="0.000005682967593660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7935331016779" calcext:value-type="float">
            <text:p>0.058</text:p>
          </table:table-cell>
          <table:table-cell office:value-type="float" office:value="0.0000001865075913540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4];&quot;_&quot;;[.C604];&quot;_&quot;;[.D604])" office:value-type="string" office:string-value="3_INTEREST_D" calcext:value-type="string">
            <text:p>3_INTEREST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10.5084308266967" calcext:value-type="float">
            <text:p>11</text:p>
          </table:table-cell>
          <table:table-cell office:value-type="float" office:value="0.000006071673811222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54759481549263" calcext:value-type="float">
            <text:p>0.155</text:p>
          </table:table-cell>
          <table:table-cell office:value-type="float" office:value="0.0000002485724136267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5];&quot;_&quot;;[.C605];&quot;_&quot;;[.D605])" office:value-type="string" office:string-value="4_INTEREST_D" calcext:value-type="string">
            <text:p>4_INTEREST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17.5515876622196" calcext:value-type="float">
            <text:p>18</text:p>
          </table:table-cell>
          <table:table-cell office:value-type="float" office:value="0.00001145771216363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47260501980782" calcext:value-type="float">
            <text:p>0.147</text:p>
          </table:table-cell>
          <table:table-cell office:value-type="float" office:value="0.0000006576110897440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6];&quot;_&quot;;[.C606];&quot;_&quot;;[.D606])" office:value-type="string" office:string-value="5_INTEREST_D" calcext:value-type="string">
            <text:p>5_INTEREST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21.3366897952276" calcext:value-type="float">
            <text:p>21</text:p>
          </table:table-cell>
          <table:table-cell office:value-type="float" office:value="0.00001083067782884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542075574398" calcext:value-type="float">
            <text:p>0.165</text:p>
          </table:table-cell>
          <table:table-cell office:value-type="float" office:value="0.0000003949333677338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7];&quot;_&quot;;[.C607];&quot;_&quot;;[.D607])" office:value-type="string" office:string-value="6_INTEREST_D" calcext:value-type="string">
            <text:p>6_INTEREST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5.5106012862695" calcext:value-type="float">
            <text:p>16</text:p>
          </table:table-cell>
          <table:table-cell office:value-type="float" office:value="0.0000087265682387791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4602583050728" calcext:value-type="float">
            <text:p>0.175</text:p>
          </table:table-cell>
          <table:table-cell office:value-type="float" office:value="0.0000003836925651502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8];&quot;_&quot;;[.C608];&quot;_&quot;;[.D608])" office:value-type="string" office:string-value="7_INTEREST_D" calcext:value-type="string">
            <text:p>7_INTEREST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31.6734682660731" calcext:value-type="float">
            <text:p>32</text:p>
          </table:table-cell>
          <table:table-cell office:value-type="float" office:value="0.00001418004173393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14424236118794" calcext:value-type="float">
            <text:p>0.061</text:p>
          </table:table-cell>
          <table:table-cell office:value-type="float" office:value="0.0000002051441652531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09];&quot;_&quot;;[.C609];&quot;_&quot;;[.D609])" office:value-type="string" office:string-value="8_INTEREST_D" calcext:value-type="string">
            <text:p>8_INTEREST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29.3816111266685" calcext:value-type="float">
            <text:p>29</text:p>
          </table:table-cell>
          <table:table-cell office:value-type="float" office:value="0.0000174501928947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61120140552521" calcext:value-type="float">
            <text:p>0.261</text:p>
          </table:table-cell>
          <table:table-cell office:value-type="float" office:value="0.0000014470714245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0];&quot;_&quot;;[.C610];&quot;_&quot;;[.D610])" office:value-type="string" office:string-value="9_INTEREST_D" calcext:value-type="string">
            <text:p>9_INTEREST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7.7226492898234" calcext:value-type="float">
            <text:p>18</text:p>
          </table:table-cell>
          <table:table-cell office:value-type="float" office:value="0.000009756754030797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7085837200284" calcext:value-type="float">
            <text:p>0.017</text:p>
          </table:table-cell>
          <table:table-cell office:value-type="float" office:value="0.0000000665841649927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1];&quot;_&quot;;[.C611];&quot;_&quot;;[.D611])" office:value-type="string" office:string-value="10_INTEREST_D" calcext:value-type="string">
            <text:p>10_INTEREST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33.3382051727131" calcext:value-type="float">
            <text:p>33</text:p>
          </table:table-cell>
          <table:table-cell office:value-type="float" office:value="0.000015987691810048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83106854557991" calcext:value-type="float">
            <text:p>0.068</text:p>
          </table:table-cell>
          <table:table-cell office:value-type="float" office:value="0.0000003172310127093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2];&quot;_&quot;;[.C612];&quot;_&quot;;[.D612])" office:value-type="string" office:string-value="11_INTEREST_D" calcext:value-type="string">
            <text:p>11_INTEREST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49.4581211753165" calcext:value-type="float">
            <text:p>49</text:p>
          </table:table-cell>
          <table:table-cell office:value-type="float" office:value="0.00002378641171424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009930819273" calcext:value-type="float">
            <text:p>0.101</text:p>
          </table:table-cell>
          <table:table-cell office:value-type="float" office:value="0.0000008240167454940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3];&quot;_&quot;;[.C613];&quot;_&quot;;[.D613])" office:value-type="string" office:string-value="12_INTEREST_D" calcext:value-type="string">
            <text:p>12_INTEREST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42.0061997849054" calcext:value-type="float">
            <text:p>42</text:p>
          </table:table-cell>
          <table:table-cell office:value-type="float" office:value="0.00001510531640577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2325379550457" calcext:value-type="float">
            <text:p>0.032</text:p>
          </table:table-cell>
          <table:table-cell office:value-type="float" office:value="0.0000001492513922858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4];&quot;_&quot;;[.C614];&quot;_&quot;;[.D614])" office:value-type="string" office:string-value="13_INTEREST_D" calcext:value-type="string">
            <text:p>13_INTEREST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36.8997040169133" calcext:value-type="float">
            <text:p>37</text:p>
          </table:table-cell>
          <table:table-cell office:value-type="float" office:value="0.0000155431159841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41017024964094" calcext:value-type="float">
            <text:p>0.024</text:p>
          </table:table-cell>
          <table:table-cell office:value-type="float" office:value="0.0000001245702068661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5];&quot;_&quot;;[.C615];&quot;_&quot;;[.D615])" office:value-type="string" office:string-value="14_INTEREST_D" calcext:value-type="string">
            <text:p>14_INTEREST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35.6397633400313" calcext:value-type="float">
            <text:p>36</text:p>
          </table:table-cell>
          <table:table-cell office:value-type="float" office:value="0.00001379839699707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38275399804115" calcext:value-type="float">
            <text:p>0.014</text:p>
          </table:table-cell>
          <table:table-cell office:value-type="float" office:value="0.00000007854272539494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6];&quot;_&quot;;[.C616];&quot;_&quot;;[.D616])" office:value-type="string" office:string-value="15_INTEREST_D" calcext:value-type="string">
            <text:p>15_INTEREST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06.457735961768" calcext:value-type="float">
            <text:p>106</text:p>
          </table:table-cell>
          <table:table-cell office:value-type="float" office:value="0.00005016793889664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3229495286941" calcext:value-type="float">
            <text:p>0.163</text:p>
          </table:table-cell>
          <table:table-cell office:value-type="float" office:value="0.00000469522974194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7];&quot;_&quot;;[.C617];&quot;_&quot;;[.D617])" office:value-type="string" office:string-value="16_INTEREST_D" calcext:value-type="string">
            <text:p>16_INTEREST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46.6718872357087" calcext:value-type="float">
            <text:p>47</text:p>
          </table:table-cell>
          <table:table-cell office:value-type="float" office:value="0.00001561355419213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87865065038204" calcext:value-type="float">
            <text:p>0.029</text:p>
          </table:table-cell>
          <table:table-cell office:value-type="float" office:value="0.0000002200515624528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8];&quot;_&quot;;[.C618];&quot;_&quot;;[.D618])" office:value-type="string" office:string-value="17_INTEREST_D" calcext:value-type="string">
            <text:p>17_INTEREST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52.3292651919654" calcext:value-type="float">
            <text:p>52</text:p>
          </table:table-cell>
          <table:table-cell office:value-type="float" office:value="0.00001722492323521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67176481336355" calcext:value-type="float">
            <text:p>0.017</text:p>
          </table:table-cell>
          <table:table-cell office:value-type="float" office:value="0.000000150956284398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19];&quot;_&quot;;[.C619];&quot;_&quot;;[.D619])" office:value-type="string" office:string-value="18_INTEREST_D" calcext:value-type="string">
            <text:p>18_INTEREST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80.3697614442295" calcext:value-type="float">
            <text:p>80</text:p>
          </table:table-cell>
          <table:table-cell office:value-type="float" office:value="0.00001680930062468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13035626709461" calcext:value-type="float">
            <text:p>0.011</text:p>
          </table:table-cell>
          <table:table-cell office:value-type="float" office:value="0.0000001008686235634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0];&quot;_&quot;;[.C620];&quot;_&quot;;[.D620])" office:value-type="string" office:string-value="19_INTEREST_D" calcext:value-type="string">
            <text:p>19_INTEREST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66.4573742540494" calcext:value-type="float">
            <text:p>66</text:p>
          </table:table-cell>
          <table:table-cell office:value-type="float" office:value="0.00001437783333329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58015008270741" calcext:value-type="float">
            <text:p>0.009</text:p>
          </table:table-cell>
          <table:table-cell office:value-type="float" office:value="0.00000007180843708027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1];&quot;_&quot;;[.C621];&quot;_&quot;;[.D621])" office:value-type="string" office:string-value="20_INTEREST_D" calcext:value-type="string">
            <text:p>20_INTEREST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49.560103626943" calcext:value-type="float">
            <text:p>50</text:p>
          </table:table-cell>
          <table:table-cell office:value-type="float" office:value="0.00001190556735674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12502109631896" calcext:value-type="float">
            <text:p>0.005</text:p>
          </table:table-cell>
          <table:table-cell office:value-type="float" office:value="0.00000003493246960192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2];&quot;_&quot;;[.C622];&quot;_&quot;;[.D622])" office:value-type="string" office:string-value="200_INTEREST_D" calcext:value-type="string">
            <text:p>200_INTEREST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194.261180941245" calcext:value-type="float">
            <text:p>194</text:p>
          </table:table-cell>
          <table:table-cell office:value-type="float" office:value="0.00003148614417149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43906784057617" calcext:value-type="float">
            <text:p>0.044</text:p>
          </table:table-cell>
          <table:table-cell office:value-type="float" office:value="0.0000005722794298936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3];&quot;_&quot;;[.C623];&quot;_&quot;;[.D623])" office:value-type="string" office:string-value="300_INTEREST_D" calcext:value-type="string">
            <text:p>300_INTEREST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68.6184886280264" calcext:value-type="float">
            <text:p>69</text:p>
          </table:table-cell>
          <table:table-cell office:value-type="float" office:value="0.0000079040691124526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50924611464143" calcext:value-type="float">
            <text:p>0.003</text:p>
          </table:table-cell>
          <table:table-cell office:value-type="float" office:value="0.0000000119132027819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4];&quot;_&quot;;[.C624];&quot;_&quot;;[.D624])" office:value-type="string" office:string-value="400_INTEREST_D" calcext:value-type="string">
            <text:p>400_INTEREST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15.3927648578811" calcext:value-type="float">
            <text:p>15</text:p>
          </table:table-cell>
          <table:table-cell office:value-type="float" office:value="0.000002590094113034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00236642174423" calcext:value-type="float">
            <text:p>0.001</text:p>
          </table:table-cell>
          <table:table-cell office:value-type="float" office:value="0.000000002589514780548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5];&quot;_&quot;;[.C625];&quot;_&quot;;[.D625])" office:value-type="string" office:string-value="500_INTEREST_D" calcext:value-type="string">
            <text:p>500_INTEREST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366.844192634561" calcext:value-type="float">
            <text:p>367</text:p>
          </table:table-cell>
          <table:table-cell office:value-type="float" office:value="0.00001873355248227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1799674294889" calcext:value-type="float">
            <text:p>0.006</text:p>
          </table:table-cell>
          <table:table-cell office:value-type="float" office:value="0.0000001082675946936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6];&quot;_&quot;;[.C626];&quot;_&quot;;[.D626])" office:value-type="string" office:string-value="1_INSURANCE_D" calcext:value-type="string">
            <text:p>1_INSURANCE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3604.45537157816" calcext:value-type="float">
            <text:p>3604</text:p>
          </table:table-cell>
          <table:table-cell office:value-type="float" office:value="0.0067853932520226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256544142961502" calcext:value-type="float">
            <text:p>0.257</text:p>
          </table:table-cell>
          <table:table-cell office:value-type="float" office:value="0.00056594479326941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7];&quot;_&quot;;[.C627];&quot;_&quot;;[.D627])" office:value-type="string" office:string-value="2_INSURANCE_D" calcext:value-type="string">
            <text:p>2_INSURANCE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344.99620180048" calcext:value-type="float">
            <text:p>1345</text:p>
          </table:table-cell>
          <table:table-cell office:value-type="float" office:value="0.00417905287566567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62140560359386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8];&quot;_&quot;;[.C628];&quot;_&quot;;[.D628])" office:value-type="string" office:string-value="3_INSURANCE_D" calcext:value-type="string">
            <text:p>3_INSURANCE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2019.76933687378" calcext:value-type="float">
            <text:p>2020</text:p>
          </table:table-cell>
          <table:table-cell office:value-type="float" office:value="0.00484462025623587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455543272299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29];&quot;_&quot;;[.C629];&quot;_&quot;;[.D629])" office:value-type="string" office:string-value="4_INSURANCE_D" calcext:value-type="string">
            <text:p>4_INSURANCE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3742.27312738493" calcext:value-type="float">
            <text:p>3742</text:p>
          </table:table-cell>
          <table:table-cell office:value-type="float" office:value="0.00684164973642006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5299602930136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0];&quot;_&quot;;[.C630];&quot;_&quot;;[.D630])" office:value-type="string" office:string-value="5_INSURANCE_D" calcext:value-type="string">
            <text:p>5_INSURANCE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6113.34876442249" calcext:value-type="float">
            <text:p>6113</text:p>
          </table:table-cell>
          <table:table-cell office:value-type="float" office:value="0.00872787217825434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60919404573388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1];&quot;_&quot;;[.C631];&quot;_&quot;;[.D631])" office:value-type="string" office:string-value="6_INSURANCE_D" calcext:value-type="string">
            <text:p>6_INSURANCE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8283.84251614032" calcext:value-type="float">
            <text:p>8284</text:p>
          </table:table-cell>
          <table:table-cell office:value-type="float" office:value="0.00972843784353392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81159448623657" calcext:value-type="float">
            <text:p>0.981</text:p>
          </table:table-cell>
          <table:table-cell office:value-type="float" office:value="0.000615711812733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2];&quot;_&quot;;[.C632];&quot;_&quot;;[.D632])" office:value-type="string" office:string-value="7_INSURANCE_D" calcext:value-type="string">
            <text:p>7_INSURANCE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0318.9645231433" calcext:value-type="float">
            <text:p>10319</text:p>
          </table:table-cell>
          <table:table-cell office:value-type="float" office:value="0.010267890631763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61876230493479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3];&quot;_&quot;;[.C633];&quot;_&quot;;[.D633])" office:value-type="string" office:string-value="8_INSURANCE_D" calcext:value-type="string">
            <text:p>8_INSURANCE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2210.5100225466" calcext:value-type="float">
            <text:p>12211</text:p>
          </table:table-cell>
          <table:table-cell office:value-type="float" office:value="0.010537143558189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6390317553010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4];&quot;_&quot;;[.C634];&quot;_&quot;;[.D634])" office:value-type="string" office:string-value="9_INSURANCE_D" calcext:value-type="string">
            <text:p>9_INSURANCE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3040.6067025719" calcext:value-type="float">
            <text:p>13041</text:p>
          </table:table-cell>
          <table:table-cell office:value-type="float" office:value="0.0100351040181493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92088079452515" calcext:value-type="float">
            <text:p>0.992</text:p>
          </table:table-cell>
          <table:table-cell office:value-type="float" office:value="0.0005017426864115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5];&quot;_&quot;;[.C635];&quot;_&quot;;[.D635])" office:value-type="string" office:string-value="10_INSURANCE_D" calcext:value-type="string">
            <text:p>10_INSURANCE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14415.334071237" calcext:value-type="float">
            <text:p>14415</text:p>
          </table:table-cell>
          <table:table-cell office:value-type="float" office:value="0.0100495230277252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872000932693481" calcext:value-type="float">
            <text:p>0.872</text:p>
          </table:table-cell>
          <table:table-cell office:value-type="float" office:value="0.00056262661879999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6];&quot;_&quot;;[.C636];&quot;_&quot;;[.D636])" office:value-type="string" office:string-value="11_INSURANCE_D" calcext:value-type="string">
            <text:p>11_INSURANCE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5196.2470180034" calcext:value-type="float">
            <text:p>15196</text:p>
          </table:table-cell>
          <table:table-cell office:value-type="float" office:value="0.0098088526279371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976477921009064" calcext:value-type="float">
            <text:p>0.976</text:p>
          </table:table-cell>
          <table:table-cell office:value-type="float" office:value="0.0005244061421608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7];&quot;_&quot;;[.C637];&quot;_&quot;;[.D637])" office:value-type="string" office:string-value="12_INSURANCE_D" calcext:value-type="string">
            <text:p>12_INSURANCE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6309.4030067063" calcext:value-type="float">
            <text:p>16309</text:p>
          </table:table-cell>
          <table:table-cell office:value-type="float" office:value="0.00963146988188047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51506032629021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8];&quot;_&quot;;[.C638];&quot;_&quot;;[.D638])" office:value-type="string" office:string-value="13_INSURANCE_D" calcext:value-type="string">
            <text:p>13_INSURANCE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17093.5030938992" calcext:value-type="float">
            <text:p>17094</text:p>
          </table:table-cell>
          <table:table-cell office:value-type="float" office:value="0.00935472785442075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679427742958069" calcext:value-type="float">
            <text:p>0.679</text:p>
          </table:table-cell>
          <table:table-cell office:value-type="float" office:value="0.0004755909976576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39];&quot;_&quot;;[.C639];&quot;_&quot;;[.D639])" office:value-type="string" office:string-value="14_INSURANCE_D" calcext:value-type="string">
            <text:p>14_INSURANCE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7290.2404054002" calcext:value-type="float">
            <text:p>17290</text:p>
          </table:table-cell>
          <table:table-cell office:value-type="float" office:value="0.0089381507071805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682973623275757" calcext:value-type="float">
            <text:p>0.683</text:p>
          </table:table-cell>
          <table:table-cell office:value-type="float" office:value="0.0004719992851217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0];&quot;_&quot;;[.C640];&quot;_&quot;;[.D640])" office:value-type="string" office:string-value="15_INSURANCE_D" calcext:value-type="string">
            <text:p>15_INSURANCE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8248.3280510464" calcext:value-type="float">
            <text:p>18248</text:p>
          </table:table-cell>
          <table:table-cell office:value-type="float" office:value="0.00879882150361791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663114488124847" calcext:value-type="float">
            <text:p>0.663</text:p>
          </table:table-cell>
          <table:table-cell office:value-type="float" office:value="0.0004773628171048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1];&quot;_&quot;;[.C641];&quot;_&quot;;[.D641])" office:value-type="string" office:string-value="16_INSURANCE_D" calcext:value-type="string">
            <text:p>16_INSURANCE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8432.9480155864" calcext:value-type="float">
            <text:p>18433</text:p>
          </table:table-cell>
          <table:table-cell office:value-type="float" office:value="0.00847950609929734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424534916877747" calcext:value-type="float">
            <text:p>0.425</text:p>
          </table:table-cell>
          <table:table-cell office:value-type="float" office:value="0.000380489878805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2];&quot;_&quot;;[.C642];&quot;_&quot;;[.D642])" office:value-type="string" office:string-value="17_INSURANCE_D" calcext:value-type="string">
            <text:p>17_INSURANCE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8133.2176355536" calcext:value-type="float">
            <text:p>18133</text:p>
          </table:table-cell>
          <table:table-cell office:value-type="float" office:value="0.00797400492906471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740277707576752" calcext:value-type="float">
            <text:p>0.740</text:p>
          </table:table-cell>
          <table:table-cell office:value-type="float" office:value="0.0005196221764941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3];&quot;_&quot;;[.C643];&quot;_&quot;;[.D643])" office:value-type="string" office:string-value="18_INSURANCE_D" calcext:value-type="string">
            <text:p>18_INSURANCE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9245.2155678784" calcext:value-type="float">
            <text:p>19245</text:p>
          </table:table-cell>
          <table:table-cell office:value-type="float" office:value="0.0081368021257600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818702757358551" calcext:value-type="float">
            <text:p>0.819</text:p>
          </table:table-cell>
          <table:table-cell office:value-type="float" office:value="0.00058025830804569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4];&quot;_&quot;;[.C644];&quot;_&quot;;[.D644])" office:value-type="string" office:string-value="19_INSURANCE_D" calcext:value-type="string">
            <text:p>19_INSURANCE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19095.4024442004" calcext:value-type="float">
            <text:p>19095</text:p>
          </table:table-cell>
          <table:table-cell office:value-type="float" office:value="0.00765392260192329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190703958272934" calcext:value-type="float">
            <text:p>0.191</text:p>
          </table:table-cell>
          <table:table-cell office:value-type="float" office:value="0.0002980366184677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5];&quot;_&quot;;[.C645];&quot;_&quot;;[.D645])" office:value-type="string" office:string-value="20_INSURANCE_D" calcext:value-type="string">
            <text:p>20_INSURANCE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21642.7926301788" calcext:value-type="float">
            <text:p>21643</text:p>
          </table:table-cell>
          <table:table-cell office:value-type="float" office:value="0.0081923971401703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367611020803451" calcext:value-type="float">
            <text:p>0.368</text:p>
          </table:table-cell>
          <table:table-cell office:value-type="float" office:value="0.0004552092428545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6];&quot;_&quot;;[.C646];&quot;_&quot;;[.D646])" office:value-type="string" office:string-value="200_INSURANCE_D" calcext:value-type="string">
            <text:p>200_INSURANCE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22044.1031144384" calcext:value-type="float">
            <text:p>22044</text:p>
          </table:table-cell>
          <table:table-cell office:value-type="float" office:value="0.00789768969402647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96830666065216" calcext:value-type="float">
            <text:p>0.968</text:p>
          </table:table-cell>
          <table:table-cell office:value-type="float" office:value="0.00073483463380441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7];&quot;_&quot;;[.C647];&quot;_&quot;;[.D647])" office:value-type="string" office:string-value="300_INSURANCE_D" calcext:value-type="string">
            <text:p>300_INSURANCE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24871.773819787" calcext:value-type="float">
            <text:p>24872</text:p>
          </table:table-cell>
          <table:table-cell office:value-type="float" office:value="0.00679100239454331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259432852268219" calcext:value-type="float">
            <text:p>0.259</text:p>
          </table:table-cell>
          <table:table-cell office:value-type="float" office:value="0.0003514060775192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8];&quot;_&quot;;[.C648];&quot;_&quot;;[.D648])" office:value-type="string" office:string-value="400_INSURANCE_D" calcext:value-type="string">
            <text:p>400_INSURANCE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1216.8721636789" calcext:value-type="float">
            <text:p>21217</text:p>
          </table:table-cell>
          <table:table-cell office:value-type="float" office:value="0.00454969428049713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178495988249779" calcext:value-type="float">
            <text:p>0.178</text:p>
          </table:table-cell>
          <table:table-cell office:value-type="float" office:value="0.0001839483167765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49];&quot;_&quot;;[.C649];&quot;_&quot;;[.D649])" office:value-type="string" office:string-value="500_INSURANCE_D" calcext:value-type="string">
            <text:p>500_INSURANCE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69025.8717089429" calcext:value-type="float">
            <text:p>69026</text:p>
          </table:table-cell>
          <table:table-cell office:value-type="float" office:value="0.0088428420544567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543977737426758" calcext:value-type="float">
            <text:p>0.544</text:p>
          </table:table-cell>
          <table:table-cell office:value-type="float" office:value="0.0017117636809177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0];&quot;_&quot;;[.C650];&quot;_&quot;;[.D650])" office:value-type="string" office:string-value="1_HOLD FUND_D" calcext:value-type="string">
            <text:p>1_HOLD FUND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325.521747891865" calcext:value-type="float">
            <text:p>326</text:p>
          </table:table-cell>
          <table:table-cell office:value-type="float" office:value="0.001357168470701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218889251351356" calcext:value-type="float">
            <text:p>0.219</text:p>
          </table:table-cell>
          <table:table-cell office:value-type="float" office:value="0.0001979017598478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1];&quot;_&quot;;[.C651];&quot;_&quot;;[.D651])" office:value-type="string" office:string-value="2_HOLD FUND_D" calcext:value-type="string">
            <text:p>2_HOLD FUND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206.237027076459" calcext:value-type="float">
            <text:p>206</text:p>
          </table:table-cell>
          <table:table-cell office:value-type="float" office:value="0.0005688244818898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195551306009293" calcext:value-type="float">
            <text:p>0.196</text:p>
          </table:table-cell>
          <table:table-cell office:value-type="float" office:value="0.00003788575213012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2];&quot;_&quot;;[.C652];&quot;_&quot;;[.D652])" office:value-type="string" office:string-value="3_HOLD FUND_D" calcext:value-type="string">
            <text:p>3_HOLD FUND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229.675393204623" calcext:value-type="float">
            <text:p>230</text:p>
          </table:table-cell>
          <table:table-cell office:value-type="float" office:value="0.0004751631674904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44841313362122" calcext:value-type="float">
            <text:p>0.645</text:p>
          </table:table-cell>
          <table:table-cell office:value-type="float" office:value="0.00003440710129248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3];&quot;_&quot;;[.C653];&quot;_&quot;;[.D653])" office:value-type="string" office:string-value="4_HOLD FUND_D" calcext:value-type="string">
            <text:p>4_HOLD FUND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214.257772310198" calcext:value-type="float">
            <text:p>214</text:p>
          </table:table-cell>
          <table:table-cell office:value-type="float" office:value="0.0003552715939802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7844815254211" calcext:value-type="float">
            <text:p>0.998</text:p>
          </table:table-cell>
          <table:table-cell office:value-type="float" office:value="0.00002856267167197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4];&quot;_&quot;;[.C654];&quot;_&quot;;[.D654])" office:value-type="string" office:string-value="5_HOLD FUND_D" calcext:value-type="string">
            <text:p>5_HOLD FUND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189.702024674748" calcext:value-type="float">
            <text:p>190</text:p>
          </table:table-cell>
          <table:table-cell office:value-type="float" office:value="0.0002530780074130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01311504840851" calcext:value-type="float">
            <text:p>0.601</text:p>
          </table:table-cell>
          <table:table-cell office:value-type="float" office:value="0.00002119980077197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5];&quot;_&quot;;[.C655];&quot;_&quot;;[.D655])" office:value-type="string" office:string-value="6_HOLD FUND_D" calcext:value-type="string">
            <text:p>6_HOLD FUND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49.666006418357" calcext:value-type="float">
            <text:p>150</text:p>
          </table:table-cell>
          <table:table-cell office:value-type="float" office:value="0.0001605296477906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28631591796875" calcext:value-type="float">
            <text:p>0.629</text:p>
          </table:table-cell>
          <table:table-cell office:value-type="float" office:value="0.0000119592157397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6];&quot;_&quot;;[.C656];&quot;_&quot;;[.D656])" office:value-type="string" office:string-value="7_HOLD FUND_D" calcext:value-type="string">
            <text:p>7_HOLD FUND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30.126642346918" calcext:value-type="float">
            <text:p>130</text:p>
          </table:table-cell>
          <table:table-cell office:value-type="float" office:value="0.0001233935586982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31096655130386" calcext:value-type="float">
            <text:p>0.231</text:p>
          </table:table-cell>
          <table:table-cell office:value-type="float" office:value="0.000006844229879636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7];&quot;_&quot;;[.C657];&quot;_&quot;;[.D657])" office:value-type="string" office:string-value="8_HOLD FUND_D" calcext:value-type="string">
            <text:p>8_HOLD FUND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31.136035729683" calcext:value-type="float">
            <text:p>131</text:p>
          </table:table-cell>
          <table:table-cell office:value-type="float" office:value="0.00009718685631687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23954737186432" calcext:value-type="float">
            <text:p>0.224</text:p>
          </table:table-cell>
          <table:table-cell office:value-type="float" office:value="0.000004728185605791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8];&quot;_&quot;;[.C658];&quot;_&quot;;[.D658])" office:value-type="string" office:string-value="9_HOLD FUND_D" calcext:value-type="string">
            <text:p>9_HOLD FUND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06.048366056855" calcext:value-type="float">
            <text:p>106</text:p>
          </table:table-cell>
          <table:table-cell office:value-type="float" office:value="0.00009918230408410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62900161743164" calcext:value-type="float">
            <text:p>0.963</text:p>
          </table:table-cell>
          <table:table-cell office:value-type="float" office:value="0.00002628180886390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59];&quot;_&quot;;[.C659];&quot;_&quot;;[.D659])" office:value-type="string" office:string-value="10_HOLD FUND_D" calcext:value-type="string">
            <text:p>10_HOLD FUND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121.984841225533" calcext:value-type="float">
            <text:p>122</text:p>
          </table:table-cell>
          <table:table-cell office:value-type="float" office:value="0.0000855402926316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7066186666489" calcext:value-type="float">
            <text:p>0.167</text:p>
          </table:table-cell>
          <table:table-cell office:value-type="float" office:value="0.00000392820453631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0];&quot;_&quot;;[.C660];&quot;_&quot;;[.D660])" office:value-type="string" office:string-value="11_HOLD FUND_D" calcext:value-type="string">
            <text:p>11_HOLD FUND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41.8244526606" calcext:value-type="float">
            <text:p>142</text:p>
          </table:table-cell>
          <table:table-cell office:value-type="float" office:value="0.00007042212411173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4055133163929" calcext:value-type="float">
            <text:p>0.084</text:p>
          </table:table-cell>
          <table:table-cell office:value-type="float" office:value="0.00000246002121642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1];&quot;_&quot;;[.C661];&quot;_&quot;;[.D661])" office:value-type="string" office:string-value="12_HOLD FUND_D" calcext:value-type="string">
            <text:p>12_HOLD FUND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54.244775757253" calcext:value-type="float">
            <text:p>154</text:p>
          </table:table-cell>
          <table:table-cell office:value-type="float" office:value="0.00009171284000365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35097199678421" calcext:value-type="float">
            <text:p>0.235</text:p>
          </table:table-cell>
          <table:table-cell office:value-type="float" office:value="0.000008347394027904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2];&quot;_&quot;;[.C662];&quot;_&quot;;[.D662])" office:value-type="string" office:string-value="13_HOLD FUND_D" calcext:value-type="string">
            <text:p>13_HOLD FUND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144.501093832585" calcext:value-type="float">
            <text:p>145</text:p>
          </table:table-cell>
          <table:table-cell office:value-type="float" office:value="0.00007333746965557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80268162488937" calcext:value-type="float">
            <text:p>0.078</text:p>
          </table:table-cell>
          <table:table-cell office:value-type="float" office:value="0.000002668038133104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3];&quot;_&quot;;[.C663];&quot;_&quot;;[.D663])" office:value-type="string" office:string-value="14_HOLD FUND_D" calcext:value-type="string">
            <text:p>14_HOLD FUND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31.150857832156" calcext:value-type="float">
            <text:p>131</text:p>
          </table:table-cell>
          <table:table-cell office:value-type="float" office:value="0.00005144671031307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60119685530663" calcext:value-type="float">
            <text:p>0.086</text:p>
          </table:table-cell>
          <table:table-cell office:value-type="float" office:value="0.000001659696219254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4];&quot;_&quot;;[.C664];&quot;_&quot;;[.D664])" office:value-type="string" office:string-value="15_HOLD FUND_D" calcext:value-type="string">
            <text:p>15_HOLD FUND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54.855076214461" calcext:value-type="float">
            <text:p>155</text:p>
          </table:table-cell>
          <table:table-cell office:value-type="float" office:value="0.00004723801975200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40855878591538" calcext:value-type="float">
            <text:p>0.064</text:p>
          </table:table-cell>
          <table:table-cell office:value-type="float" office:value="0.000001588967679167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5];&quot;_&quot;;[.C665];&quot;_&quot;;[.D665])" office:value-type="string" office:string-value="16_HOLD FUND_D" calcext:value-type="string">
            <text:p>16_HOLD FUND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46.4009965763674" calcext:value-type="float">
            <text:p>46</text:p>
          </table:table-cell>
          <table:table-cell office:value-type="float" office:value="0.00001917006660891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78859899938107" calcext:value-type="float">
            <text:p>0.038</text:p>
          </table:table-cell>
          <table:table-cell office:value-type="float" office:value="0.0000005597438400881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6];&quot;_&quot;;[.C666];&quot;_&quot;;[.D666])" office:value-type="string" office:string-value="17_HOLD FUND_D" calcext:value-type="string">
            <text:p>17_HOLD FUND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69.0554109210129" calcext:value-type="float">
            <text:p>69</text:p>
          </table:table-cell>
          <table:table-cell office:value-type="float" office:value="0.00001878717993787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08393037319183" calcext:value-type="float">
            <text:p>0.021</text:p>
          </table:table-cell>
          <table:table-cell office:value-type="float" office:value="0.0000002456211445671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7];&quot;_&quot;;[.C667];&quot;_&quot;;[.D667])" office:value-type="string" office:string-value="18_HOLD FUND_D" calcext:value-type="string">
            <text:p>18_HOLD FUND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48.296667333882" calcext:value-type="float">
            <text:p>148</text:p>
          </table:table-cell>
          <table:table-cell office:value-type="float" office:value="0.00006883694851250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77537769079208" calcext:value-type="float">
            <text:p>0.068</text:p>
          </table:table-cell>
          <table:table-cell office:value-type="float" office:value="0.00000227028491775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8];&quot;_&quot;;[.C668];&quot;_&quot;;[.D668])" office:value-type="string" office:string-value="19_HOLD FUND_D" calcext:value-type="string">
            <text:p>19_HOLD FUND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38.743772436794" calcext:value-type="float">
            <text:p>39</text:p>
          </table:table-cell>
          <table:table-cell office:value-type="float" office:value="0.00001717961897167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9239730089903" calcext:value-type="float">
            <text:p>0.015</text:p>
          </table:table-cell>
          <table:table-cell office:value-type="float" office:value="0.0000001751834447284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69];&quot;_&quot;;[.C669];&quot;_&quot;;[.D669])" office:value-type="string" office:string-value="20_HOLD FUND_D" calcext:value-type="string">
            <text:p>20_HOLD FUND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16.8678652748543" calcext:value-type="float">
            <text:p>17</text:p>
          </table:table-cell>
          <table:table-cell office:value-type="float" office:value="0.000006294856390824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32857191562653" calcext:value-type="float">
            <text:p>0.008</text:p>
          </table:table-cell>
          <table:table-cell office:value-type="float" office:value="0.0000000402131988808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0];&quot;_&quot;;[.C670];&quot;_&quot;;[.D670])" office:value-type="string" office:string-value="200_HOLD FUND_D" calcext:value-type="string">
            <text:p>200_HOLD FUND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49.0137414829106" calcext:value-type="float">
            <text:p>49</text:p>
          </table:table-cell>
          <table:table-cell office:value-type="float" office:value="0.00002846411492368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15563397109509" calcext:value-type="float">
            <text:p>0.042</text:p>
          </table:table-cell>
          <table:table-cell office:value-type="float" office:value="0.000000707331605105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1];&quot;_&quot;;[.C671];&quot;_&quot;;[.D671])" office:value-type="string" office:string-value="300_HOLD FUND_D" calcext:value-type="string">
            <text:p>300_HOLD FUND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107.878033218888" calcext:value-type="float">
            <text:p>108</text:p>
          </table:table-cell>
          <table:table-cell office:value-type="float" office:value="0.00002650002148125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1350850462914" calcext:value-type="float">
            <text:p>0.014</text:p>
          </table:table-cell>
          <table:table-cell office:value-type="float" office:value="0.000000291684911961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2];&quot;_&quot;;[.C672];&quot;_&quot;;[.D672])" office:value-type="string" office:string-value="400_HOLD FUND_D" calcext:value-type="string">
            <text:p>400_HOLD FUND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3];&quot;_&quot;;[.C673];&quot;_&quot;;[.D673])" office:value-type="string" office:string-value="500_HOLD FUND_D" calcext:value-type="string">
            <text:p>500_HOLD FUND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OLD FUND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254.599349327195" calcext:value-type="float">
            <text:p>255</text:p>
          </table:table-cell>
          <table:table-cell office:value-type="float" office:value="0.00001743294248520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40965978987515" calcext:value-type="float">
            <text:p>0.004</text:p>
          </table:table-cell>
          <table:table-cell office:value-type="float" office:value="0.0000000532325666646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4];&quot;_&quot;;[.C674];&quot;_&quot;;[.D674])" office:value-type="string" office:string-value="1_HEALTH_D" calcext:value-type="string">
            <text:p>1_HEALTH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34.4666666666667" calcext:value-type="float">
            <text:p>34</text:p>
          </table:table-cell>
          <table:table-cell office:value-type="float" office:value="0.00009118225305370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36638374626636" calcext:value-type="float">
            <text:p>0.024</text:p>
          </table:table-cell>
          <table:table-cell office:value-type="float" office:value="0.000001800189267108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5];&quot;_&quot;;[.C675];&quot;_&quot;;[.D675])" office:value-type="string" office:string-value="2_HEALTH_D" calcext:value-type="string">
            <text:p>2_HEALTH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58.732723457553" calcext:value-type="float">
            <text:p>59</text:p>
          </table:table-cell>
          <table:table-cell office:value-type="float" office:value="0.0002158217474391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62154871225357" calcext:value-type="float">
            <text:p>0.362</text:p>
          </table:table-cell>
          <table:table-cell office:value-type="float" office:value="0.00001498804030271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6];&quot;_&quot;;[.C676];&quot;_&quot;;[.D676])" office:value-type="string" office:string-value="3_HEALTH_D" calcext:value-type="string">
            <text:p>3_HEALTH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80.9423284713961" calcext:value-type="float">
            <text:p>81</text:p>
          </table:table-cell>
          <table:table-cell office:value-type="float" office:value="0.0002158386418123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15440046787262" calcext:value-type="float">
            <text:p>0.515</text:p>
          </table:table-cell>
          <table:table-cell office:value-type="float" office:value="0.000009521971474831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7];&quot;_&quot;;[.C677];&quot;_&quot;;[.D677])" office:value-type="string" office:string-value="4_HEALTH_D" calcext:value-type="string">
            <text:p>4_HEALTH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104.870732563929" calcext:value-type="float">
            <text:p>105</text:p>
          </table:table-cell>
          <table:table-cell office:value-type="float" office:value="0.0002133053182385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20890653133392" calcext:value-type="float">
            <text:p>0.521</text:p>
          </table:table-cell>
          <table:table-cell office:value-type="float" office:value="0.000008328345036668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8];&quot;_&quot;;[.C678];&quot;_&quot;;[.D678])" office:value-type="string" office:string-value="5_HEALTH_D" calcext:value-type="string">
            <text:p>5_HEALTH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156.782686955512" calcext:value-type="float">
            <text:p>157</text:p>
          </table:table-cell>
          <table:table-cell office:value-type="float" office:value="0.00023524019726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68794649839401" calcext:value-type="float">
            <text:p>0.369</text:p>
          </table:table-cell>
          <table:table-cell office:value-type="float" office:value="0.000008690345989253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79];&quot;_&quot;;[.C679];&quot;_&quot;;[.D679])" office:value-type="string" office:string-value="6_HEALTH_D" calcext:value-type="string">
            <text:p>6_HEALTH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93.849557266687" calcext:value-type="float">
            <text:p>194</text:p>
          </table:table-cell>
          <table:table-cell office:value-type="float" office:value="0.000243752261385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57388556003571" calcext:value-type="float">
            <text:p>0.357</text:p>
          </table:table-cell>
          <table:table-cell office:value-type="float" office:value="0.00000875025636272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0];&quot;_&quot;;[.C680];&quot;_&quot;;[.D680])" office:value-type="string" office:string-value="7_HEALTH_D" calcext:value-type="string">
            <text:p>7_HEALTH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240.316061132108" calcext:value-type="float">
            <text:p>240</text:p>
          </table:table-cell>
          <table:table-cell office:value-type="float" office:value="0.0002442932287950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68701434135437" calcext:value-type="float">
            <text:p>0.269</text:p>
          </table:table-cell>
          <table:table-cell office:value-type="float" office:value="0.000006951620964643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1];&quot;_&quot;;[.C681];&quot;_&quot;;[.D681])" office:value-type="string" office:string-value="8_HEALTH_D" calcext:value-type="string">
            <text:p>8_HEALTH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279.829531061127" calcext:value-type="float">
            <text:p>280</text:p>
          </table:table-cell>
          <table:table-cell office:value-type="float" office:value="0.0002478887759106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16168835759163" calcext:value-type="float">
            <text:p>0.216</text:p>
          </table:table-cell>
          <table:table-cell office:value-type="float" office:value="0.000006272334659174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2];&quot;_&quot;;[.C682];&quot;_&quot;;[.D682])" office:value-type="string" office:string-value="9_HEALTH_D" calcext:value-type="string">
            <text:p>9_HEALTH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324.962473407367" calcext:value-type="float">
            <text:p>325</text:p>
          </table:table-cell>
          <table:table-cell office:value-type="float" office:value="0.0002544877749146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44985824823379" calcext:value-type="float">
            <text:p>0.145</text:p>
          </table:table-cell>
          <table:table-cell office:value-type="float" office:value="0.000005832215521030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3];&quot;_&quot;;[.C683];&quot;_&quot;;[.D683])" office:value-type="string" office:string-value="10_HEALTH_D" calcext:value-type="string">
            <text:p>10_HEALTH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355.915651840477" calcext:value-type="float">
            <text:p>356</text:p>
          </table:table-cell>
          <table:table-cell office:value-type="float" office:value="0.0002434620313591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2619521617889" calcext:value-type="float">
            <text:p>0.173</text:p>
          </table:table-cell>
          <table:table-cell office:value-type="float" office:value="0.000005781096503218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4];&quot;_&quot;;[.C684];&quot;_&quot;;[.D684])" office:value-type="string" office:string-value="11_HEALTH_D" calcext:value-type="string">
            <text:p>11_HEALTH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402.424317276928" calcext:value-type="float">
            <text:p>402</text:p>
          </table:table-cell>
          <table:table-cell office:value-type="float" office:value="0.0002588672012639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22857773303986" calcext:value-type="float">
            <text:p>0.223</text:p>
          </table:table-cell>
          <table:table-cell office:value-type="float" office:value="0.000008352687836293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5];&quot;_&quot;;[.C685];&quot;_&quot;;[.D685])" office:value-type="string" office:string-value="12_HEALTH_D" calcext:value-type="string">
            <text:p>12_HEALTH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389.096194097558" calcext:value-type="float">
            <text:p>389</text:p>
          </table:table-cell>
          <table:table-cell office:value-type="float" office:value="0.0002218800903260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8579199314117" calcext:value-type="float">
            <text:p>0.129</text:p>
          </table:table-cell>
          <table:table-cell office:value-type="float" office:value="0.000005120885982390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6];&quot;_&quot;;[.C686];&quot;_&quot;;[.D686])" office:value-type="string" office:string-value="13_HEALTH_D" calcext:value-type="string">
            <text:p>13_HEALTH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423.934153012685" calcext:value-type="float">
            <text:p>424</text:p>
          </table:table-cell>
          <table:table-cell office:value-type="float" office:value="0.0002607990848014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27158361673355" calcext:value-type="float">
            <text:p>0.327</text:p>
          </table:table-cell>
          <table:table-cell office:value-type="float" office:value="0.00001608515812663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7];&quot;_&quot;;[.C687];&quot;_&quot;;[.D687])" office:value-type="string" office:string-value="14_HEALTH_D" calcext:value-type="string">
            <text:p>14_HEALTH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400.855282149216" calcext:value-type="float">
            <text:p>401</text:p>
          </table:table-cell>
          <table:table-cell office:value-type="float" office:value="0.0001959782806645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13626253604889" calcext:value-type="float">
            <text:p>0.091</text:p>
          </table:table-cell>
          <table:table-cell office:value-type="float" office:value="0.000003265825946617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8];&quot;_&quot;;[.C688];&quot;_&quot;;[.D688])" office:value-type="string" office:string-value="15_HEALTH_D" calcext:value-type="string">
            <text:p>15_HEALTH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428.33775998871" calcext:value-type="float">
            <text:p>428</text:p>
          </table:table-cell>
          <table:table-cell office:value-type="float" office:value="0.0002023654531761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13679558038711" calcext:value-type="float">
            <text:p>0.114</text:p>
          </table:table-cell>
          <table:table-cell office:value-type="float" office:value="0.000005791096418301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89];&quot;_&quot;;[.C689];&quot;_&quot;;[.D689])" office:value-type="string" office:string-value="16_HEALTH_D" calcext:value-type="string">
            <text:p>16_HEALTH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426.241959666683" calcext:value-type="float">
            <text:p>426</text:p>
          </table:table-cell>
          <table:table-cell office:value-type="float" office:value="0.0001945217944360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16987399756908" calcext:value-type="float">
            <text:p>0.117</text:p>
          </table:table-cell>
          <table:table-cell office:value-type="float" office:value="0.000004785876354495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0];&quot;_&quot;;[.C690];&quot;_&quot;;[.D690])" office:value-type="string" office:string-value="17_HEALTH_D" calcext:value-type="string">
            <text:p>17_HEALTH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351.143552010519" calcext:value-type="float">
            <text:p>351</text:p>
          </table:table-cell>
          <table:table-cell office:value-type="float" office:value="0.00026546749026209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83970910310745" calcext:value-type="float">
            <text:p>0.484</text:p>
          </table:table-cell>
          <table:table-cell office:value-type="float" office:value="0.00006065939380889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1];&quot;_&quot;;[.C691];&quot;_&quot;;[.D691])" office:value-type="string" office:string-value="18_HEALTH_D" calcext:value-type="string">
            <text:p>18_HEALTH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402.577972252241" calcext:value-type="float">
            <text:p>403</text:p>
          </table:table-cell>
          <table:table-cell office:value-type="float" office:value="0.0001513372359672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32576304674149" calcext:value-type="float">
            <text:p>0.083</text:p>
          </table:table-cell>
          <table:table-cell office:value-type="float" office:value="0.000003185175341127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2];&quot;_&quot;;[.C692];&quot;_&quot;;[.D692])" office:value-type="string" office:string-value="19_HEALTH_D" calcext:value-type="string">
            <text:p>19_HEALTH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375.728503670331" calcext:value-type="float">
            <text:p>376</text:p>
          </table:table-cell>
          <table:table-cell office:value-type="float" office:value="0.0001465517821100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81990894675255" calcext:value-type="float">
            <text:p>0.038</text:p>
          </table:table-cell>
          <table:table-cell office:value-type="float" office:value="0.000001743594292809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3];&quot;_&quot;;[.C693];&quot;_&quot;;[.D693])" office:value-type="string" office:string-value="20_HEALTH_D" calcext:value-type="string">
            <text:p>20_HEALTH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432.375725274753" calcext:value-type="float">
            <text:p>432</text:p>
          </table:table-cell>
          <table:table-cell office:value-type="float" office:value="0.0001630435101426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4492451697588" calcext:value-type="float">
            <text:p>0.034</text:p>
          </table:table-cell>
          <table:table-cell office:value-type="float" office:value="0.000001942925358009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4];&quot;_&quot;;[.C694];&quot;_&quot;;[.D694])" office:value-type="string" office:string-value="200_HEALTH_D" calcext:value-type="string">
            <text:p>200_HEALTH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339.570664900641" calcext:value-type="float">
            <text:p>340</text:p>
          </table:table-cell>
          <table:table-cell office:value-type="float" office:value="0.0001202842771380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65276145935059" calcext:value-type="float">
            <text:p>0.057</text:p>
          </table:table-cell>
          <table:table-cell office:value-type="float" office:value="0.000001470250080739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5];&quot;_&quot;;[.C695];&quot;_&quot;;[.D695])" office:value-type="string" office:string-value="300_HEALTH_D" calcext:value-type="string">
            <text:p>300_HEALTH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385.542590146194" calcext:value-type="float">
            <text:p>386</text:p>
          </table:table-cell>
          <table:table-cell office:value-type="float" office:value="0.0001140590381389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45135927200317" calcext:value-type="float">
            <text:p>0.035</text:p>
          </table:table-cell>
          <table:table-cell office:value-type="float" office:value="0.000001450570916488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6];&quot;_&quot;;[.C696];&quot;_&quot;;[.D696])" office:value-type="string" office:string-value="400_HEALTH_D" calcext:value-type="string">
            <text:p>400_HEALTH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70.182170542636" calcext:value-type="float">
            <text:p>270</text:p>
          </table:table-cell>
          <table:table-cell office:value-type="float" office:value="0.00004835779196883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17614287883043" calcext:value-type="float">
            <text:p>0.012</text:p>
          </table:table-cell>
          <table:table-cell office:value-type="float" office:value="0.0000003845144039176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7];&quot;_&quot;;[.C697];&quot;_&quot;;[.D697])" office:value-type="string" office:string-value="500_HEALTH_D" calcext:value-type="string">
            <text:p>500_HEALTH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204.745184187849" calcext:value-type="float">
            <text:p>205</text:p>
          </table:table-cell>
          <table:table-cell office:value-type="float" office:value="0.00003871015426303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28284814208746" calcext:value-type="float">
            <text:p>0.005</text:p>
          </table:table-cell>
          <table:table-cell office:value-type="float" office:value="0.00000009821382528445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8];&quot;_&quot;;[.C698];&quot;_&quot;;[.D698])" office:value-type="string" office:string-value="1_FOREX_C" calcext:value-type="string">
            <text:p>1_FOREX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311.854005456349" calcext:value-type="float">
            <text:p>312</text:p>
          </table:table-cell>
          <table:table-cell office:value-type="float" office:value="0.00080323866346762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156233668327331" calcext:value-type="float">
            <text:p>0.156</text:p>
          </table:table-cell>
          <table:table-cell office:value-type="float" office:value="0.00009102618290533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699];&quot;_&quot;;[.C699];&quot;_&quot;;[.D699])" office:value-type="string" office:string-value="2_FOREX_C" calcext:value-type="string">
            <text:p>2_FOREX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788.735775377956" calcext:value-type="float">
            <text:p>789</text:p>
          </table:table-cell>
          <table:table-cell office:value-type="float" office:value="0.0012883830836171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53060126304626" calcext:value-type="float">
            <text:p>0.853</text:p>
          </table:table-cell>
          <table:table-cell office:value-type="float" office:value="0.0003588129870991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0];&quot;_&quot;;[.C700];&quot;_&quot;;[.D700])" office:value-type="string" office:string-value="3_FOREX_C" calcext:value-type="string">
            <text:p>3_FOREX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924.648174509083" calcext:value-type="float">
            <text:p>925</text:p>
          </table:table-cell>
          <table:table-cell office:value-type="float" office:value="0.001148689229082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25862073898315" calcext:value-type="float">
            <text:p>0.926</text:p>
          </table:table-cell>
          <table:table-cell office:value-type="float" office:value="0.0003115409116067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1];&quot;_&quot;;[.C701];&quot;_&quot;;[.D701])" office:value-type="string" office:string-value="4_FOREX_C" calcext:value-type="string">
            <text:p>4_FOREX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584.15682776897" calcext:value-type="float">
            <text:p>1584</text:p>
          </table:table-cell>
          <table:table-cell office:value-type="float" office:value="0.0015046691427958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0496346950531" calcext:value-type="float">
            <text:p>0.805</text:p>
          </table:table-cell>
          <table:table-cell office:value-type="float" office:value="0.0004239133367287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2];&quot;_&quot;;[.C702];&quot;_&quot;;[.D702])" office:value-type="string" office:string-value="5_FOREX_C" calcext:value-type="string">
            <text:p>5_FOREX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2501.85388917193" calcext:value-type="float">
            <text:p>2502</text:p>
          </table:table-cell>
          <table:table-cell office:value-type="float" office:value="0.0017136003514341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32870328426361" calcext:value-type="float">
            <text:p>0.933</text:p>
          </table:table-cell>
          <table:table-cell office:value-type="float" office:value="0.0004670301506264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3];&quot;_&quot;;[.C703];&quot;_&quot;;[.D703])" office:value-type="string" office:string-value="6_FOREX_C" calcext:value-type="string">
            <text:p>6_FOREX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3356.18518063146" calcext:value-type="float">
            <text:p>3356</text:p>
          </table:table-cell>
          <table:table-cell office:value-type="float" office:value="0.001907629101929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49186480045319" calcext:value-type="float">
            <text:p>0.849</text:p>
          </table:table-cell>
          <table:table-cell office:value-type="float" office:value="0.00052208261031189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4];&quot;_&quot;;[.C704];&quot;_&quot;;[.D704])" office:value-type="string" office:string-value="7_FOREX_C" calcext:value-type="string">
            <text:p>7_FOREX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3075.75823283709" calcext:value-type="float">
            <text:p>3076</text:p>
          </table:table-cell>
          <table:table-cell office:value-type="float" office:value="0.0016822828216267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90278297662735" calcext:value-type="float">
            <text:p>0.903</text:p>
          </table:table-cell>
          <table:table-cell office:value-type="float" office:value="0.0004064426893434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5];&quot;_&quot;;[.C705];&quot;_&quot;;[.D705])" office:value-type="string" office:string-value="8_FOREX_C" calcext:value-type="string">
            <text:p>8_FOREX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4754.9876528213" calcext:value-type="float">
            <text:p>4755</text:p>
          </table:table-cell>
          <table:table-cell office:value-type="float" office:value="0.0017659620982746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95848548412323" calcext:value-type="float">
            <text:p>0.796</text:p>
          </table:table-cell>
          <table:table-cell office:value-type="float" office:value="0.0004431338386801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6];&quot;_&quot;;[.C706];&quot;_&quot;;[.D706])" office:value-type="string" office:string-value="9_FOREX_C" calcext:value-type="string">
            <text:p>9_FOREX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4224.73592879714" calcext:value-type="float">
            <text:p>4225</text:p>
          </table:table-cell>
          <table:table-cell office:value-type="float" office:value="0.0016930572996707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66186738014221" calcext:value-type="float">
            <text:p>0.866</text:p>
          </table:table-cell>
          <table:table-cell office:value-type="float" office:value="0.0003687990407368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7];&quot;_&quot;;[.C707];&quot;_&quot;;[.D707])" office:value-type="string" office:string-value="10_FOREX_C" calcext:value-type="string">
            <text:p>10_FOREX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4322.51680697764" calcext:value-type="float">
            <text:p>4323</text:p>
          </table:table-cell>
          <table:table-cell office:value-type="float" office:value="0.0018064947830831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58803391456604" calcext:value-type="float">
            <text:p>0.859</text:p>
          </table:table-cell>
          <table:table-cell office:value-type="float" office:value="0.000399202691672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8];&quot;_&quot;;[.C708];&quot;_&quot;;[.D708])" office:value-type="string" office:string-value="11_FOREX_C" calcext:value-type="string">
            <text:p>11_FOREX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4720.56892033752" calcext:value-type="float">
            <text:p>4721</text:p>
          </table:table-cell>
          <table:table-cell office:value-type="float" office:value="0.0019788039011564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07050502300262" calcext:value-type="float">
            <text:p>0.707</text:p>
          </table:table-cell>
          <table:table-cell office:value-type="float" office:value="0.000409416477533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09];&quot;_&quot;;[.C709];&quot;_&quot;;[.D709])" office:value-type="string" office:string-value="12_FOREX_C" calcext:value-type="string">
            <text:p>12_FOREX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5073.5567632444" calcext:value-type="float">
            <text:p>5074</text:p>
          </table:table-cell>
          <table:table-cell office:value-type="float" office:value="0.00159725864780259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608345150947571" calcext:value-type="float">
            <text:p>0.608</text:p>
          </table:table-cell>
          <table:table-cell office:value-type="float" office:value="0.0003316626771305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0];&quot;_&quot;;[.C710];&quot;_&quot;;[.D710])" office:value-type="string" office:string-value="13_FOREX_C" calcext:value-type="string">
            <text:p>13_FOREX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4977.37919779509" calcext:value-type="float">
            <text:p>4977</text:p>
          </table:table-cell>
          <table:table-cell office:value-type="float" office:value="0.0018832952112208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04342484474182" calcext:value-type="float">
            <text:p>0.704</text:p>
          </table:table-cell>
          <table:table-cell office:value-type="float" office:value="0.0003677533499916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1];&quot;_&quot;;[.C711];&quot;_&quot;;[.D711])" office:value-type="string" office:string-value="14_FOREX_C" calcext:value-type="string">
            <text:p>14_FOREX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6515.30458763507" calcext:value-type="float">
            <text:p>6515</text:p>
          </table:table-cell>
          <table:table-cell office:value-type="float" office:value="0.001914286514771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633513748645783" calcext:value-type="float">
            <text:p>0.634</text:p>
          </table:table-cell>
          <table:table-cell office:value-type="float" office:value="0.0003956570559200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2];&quot;_&quot;;[.C712];&quot;_&quot;;[.D712])" office:value-type="string" office:string-value="15_FOREX_C" calcext:value-type="string">
            <text:p>15_FOREX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4537.00280324977" calcext:value-type="float">
            <text:p>4537</text:p>
          </table:table-cell>
          <table:table-cell office:value-type="float" office:value="0.0016387655866614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06548881530762" calcext:value-type="float">
            <text:p>0.507</text:p>
          </table:table-cell>
          <table:table-cell office:value-type="float" office:value="0.0002772177886299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3];&quot;_&quot;;[.C713];&quot;_&quot;;[.D713])" office:value-type="string" office:string-value="16_FOREX_C" calcext:value-type="string">
            <text:p>16_FOREX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8312.83522820711" calcext:value-type="float">
            <text:p>8313</text:p>
          </table:table-cell>
          <table:table-cell office:value-type="float" office:value="0.0021462154553049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46075701713562" calcext:value-type="float">
            <text:p>0.546</text:p>
          </table:table-cell>
          <table:table-cell office:value-type="float" office:value="0.0004993240908394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4];&quot;_&quot;;[.C714];&quot;_&quot;;[.D714])" office:value-type="string" office:string-value="17_FOREX_C" calcext:value-type="string">
            <text:p>17_FOREX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7957.54138752989" calcext:value-type="float">
            <text:p>7958</text:p>
          </table:table-cell>
          <table:table-cell office:value-type="float" office:value="0.0021806586247193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89891135692596" calcext:value-type="float">
            <text:p>0.590</text:p>
          </table:table-cell>
          <table:table-cell office:value-type="float" office:value="0.0004374860755765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5];&quot;_&quot;;[.C715];&quot;_&quot;;[.D715])" office:value-type="string" office:string-value="18_FOREX_C" calcext:value-type="string">
            <text:p>18_FOREX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8099.21079273806" calcext:value-type="float">
            <text:p>8099</text:p>
          </table:table-cell>
          <table:table-cell office:value-type="float" office:value="0.00239430437435066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0551962852478" calcext:value-type="float">
            <text:p>0.506</text:p>
          </table:table-cell>
          <table:table-cell office:value-type="float" office:value="0.0004889826364375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6];&quot;_&quot;;[.C716];&quot;_&quot;;[.D716])" office:value-type="string" office:string-value="19_FOREX_C" calcext:value-type="string">
            <text:p>19_FOREX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7384.74791262507" calcext:value-type="float">
            <text:p>7385</text:p>
          </table:table-cell>
          <table:table-cell office:value-type="float" office:value="0.00151886366989617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385349035263061" calcext:value-type="float">
            <text:p>0.385</text:p>
          </table:table-cell>
          <table:table-cell office:value-type="float" office:value="0.0002046870498729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7];&quot;_&quot;;[.C717];&quot;_&quot;;[.D717])" office:value-type="string" office:string-value="20_FOREX_C" calcext:value-type="string">
            <text:p>20_FOREX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8892.43250485716" calcext:value-type="float">
            <text:p>8892</text:p>
          </table:table-cell>
          <table:table-cell office:value-type="float" office:value="0.00224040201451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491078704595566" calcext:value-type="float">
            <text:p>0.491</text:p>
          </table:table-cell>
          <table:table-cell office:value-type="float" office:value="0.0004038040364194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8];&quot;_&quot;;[.C718];&quot;_&quot;;[.D718])" office:value-type="string" office:string-value="200_FOREX_C" calcext:value-type="string">
            <text:p>200_FOREX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7548.95967313212" calcext:value-type="float">
            <text:p>7549</text:p>
          </table:table-cell>
          <table:table-cell office:value-type="float" office:value="0.0018981860269510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56719845533371" calcext:value-type="float">
            <text:p>0.567</text:p>
          </table:table-cell>
          <table:table-cell office:value-type="float" office:value="0.0003275916028457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19];&quot;_&quot;;[.C719];&quot;_&quot;;[.D719])" office:value-type="string" office:string-value="300_FOREX_C" calcext:value-type="string">
            <text:p>300_FOREX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20400.4621765128" calcext:value-type="float">
            <text:p>20400</text:p>
          </table:table-cell>
          <table:table-cell office:value-type="float" office:value="0.0034950450482651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591980278491974" calcext:value-type="float">
            <text:p>0.592</text:p>
          </table:table-cell>
          <table:table-cell office:value-type="float" office:value="0.001010399905525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0];&quot;_&quot;;[.C720];&quot;_&quot;;[.D720])" office:value-type="string" office:string-value="400_FOREX_C" calcext:value-type="string">
            <text:p>400_FOREX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13523.7017345937" calcext:value-type="float">
            <text:p>13524</text:p>
          </table:table-cell>
          <table:table-cell office:value-type="float" office:value="0.0020891441893992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208350241184235" calcext:value-type="float">
            <text:p>0.208</text:p>
          </table:table-cell>
          <table:table-cell office:value-type="float" office:value="0.000227080355735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1];&quot;_&quot;;[.C721];&quot;_&quot;;[.D721])" office:value-type="string" office:string-value="500_FOREX_C" calcext:value-type="string">
            <text:p>500_FOREX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45419.6573622688" calcext:value-type="float">
            <text:p>45420</text:p>
          </table:table-cell>
          <table:table-cell office:value-type="float" office:value="0.00319369602152494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466841816902161" calcext:value-type="float">
            <text:p>0.467</text:p>
          </table:table-cell>
          <table:table-cell office:value-type="float" office:value="0.00091803345030100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2];&quot;_&quot;;[.C722];&quot;_&quot;;[.D722])" office:value-type="string" office:string-value="1_FOREX_D" calcext:value-type="string">
            <text:p>1_FOREX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3];&quot;_&quot;;[.C723];&quot;_&quot;;[.D723])" office:value-type="string" office:string-value="2_FOREX_D" calcext:value-type="string">
            <text:p>2_FOREX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43.968175814287" calcext:value-type="float">
            <text:p>144</text:p>
          </table:table-cell>
          <table:table-cell office:value-type="float" office:value="0.00009619177107086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1302524805069" calcext:value-type="float">
            <text:p>0.613</text:p>
          </table:table-cell>
          <table:table-cell office:value-type="float" office:value="0.00002113137394311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4];&quot;_&quot;;[.C724];&quot;_&quot;;[.D724])" office:value-type="string" office:string-value="3_FOREX_D" calcext:value-type="string">
            <text:p>3_FOREX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175.909235551763" calcext:value-type="float">
            <text:p>176</text:p>
          </table:table-cell>
          <table:table-cell office:value-type="float" office:value="0.0001329612221231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02803194522858" calcext:value-type="float">
            <text:p>0.703</text:p>
          </table:table-cell>
          <table:table-cell office:value-type="float" office:value="0.00003128620062218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5];&quot;_&quot;;[.C725];&quot;_&quot;;[.D725])" office:value-type="string" office:string-value="4_FOREX_D" calcext:value-type="string">
            <text:p>4_FOREX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259.401236316043" calcext:value-type="float">
            <text:p>259</text:p>
          </table:table-cell>
          <table:table-cell office:value-type="float" office:value="0.00017334913890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31307125091553" calcext:value-type="float">
            <text:p>0.631</text:p>
          </table:table-cell>
          <table:table-cell office:value-type="float" office:value="0.0000361643377228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6];&quot;_&quot;;[.C726];&quot;_&quot;;[.D726])" office:value-type="string" office:string-value="5_FOREX_D" calcext:value-type="string">
            <text:p>5_FOREX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626.309203273723" calcext:value-type="float">
            <text:p>626</text:p>
          </table:table-cell>
          <table:table-cell office:value-type="float" office:value="0.00025472590094462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29874062538147" calcext:value-type="float">
            <text:p>0.930</text:p>
          </table:table-cell>
          <table:table-cell office:value-type="float" office:value="0.00006366375454158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7];&quot;_&quot;;[.C727];&quot;_&quot;;[.D727])" office:value-type="string" office:string-value="6_FOREX_D" calcext:value-type="string">
            <text:p>6_FOREX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665.259295182198" calcext:value-type="float">
            <text:p>665</text:p>
          </table:table-cell>
          <table:table-cell office:value-type="float" office:value="0.0003286381652510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996831119060516" calcext:value-type="float">
            <text:p>0.997</text:p>
          </table:table-cell>
          <table:table-cell office:value-type="float" office:value="0.00008768126494110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8];&quot;_&quot;;[.C728];&quot;_&quot;;[.D728])" office:value-type="string" office:string-value="7_FOREX_D" calcext:value-type="string">
            <text:p>7_FOREX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557.502679556908" calcext:value-type="float">
            <text:p>558</text:p>
          </table:table-cell>
          <table:table-cell office:value-type="float" office:value="0.0003132491099427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78962552547455" calcext:value-type="float">
            <text:p>0.779</text:p>
          </table:table-cell>
          <table:table-cell office:value-type="float" office:value="0.00007489767686833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29];&quot;_&quot;;[.C729];&quot;_&quot;;[.D729])" office:value-type="string" office:string-value="8_FOREX_D" calcext:value-type="string">
            <text:p>8_FOREX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752.029196473077" calcext:value-type="float">
            <text:p>752</text:p>
          </table:table-cell>
          <table:table-cell office:value-type="float" office:value="0.0003519785137186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26631534099579" calcext:value-type="float">
            <text:p>0.527</text:p>
          </table:table-cell>
          <table:table-cell office:value-type="float" office:value="0.00006512629007609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0];&quot;_&quot;;[.C730];&quot;_&quot;;[.D730])" office:value-type="string" office:string-value="9_FOREX_D" calcext:value-type="string">
            <text:p>9_FOREX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949.5784916166" calcext:value-type="float">
            <text:p>950</text:p>
          </table:table-cell>
          <table:table-cell office:value-type="float" office:value="0.0003533182606779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05959892272949" calcext:value-type="float">
            <text:p>0.606</text:p>
          </table:table-cell>
          <table:table-cell office:value-type="float" office:value="0.00006413413083078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1];&quot;_&quot;;[.C731];&quot;_&quot;;[.D731])" office:value-type="string" office:string-value="10_FOREX_D" calcext:value-type="string">
            <text:p>10_FOREX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773.784919327151" calcext:value-type="float">
            <text:p>774</text:p>
          </table:table-cell>
          <table:table-cell office:value-type="float" office:value="0.0003263886742074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672873258590698" calcext:value-type="float">
            <text:p>0.673</text:p>
          </table:table-cell>
          <table:table-cell office:value-type="float" office:value="0.0000511563187420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2];&quot;_&quot;;[.C732];&quot;_&quot;;[.D732])" office:value-type="string" office:string-value="11_FOREX_D" calcext:value-type="string">
            <text:p>11_FOREX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422.68640535046" calcext:value-type="float">
            <text:p>1423</text:p>
          </table:table-cell>
          <table:table-cell office:value-type="float" office:value="0.00068938759045321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54470133781433" calcext:value-type="float">
            <text:p>0.854</text:p>
          </table:table-cell>
          <table:table-cell office:value-type="float" office:value="0.0002214116553426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3];&quot;_&quot;;[.C733];&quot;_&quot;;[.D733])" office:value-type="string" office:string-value="12_FOREX_D" calcext:value-type="string">
            <text:p>12_FOREX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242.85355253178" calcext:value-type="float">
            <text:p>1243</text:p>
          </table:table-cell>
          <table:table-cell office:value-type="float" office:value="0.0005530449320907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36268240213394" calcext:value-type="float">
            <text:p>0.436</text:p>
          </table:table-cell>
          <table:table-cell office:value-type="float" office:value="0.00009324379643328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4];&quot;_&quot;;[.C734];&quot;_&quot;;[.D734])" office:value-type="string" office:string-value="13_FOREX_D" calcext:value-type="string">
            <text:p>13_FOREX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1186.86245505351" calcext:value-type="float">
            <text:p>1187</text:p>
          </table:table-cell>
          <table:table-cell office:value-type="float" office:value="0.00054882096704675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0675493478775" calcext:value-type="float">
            <text:p>0.507</text:p>
          </table:table-cell>
          <table:table-cell office:value-type="float" office:value="0.0001045796462448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5];&quot;_&quot;;[.C735];&quot;_&quot;;[.D735])" office:value-type="string" office:string-value="14_FOREX_D" calcext:value-type="string">
            <text:p>14_FOREX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3173.02223575858" calcext:value-type="float">
            <text:p>3173</text:p>
          </table:table-cell>
          <table:table-cell office:value-type="float" office:value="0.0010105935983697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93045675754547" calcext:value-type="float">
            <text:p>0.693</text:p>
          </table:table-cell>
          <table:table-cell office:value-type="float" office:value="0.0002803742090321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6];&quot;_&quot;;[.C736];&quot;_&quot;;[.D736])" office:value-type="string" office:string-value="15_FOREX_D" calcext:value-type="string">
            <text:p>15_FOREX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2347.2040755649" calcext:value-type="float">
            <text:p>2347</text:p>
          </table:table-cell>
          <table:table-cell office:value-type="float" office:value="0.00083641757401569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66352307796478" calcext:value-type="float">
            <text:p>0.566</text:p>
          </table:table-cell>
          <table:table-cell office:value-type="float" office:value="0.000243801898039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7];&quot;_&quot;;[.C737];&quot;_&quot;;[.D737])" office:value-type="string" office:string-value="16_FOREX_D" calcext:value-type="string">
            <text:p>16_FOREX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3159.3876031468" calcext:value-type="float">
            <text:p>3159</text:p>
          </table:table-cell>
          <table:table-cell office:value-type="float" office:value="0.00097531438787971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43307638168335" calcext:value-type="float">
            <text:p>0.443</text:p>
          </table:table-cell>
          <table:table-cell office:value-type="float" office:value="0.0002048772407067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8];&quot;_&quot;;[.C738];&quot;_&quot;;[.D738])" office:value-type="string" office:string-value="17_FOREX_D" calcext:value-type="string">
            <text:p>17_FOREX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3896.08529672688" calcext:value-type="float">
            <text:p>3896</text:p>
          </table:table-cell>
          <table:table-cell office:value-type="float" office:value="0.001006276630986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07500994205475" calcext:value-type="float">
            <text:p>0.708</text:p>
          </table:table-cell>
          <table:table-cell office:value-type="float" office:value="0.0003632322295672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39];&quot;_&quot;;[.C739];&quot;_&quot;;[.D739])" office:value-type="string" office:string-value="18_FOREX_D" calcext:value-type="string">
            <text:p>18_FOREX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4903.7489885704" calcext:value-type="float">
            <text:p>4904</text:p>
          </table:table-cell>
          <table:table-cell office:value-type="float" office:value="0.0015497818990465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719428241252899" calcext:value-type="float">
            <text:p>0.719</text:p>
          </table:table-cell>
          <table:table-cell office:value-type="float" office:value="0.00058860987059118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0];&quot;_&quot;;[.C740];&quot;_&quot;;[.D740])" office:value-type="string" office:string-value="19_FOREX_D" calcext:value-type="string">
            <text:p>19_FOREX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2043.22687978843" calcext:value-type="float">
            <text:p>2043</text:p>
          </table:table-cell>
          <table:table-cell office:value-type="float" office:value="0.00080609248822507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4362062215805" calcext:value-type="float">
            <text:p>0.444</text:p>
          </table:table-cell>
          <table:table-cell office:value-type="float" office:value="0.0001706192362594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1];&quot;_&quot;;[.C741];&quot;_&quot;;[.D741])" office:value-type="string" office:string-value="20_FOREX_D" calcext:value-type="string">
            <text:p>20_FOREX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7329.61256215684" calcext:value-type="float">
            <text:p>7330</text:p>
          </table:table-cell>
          <table:table-cell office:value-type="float" office:value="0.00221327671818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849605321884155" calcext:value-type="float">
            <text:p>0.850</text:p>
          </table:table-cell>
          <table:table-cell office:value-type="float" office:value="0.00090086531150020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2];&quot;_&quot;;[.C742];&quot;_&quot;;[.D742])" office:value-type="string" office:string-value="200_FOREX_D" calcext:value-type="string">
            <text:p>200_FOREX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8869.93313730296" calcext:value-type="float">
            <text:p>8870</text:p>
          </table:table-cell>
          <table:table-cell office:value-type="float" office:value="0.0026248850602052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77971625328064" calcext:value-type="float">
            <text:p>0.780</text:p>
          </table:table-cell>
          <table:table-cell office:value-type="float" office:value="0.00083371408575486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3];&quot;_&quot;;[.C743];&quot;_&quot;;[.D743])" office:value-type="string" office:string-value="300_FOREX_D" calcext:value-type="string">
            <text:p>300_FOREX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25960.4006874696" calcext:value-type="float">
            <text:p>25960</text:p>
          </table:table-cell>
          <table:table-cell office:value-type="float" office:value="0.00457143525209001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603585839271545" calcext:value-type="float">
            <text:p>0.604</text:p>
          </table:table-cell>
          <table:table-cell office:value-type="float" office:value="0.0015371784616165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4];&quot;_&quot;;[.C744];&quot;_&quot;;[.D744])" office:value-type="string" office:string-value="400_FOREX_D" calcext:value-type="string">
            <text:p>400_FOREX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33062.5176746186" calcext:value-type="float">
            <text:p>33063</text:p>
          </table:table-cell>
          <table:table-cell office:value-type="float" office:value="0.00601106823738238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.364527940750122" calcext:value-type="float">
            <text:p>0.365</text:p>
          </table:table-cell>
          <table:table-cell office:value-type="float" office:value="0.0014723437341965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5];&quot;_&quot;;[.C745];&quot;_&quot;;[.D745])" office:value-type="string" office:string-value="500_FOREX_D" calcext:value-type="string">
            <text:p>500_FOREX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135686.911898016" calcext:value-type="float">
            <text:p>135687</text:p>
          </table:table-cell>
          <table:table-cell office:value-type="float" office:value="0.0105816149536323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800224125385284" calcext:value-type="float">
            <text:p>0.800</text:p>
          </table:table-cell>
          <table:table-cell office:value-type="float" office:value="0.00458363812579265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6];&quot;_&quot;;[.C746];&quot;_&quot;;[.D746])" office:value-type="string" office:string-value="1_EMI_D" calcext:value-type="string">
            <text:p>1_EMI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38767.7981591724" calcext:value-type="float">
            <text:p>38768</text:p>
          </table:table-cell>
          <table:table-cell office:value-type="float" office:value="0.0756874200976676" calcext:value-type="float">
            <text:p>0.076</text:p>
          </table:table-cell>
          <table:table-cell office:value-type="float" office:value="0" calcext:value-type="float">
            <text:p>0.000</text:p>
          </table:table-cell>
          <table:table-cell office:value-type="float" office:value="0.893917977809906" calcext:value-type="float">
            <text:p>0.894</text:p>
          </table:table-cell>
          <table:table-cell office:value-type="float" office:value="0.0181752222712977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7];&quot;_&quot;;[.C747];&quot;_&quot;;[.D747])" office:value-type="string" office:string-value="2_EMI_D" calcext:value-type="string">
            <text:p>2_EMI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20982.4664224445" calcext:value-type="float">
            <text:p>20982</text:p>
          </table:table-cell>
          <table:table-cell office:value-type="float" office:value="0.0571310726788177" calcext:value-type="float">
            <text:p>0.05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19968521257084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8];&quot;_&quot;;[.C748];&quot;_&quot;;[.D748])" office:value-type="string" office:string-value="3_EMI_D" calcext:value-type="string">
            <text:p>3_EMI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24396.2070167121" calcext:value-type="float">
            <text:p>24396</text:p>
          </table:table-cell>
          <table:table-cell office:value-type="float" office:value="0.0497489945609944" calcext:value-type="float">
            <text:p>0.05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98687631540601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49];&quot;_&quot;;[.C749];&quot;_&quot;;[.D749])" office:value-type="string" office:string-value="4_EMI_D" calcext:value-type="string">
            <text:p>4_EMI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36076.3734640183" calcext:value-type="float">
            <text:p>36076</text:p>
          </table:table-cell>
          <table:table-cell office:value-type="float" office:value="0.0567046667429733" calcext:value-type="float">
            <text:p>0.05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0672547197278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50];&quot;_&quot;;[.C750];&quot;_&quot;;[.D750])" office:value-type="string" office:string-value="5_EMI_D" calcext:value-type="string">
            <text:p>5_EMI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49570.3390217253" calcext:value-type="float">
            <text:p>49570</text:p>
          </table:table-cell>
          <table:table-cell office:value-type="float" office:value="0.0604763746803169" calcext:value-type="float">
            <text:p>0.06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13722246368092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51];&quot;_&quot;;[.C751];&quot;_&quot;;[.D751])" office:value-type="string" office:string-value="6_EMI_D" calcext:value-type="string">
            <text:p>6_EMI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65376.9762084724" calcext:value-type="float">
            <text:p>65377</text:p>
          </table:table-cell>
          <table:table-cell office:value-type="float" office:value="0.0660338046455274" calcext:value-type="float">
            <text:p>0.06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21399163885811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52];&quot;_&quot;;[.C752];&quot;_&quot;;[.D752])" office:value-type="string" office:string-value="7_EMI_D" calcext:value-type="string">
            <text:p>7_EMI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83505.1473086609" calcext:value-type="float">
            <text:p>83505</text:p>
          </table:table-cell>
          <table:table-cell office:value-type="float" office:value="0.0730343636881184" calcext:value-type="float">
            <text:p>0.07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0701422552534" calcext:value-type="float">
            <text:p>0.013</text:p>
          </table:table-cell>
          <table:table-cell office:value-type="float" office:value="0.00362801598384976" calcext:value-type="float">
            <text:p>0.004</text:p>
          </table:table-cell>
          <table:table-cell office:value-type="float" office:value="134580" calcext:value-type="float">
            <text:p>134580</text:p>
          </table:table-cell>
          <table:table-cell table:number-columns-repeated="17"/>
        </table:table-row>
        <table:table-row table:style-name="ro1">
          <table:table-cell table:formula="of:=CONCATENATE([.B753];&quot;_&quot;;[.C753];&quot;_&quot;;[.D753])" office:value-type="string" office:string-value="8_EMI_D" calcext:value-type="string">
            <text:p>8_EMI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00893.833121744" calcext:value-type="float">
            <text:p>100894</text:p>
          </table:table-cell>
          <table:table-cell office:value-type="float" office:value="0.0772510567250665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4742866836488" calcext:value-type="float">
            <text:p>0.013</text:p>
          </table:table-cell>
          <table:table-cell office:value-type="float" office:value="0.0110980542376638" calcext:value-type="float">
            <text:p>0.011</text:p>
          </table:table-cell>
          <table:table-cell office:value-type="float" office:value="163356" calcext:value-type="float">
            <text:p>163356</text:p>
          </table:table-cell>
          <table:table-cell table:number-columns-repeated="17"/>
        </table:table-row>
        <table:table-row table:style-name="ro1">
          <table:table-cell table:formula="of:=CONCATENATE([.B754];&quot;_&quot;;[.C754];&quot;_&quot;;[.D754])" office:value-type="string" office:string-value="9_EMI_D" calcext:value-type="string">
            <text:p>9_EMI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16315.386931569" calcext:value-type="float">
            <text:p>116315</text:p>
          </table:table-cell>
          <table:table-cell office:value-type="float" office:value="0.0802671742842804" calcext:value-type="float">
            <text:p>0.080</text:p>
          </table:table-cell>
          <table:table-cell office:value-type="float" office:value="0" calcext:value-type="float">
            <text:p>0.000</text:p>
          </table:table-cell>
          <table:table-cell office:value-type="float" office:value="0.999743819236755" calcext:value-type="float">
            <text:p>1.000</text:p>
          </table:table-cell>
          <table:table-cell office:value-type="float" office:value="0.0135177698213003" calcext:value-type="float">
            <text:p>0.014</text:p>
          </table:table-cell>
          <table:table-cell office:value-type="float" office:value="0.0167933069169521" calcext:value-type="float">
            <text:p>0.017</text:p>
          </table:table-cell>
          <table:table-cell office:value-type="float" office:value="191100" calcext:value-type="float">
            <text:p>191100</text:p>
          </table:table-cell>
          <table:table-cell table:number-columns-repeated="17"/>
        </table:table-row>
        <table:table-row table:style-name="ro1">
          <table:table-cell table:formula="of:=CONCATENATE([.B755];&quot;_&quot;;[.C755];&quot;_&quot;;[.D755])" office:value-type="string" office:string-value="10_EMI_D" calcext:value-type="string">
            <text:p>10_EMI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132292.938298663" calcext:value-type="float">
            <text:p>132293</text:p>
          </table:table-cell>
          <table:table-cell office:value-type="float" office:value="0.082423429599834" calcext:value-type="float">
            <text:p>0.082</text:p>
          </table:table-cell>
          <table:table-cell office:value-type="float" office:value="0" calcext:value-type="float">
            <text:p>0.000</text:p>
          </table:table-cell>
          <table:table-cell office:value-type="float" office:value="0.998354613780975" calcext:value-type="float">
            <text:p>0.998</text:p>
          </table:table-cell>
          <table:table-cell office:value-type="float" office:value="0.0134306733581928" calcext:value-type="float">
            <text:p>0.013</text:p>
          </table:table-cell>
          <table:table-cell office:value-type="float" office:value="0.0213117972016334" calcext:value-type="float">
            <text:p>0.021</text:p>
          </table:table-cell>
          <table:table-cell office:value-type="float" office:value="219617" calcext:value-type="float">
            <text:p>219617</text:p>
          </table:table-cell>
          <table:table-cell table:number-columns-repeated="17"/>
        </table:table-row>
        <table:table-row table:style-name="ro1">
          <table:table-cell table:formula="of:=CONCATENATE([.B756];&quot;_&quot;;[.C756];&quot;_&quot;;[.D756])" office:value-type="string" office:string-value="11_EMI_D" calcext:value-type="string">
            <text:p>11_EMI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49369.288900906" calcext:value-type="float">
            <text:p>149369</text:p>
          </table:table-cell>
          <table:table-cell office:value-type="float" office:value="0.0856795729412335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0.984923660755158" calcext:value-type="float">
            <text:p>0.985</text:p>
          </table:table-cell>
          <table:table-cell office:value-type="float" office:value="0.0138444682330415" calcext:value-type="float">
            <text:p>0.014</text:p>
          </table:table-cell>
          <table:table-cell office:value-type="float" office:value="0.0290823243558407" calcext:value-type="float">
            <text:p>0.029</text:p>
          </table:table-cell>
          <table:table-cell office:value-type="float" office:value="245976" calcext:value-type="float">
            <text:p>245976</text:p>
          </table:table-cell>
          <table:table-cell table:number-columns-repeated="17"/>
        </table:table-row>
        <table:table-row table:style-name="ro1">
          <table:table-cell table:formula="of:=CONCATENATE([.B757];&quot;_&quot;;[.C757];&quot;_&quot;;[.D757])" office:value-type="string" office:string-value="12_EMI_D" calcext:value-type="string">
            <text:p>12_EMI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55849.906341393" calcext:value-type="float">
            <text:p>155850</text:p>
          </table:table-cell>
          <table:table-cell office:value-type="float" office:value="0.0825442795056234" calcext:value-type="float">
            <text:p>0.083</text:p>
          </table:table-cell>
          <table:table-cell office:value-type="float" office:value="0" calcext:value-type="float">
            <text:p>0.000</text:p>
          </table:table-cell>
          <table:table-cell office:value-type="float" office:value="0.999102294445038" calcext:value-type="float">
            <text:p>0.999</text:p>
          </table:table-cell>
          <table:table-cell office:value-type="float" office:value="0.0129032851334147" calcext:value-type="float">
            <text:p>0.013</text:p>
          </table:table-cell>
          <table:table-cell office:value-type="float" office:value="0.0273271724581718" calcext:value-type="float">
            <text:p>0.027</text:p>
          </table:table-cell>
          <table:table-cell office:value-type="float" office:value="258233" calcext:value-type="float">
            <text:p>258233</text:p>
          </table:table-cell>
          <table:table-cell table:number-columns-repeated="17"/>
        </table:table-row>
        <table:table-row table:style-name="ro1">
          <table:table-cell table:formula="of:=CONCATENATE([.B758];&quot;_&quot;;[.C758];&quot;_&quot;;[.D758])" office:value-type="string" office:string-value="13_EMI_D" calcext:value-type="string">
            <text:p>13_EMI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159252.429198476" calcext:value-type="float">
            <text:p>159252</text:p>
          </table:table-cell>
          <table:table-cell office:value-type="float" office:value="0.08023931646954" calcext:value-type="float">
            <text:p>0.08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23601010223027" calcext:value-type="float">
            <text:p>0.012</text:p>
          </table:table-cell>
          <table:table-cell office:value-type="float" office:value="0.024700628593564" calcext:value-type="float">
            <text:p>0.025</text:p>
          </table:table-cell>
          <table:table-cell office:value-type="float" office:value="262800" calcext:value-type="float">
            <text:p>262800</text:p>
          </table:table-cell>
          <table:table-cell table:number-columns-repeated="17"/>
        </table:table-row>
        <table:table-row table:style-name="ro1">
          <table:table-cell table:formula="of:=CONCATENATE([.B759];&quot;_&quot;;[.C759];&quot;_&quot;;[.D759])" office:value-type="string" office:string-value="14_EMI_D" calcext:value-type="string">
            <text:p>14_EMI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78989.048015399" calcext:value-type="float">
            <text:p>178989</text:p>
          </table:table-cell>
          <table:table-cell office:value-type="float" office:value="0.0827403589163511" calcext:value-type="float">
            <text:p>0.083</text:p>
          </table:table-cell>
          <table:table-cell office:value-type="float" office:value="0" calcext:value-type="float">
            <text:p>0.000</text:p>
          </table:table-cell>
          <table:table-cell office:value-type="float" office:value="0.998210489749908" calcext:value-type="float">
            <text:p>0.998</text:p>
          </table:table-cell>
          <table:table-cell office:value-type="float" office:value="0.0125094646503395" calcext:value-type="float">
            <text:p>0.013</text:p>
          </table:table-cell>
          <table:table-cell office:value-type="float" office:value="0.0331611782312393" calcext:value-type="float">
            <text:p>0.033</text:p>
          </table:table-cell>
          <table:table-cell office:value-type="float" office:value="293814" calcext:value-type="float">
            <text:p>293814</text:p>
          </table:table-cell>
          <table:table-cell table:number-columns-repeated="17"/>
        </table:table-row>
        <table:table-row table:style-name="ro1">
          <table:table-cell table:formula="of:=CONCATENATE([.B760];&quot;_&quot;;[.C760];&quot;_&quot;;[.D760])" office:value-type="string" office:string-value="15_EMI_D" calcext:value-type="string">
            <text:p>15_EMI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79244.936814944" calcext:value-type="float">
            <text:p>179245</text:p>
          </table:table-cell>
          <table:table-cell office:value-type="float" office:value="0.0780001594831124" calcext:value-type="float">
            <text:p>0.078</text:p>
          </table:table-cell>
          <table:table-cell office:value-type="float" office:value="0" calcext:value-type="float">
            <text:p>0.000</text:p>
          </table:table-cell>
          <table:table-cell office:value-type="float" office:value="0.848877012729645" calcext:value-type="float">
            <text:p>0.849</text:p>
          </table:table-cell>
          <table:table-cell office:value-type="float" office:value="0.0114601601949007" calcext:value-type="float">
            <text:p>0.011</text:p>
          </table:table-cell>
          <table:table-cell office:value-type="float" office:value="0.028567286208272" calcext:value-type="float">
            <text:p>0.029</text:p>
          </table:table-cell>
          <table:table-cell office:value-type="float" office:value="291132" calcext:value-type="float">
            <text:p>291132</text:p>
          </table:table-cell>
          <table:table-cell table:number-columns-repeated="17"/>
        </table:table-row>
        <table:table-row table:style-name="ro1">
          <table:table-cell table:formula="of:=CONCATENATE([.B761];&quot;_&quot;;[.C761];&quot;_&quot;;[.D761])" office:value-type="string" office:string-value="16_EMI_D" calcext:value-type="string">
            <text:p>16_EMI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87883.241413696" calcext:value-type="float">
            <text:p>187883</text:p>
          </table:table-cell>
          <table:table-cell office:value-type="float" office:value="0.0771708153698201" calcext:value-type="float">
            <text:p>0.077</text:p>
          </table:table-cell>
          <table:table-cell office:value-type="float" office:value="0" calcext:value-type="float">
            <text:p>0.000</text:p>
          </table:table-cell>
          <table:table-cell office:value-type="float" office:value="0.958026230335236" calcext:value-type="float">
            <text:p>0.958</text:p>
          </table:table-cell>
          <table:table-cell office:value-type="float" office:value="0.0112359866798679" calcext:value-type="float">
            <text:p>0.011</text:p>
          </table:table-cell>
          <table:table-cell office:value-type="float" office:value="0.0288634188473225" calcext:value-type="float">
            <text:p>0.029</text:p>
          </table:table-cell>
          <table:table-cell office:value-type="float" office:value="298596" calcext:value-type="float">
            <text:p>298596</text:p>
          </table:table-cell>
          <table:table-cell table:number-columns-repeated="17"/>
        </table:table-row>
        <table:table-row table:style-name="ro1">
          <table:table-cell table:formula="of:=CONCATENATE([.B762];&quot;_&quot;;[.C762];&quot;_&quot;;[.D762])" office:value-type="string" office:string-value="17_EMI_D" calcext:value-type="string">
            <text:p>17_EMI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91594.336270116" calcext:value-type="float">
            <text:p>191594</text:p>
          </table:table-cell>
          <table:table-cell office:value-type="float" office:value="0.0737671709887789" calcext:value-type="float">
            <text:p>0.074</text:p>
          </table:table-cell>
          <table:table-cell office:value-type="float" office:value="0" calcext:value-type="float">
            <text:p>0.000</text:p>
          </table:table-cell>
          <table:table-cell office:value-type="float" office:value="0.801411688327789" calcext:value-type="float">
            <text:p>0.801</text:p>
          </table:table-cell>
          <table:table-cell office:value-type="float" office:value="0.0112386431440855" calcext:value-type="float">
            <text:p>0.011</text:p>
          </table:table-cell>
          <table:table-cell office:value-type="float" office:value="0.0232030861079693" calcext:value-type="float">
            <text:p>0.023</text:p>
          </table:table-cell>
          <table:table-cell office:value-type="float" office:value="300517.40625" calcext:value-type="float">
            <text:p>300517</text:p>
          </table:table-cell>
          <table:table-cell table:number-columns-repeated="17"/>
        </table:table-row>
        <table:table-row table:style-name="ro1">
          <table:table-cell table:formula="of:=CONCATENATE([.B763];&quot;_&quot;;[.C763];&quot;_&quot;;[.D763])" office:value-type="string" office:string-value="18_EMI_D" calcext:value-type="string">
            <text:p>18_EMI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85152.758507367" calcext:value-type="float">
            <text:p>185153</text:p>
          </table:table-cell>
          <table:table-cell office:value-type="float" office:value="0.0700427498690305" calcext:value-type="float">
            <text:p>0.070</text:p>
          </table:table-cell>
          <table:table-cell office:value-type="float" office:value="0" calcext:value-type="float">
            <text:p>0.000</text:p>
          </table:table-cell>
          <table:table-cell office:value-type="float" office:value="0.997100174427032" calcext:value-type="float">
            <text:p>0.997</text:p>
          </table:table-cell>
          <table:table-cell office:value-type="float" office:value="0.0109720249075777" calcext:value-type="float">
            <text:p>0.011</text:p>
          </table:table-cell>
          <table:table-cell office:value-type="float" office:value="0.0183616820722818" calcext:value-type="float">
            <text:p>0.018</text:p>
          </table:table-cell>
          <table:table-cell office:value-type="float" office:value="298800" calcext:value-type="float">
            <text:p>298800</text:p>
          </table:table-cell>
          <table:table-cell table:number-columns-repeated="17"/>
        </table:table-row>
        <table:table-row table:style-name="ro1">
          <table:table-cell table:formula="of:=CONCATENATE([.B764];&quot;_&quot;;[.C764];&quot;_&quot;;[.D764])" office:value-type="string" office:string-value="19_EMI_D" calcext:value-type="string">
            <text:p>19_EMI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195352.022238105" calcext:value-type="float">
            <text:p>195352</text:p>
          </table:table-cell>
          <table:table-cell office:value-type="float" office:value="0.0698512152314361" calcext:value-type="float">
            <text:p>0.070</text:p>
          </table:table-cell>
          <table:table-cell office:value-type="float" office:value="0" calcext:value-type="float">
            <text:p>0.000</text:p>
          </table:table-cell>
          <table:table-cell office:value-type="float" office:value="0.794354438781738" calcext:value-type="float">
            <text:p>0.794</text:p>
          </table:table-cell>
          <table:table-cell office:value-type="float" office:value="0.0103947895872689" calcext:value-type="float">
            <text:p>0.010</text:p>
          </table:table-cell>
          <table:table-cell office:value-type="float" office:value="0.0188967902213335" calcext:value-type="float">
            <text:p>0.019</text:p>
          </table:table-cell>
          <table:table-cell office:value-type="float" office:value="309168" calcext:value-type="float">
            <text:p>309168</text:p>
          </table:table-cell>
          <table:table-cell table:number-columns-repeated="17"/>
        </table:table-row>
        <table:table-row table:style-name="ro1">
          <table:table-cell table:formula="of:=CONCATENATE([.B765];&quot;_&quot;;[.C765];&quot;_&quot;;[.D765])" office:value-type="string" office:string-value="20_EMI_D" calcext:value-type="string">
            <text:p>20_EMI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217079.34200826" calcext:value-type="float">
            <text:p>217079</text:p>
          </table:table-cell>
          <table:table-cell office:value-type="float" office:value="0.0744780443096381" calcext:value-type="float">
            <text:p>0.074</text:p>
          </table:table-cell>
          <table:table-cell office:value-type="float" office:value="0" calcext:value-type="float">
            <text:p>0.000</text:p>
          </table:table-cell>
          <table:table-cell office:value-type="float" office:value="0.717721402645111" calcext:value-type="float">
            <text:p>0.718</text:p>
          </table:table-cell>
          <table:table-cell office:value-type="float" office:value="0.0109890145255842" calcext:value-type="float">
            <text:p>0.011</text:p>
          </table:table-cell>
          <table:table-cell office:value-type="float" office:value="0.0230927653610706" calcext:value-type="float">
            <text:p>0.023</text:p>
          </table:table-cell>
          <table:table-cell office:value-type="float" office:value="350700" calcext:value-type="float">
            <text:p>350700</text:p>
          </table:table-cell>
          <table:table-cell table:number-columns-repeated="17"/>
        </table:table-row>
        <table:table-row table:style-name="ro1">
          <table:table-cell table:formula="of:=CONCATENATE([.B766];&quot;_&quot;;[.C766];&quot;_&quot;;[.D766])" office:value-type="string" office:string-value="200_EMI_D" calcext:value-type="string">
            <text:p>200_EMI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214052.296728238" calcext:value-type="float">
            <text:p>214052</text:p>
          </table:table-cell>
          <table:table-cell office:value-type="float" office:value="0.0644024950006425" calcext:value-type="float">
            <text:p>0.064</text:p>
          </table:table-cell>
          <table:table-cell office:value-type="float" office:value="0" calcext:value-type="float">
            <text:p>0.000</text:p>
          </table:table-cell>
          <table:table-cell office:value-type="float" office:value="0.994733870029449" calcext:value-type="float">
            <text:p>0.995</text:p>
          </table:table-cell>
          <table:table-cell office:value-type="float" office:value="0.0102417023174672" calcext:value-type="float">
            <text:p>0.010</text:p>
          </table:table-cell>
          <table:table-cell office:value-type="float" office:value="0.0137713337317109" calcext:value-type="float">
            <text:p>0.014</text:p>
          </table:table-cell>
          <table:table-cell office:value-type="float" office:value="321036" calcext:value-type="float">
            <text:p>321036</text:p>
          </table:table-cell>
          <table:table-cell table:number-columns-repeated="17"/>
        </table:table-row>
        <table:table-row table:style-name="ro1">
          <table:table-cell table:formula="of:=CONCATENATE([.B767];&quot;_&quot;;[.C767];&quot;_&quot;;[.D767])" office:value-type="string" office:string-value="300_EMI_D" calcext:value-type="string">
            <text:p>300_EMI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221580.610827093" calcext:value-type="float">
            <text:p>221581</text:p>
          </table:table-cell>
          <table:table-cell office:value-type="float" office:value="0.0543994773407527" calcext:value-type="float">
            <text:p>0.054</text:p>
          </table:table-cell>
          <table:table-cell office:value-type="float" office:value="0" calcext:value-type="float">
            <text:p>0.000</text:p>
          </table:table-cell>
          <table:table-cell office:value-type="float" office:value="0.894899487495422" calcext:value-type="float">
            <text:p>0.895</text:p>
          </table:table-cell>
          <table:table-cell office:value-type="float" office:value="0.0103088480959593" calcext:value-type="float">
            <text:p>0.010</text:p>
          </table:table-cell>
          <table:table-cell office:value-type="float" office:value="0.00347344251349568" calcext:value-type="float">
            <text:p>0.003</text:p>
          </table:table-cell>
          <table:table-cell office:value-type="float" office:value="294290" calcext:value-type="float">
            <text:p>294290</text:p>
          </table:table-cell>
          <table:table-cell table:number-columns-repeated="17"/>
        </table:table-row>
        <table:table-row table:style-name="ro1">
          <table:table-cell table:formula="of:=CONCATENATE([.B768];&quot;_&quot;;[.C768];&quot;_&quot;;[.D768])" office:value-type="string" office:string-value="400_EMI_D" calcext:value-type="string">
            <text:p>400_EMI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40683.7492111" calcext:value-type="float">
            <text:p>240684</text:p>
          </table:table-cell>
          <table:table-cell office:value-type="float" office:value="0.0507182989891279" calcext:value-type="float">
            <text:p>0.051</text:p>
          </table:table-cell>
          <table:table-cell office:value-type="float" office:value="0" calcext:value-type="float">
            <text:p>0.000</text:p>
          </table:table-cell>
          <table:table-cell office:value-type="float" office:value="0.68479859828949" calcext:value-type="float">
            <text:p>0.685</text:p>
          </table:table-cell>
          <table:table-cell office:value-type="float" office:value="0.0111119703852867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69];&quot;_&quot;;[.C769];&quot;_&quot;;[.D769])" office:value-type="string" office:string-value="500_EMI_D" calcext:value-type="string">
            <text:p>500_EMI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186519.597468174" calcext:value-type="float">
            <text:p>186520</text:p>
          </table:table-cell>
          <table:table-cell office:value-type="float" office:value="0.0330473354983346" calcext:value-type="float">
            <text:p>0.033</text:p>
          </table:table-cell>
          <table:table-cell office:value-type="float" office:value="0" calcext:value-type="float">
            <text:p>0.000</text:p>
          </table:table-cell>
          <table:table-cell office:value-type="float" office:value="0.638178706169128" calcext:value-type="float">
            <text:p>0.638</text:p>
          </table:table-cell>
          <table:table-cell office:value-type="float" office:value="0.00585362369045063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70];&quot;_&quot;;[.C770];&quot;_&quot;;[.D770])" office:value-type="string" office:string-value="1_CONSUMPTION_D" calcext:value-type="string">
            <text:p>1_CONSUMPTION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175809.082187575" calcext:value-type="float">
            <text:p>175809</text:p>
          </table:table-cell>
          <table:table-cell office:value-type="float" office:value="0.457115552865619" calcext:value-type="float">
            <text:p>0.45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856593808021625" calcext:value-type="float">
            <text:p>0.086</text:p>
          </table:table-cell>
          <table:table-cell office:value-type="float" office:value="0.429218024015427" calcext:value-type="float">
            <text:p>0.429</text:p>
          </table:table-cell>
          <table:table-cell office:value-type="float" office:value="185227.046875" calcext:value-type="float">
            <text:p>185227</text:p>
          </table:table-cell>
          <table:table-cell table:number-columns-repeated="17"/>
        </table:table-row>
        <table:table-row table:style-name="ro1">
          <table:table-cell table:formula="of:=CONCATENATE([.B771];&quot;_&quot;;[.C771];&quot;_&quot;;[.D771])" office:value-type="string" office:string-value="2_CONSUMPTION_D" calcext:value-type="string">
            <text:p>2_CONSUMPTION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62634.529118611" calcext:value-type="float">
            <text:p>162635</text:p>
          </table:table-cell>
          <table:table-cell office:value-type="float" office:value="0.607837611367575" calcext:value-type="float">
            <text:p>0.60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59628910313484" calcext:value-type="float">
            <text:p>0.076</text:p>
          </table:table-cell>
          <table:table-cell office:value-type="float" office:value="0.629518866539001" calcext:value-type="float">
            <text:p>0.630</text:p>
          </table:table-cell>
          <table:table-cell office:value-type="float" office:value="105046.15625" calcext:value-type="float">
            <text:p>105046</text:p>
          </table:table-cell>
          <table:table-cell table:number-columns-repeated="17"/>
        </table:table-row>
        <table:table-row table:style-name="ro1">
          <table:table-cell table:formula="of:=CONCATENATE([.B772];&quot;_&quot;;[.C772];&quot;_&quot;;[.D772])" office:value-type="string" office:string-value="3_CONSUMPTION_D" calcext:value-type="string">
            <text:p>3_CONSUMPTION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216105.50599703" calcext:value-type="float">
            <text:p>216106</text:p>
          </table:table-cell>
          <table:table-cell office:value-type="float" office:value="0.589786380496611" calcext:value-type="float">
            <text:p>0.59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95808386337306" calcext:value-type="float">
            <text:p>0.080</text:p>
          </table:table-cell>
          <table:table-cell office:value-type="float" office:value="0.586193084716797" calcext:value-type="float">
            <text:p>0.586</text:p>
          </table:table-cell>
          <table:table-cell office:value-type="float" office:value="157131.484375" calcext:value-type="float">
            <text:p>157131</text:p>
          </table:table-cell>
          <table:table-cell table:number-columns-repeated="17"/>
        </table:table-row>
        <table:table-row table:style-name="ro1">
          <table:table-cell table:formula="of:=CONCATENATE([.B773];&quot;_&quot;;[.C773];&quot;_&quot;;[.D773])" office:value-type="string" office:string-value="4_CONSUMPTION_D" calcext:value-type="string">
            <text:p>4_CONSUMPTION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264388.988239758" calcext:value-type="float">
            <text:p>264389</text:p>
          </table:table-cell>
          <table:table-cell office:value-type="float" office:value="0.536472910615301" calcext:value-type="float">
            <text:p>0.53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816651291808807" calcext:value-type="float">
            <text:p>0.082</text:p>
          </table:table-cell>
          <table:table-cell office:value-type="float" office:value="0.509371280670166" calcext:value-type="float">
            <text:p>0.509</text:p>
          </table:table-cell>
          <table:table-cell office:value-type="float" office:value="206674" calcext:value-type="float">
            <text:p>206674</text:p>
          </table:table-cell>
          <table:table-cell table:number-columns-repeated="17"/>
        </table:table-row>
        <table:table-row table:style-name="ro1">
          <table:table-cell table:formula="of:=CONCATENATE([.B774];&quot;_&quot;;[.C774];&quot;_&quot;;[.D774])" office:value-type="string" office:string-value="5_CONSUMPTION_D" calcext:value-type="string">
            <text:p>5_CONSUMPTION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287530.51680659" calcext:value-type="float">
            <text:p>287531</text:p>
          </table:table-cell>
          <table:table-cell office:value-type="float" office:value="0.445206516118456" calcext:value-type="float">
            <text:p>0.44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717822202384759" calcext:value-type="float">
            <text:p>0.072</text:p>
          </table:table-cell>
          <table:table-cell office:value-type="float" office:value="0.398174583911896" calcext:value-type="float">
            <text:p>0.398</text:p>
          </table:table-cell>
          <table:table-cell office:value-type="float" office:value="238658.96875" calcext:value-type="float">
            <text:p>238659</text:p>
          </table:table-cell>
          <table:table-cell table:number-columns-repeated="17"/>
        </table:table-row>
        <table:table-row table:style-name="ro1">
          <table:table-cell table:formula="of:=CONCATENATE([.B775];&quot;_&quot;;[.C775];&quot;_&quot;;[.D775])" office:value-type="string" office:string-value="6_CONSUMPTION_D" calcext:value-type="string">
            <text:p>6_CONSUMPTION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308292.865083724" calcext:value-type="float">
            <text:p>308293</text:p>
          </table:table-cell>
          <table:table-cell office:value-type="float" office:value="0.386547993397347" calcext:value-type="float">
            <text:p>0.38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620039148519132" calcext:value-type="float">
            <text:p>0.062</text:p>
          </table:table-cell>
          <table:table-cell office:value-type="float" office:value="0.337146908044815" calcext:value-type="float">
            <text:p>0.337</text:p>
          </table:table-cell>
          <table:table-cell office:value-type="float" office:value="258702.890625" calcext:value-type="float">
            <text:p>258703</text:p>
          </table:table-cell>
          <table:table-cell table:number-columns-repeated="17"/>
        </table:table-row>
        <table:table-row table:style-name="ro1">
          <table:table-cell table:formula="of:=CONCATENATE([.B776];&quot;_&quot;;[.C776];&quot;_&quot;;[.D776])" office:value-type="string" office:string-value="7_CONSUMPTION_D" calcext:value-type="string">
            <text:p>7_CONSUMPTION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330720.184034927" calcext:value-type="float">
            <text:p>330720</text:p>
          </table:table-cell>
          <table:table-cell office:value-type="float" office:value="0.345693976579529" calcext:value-type="float">
            <text:p>0.34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34980845704493" calcext:value-type="float">
            <text:p>0.053</text:p>
          </table:table-cell>
          <table:table-cell office:value-type="float" office:value="0.297415435314178" calcext:value-type="float">
            <text:p>0.297</text:p>
          </table:table-cell>
          <table:table-cell office:value-type="float" office:value="273164.875" calcext:value-type="float">
            <text:p>273165</text:p>
          </table:table-cell>
          <table:table-cell table:number-columns-repeated="17"/>
        </table:table-row>
        <table:table-row table:style-name="ro1">
          <table:table-cell table:formula="of:=CONCATENATE([.B777];&quot;_&quot;;[.C777];&quot;_&quot;;[.D777])" office:value-type="string" office:string-value="8_CONSUMPTION_D" calcext:value-type="string">
            <text:p>8_CONSUMPTION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348635.592916643" calcext:value-type="float">
            <text:p>348636</text:p>
          </table:table-cell>
          <table:table-cell office:value-type="float" office:value="0.314030738695139" calcext:value-type="float">
            <text:p>0.31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69592065355809" calcext:value-type="float">
            <text:p>0.047</text:p>
          </table:table-cell>
          <table:table-cell office:value-type="float" office:value="0.268122404813766" calcext:value-type="float">
            <text:p>0.268</text:p>
          </table:table-cell>
          <table:table-cell office:value-type="float" office:value="290052.78125" calcext:value-type="float">
            <text:p>290053</text:p>
          </table:table-cell>
          <table:table-cell table:number-columns-repeated="17"/>
        </table:table-row>
        <table:table-row table:style-name="ro1">
          <table:table-cell table:formula="of:=CONCATENATE([.B778];&quot;_&quot;;[.C778];&quot;_&quot;;[.D778])" office:value-type="string" office:string-value="9_CONSUMPTION_D" calcext:value-type="string">
            <text:p>9_CONSUMPTION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365531.97532454" calcext:value-type="float">
            <text:p>365532</text:p>
          </table:table-cell>
          <table:table-cell office:value-type="float" office:value="0.291216328886102" calcext:value-type="float">
            <text:p>0.29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25245404907084" calcext:value-type="float">
            <text:p>0.043</text:p>
          </table:table-cell>
          <table:table-cell office:value-type="float" office:value="0.248279452323914" calcext:value-type="float">
            <text:p>0.248</text:p>
          </table:table-cell>
          <table:table-cell office:value-type="float" office:value="308560.375" calcext:value-type="float">
            <text:p>308560</text:p>
          </table:table-cell>
          <table:table-cell table:number-columns-repeated="17"/>
        </table:table-row>
        <table:table-row table:style-name="ro1">
          <table:table-cell table:formula="of:=CONCATENATE([.B779];&quot;_&quot;;[.C779];&quot;_&quot;;[.D779])" office:value-type="string" office:string-value="10_CONSUMPTION_D" calcext:value-type="string">
            <text:p>10_CONSUMPTION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374832.366842736" calcext:value-type="float">
            <text:p>374832</text:p>
          </table:table-cell>
          <table:table-cell office:value-type="float" office:value="0.270188615601689" calcext:value-type="float">
            <text:p>0.27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92733783928983" calcext:value-type="float">
            <text:p>0.039</text:p>
          </table:table-cell>
          <table:table-cell office:value-type="float" office:value="0.226904273033142" calcext:value-type="float">
            <text:p>0.227</text:p>
          </table:table-cell>
          <table:table-cell office:value-type="float" office:value="324098.4375" calcext:value-type="float">
            <text:p>324098</text:p>
          </table:table-cell>
          <table:table-cell table:number-columns-repeated="17"/>
        </table:table-row>
        <table:table-row table:style-name="ro1">
          <table:table-cell table:formula="of:=CONCATENATE([.B780];&quot;_&quot;;[.C780];&quot;_&quot;;[.D780])" office:value-type="string" office:string-value="11_CONSUMPTION_D" calcext:value-type="string">
            <text:p>11_CONSUMPTION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390991.313320872" calcext:value-type="float">
            <text:p>390991</text:p>
          </table:table-cell>
          <table:table-cell office:value-type="float" office:value="0.254336793244325" calcext:value-type="float">
            <text:p>0.25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46340449664939" calcext:value-type="float">
            <text:p>0.035</text:p>
          </table:table-cell>
          <table:table-cell office:value-type="float" office:value="0.214889794588089" calcext:value-type="float">
            <text:p>0.215</text:p>
          </table:table-cell>
          <table:table-cell office:value-type="float" office:value="334113.375" calcext:value-type="float">
            <text:p>334113</text:p>
          </table:table-cell>
          <table:table-cell table:number-columns-repeated="17"/>
        </table:table-row>
        <table:table-row table:style-name="ro1">
          <table:table-cell table:formula="of:=CONCATENATE([.B781];&quot;_&quot;;[.C781];&quot;_&quot;;[.D781])" office:value-type="string" office:string-value="12_CONSUMPTION_D" calcext:value-type="string">
            <text:p>12_CONSUMPTION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401219.167774867" calcext:value-type="float">
            <text:p>401219</text:p>
          </table:table-cell>
          <table:table-cell office:value-type="float" office:value="0.240326776802466" calcext:value-type="float">
            <text:p>0.24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3928492854547" calcext:value-type="float">
            <text:p>0.034</text:p>
          </table:table-cell>
          <table:table-cell office:value-type="float" office:value="0.202637672424316" calcext:value-type="float">
            <text:p>0.203</text:p>
          </table:table-cell>
          <table:table-cell office:value-type="float" office:value="359124.25" calcext:value-type="float">
            <text:p>359124</text:p>
          </table:table-cell>
          <table:table-cell table:number-columns-repeated="17"/>
        </table:table-row>
        <table:table-row table:style-name="ro1">
          <table:table-cell table:formula="of:=CONCATENATE([.B782];&quot;_&quot;;[.C782];&quot;_&quot;;[.D782])" office:value-type="string" office:string-value="13_CONSUMPTION_D" calcext:value-type="string">
            <text:p>13_CONSUMPTION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402820.999502958" calcext:value-type="float">
            <text:p>402821</text:p>
          </table:table-cell>
          <table:table-cell office:value-type="float" office:value="0.228659315582593" calcext:value-type="float">
            <text:p>0.22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31584325569374" calcext:value-type="float">
            <text:p>0.033</text:p>
          </table:table-cell>
          <table:table-cell office:value-type="float" office:value="0.188569769263267" calcext:value-type="float">
            <text:p>0.189</text:p>
          </table:table-cell>
          <table:table-cell office:value-type="float" office:value="368555" calcext:value-type="float">
            <text:p>368555</text:p>
          </table:table-cell>
          <table:table-cell table:number-columns-repeated="17"/>
        </table:table-row>
        <table:table-row table:style-name="ro1">
          <table:table-cell table:formula="of:=CONCATENATE([.B783];&quot;_&quot;;[.C783];&quot;_&quot;;[.D783])" office:value-type="string" office:string-value="14_CONSUMPTION_D" calcext:value-type="string">
            <text:p>14_CONSUMPTION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413062.746955638" calcext:value-type="float">
            <text:p>413063</text:p>
          </table:table-cell>
          <table:table-cell office:value-type="float" office:value="0.214238038271192" calcext:value-type="float">
            <text:p>0.21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01505515290094" calcext:value-type="float">
            <text:p>0.030</text:p>
          </table:table-cell>
          <table:table-cell office:value-type="float" office:value="0.174874067306519" calcext:value-type="float">
            <text:p>0.175</text:p>
          </table:table-cell>
          <table:table-cell office:value-type="float" office:value="382050.59375" calcext:value-type="float">
            <text:p>382051</text:p>
          </table:table-cell>
          <table:table-cell table:number-columns-repeated="17"/>
        </table:table-row>
        <table:table-row table:style-name="ro1">
          <table:table-cell table:formula="of:=CONCATENATE([.B784];&quot;_&quot;;[.C784];&quot;_&quot;;[.D784])" office:value-type="string" office:string-value="15_CONSUMPTION_D" calcext:value-type="string">
            <text:p>15_CONSUMPTION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429474.882814451" calcext:value-type="float">
            <text:p>429475</text:p>
          </table:table-cell>
          <table:table-cell office:value-type="float" office:value="0.210096764743159" calcext:value-type="float">
            <text:p>0.21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11853098067659" calcext:value-type="float">
            <text:p>0.031</text:p>
          </table:table-cell>
          <table:table-cell office:value-type="float" office:value="0.169395297765732" calcext:value-type="float">
            <text:p>0.169</text:p>
          </table:table-cell>
          <table:table-cell office:value-type="float" office:value="415872.71875" calcext:value-type="float">
            <text:p>415873</text:p>
          </table:table-cell>
          <table:table-cell table:number-columns-repeated="17"/>
        </table:table-row>
        <table:table-row table:style-name="ro1">
          <table:table-cell table:formula="of:=CONCATENATE([.B785];&quot;_&quot;;[.C785];&quot;_&quot;;[.D785])" office:value-type="string" office:string-value="16_CONSUMPTION_D" calcext:value-type="string">
            <text:p>16_CONSUMPTION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428774.303145416" calcext:value-type="float">
            <text:p>428774</text:p>
          </table:table-cell>
          <table:table-cell office:value-type="float" office:value="0.196923527526531" calcext:value-type="float">
            <text:p>0.19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93522444821985" calcext:value-type="float">
            <text:p>0.029</text:p>
          </table:table-cell>
          <table:table-cell office:value-type="float" office:value="0.157703503966332" calcext:value-type="float">
            <text:p>0.158</text:p>
          </table:table-cell>
          <table:table-cell office:value-type="float" office:value="422830.0625" calcext:value-type="float">
            <text:p>422830</text:p>
          </table:table-cell>
          <table:table-cell table:number-columns-repeated="17"/>
        </table:table-row>
        <table:table-row table:style-name="ro1">
          <table:table-cell table:formula="of:=CONCATENATE([.B786];&quot;_&quot;;[.C786];&quot;_&quot;;[.D786])" office:value-type="string" office:string-value="17_CONSUMPTION_D" calcext:value-type="string">
            <text:p>17_CONSUMPTION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438628.209242255" calcext:value-type="float">
            <text:p>438628</text:p>
          </table:table-cell>
          <table:table-cell office:value-type="float" office:value="0.19250969254736" calcext:value-type="float">
            <text:p>0.19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79664825023086" calcext:value-type="float">
            <text:p>0.028</text:p>
          </table:table-cell>
          <table:table-cell office:value-type="float" office:value="0.15557935833931" calcext:value-type="float">
            <text:p>0.156</text:p>
          </table:table-cell>
          <table:table-cell office:value-type="float" office:value="436176.84375" calcext:value-type="float">
            <text:p>436177</text:p>
          </table:table-cell>
          <table:table-cell table:number-columns-repeated="17"/>
        </table:table-row>
        <table:table-row table:style-name="ro1">
          <table:table-cell table:formula="of:=CONCATENATE([.B787];&quot;_&quot;;[.C787];&quot;_&quot;;[.D787])" office:value-type="string" office:string-value="18_CONSUMPTION_D" calcext:value-type="string">
            <text:p>18_CONSUMPTION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439726.930214236" calcext:value-type="float">
            <text:p>439727</text:p>
          </table:table-cell>
          <table:table-cell office:value-type="float" office:value="0.185599036880795" calcext:value-type="float">
            <text:p>0.18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83723524575031" calcext:value-type="float">
            <text:p>0.028</text:p>
          </table:table-cell>
          <table:table-cell office:value-type="float" office:value="0.144619554281235" calcext:value-type="float">
            <text:p>0.145</text:p>
          </table:table-cell>
          <table:table-cell office:value-type="float" office:value="453565.375" calcext:value-type="float">
            <text:p>453565</text:p>
          </table:table-cell>
          <table:table-cell table:number-columns-repeated="17"/>
        </table:table-row>
        <table:table-row table:style-name="ro1">
          <table:table-cell table:formula="of:=CONCATENATE([.B788];&quot;_&quot;;[.C788];&quot;_&quot;;[.D788])" office:value-type="string" office:string-value="19_CONSUMPTION_D" calcext:value-type="string">
            <text:p>19_CONSUMPTION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444173.958436044" calcext:value-type="float">
            <text:p>444174</text:p>
          </table:table-cell>
          <table:table-cell office:value-type="float" office:value="0.180784834041395" calcext:value-type="float">
            <text:p>0.18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01436191078498" calcext:value-type="float">
            <text:p>0.030</text:p>
          </table:table-cell>
          <table:table-cell office:value-type="float" office:value="0.136123970150948" calcext:value-type="float">
            <text:p>0.136</text:p>
          </table:table-cell>
          <table:table-cell office:value-type="float" office:value="491916.59375" calcext:value-type="float">
            <text:p>491917</text:p>
          </table:table-cell>
          <table:table-cell table:number-columns-repeated="17"/>
        </table:table-row>
        <table:table-row table:style-name="ro1">
          <table:table-cell table:formula="of:=CONCATENATE([.B789];&quot;_&quot;;[.C789];&quot;_&quot;;[.D789])" office:value-type="string" office:string-value="20_CONSUMPTION_D" calcext:value-type="string">
            <text:p>20_CONSUMPTION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461770.021315044" calcext:value-type="float">
            <text:p>461770</text:p>
          </table:table-cell>
          <table:table-cell office:value-type="float" office:value="0.178086852625724" calcext:value-type="float">
            <text:p>0.17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302527405820105" calcext:value-type="float">
            <text:p>0.030</text:p>
          </table:table-cell>
          <table:table-cell office:value-type="float" office:value="0.133334457874298" calcext:value-type="float">
            <text:p>0.133</text:p>
          </table:table-cell>
          <table:table-cell office:value-type="float" office:value="525481.0625" calcext:value-type="float">
            <text:p>525481</text:p>
          </table:table-cell>
          <table:table-cell table:number-columns-repeated="17"/>
        </table:table-row>
        <table:table-row table:style-name="ro1">
          <table:table-cell table:formula="of:=CONCATENATE([.B790];&quot;_&quot;;[.C790];&quot;_&quot;;[.D790])" office:value-type="string" office:string-value="200_CONSUMPTION_D" calcext:value-type="string">
            <text:p>200_CONSUMPTION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466603.75099807" calcext:value-type="float">
            <text:p>466604</text:p>
          </table:table-cell>
          <table:table-cell office:value-type="float" office:value="0.159308798547982" calcext:value-type="float">
            <text:p>0.15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93211509092021" calcext:value-type="float">
            <text:p>0.029</text:p>
          </table:table-cell>
          <table:table-cell office:value-type="float" office:value="0.111913740634918" calcext:value-type="float">
            <text:p>0.112</text:p>
          </table:table-cell>
          <table:table-cell office:value-type="float" office:value="534584.9375" calcext:value-type="float">
            <text:p>534585</text:p>
          </table:table-cell>
          <table:table-cell table:number-columns-repeated="17"/>
        </table:table-row>
        <table:table-row table:style-name="ro1">
          <table:table-cell table:formula="of:=CONCATENATE([.B791];&quot;_&quot;;[.C791];&quot;_&quot;;[.D791])" office:value-type="string" office:string-value="300_CONSUMPTION_D" calcext:value-type="string">
            <text:p>300_CONSUMPTION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508417.477911653" calcext:value-type="float">
            <text:p>508417</text:p>
          </table:table-cell>
          <table:table-cell office:value-type="float" office:value="0.135893528350497" calcext:value-type="float">
            <text:p>0.13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69188385424132" calcext:value-type="float">
            <text:p>0.027</text:p>
          </table:table-cell>
          <table:table-cell office:value-type="float" office:value="0.0885576456785202" calcext:value-type="float">
            <text:p>0.089</text:p>
          </table:table-cell>
          <table:table-cell office:value-type="float" office:value="621913.875" calcext:value-type="float">
            <text:p>621914</text:p>
          </table:table-cell>
          <table:table-cell table:number-columns-repeated="17"/>
        </table:table-row>
        <table:table-row table:style-name="ro1">
          <table:table-cell table:formula="of:=CONCATENATE([.B792];&quot;_&quot;;[.C792];&quot;_&quot;;[.D792])" office:value-type="string" office:string-value="400_CONSUMPTION_D" calcext:value-type="string">
            <text:p>400_CONSUMPTION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491386.189553058" calcext:value-type="float">
            <text:p>491386</text:p>
          </table:table-cell>
          <table:table-cell office:value-type="float" office:value="0.116370263964547" calcext:value-type="float">
            <text:p>0.11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74204128091658" calcext:value-type="float">
            <text:p>0.027</text:p>
          </table:table-cell>
          <table:table-cell office:value-type="float" office:value="0.0641830563545227" calcext:value-type="float">
            <text:p>0.064</text:p>
          </table:table-cell>
          <table:table-cell office:value-type="float" office:value="598927.125" calcext:value-type="float">
            <text:p>598927</text:p>
          </table:table-cell>
          <table:table-cell table:number-columns-repeated="17"/>
        </table:table-row>
        <table:table-row table:style-name="ro1">
          <table:table-cell table:formula="of:=CONCATENATE([.B793];&quot;_&quot;;[.C793];&quot;_&quot;;[.D793])" office:value-type="string" office:string-value="500_CONSUMPTION_D" calcext:value-type="string">
            <text:p>500_CONSUMPTION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659587.910851325" calcext:value-type="float">
            <text:p>659588</text:p>
          </table:table-cell>
          <table:table-cell office:value-type="float" office:value="0.144710871991533" calcext:value-type="float">
            <text:p>0.14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511339738908215" calcext:value-type="float">
            <text:p>0.051</text:p>
          </table:table-cell>
          <table:table-cell office:value-type="float" office:value="0.0568653233349323" calcext:value-type="float">
            <text:p>0.057</text:p>
          </table:table-cell>
          <table:table-cell office:value-type="float" office:value="558577.5625" calcext:value-type="float">
            <text:p>558578</text:p>
          </table:table-cell>
          <table:table-cell table:number-columns-repeated="17"/>
        </table:table-row>
        <table:table-row table:style-name="ro1">
          <table:table-cell table:formula="of:=CONCATENATE([.B794];&quot;_&quot;;[.C794];&quot;_&quot;;[.D794])" office:value-type="string" office:string-value="1_CLOSING_C" calcext:value-type="string">
            <text:p>1_CLOSING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95];&quot;_&quot;;[.C795];&quot;_&quot;;[.D795])" office:value-type="string" office:string-value="2_CLOSING_C" calcext:value-type="string">
            <text:p>2_CLOSING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24.810518115956" calcext:value-type="float">
            <text:p>125</text:p>
          </table:table-cell>
          <table:table-cell office:value-type="float" office:value="0.0003622489225562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20835220813751" calcext:value-type="float">
            <text:p>0.521</text:p>
          </table:table-cell>
          <table:table-cell office:value-type="float" office:value="0.00003014406617129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96];&quot;_&quot;;[.C796];&quot;_&quot;;[.D796])" office:value-type="string" office:string-value="3_CLOSING_C" calcext:value-type="string">
            <text:p>3_CLOSING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56.566027128536" calcext:value-type="float">
            <text:p>157</text:p>
          </table:table-cell>
          <table:table-cell office:value-type="float" office:value="0.0003379224160506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78869146108627" calcext:value-type="float">
            <text:p>0.379</text:p>
          </table:table-cell>
          <table:table-cell office:value-type="float" office:value="0.00002648657465696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97];&quot;_&quot;;[.C797];&quot;_&quot;;[.D797])" office:value-type="string" office:string-value="4_CLOSING_C" calcext:value-type="string">
            <text:p>4_CLOSING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90.984491481573" calcext:value-type="float">
            <text:p>191</text:p>
          </table:table-cell>
          <table:table-cell office:value-type="float" office:value="0.00030703055867637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29702591896057" calcext:value-type="float">
            <text:p>0.730</text:p>
          </table:table-cell>
          <table:table-cell office:value-type="float" office:value="0.00002542927085473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98];&quot;_&quot;;[.C798];&quot;_&quot;;[.D798])" office:value-type="string" office:string-value="5_CLOSING_C" calcext:value-type="string">
            <text:p>5_CLOSING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229.341613561457" calcext:value-type="float">
            <text:p>229</text:p>
          </table:table-cell>
          <table:table-cell office:value-type="float" office:value="0.0002781896476530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44434225559235" calcext:value-type="float">
            <text:p>0.444</text:p>
          </table:table-cell>
          <table:table-cell office:value-type="float" office:value="0.00002581559438821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799];&quot;_&quot;;[.C799];&quot;_&quot;;[.D799])" office:value-type="string" office:string-value="6_CLOSING_C" calcext:value-type="string">
            <text:p>6_CLOSING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240.416989201056" calcext:value-type="float">
            <text:p>240</text:p>
          </table:table-cell>
          <table:table-cell office:value-type="float" office:value="0.0002417919779023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81353563070297" calcext:value-type="float">
            <text:p>0.281</text:p>
          </table:table-cell>
          <table:table-cell office:value-type="float" office:value="0.00002119657921559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0];&quot;_&quot;;[.C800];&quot;_&quot;;[.D800])" office:value-type="string" office:string-value="7_CLOSING_C" calcext:value-type="string">
            <text:p>7_CLOSING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269.10515093619" calcext:value-type="float">
            <text:p>269</text:p>
          </table:table-cell>
          <table:table-cell office:value-type="float" office:value="0.0002278461496889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487938344478607" calcext:value-type="float">
            <text:p>0.488</text:p>
          </table:table-cell>
          <table:table-cell office:value-type="float" office:value="0.0000204641690045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1];&quot;_&quot;;[.C801];&quot;_&quot;;[.D801])" office:value-type="string" office:string-value="8_CLOSING_C" calcext:value-type="string">
            <text:p>8_CLOSING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262.737530169203" calcext:value-type="float">
            <text:p>263</text:p>
          </table:table-cell>
          <table:table-cell office:value-type="float" office:value="0.0001829103170077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62028121948242" calcext:value-type="float">
            <text:p>0.362</text:p>
          </table:table-cell>
          <table:table-cell office:value-type="float" office:value="0.00001337133140866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2];&quot;_&quot;;[.C802];&quot;_&quot;;[.D802])" office:value-type="string" office:string-value="9_CLOSING_C" calcext:value-type="string">
            <text:p>9_CLOSING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320.968521321745" calcext:value-type="float">
            <text:p>321</text:p>
          </table:table-cell>
          <table:table-cell office:value-type="float" office:value="0.0002096492074869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74110317230225" calcext:value-type="float">
            <text:p>0.274</text:p>
          </table:table-cell>
          <table:table-cell office:value-type="float" office:value="0.00001470144389660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3];&quot;_&quot;;[.C803];&quot;_&quot;;[.D803])" office:value-type="string" office:string-value="10_CLOSING_C" calcext:value-type="string">
            <text:p>10_CLOSING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313.32533517118" calcext:value-type="float">
            <text:p>313</text:p>
          </table:table-cell>
          <table:table-cell office:value-type="float" office:value="0.000189426703288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62288957834244" calcext:value-type="float">
            <text:p>0.262</text:p>
          </table:table-cell>
          <table:table-cell office:value-type="float" office:value="0.0000156933945400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4];&quot;_&quot;;[.C804];&quot;_&quot;;[.D804])" office:value-type="string" office:string-value="11_CLOSING_C" calcext:value-type="string">
            <text:p>11_CLOSING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393.434293759516" calcext:value-type="float">
            <text:p>393</text:p>
          </table:table-cell>
          <table:table-cell office:value-type="float" office:value="0.000206726207219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5791949033737" calcext:value-type="float">
            <text:p>0.176</text:p>
          </table:table-cell>
          <table:table-cell office:value-type="float" office:value="0.00001345333539692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5];&quot;_&quot;;[.C805];&quot;_&quot;;[.D805])" office:value-type="string" office:string-value="12_CLOSING_C" calcext:value-type="string">
            <text:p>12_CLOSING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332.939474125216" calcext:value-type="float">
            <text:p>333</text:p>
          </table:table-cell>
          <table:table-cell office:value-type="float" office:value="0.0001558037381772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4651692807674" calcext:value-type="float">
            <text:p>0.125</text:p>
          </table:table-cell>
          <table:table-cell office:value-type="float" office:value="0.0000063091289906973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6];&quot;_&quot;;[.C806];&quot;_&quot;;[.D806])" office:value-type="string" office:string-value="13_CLOSING_C" calcext:value-type="string">
            <text:p>13_CLOSING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394.197563759704" calcext:value-type="float">
            <text:p>394</text:p>
          </table:table-cell>
          <table:table-cell office:value-type="float" office:value="0.0001801999292854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6083125770092" calcext:value-type="float">
            <text:p>0.161</text:p>
          </table:table-cell>
          <table:table-cell office:value-type="float" office:value="0.00001152458303523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7];&quot;_&quot;;[.C807];&quot;_&quot;;[.D807])" office:value-type="string" office:string-value="14_CLOSING_C" calcext:value-type="string">
            <text:p>14_CLOSING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514.22702981649" calcext:value-type="float">
            <text:p>514</text:p>
          </table:table-cell>
          <table:table-cell office:value-type="float" office:value="0.0002303230565601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83021143078804" calcext:value-type="float">
            <text:p>0.183</text:p>
          </table:table-cell>
          <table:table-cell office:value-type="float" office:value="0.00002036635892836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8];&quot;_&quot;;[.C808];&quot;_&quot;;[.D808])" office:value-type="string" office:string-value="15_CLOSING_C" calcext:value-type="string">
            <text:p>15_CLOSING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307.303604895631" calcext:value-type="float">
            <text:p>307</text:p>
          </table:table-cell>
          <table:table-cell office:value-type="float" office:value="0.0001209053525943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81513874232769" calcext:value-type="float">
            <text:p>0.082</text:p>
          </table:table-cell>
          <table:table-cell office:value-type="float" office:value="0.00000414181423208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09];&quot;_&quot;;[.C809];&quot;_&quot;;[.D809])" office:value-type="string" office:string-value="16_CLOSING_C" calcext:value-type="string">
            <text:p>16_CLOSING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483.769121662575" calcext:value-type="float">
            <text:p>484</text:p>
          </table:table-cell>
          <table:table-cell office:value-type="float" office:value="0.0001274997552144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8184620141983" calcext:value-type="float">
            <text:p>0.182</text:p>
          </table:table-cell>
          <table:table-cell office:value-type="float" office:value="0.000009302731113114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0];&quot;_&quot;;[.C810];&quot;_&quot;;[.D810])" office:value-type="string" office:string-value="17_CLOSING_C" calcext:value-type="string">
            <text:p>17_CLOSING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482.36327451038" calcext:value-type="float">
            <text:p>482</text:p>
          </table:table-cell>
          <table:table-cell office:value-type="float" office:value="0.00018327994173159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177324295044" calcext:value-type="float">
            <text:p>0.122</text:p>
          </table:table-cell>
          <table:table-cell office:value-type="float" office:value="0.0000132678542524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1];&quot;_&quot;;[.C811];&quot;_&quot;;[.D811])" office:value-type="string" office:string-value="18_CLOSING_C" calcext:value-type="string">
            <text:p>18_CLOSING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757.060348446695" calcext:value-type="float">
            <text:p>757</text:p>
          </table:table-cell>
          <table:table-cell office:value-type="float" office:value="0.0003221597421472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89493018388748" calcext:value-type="float">
            <text:p>0.389</text:p>
          </table:table-cell>
          <table:table-cell office:value-type="float" office:value="0.00005970460563501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2];&quot;_&quot;;[.C812];&quot;_&quot;;[.D812])" office:value-type="string" office:string-value="19_CLOSING_C" calcext:value-type="string">
            <text:p>19_CLOSING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984.19815073882" calcext:value-type="float">
            <text:p>984</text:p>
          </table:table-cell>
          <table:table-cell office:value-type="float" office:value="0.0002447064274025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5361502170563" calcext:value-type="float">
            <text:p>0.125</text:p>
          </table:table-cell>
          <table:table-cell office:value-type="float" office:value="0.00001509782573834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3];&quot;_&quot;;[.C813];&quot;_&quot;;[.D813])" office:value-type="string" office:string-value="20_CLOSING_C" calcext:value-type="string">
            <text:p>20_CLOSING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808.36037436452" calcext:value-type="float">
            <text:p>808</text:p>
          </table:table-cell>
          <table:table-cell office:value-type="float" office:value="0.000245606604590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38386815786362" calcext:value-type="float">
            <text:p>0.138</text:p>
          </table:table-cell>
          <table:table-cell office:value-type="float" office:value="0.00001545431158240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4];&quot;_&quot;;[.C814];&quot;_&quot;;[.D814])" office:value-type="string" office:string-value="200_CLOSING_C" calcext:value-type="string">
            <text:p>200_CLOSING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759.875598893076" calcext:value-type="float">
            <text:p>760</text:p>
          </table:table-cell>
          <table:table-cell office:value-type="float" office:value="0.0002229836285614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02306056022644" calcext:value-type="float">
            <text:p>0.302</text:p>
          </table:table-cell>
          <table:table-cell office:value-type="float" office:value="0.000021004301048056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5];&quot;_&quot;;[.C815];&quot;_&quot;;[.D815])" office:value-type="string" office:string-value="300_CLOSING_C" calcext:value-type="string">
            <text:p>300_CLOSING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559.137423843362" calcext:value-type="float">
            <text:p>559</text:p>
          </table:table-cell>
          <table:table-cell office:value-type="float" office:value="0.00009462975620947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00307141244412" calcext:value-type="float">
            <text:p>0.040</text:p>
          </table:table-cell>
          <table:table-cell office:value-type="float" office:value="0.000002335068690194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6];&quot;_&quot;;[.C816];&quot;_&quot;;[.D816])" office:value-type="string" office:string-value="400_CLOSING_C" calcext:value-type="string">
            <text:p>400_CLOSING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92.2033009795368" calcext:value-type="float">
            <text:p>92</text:p>
          </table:table-cell>
          <table:table-cell office:value-type="float" office:value="0.0000712767321389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59440913796425" calcext:value-type="float">
            <text:p>0.026</text:p>
          </table:table-cell>
          <table:table-cell office:value-type="float" office:value="0.000001714896648958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7];&quot;_&quot;;[.C817];&quot;_&quot;;[.D817])" office:value-type="string" office:string-value="500_CLOSING_C" calcext:value-type="string">
            <text:p>500_CLOSING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136.193815284012" calcext:value-type="float">
            <text:p>136</text:p>
          </table:table-cell>
          <table:table-cell office:value-type="float" office:value="0.000013877999472292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50732968561351" calcext:value-type="float">
            <text:p>0.003</text:p>
          </table:table-cell>
          <table:table-cell office:value-type="float" office:value="0.00000002610351788144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8];&quot;_&quot;;[.C818];&quot;_&quot;;[.D818])" office:value-type="string" office:string-value="1_CLOSING_D" calcext:value-type="string">
            <text:p>1_CLOSING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.987206353081597" calcext:value-type="float">
            <text:p>1</text:p>
          </table:table-cell>
          <table:table-cell office:value-type="float" office:value="0.00004108434927368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29415700212121" calcext:value-type="float">
            <text:p>0.013</text:p>
          </table:table-cell>
          <table:table-cell office:value-type="float" office:value="0.0000005300080591461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19];&quot;_&quot;;[.C819];&quot;_&quot;;[.D819])" office:value-type="string" office:string-value="2_CLOSING_D" calcext:value-type="string">
            <text:p>2_CLOSING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8.22112827192002" calcext:value-type="float">
            <text:p>8</text:p>
          </table:table-cell>
          <table:table-cell office:value-type="float" office:value="0.00003902029943668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40542483329773" calcext:value-type="float">
            <text:p>0.541</text:p>
          </table:table-cell>
          <table:table-cell office:value-type="float" office:value="0.00001236280779607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0];&quot;_&quot;;[.C820];&quot;_&quot;;[.D820])" office:value-type="string" office:string-value="3_CLOSING_D" calcext:value-type="string">
            <text:p>3_CLOSING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7.79466843399736" calcext:value-type="float">
            <text:p>8</text:p>
          </table:table-cell>
          <table:table-cell office:value-type="float" office:value="0.00002700619112511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1072916014282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1];&quot;_&quot;;[.C821];&quot;_&quot;;[.D821])" office:value-type="string" office:string-value="4_CLOSING_D" calcext:value-type="string">
            <text:p>4_CLOSING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9.41340771681815" calcext:value-type="float">
            <text:p>9</text:p>
          </table:table-cell>
          <table:table-cell office:value-type="float" office:value="0.00001639700663296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75925993919373" calcext:value-type="float">
            <text:p>0.276</text:p>
          </table:table-cell>
          <table:table-cell office:value-type="float" office:value="0.0000009752447118997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2];&quot;_&quot;;[.C822];&quot;_&quot;;[.D822])" office:value-type="string" office:string-value="5_CLOSING_D" calcext:value-type="string">
            <text:p>5_CLOSING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18.635333014735" calcext:value-type="float">
            <text:p>19</text:p>
          </table:table-cell>
          <table:table-cell office:value-type="float" office:value="0.00003077532530076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95404326915741" calcext:value-type="float">
            <text:p>0.595</text:p>
          </table:table-cell>
          <table:table-cell office:value-type="float" office:value="0.000006597572245436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3];&quot;_&quot;;[.C823];&quot;_&quot;;[.D823])" office:value-type="string" office:string-value="6_CLOSING_D" calcext:value-type="string">
            <text:p>6_CLOSING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30.2680739586433" calcext:value-type="float">
            <text:p>30</text:p>
          </table:table-cell>
          <table:table-cell office:value-type="float" office:value="0.00003144289566773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77059906721115" calcext:value-type="float">
            <text:p>0.377</text:p>
          </table:table-cell>
          <table:table-cell office:value-type="float" office:value="0.000003157171979905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4];&quot;_&quot;;[.C824];&quot;_&quot;;[.D824])" office:value-type="string" office:string-value="7_CLOSING_D" calcext:value-type="string">
            <text:p>7_CLOSING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8.9728836212715" calcext:value-type="float">
            <text:p>19</text:p>
          </table:table-cell>
          <table:table-cell office:value-type="float" office:value="0.000031129428359640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59739637374878" calcext:value-type="float">
            <text:p>0.760</text:p>
          </table:table-cell>
          <table:table-cell office:value-type="float" office:value="0.000008852054202278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5];&quot;_&quot;;[.C825];&quot;_&quot;;[.D825])" office:value-type="string" office:string-value="8_CLOSING_D" calcext:value-type="string">
            <text:p>8_CLOSING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8.8175470848272" calcext:value-type="float">
            <text:p>19</text:p>
          </table:table-cell>
          <table:table-cell office:value-type="float" office:value="0.00001335348564987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24135993421078" calcext:value-type="float">
            <text:p>0.062</text:p>
          </table:table-cell>
          <table:table-cell office:value-type="float" office:value="0.0000002250971930436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6];&quot;_&quot;;[.C826];&quot;_&quot;;[.D826])" office:value-type="string" office:string-value="9_CLOSING_D" calcext:value-type="string">
            <text:p>9_CLOSING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43.9233298281514" calcext:value-type="float">
            <text:p>44</text:p>
          </table:table-cell>
          <table:table-cell office:value-type="float" office:value="0.00004841677154580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792218208312988" calcext:value-type="float">
            <text:p>0.792</text:p>
          </table:table-cell>
          <table:table-cell office:value-type="float" office:value="0.00001804249003633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7];&quot;_&quot;;[.C827];&quot;_&quot;;[.D827])" office:value-type="string" office:string-value="10_CLOSING_D" calcext:value-type="string">
            <text:p>10_CLOSING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28.0875187812591" calcext:value-type="float">
            <text:p>28</text:p>
          </table:table-cell>
          <table:table-cell office:value-type="float" office:value="0.00001766052463296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38188719749451" calcext:value-type="float">
            <text:p>0.064</text:p>
          </table:table-cell>
          <table:table-cell office:value-type="float" office:value="0.0000004254996651622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8];&quot;_&quot;;[.C828];&quot;_&quot;;[.D828])" office:value-type="string" office:string-value="11_CLOSING_D" calcext:value-type="string">
            <text:p>11_CLOSING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32.6992282154352" calcext:value-type="float">
            <text:p>33</text:p>
          </table:table-cell>
          <table:table-cell office:value-type="float" office:value="0.00001908960558749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52129901945591" calcext:value-type="float">
            <text:p>0.052</text:p>
          </table:table-cell>
          <table:table-cell office:value-type="float" office:value="0.0000003504475904432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29];&quot;_&quot;;[.C829];&quot;_&quot;;[.D829])" office:value-type="string" office:string-value="12_CLOSING_D" calcext:value-type="string">
            <text:p>12_CLOSING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29.1300071365408" calcext:value-type="float">
            <text:p>29</text:p>
          </table:table-cell>
          <table:table-cell office:value-type="float" office:value="0.00001691562545859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2781338095665" calcext:value-type="float">
            <text:p>0.043</text:p>
          </table:table-cell>
          <table:table-cell office:value-type="float" office:value="0.00000024843550531156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0];&quot;_&quot;;[.C830];&quot;_&quot;;[.D830])" office:value-type="string" office:string-value="13_CLOSING_D" calcext:value-type="string">
            <text:p>13_CLOSING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33.8770969452969" calcext:value-type="float">
            <text:p>34</text:p>
          </table:table-cell>
          <table:table-cell office:value-type="float" office:value="0.0000231070202471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6830002963543" calcext:value-type="float">
            <text:p>0.097</text:p>
          </table:table-cell>
          <table:table-cell office:value-type="float" office:value="0.0000009930030196522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1];&quot;_&quot;;[.C831];&quot;_&quot;;[.D831])" office:value-type="string" office:string-value="14_CLOSING_D" calcext:value-type="string">
            <text:p>14_CLOSING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41.8684513053625" calcext:value-type="float">
            <text:p>42</text:p>
          </table:table-cell>
          <table:table-cell office:value-type="float" office:value="0.00002543430318789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43409942090511" calcext:value-type="float">
            <text:p>0.044</text:p>
          </table:table-cell>
          <table:table-cell office:value-type="float" office:value="0.0000006439044970495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2];&quot;_&quot;;[.C832];&quot;_&quot;;[.D832])" office:value-type="string" office:string-value="15_CLOSING_D" calcext:value-type="string">
            <text:p>15_CLOSING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23.8912839865759" calcext:value-type="float">
            <text:p>24</text:p>
          </table:table-cell>
          <table:table-cell office:value-type="float" office:value="0.00001071694855212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02080942690372" calcext:value-type="float">
            <text:p>0.020</text:p>
          </table:table-cell>
          <table:table-cell office:value-type="float" office:value="0.0000001380813494113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3];&quot;_&quot;;[.C833];&quot;_&quot;;[.D833])" office:value-type="string" office:string-value="16_CLOSING_D" calcext:value-type="string">
            <text:p>16_CLOSING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97.0361959337955" calcext:value-type="float">
            <text:p>97</text:p>
          </table:table-cell>
          <table:table-cell office:value-type="float" office:value="0.00004219959548975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34408324956894" calcext:value-type="float">
            <text:p>0.134</text:p>
          </table:table-cell>
          <table:table-cell office:value-type="float" office:value="0.000003759794852373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4];&quot;_&quot;;[.C834];&quot;_&quot;;[.D834])" office:value-type="string" office:string-value="17_CLOSING_D" calcext:value-type="string">
            <text:p>17_CLOSING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25.0504652913248" calcext:value-type="float">
            <text:p>25</text:p>
          </table:table-cell>
          <table:table-cell office:value-type="float" office:value="0.00001055873899809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20091522112489" calcext:value-type="float">
            <text:p>0.012</text:p>
          </table:table-cell>
          <table:table-cell office:value-type="float" office:value="0.000000086532064438554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5];&quot;_&quot;;[.C835];&quot;_&quot;;[.D835])" office:value-type="string" office:string-value="18_CLOSING_D" calcext:value-type="string">
            <text:p>18_CLOSING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95.5800314676125" calcext:value-type="float">
            <text:p>96</text:p>
          </table:table-cell>
          <table:table-cell office:value-type="float" office:value="0.00002911205551820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52068731933832" calcext:value-type="float">
            <text:p>0.025</text:p>
          </table:table-cell>
          <table:table-cell office:value-type="float" office:value="0.0000003306190745658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6];&quot;_&quot;;[.C836];&quot;_&quot;;[.D836])" office:value-type="string" office:string-value="19_CLOSING_D" calcext:value-type="string">
            <text:p>19_CLOSING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71.331431878001" calcext:value-type="float">
            <text:p>71</text:p>
          </table:table-cell>
          <table:table-cell office:value-type="float" office:value="0.0000261080968544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97110714018345" calcext:value-type="float">
            <text:p>0.030</text:p>
          </table:table-cell>
          <table:table-cell office:value-type="float" office:value="0.0000004453841443521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7];&quot;_&quot;;[.C837];&quot;_&quot;;[.D837])" office:value-type="string" office:string-value="20_CLOSING_D" calcext:value-type="string">
            <text:p>20_CLOSING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34.8477004728169" calcext:value-type="float">
            <text:p>35</text:p>
          </table:table-cell>
          <table:table-cell office:value-type="float" office:value="0.00002383342252398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84185893833637" calcext:value-type="float">
            <text:p>0.028</text:p>
          </table:table-cell>
          <table:table-cell office:value-type="float" office:value="0.0000004490156179410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8];&quot;_&quot;;[.C838];&quot;_&quot;;[.D838])" office:value-type="string" office:string-value="200_CLOSING_D" calcext:value-type="string">
            <text:p>200_CLOSING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39.0436759002025" calcext:value-type="float">
            <text:p>39</text:p>
          </table:table-cell>
          <table:table-cell office:value-type="float" office:value="0.00002197075476825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47915750741959" calcext:value-type="float">
            <text:p>0.065</text:p>
          </table:table-cell>
          <table:table-cell office:value-type="float" office:value="0.0000007061911364291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39];&quot;_&quot;;[.C839];&quot;_&quot;;[.D839])" office:value-type="string" office:string-value="300_CLOSING_D" calcext:value-type="string">
            <text:p>300_CLOSING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60.341101156642" calcext:value-type="float">
            <text:p>60</text:p>
          </table:table-cell>
          <table:table-cell office:value-type="float" office:value="0.000013004947362977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962120108306408" calcext:value-type="float">
            <text:p>0.010</text:p>
          </table:table-cell>
          <table:table-cell office:value-type="float" office:value="0.000000080542434555770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0];&quot;_&quot;;[.C840];&quot;_&quot;;[.D840])" office:value-type="string" office:string-value="400_CLOSING_D" calcext:value-type="string">
            <text:p>400_CLOSING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6.2943153479919" calcext:value-type="float">
            <text:p>26</text:p>
          </table:table-cell>
          <table:table-cell office:value-type="float" office:value="0.000006094746298706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35330080613494" calcext:value-type="float">
            <text:p>0.002</text:p>
          </table:table-cell>
          <table:table-cell office:value-type="float" office:value="0.00000001427306977358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1];&quot;_&quot;;[.C841];&quot;_&quot;;[.D841])" office:value-type="string" office:string-value="500_CLOSING_D" calcext:value-type="string">
            <text:p>500_CLOSING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140.27093804119" calcext:value-type="float">
            <text:p>140</text:p>
          </table:table-cell>
          <table:table-cell office:value-type="float" office:value="0.00001549443506890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272535742260516" calcext:value-type="float">
            <text:p>0.003</text:p>
          </table:table-cell>
          <table:table-cell office:value-type="float" office:value="0.000000030449384104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2];&quot;_&quot;;[.C842];&quot;_&quot;;[.D842])" office:value-type="string" office:string-value="1_CHARITY_D" calcext:value-type="string">
            <text:p>1_CHARITY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19.0476190476191" calcext:value-type="float">
            <text:p>19</text:p>
          </table:table-cell>
          <table:table-cell office:value-type="float" office:value="0.0000170279338601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36379916593432" calcext:value-type="float">
            <text:p>0.005</text:p>
          </table:table-cell>
          <table:table-cell office:value-type="float" office:value="0.00000009104446690489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3];&quot;_&quot;;[.C843];&quot;_&quot;;[.D843])" office:value-type="string" office:string-value="2_CHARITY_D" calcext:value-type="string">
            <text:p>2_CHARITY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18.6340780434739" calcext:value-type="float">
            <text:p>19</text:p>
          </table:table-cell>
          <table:table-cell office:value-type="float" office:value="0.00006626651582612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929724276065826" calcext:value-type="float">
            <text:p>0.093</text:p>
          </table:table-cell>
          <table:table-cell office:value-type="float" office:value="0.0000015569394594469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4];&quot;_&quot;;[.C844];&quot;_&quot;;[.D844])" office:value-type="string" office:string-value="3_CHARITY_D" calcext:value-type="string">
            <text:p>3_CHARITY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37.7450445767848" calcext:value-type="float">
            <text:p>38</text:p>
          </table:table-cell>
          <table:table-cell office:value-type="float" office:value="0.0000918096839612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337203204631805" calcext:value-type="float">
            <text:p>0.337</text:p>
          </table:table-cell>
          <table:table-cell office:value-type="float" office:value="0.0000025582390691234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5];&quot;_&quot;;[.C845];&quot;_&quot;;[.D845])" office:value-type="string" office:string-value="4_CHARITY_D" calcext:value-type="string">
            <text:p>4_CHARITY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52.8368844296199" calcext:value-type="float">
            <text:p>53</text:p>
          </table:table-cell>
          <table:table-cell office:value-type="float" office:value="0.00010083981498771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5" calcext:value-type="float">
            <text:p>0.500</text:p>
          </table:table-cell>
          <table:table-cell office:value-type="float" office:value="0.00000353489843493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6];&quot;_&quot;;[.C846];&quot;_&quot;;[.D846])" office:value-type="string" office:string-value="5_CHARITY_D" calcext:value-type="string">
            <text:p>5_CHARITY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47.9337239803689" calcext:value-type="float">
            <text:p>48</text:p>
          </table:table-cell>
          <table:table-cell office:value-type="float" office:value="0.00006681515587521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254455834627151" calcext:value-type="float">
            <text:p>0.254</text:p>
          </table:table-cell>
          <table:table-cell office:value-type="float" office:value="0.00000128223857388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7];&quot;_&quot;;[.C847];&quot;_&quot;;[.D847])" office:value-type="string" office:string-value="6_CHARITY_D" calcext:value-type="string">
            <text:p>6_CHARITY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52.305682846095" calcext:value-type="float">
            <text:p>52</text:p>
          </table:table-cell>
          <table:table-cell office:value-type="float" office:value="0.00006056642121996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31088227033615" calcext:value-type="float">
            <text:p>0.131</text:p>
          </table:table-cell>
          <table:table-cell office:value-type="float" office:value="0.0000009737727025632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8];&quot;_&quot;;[.C848];&quot;_&quot;;[.D848])" office:value-type="string" office:string-value="7_CHARITY_D" calcext:value-type="string">
            <text:p>7_CHARITY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53.2669971282136" calcext:value-type="float">
            <text:p>53</text:p>
          </table:table-cell>
          <table:table-cell office:value-type="float" office:value="0.000052385508329530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6524072885513" calcext:value-type="float">
            <text:p>0.177</text:p>
          </table:table-cell>
          <table:table-cell office:value-type="float" office:value="0.0000008062427825046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49];&quot;_&quot;;[.C849];&quot;_&quot;;[.D849])" office:value-type="string" office:string-value="8_CHARITY_D" calcext:value-type="string">
            <text:p>8_CHARITY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58.0381592457762" calcext:value-type="float">
            <text:p>58</text:p>
          </table:table-cell>
          <table:table-cell office:value-type="float" office:value="0.00004808948143073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51450408250093" calcext:value-type="float">
            <text:p>0.025</text:p>
          </table:table-cell>
          <table:table-cell office:value-type="float" office:value="0.00000031067134556428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0];&quot;_&quot;;[.C850];&quot;_&quot;;[.D850])" office:value-type="string" office:string-value="9_CHARITY_D" calcext:value-type="string">
            <text:p>9_CHARITY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63.2662017003513" calcext:value-type="float">
            <text:p>63</text:p>
          </table:table-cell>
          <table:table-cell office:value-type="float" office:value="0.00004767429051211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35643866658211" calcext:value-type="float">
            <text:p>0.044</text:p>
          </table:table-cell>
          <table:table-cell office:value-type="float" office:value="0.0000003084609909136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1];&quot;_&quot;;[.C851];&quot;_&quot;;[.D851])" office:value-type="string" office:string-value="10_CHARITY_D" calcext:value-type="string">
            <text:p>10_CHARITY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73.5823294566916" calcext:value-type="float">
            <text:p>74</text:p>
          </table:table-cell>
          <table:table-cell office:value-type="float" office:value="0.00004629340573553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71415184438229" calcext:value-type="float">
            <text:p>0.047</text:p>
          </table:table-cell>
          <table:table-cell office:value-type="float" office:value="0.0000003806272350499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2];&quot;_&quot;;[.C852];&quot;_&quot;;[.D852])" office:value-type="string" office:string-value="11_CHARITY_D" calcext:value-type="string">
            <text:p>11_CHARITY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80.202830849722" calcext:value-type="float">
            <text:p>80</text:p>
          </table:table-cell>
          <table:table-cell office:value-type="float" office:value="0.00004648626071500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326765403151512" calcext:value-type="float">
            <text:p>0.033</text:p>
          </table:table-cell>
          <table:table-cell office:value-type="float" office:value="0.0000003205094613536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3];&quot;_&quot;;[.C853];&quot;_&quot;;[.D853])" office:value-type="string" office:string-value="12_CHARITY_D" calcext:value-type="string">
            <text:p>12_CHARITY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58.4482824065288" calcext:value-type="float">
            <text:p>58</text:p>
          </table:table-cell>
          <table:table-cell office:value-type="float" office:value="0.0000339623423616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52038186788559" calcext:value-type="float">
            <text:p>0.015</text:p>
          </table:table-cell>
          <table:table-cell office:value-type="float" office:value="0.00000013333007859075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4];&quot;_&quot;;[.C854];&quot;_&quot;;[.D854])" office:value-type="string" office:string-value="13_CHARITY_D" calcext:value-type="string">
            <text:p>13_CHARITY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69.3560253699789" calcext:value-type="float">
            <text:p>69</text:p>
          </table:table-cell>
          <table:table-cell office:value-type="float" office:value="0.00003995173114197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217394456267357" calcext:value-type="float">
            <text:p>0.022</text:p>
          </table:table-cell>
          <table:table-cell office:value-type="float" office:value="0.0000002094717535791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5];&quot;_&quot;;[.C855];&quot;_&quot;;[.D855])" office:value-type="string" office:string-value="14_CHARITY_D" calcext:value-type="string">
            <text:p>14_CHARITY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70.4619334672918" calcext:value-type="float">
            <text:p>70</text:p>
          </table:table-cell>
          <table:table-cell office:value-type="float" office:value="0.000043081256611560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680490955710411" calcext:value-type="float">
            <text:p>0.068</text:p>
          </table:table-cell>
          <table:table-cell office:value-type="float" office:value="0.000000761277115530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6];&quot;_&quot;;[.C856];&quot;_&quot;;[.D856])" office:value-type="string" office:string-value="15_CHARITY_D" calcext:value-type="string">
            <text:p>15_CHARITY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67.423835125448" calcext:value-type="float">
            <text:p>67</text:p>
          </table:table-cell>
          <table:table-cell office:value-type="float" office:value="0.0000306946139738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90249439328909" calcext:value-type="float">
            <text:p>0.019</text:p>
          </table:table-cell>
          <table:table-cell office:value-type="float" office:value="0.0000001380498500098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7];&quot;_&quot;;[.C857];&quot;_&quot;;[.D857])" office:value-type="string" office:string-value="16_CHARITY_D" calcext:value-type="string">
            <text:p>16_CHARITY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82.05931871574" calcext:value-type="float">
            <text:p>82</text:p>
          </table:table-cell>
          <table:table-cell office:value-type="float" office:value="0.000037990385749698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1968699172139" calcext:value-type="float">
            <text:p>0.014</text:p>
          </table:table-cell>
          <table:table-cell office:value-type="float" office:value="0.0000001945274280419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8];&quot;_&quot;;[.C858];&quot;_&quot;;[.D858])" office:value-type="string" office:string-value="17_CHARITY_D" calcext:value-type="string">
            <text:p>17_CHARITY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72.0722095092804" calcext:value-type="float">
            <text:p>72</text:p>
          </table:table-cell>
          <table:table-cell office:value-type="float" office:value="0.00003276099698339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49302249774337" calcext:value-type="float">
            <text:p>0.015</text:p>
          </table:table-cell>
          <table:table-cell office:value-type="float" office:value="0.0000001524944169588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59];&quot;_&quot;;[.C859];&quot;_&quot;;[.D859])" office:value-type="string" office:string-value="18_CHARITY_D" calcext:value-type="string">
            <text:p>18_CHARITY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74.4235976789168" calcext:value-type="float">
            <text:p>74</text:p>
          </table:table-cell>
          <table:table-cell office:value-type="float" office:value="0.000028058067595764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879090372473002" calcext:value-type="float">
            <text:p>0.009</text:p>
          </table:table-cell>
          <table:table-cell office:value-type="float" office:value="0.00000008887429415477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0];&quot;_&quot;;[.C860];&quot;_&quot;;[.D860])" office:value-type="string" office:string-value="19_CHARITY_D" calcext:value-type="string">
            <text:p>19_CHARITY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66.8499573742541" calcext:value-type="float">
            <text:p>67</text:p>
          </table:table-cell>
          <table:table-cell office:value-type="float" office:value="0.00002209515906571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543733593076468" calcext:value-type="float">
            <text:p>0.005</text:p>
          </table:table-cell>
          <table:table-cell office:value-type="float" office:value="0.00000005811481394180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1];&quot;_&quot;;[.C861];&quot;_&quot;;[.D861])" office:value-type="string" office:string-value="20_CHARITY_D" calcext:value-type="string">
            <text:p>20_CHARITY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63.8067357512953" calcext:value-type="float">
            <text:p>64</text:p>
          </table:table-cell>
          <table:table-cell office:value-type="float" office:value="0.0000225675037805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30378630012274" calcext:value-type="float">
            <text:p>0.006</text:p>
          </table:table-cell>
          <table:table-cell office:value-type="float" office:value="0.000000063042819617316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2];&quot;_&quot;;[.C862];&quot;_&quot;;[.D862])" office:value-type="string" office:string-value="200_CHARITY_D" calcext:value-type="string">
            <text:p>200_CHARITY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73.7332651271558" calcext:value-type="float">
            <text:p>74</text:p>
          </table:table-cell>
          <table:table-cell office:value-type="float" office:value="0.00003266216291723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409242063760757" calcext:value-type="float">
            <text:p>0.041</text:p>
          </table:table-cell>
          <table:table-cell office:value-type="float" office:value="0.0000004549528241211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3];&quot;_&quot;;[.C863];&quot;_&quot;;[.D863])" office:value-type="string" office:string-value="300_CHARITY_D" calcext:value-type="string">
            <text:p>300_CHARITY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74.2201027146002" calcext:value-type="float">
            <text:p>74</text:p>
          </table:table-cell>
          <table:table-cell office:value-type="float" office:value="0.000017894576229353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758828828111291" calcext:value-type="float">
            <text:p>0.008</text:p>
          </table:table-cell>
          <table:table-cell office:value-type="float" office:value="0.000000071636562148605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4];&quot;_&quot;;[.C864];&quot;_&quot;;[.D864])" office:value-type="string" office:string-value="400_CHARITY_D" calcext:value-type="string">
            <text:p>400_CHARITY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26.6149870801034" calcext:value-type="float">
            <text:p>27</text:p>
          </table:table-cell>
          <table:table-cell office:value-type="float" office:value="0.000004804476726203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0904851534869522" calcext:value-type="float">
            <text:p>0.001</text:p>
          </table:table-cell>
          <table:table-cell office:value-type="float" office:value="0.000000003524467913168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5];&quot;_&quot;;[.C865];&quot;_&quot;;[.D865])" office:value-type="string" office:string-value="500_CHARITY_D" calcext:value-type="string">
            <text:p>500_CHARITY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62.9235127478754" calcext:value-type="float">
            <text:p>63</text:p>
          </table:table-cell>
          <table:table-cell office:value-type="float" office:value="0.000005959102492476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135673105251044" calcext:value-type="float">
            <text:p>0.001</text:p>
          </table:table-cell>
          <table:table-cell office:value-type="float" office:value="0.000000005767630492423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66];&quot;_&quot;;[.C866];&quot;_&quot;;[.D866])" office:value-type="string" office:string-value="1_CHARGES_D" calcext:value-type="string">
            <text:p>1_CHARGES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7970.85663440547" calcext:value-type="float">
            <text:p>7971</text:p>
          </table:table-cell>
          <table:table-cell office:value-type="float" office:value="0.0047839329804028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.724784433841705" calcext:value-type="float">
            <text:p>0.725</text:p>
          </table:table-cell>
          <table:table-cell office:value-type="float" office:value="0.00170266159186685" calcext:value-type="float">
            <text:p>0.002</text:p>
          </table:table-cell>
          <table:table-cell office:value-type="float" office:value="0.000643870502244681" calcext:value-type="float">
            <text:p>0.001</text:p>
          </table:table-cell>
          <table:table-cell office:value-type="float" office:value="733.710021972656" calcext:value-type="float">
            <text:p>734</text:p>
          </table:table-cell>
          <table:table-cell table:number-columns-repeated="17"/>
        </table:table-row>
        <table:table-row table:style-name="ro1">
          <table:table-cell table:formula="of:=CONCATENATE([.B867];&quot;_&quot;;[.C867];&quot;_&quot;;[.D867])" office:value-type="string" office:string-value="2_CHARGES_D" calcext:value-type="string">
            <text:p>2_CHARGES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590.428162702121" calcext:value-type="float">
            <text:p>590</text:p>
          </table:table-cell>
          <table:table-cell office:value-type="float" office:value="0.00257424802957806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217342203539296" calcext:value-type="float">
            <text:p>0.000</text:p>
          </table:table-cell>
          <table:table-cell office:value-type="float" office:value="0.000801734859123826" calcext:value-type="float">
            <text:p>0.001</text:p>
          </table:table-cell>
          <table:table-cell office:value-type="float" office:value="698.320007324219" calcext:value-type="float">
            <text:p>698</text:p>
          </table:table-cell>
          <table:table-cell table:number-columns-repeated="17"/>
        </table:table-row>
        <table:table-row table:style-name="ro1">
          <table:table-cell table:formula="of:=CONCATENATE([.B868];&quot;_&quot;;[.C868];&quot;_&quot;;[.D868])" office:value-type="string" office:string-value="3_CHARGES_D" calcext:value-type="string">
            <text:p>3_CHARGES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513.538341298045" calcext:value-type="float">
            <text:p>514</text:p>
          </table:table-cell>
          <table:table-cell office:value-type="float" office:value="0.0013752728315203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700393829605938" calcext:value-type="float">
            <text:p>0.000</text:p>
          </table:table-cell>
          <table:table-cell office:value-type="float" office:value="0.00047105853445828" calcext:value-type="float">
            <text:p>0.000</text:p>
          </table:table-cell>
          <table:table-cell office:value-type="float" office:value="615.179992675781" calcext:value-type="float">
            <text:p>615</text:p>
          </table:table-cell>
          <table:table-cell table:number-columns-repeated="17"/>
        </table:table-row>
        <table:table-row table:style-name="ro1">
          <table:table-cell table:formula="of:=CONCATENATE([.B869];&quot;_&quot;;[.C869];&quot;_&quot;;[.D869])" office:value-type="string" office:string-value="4_CHARGES_D" calcext:value-type="string">
            <text:p>4_CHARGES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573.417217860186" calcext:value-type="float">
            <text:p>573</text:p>
          </table:table-cell>
          <table:table-cell office:value-type="float" office:value="0.0011314367946772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901520830534565" calcext:value-type="float">
            <text:p>0.000</text:p>
          </table:table-cell>
          <table:table-cell office:value-type="float" office:value="0.000411465298384428" calcext:value-type="float">
            <text:p>0.000</text:p>
          </table:table-cell>
          <table:table-cell office:value-type="float" office:value="666.070007324219" calcext:value-type="float">
            <text:p>666</text:p>
          </table:table-cell>
          <table:table-cell table:number-columns-repeated="17"/>
        </table:table-row>
        <table:table-row table:style-name="ro1">
          <table:table-cell table:formula="of:=CONCATENATE([.B870];&quot;_&quot;;[.C870];&quot;_&quot;;[.D870])" office:value-type="string" office:string-value="5_CHARGES_D" calcext:value-type="string">
            <text:p>5_CHARGES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629.102418722067" calcext:value-type="float">
            <text:p>629</text:p>
          </table:table-cell>
          <table:table-cell office:value-type="float" office:value="0.001008750199245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15934609748961" calcext:value-type="float">
            <text:p>0.000</text:p>
          </table:table-cell>
          <table:table-cell office:value-type="float" office:value="0.00034976057941094" calcext:value-type="float">
            <text:p>0.000</text:p>
          </table:table-cell>
          <table:table-cell office:value-type="float" office:value="727.529968261719" calcext:value-type="float">
            <text:p>728</text:p>
          </table:table-cell>
          <table:table-cell table:number-columns-repeated="17"/>
        </table:table-row>
        <table:table-row table:style-name="ro1">
          <table:table-cell table:formula="of:=CONCATENATE([.B871];&quot;_&quot;;[.C871];&quot;_&quot;;[.D871])" office:value-type="string" office:string-value="6_CHARGES_D" calcext:value-type="string">
            <text:p>6_CHARGES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684.923992803931" calcext:value-type="float">
            <text:p>685</text:p>
          </table:table-cell>
          <table:table-cell office:value-type="float" office:value="0.00090889624370556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30621529787473" calcext:value-type="float">
            <text:p>0.000</text:p>
          </table:table-cell>
          <table:table-cell office:value-type="float" office:value="0.000312602467602119" calcext:value-type="float">
            <text:p>0.000</text:p>
          </table:table-cell>
          <table:table-cell office:value-type="float" office:value="773.899963378906" calcext:value-type="float">
            <text:p>774</text:p>
          </table:table-cell>
          <table:table-cell table:number-columns-repeated="17"/>
        </table:table-row>
        <table:table-row table:style-name="ro1">
          <table:table-cell table:formula="of:=CONCATENATE([.B872];&quot;_&quot;;[.C872];&quot;_&quot;;[.D872])" office:value-type="string" office:string-value="7_CHARGES_D" calcext:value-type="string">
            <text:p>7_CHARGES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738.987563233719" calcext:value-type="float">
            <text:p>739</text:p>
          </table:table-cell>
          <table:table-cell office:value-type="float" office:value="0.0008025069105912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90330759960824" calcext:value-type="float">
            <text:p>0.000</text:p>
          </table:table-cell>
          <table:table-cell office:value-type="float" office:value="0.000288531737169251" calcext:value-type="float">
            <text:p>0.000</text:p>
          </table:table-cell>
          <table:table-cell office:value-type="float" office:value="803.419982910156" calcext:value-type="float">
            <text:p>803</text:p>
          </table:table-cell>
          <table:table-cell table:number-columns-repeated="17"/>
        </table:table-row>
        <table:table-row table:style-name="ro1">
          <table:table-cell table:formula="of:=CONCATENATE([.B873];&quot;_&quot;;[.C873];&quot;_&quot;;[.D873])" office:value-type="string" office:string-value="8_CHARGES_D" calcext:value-type="string">
            <text:p>8_CHARGES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837.99676544237" calcext:value-type="float">
            <text:p>838</text:p>
          </table:table-cell>
          <table:table-cell office:value-type="float" office:value="0.000845458663009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72058943632767" calcext:value-type="float">
            <text:p>0.000</text:p>
          </table:table-cell>
          <table:table-cell office:value-type="float" office:value="0.000279087427770719" calcext:value-type="float">
            <text:p>0.000</text:p>
          </table:table-cell>
          <table:table-cell office:value-type="float" office:value="851.2099609375" calcext:value-type="float">
            <text:p>851</text:p>
          </table:table-cell>
          <table:table-cell table:number-columns-repeated="17"/>
        </table:table-row>
        <table:table-row table:style-name="ro1">
          <table:table-cell table:formula="of:=CONCATENATE([.B874];&quot;_&quot;;[.C874];&quot;_&quot;;[.D874])" office:value-type="string" office:string-value="9_CHARGES_D" calcext:value-type="string">
            <text:p>9_CHARGES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953.413499723396" calcext:value-type="float">
            <text:p>953</text:p>
          </table:table-cell>
          <table:table-cell office:value-type="float" office:value="0.00070689867360820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705079989028496" calcext:value-type="float">
            <text:p>0.000</text:p>
          </table:table-cell>
          <table:table-cell office:value-type="float" office:value="0.000265767244854942" calcext:value-type="float">
            <text:p>0.000</text:p>
          </table:table-cell>
          <table:table-cell office:value-type="float" office:value="893.280029296875" calcext:value-type="float">
            <text:p>893</text:p>
          </table:table-cell>
          <table:table-cell table:number-columns-repeated="17"/>
        </table:table-row>
        <table:table-row table:style-name="ro1">
          <table:table-cell table:formula="of:=CONCATENATE([.B875];&quot;_&quot;;[.C875];&quot;_&quot;;[.D875])" office:value-type="string" office:string-value="10_CHARGES_D" calcext:value-type="string">
            <text:p>10_CHARGES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937.718894963717" calcext:value-type="float">
            <text:p>938</text:p>
          </table:table-cell>
          <table:table-cell office:value-type="float" office:value="0.0006448463345785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0456492916224589" calcext:value-type="float">
            <text:p>0.000</text:p>
          </table:table-cell>
          <table:table-cell office:value-type="float" office:value="0.000256331026321277" calcext:value-type="float">
            <text:p>0.000</text:p>
          </table:table-cell>
          <table:table-cell office:value-type="float" office:value="926.969970703125" calcext:value-type="float">
            <text:p>927</text:p>
          </table:table-cell>
          <table:table-cell table:number-columns-repeated="17"/>
        </table:table-row>
        <table:table-row table:style-name="ro1">
          <table:table-cell table:formula="of:=CONCATENATE([.B876];&quot;_&quot;;[.C876];&quot;_&quot;;[.D876])" office:value-type="string" office:string-value="11_CHARGES_D" calcext:value-type="string">
            <text:p>11_CHARGES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000.48420770681" calcext:value-type="float">
            <text:p>1000</text:p>
          </table:table-cell>
          <table:table-cell office:value-type="float" office:value="0.0006989075318756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05141967065268" calcext:value-type="float">
            <text:p>0.000</text:p>
          </table:table-cell>
          <table:table-cell office:value-type="float" office:value="0.000246551702730358" calcext:value-type="float">
            <text:p>0.000</text:p>
          </table:table-cell>
          <table:table-cell office:value-type="float" office:value="963.469970703125" calcext:value-type="float">
            <text:p>963</text:p>
          </table:table-cell>
          <table:table-cell table:number-columns-repeated="17"/>
        </table:table-row>
        <table:table-row table:style-name="ro1">
          <table:table-cell table:formula="of:=CONCATENATE([.B877];&quot;_&quot;;[.C877];&quot;_&quot;;[.D877])" office:value-type="string" office:string-value="12_CHARGES_D" calcext:value-type="string">
            <text:p>12_CHARGES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969.447533503823" calcext:value-type="float">
            <text:p>969</text:p>
          </table:table-cell>
          <table:table-cell office:value-type="float" office:value="0.00082316996686690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264622144325147" calcext:value-type="float">
            <text:p>0.000</text:p>
          </table:table-cell>
          <table:table-cell office:value-type="float" office:value="0.000244324968662113" calcext:value-type="float">
            <text:p>0.000</text:p>
          </table:table-cell>
          <table:table-cell office:value-type="float" office:value="1014.58001708984" calcext:value-type="float">
            <text:p>1015</text:p>
          </table:table-cell>
          <table:table-cell table:number-columns-repeated="17"/>
        </table:table-row>
        <table:table-row table:style-name="ro1">
          <table:table-cell table:formula="of:=CONCATENATE([.B878];&quot;_&quot;;[.C878];&quot;_&quot;;[.D878])" office:value-type="string" office:string-value="13_CHARGES_D" calcext:value-type="string">
            <text:p>13_CHARGES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1044.37435433211" calcext:value-type="float">
            <text:p>1044</text:p>
          </table:table-cell>
          <table:table-cell office:value-type="float" office:value="0.00079162487952538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214808263045469" calcext:value-type="float">
            <text:p>0.000</text:p>
          </table:table-cell>
          <table:table-cell office:value-type="float" office:value="0.000222716116695665" calcext:value-type="float">
            <text:p>0.000</text:p>
          </table:table-cell>
          <table:table-cell office:value-type="float" office:value="1020.5" calcext:value-type="float">
            <text:p>1021</text:p>
          </table:table-cell>
          <table:table-cell table:number-columns-repeated="17"/>
        </table:table-row>
        <table:table-row table:style-name="ro1">
          <table:table-cell table:formula="of:=CONCATENATE([.B879];&quot;_&quot;;[.C879];&quot;_&quot;;[.D879])" office:value-type="string" office:string-value="14_CHARGES_D" calcext:value-type="string">
            <text:p>14_CHARGES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1105.8457777335" calcext:value-type="float">
            <text:p>1106</text:p>
          </table:table-cell>
          <table:table-cell office:value-type="float" office:value="0.00054421808307177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165937870740891" calcext:value-type="float">
            <text:p>0.166</text:p>
          </table:table-cell>
          <table:table-cell office:value-type="float" office:value="0.00000544432823499449" calcext:value-type="float">
            <text:p>0.000</text:p>
          </table:table-cell>
          <table:table-cell office:value-type="float" office:value="0.00022693705977872" calcext:value-type="float">
            <text:p>0.000</text:p>
          </table:table-cell>
          <table:table-cell office:value-type="float" office:value="1096.22998046875" calcext:value-type="float">
            <text:p>1096</text:p>
          </table:table-cell>
          <table:table-cell table:number-columns-repeated="17"/>
        </table:table-row>
        <table:table-row table:style-name="ro1">
          <table:table-cell table:formula="of:=CONCATENATE([.B880];&quot;_&quot;;[.C880];&quot;_&quot;;[.D880])" office:value-type="string" office:string-value="15_CHARGES_D" calcext:value-type="string">
            <text:p>15_CHARGES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1162.40189127192" calcext:value-type="float">
            <text:p>1162</text:p>
          </table:table-cell>
          <table:table-cell office:value-type="float" office:value="0.00065749441636575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37463891506195" calcext:value-type="float">
            <text:p>0.737</text:p>
          </table:table-cell>
          <table:table-cell office:value-type="float" office:value="0.0000918973847632333" calcext:value-type="float">
            <text:p>0.000</text:p>
          </table:table-cell>
          <table:table-cell office:value-type="float" office:value="0.000213840539800003" calcext:value-type="float">
            <text:p>0.000</text:p>
          </table:table-cell>
          <table:table-cell office:value-type="float" office:value="1063.39001464844" calcext:value-type="float">
            <text:p>1063</text:p>
          </table:table-cell>
          <table:table-cell table:number-columns-repeated="17"/>
        </table:table-row>
        <table:table-row table:style-name="ro1">
          <table:table-cell table:formula="of:=CONCATENATE([.B881];&quot;_&quot;;[.C881];&quot;_&quot;;[.D881])" office:value-type="string" office:string-value="16_CHARGES_D" calcext:value-type="string">
            <text:p>16_CHARGES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1133.55247452545" calcext:value-type="float">
            <text:p>1134</text:p>
          </table:table-cell>
          <table:table-cell office:value-type="float" office:value="0.0005066563337474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774451196193695" calcext:value-type="float">
            <text:p>0.077</text:p>
          </table:table-cell>
          <table:table-cell office:value-type="float" office:value="0.0000030452537097234" calcext:value-type="float">
            <text:p>0.000</text:p>
          </table:table-cell>
          <table:table-cell office:value-type="float" office:value="0.000223880197154358" calcext:value-type="float">
            <text:p>0.000</text:p>
          </table:table-cell>
          <table:table-cell office:value-type="float" office:value="1109.54992675781" calcext:value-type="float">
            <text:p>1110</text:p>
          </table:table-cell>
          <table:table-cell table:number-columns-repeated="17"/>
        </table:table-row>
        <table:table-row table:style-name="ro1">
          <table:table-cell table:formula="of:=CONCATENATE([.B882];&quot;_&quot;;[.C882];&quot;_&quot;;[.D882])" office:value-type="string" office:string-value="17_CHARGES_D" calcext:value-type="string">
            <text:p>17_CHARGES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1587.70218869825" calcext:value-type="float">
            <text:p>1588</text:p>
          </table:table-cell>
          <table:table-cell office:value-type="float" office:value="0.0008029850585303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15802669525147" calcext:value-type="float">
            <text:p>0.716</text:p>
          </table:table-cell>
          <table:table-cell office:value-type="float" office:value="0.000166977215958368" calcext:value-type="float">
            <text:p>0.000</text:p>
          </table:table-cell>
          <table:table-cell office:value-type="float" office:value="0.000211183403735049" calcext:value-type="float">
            <text:p>0.000</text:p>
          </table:table-cell>
          <table:table-cell office:value-type="float" office:value="1153.47998046875" calcext:value-type="float">
            <text:p>1153</text:p>
          </table:table-cell>
          <table:table-cell table:number-columns-repeated="17"/>
        </table:table-row>
        <table:table-row table:style-name="ro1">
          <table:table-cell table:formula="of:=CONCATENATE([.B883];&quot;_&quot;;[.C883];&quot;_&quot;;[.D883])" office:value-type="string" office:string-value="18_CHARGES_D" calcext:value-type="string">
            <text:p>18_CHARGES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1345.09648570339" calcext:value-type="float">
            <text:p>1345</text:p>
          </table:table-cell>
          <table:table-cell office:value-type="float" office:value="0.00054637463974602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34049487113953" calcext:value-type="float">
            <text:p>0.093</text:p>
          </table:table-cell>
          <table:table-cell office:value-type="float" office:value="0.00000548765451121499" calcext:value-type="float">
            <text:p>0.000</text:p>
          </table:table-cell>
          <table:table-cell office:value-type="float" office:value="0.000207135046366602" calcext:value-type="float">
            <text:p>0.000</text:p>
          </table:table-cell>
          <table:table-cell office:value-type="float" office:value="1204.75" calcext:value-type="float">
            <text:p>1205</text:p>
          </table:table-cell>
          <table:table-cell table:number-columns-repeated="17"/>
        </table:table-row>
        <table:table-row table:style-name="ro1">
          <table:table-cell table:formula="of:=CONCATENATE([.B884];&quot;_&quot;;[.C884];&quot;_&quot;;[.D884])" office:value-type="string" office:string-value="19_CHARGES_D" calcext:value-type="string">
            <text:p>19_CHARGES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1804.4094544065" calcext:value-type="float">
            <text:p>1804</text:p>
          </table:table-cell>
          <table:table-cell office:value-type="float" office:value="0.0012869492315350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56419062614441" calcext:value-type="float">
            <text:p>0.756</text:p>
          </table:table-cell>
          <table:table-cell office:value-type="float" office:value="0.000378829500732359" calcext:value-type="float">
            <text:p>0.000</text:p>
          </table:table-cell>
          <table:table-cell office:value-type="float" office:value="0.000209993595490232" calcext:value-type="float">
            <text:p>0.000</text:p>
          </table:table-cell>
          <table:table-cell office:value-type="float" office:value="1196.76000976563" calcext:value-type="float">
            <text:p>1197</text:p>
          </table:table-cell>
          <table:table-cell table:number-columns-repeated="17"/>
        </table:table-row>
        <table:table-row table:style-name="ro1">
          <table:table-cell table:formula="of:=CONCATENATE([.B885];&quot;_&quot;;[.C885];&quot;_&quot;;[.D885])" office:value-type="string" office:string-value="20_CHARGES_D" calcext:value-type="string">
            <text:p>20_CHARGES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1346.36760084745" calcext:value-type="float">
            <text:p>1346</text:p>
          </table:table-cell>
          <table:table-cell office:value-type="float" office:value="0.0010190171442177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519009083564139" calcext:value-type="float">
            <text:p>0.001</text:p>
          </table:table-cell>
          <table:table-cell office:value-type="float" office:value="0.00020776447490789" calcext:value-type="float">
            <text:p>0.000</text:p>
          </table:table-cell>
          <table:table-cell office:value-type="float" office:value="1249.98999023438" calcext:value-type="float">
            <text:p>1250</text:p>
          </table:table-cell>
          <table:table-cell table:number-columns-repeated="17"/>
        </table:table-row>
        <table:table-row table:style-name="ro1">
          <table:table-cell table:formula="of:=CONCATENATE([.B886];&quot;_&quot;;[.C886];&quot;_&quot;;[.D886])" office:value-type="string" office:string-value="200_CHARGES_D" calcext:value-type="string">
            <text:p>200_CHARGES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1712.44542995492" calcext:value-type="float">
            <text:p>1712</text:p>
          </table:table-cell>
          <table:table-cell office:value-type="float" office:value="0.001178029647631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604408218413729" calcext:value-type="float">
            <text:p>0.001</text:p>
          </table:table-cell>
          <table:table-cell office:value-type="float" office:value="0.000173947337316349" calcext:value-type="float">
            <text:p>0.000</text:p>
          </table:table-cell>
          <table:table-cell office:value-type="float" office:value="1340.02001953125" calcext:value-type="float">
            <text:p>1340</text:p>
          </table:table-cell>
          <table:table-cell table:number-columns-repeated="17"/>
        </table:table-row>
        <table:table-row table:style-name="ro1">
          <table:table-cell table:formula="of:=CONCATENATE([.B887];&quot;_&quot;;[.C887];&quot;_&quot;;[.D887])" office:value-type="string" office:string-value="300_CHARGES_D" calcext:value-type="string">
            <text:p>300_CHARGES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2551.48150975733" calcext:value-type="float">
            <text:p>2551</text:p>
          </table:table-cell>
          <table:table-cell office:value-type="float" office:value="0.0013258098732086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754763472921926" calcext:value-type="float">
            <text:p>0.001</text:p>
          </table:table-cell>
          <table:table-cell office:value-type="float" office:value="0.000129403721075505" calcext:value-type="float">
            <text:p>0.000</text:p>
          </table:table-cell>
          <table:table-cell office:value-type="float" office:value="1654.5" calcext:value-type="float">
            <text:p>1655</text:p>
          </table:table-cell>
          <table:table-cell table:number-columns-repeated="17"/>
        </table:table-row>
        <table:table-row table:style-name="ro1">
          <table:table-cell table:formula="of:=CONCATENATE([.B888];&quot;_&quot;;[.C888];&quot;_&quot;;[.D888])" office:value-type="string" office:string-value="400_CHARGES_D" calcext:value-type="string">
            <text:p>400_CHARGES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5914.43341059004" calcext:value-type="float">
            <text:p>5914</text:p>
          </table:table-cell>
          <table:table-cell office:value-type="float" office:value="0.0021754277846187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386135399341583" calcext:value-type="float">
            <text:p>0.386</text:p>
          </table:table-cell>
          <table:table-cell office:value-type="float" office:value="0.000584333141759019" calcext:value-type="float">
            <text:p>0.001</text:p>
          </table:table-cell>
          <table:table-cell office:value-type="float" office:value="0.000113433663500473" calcext:value-type="float">
            <text:p>0.000</text:p>
          </table:table-cell>
          <table:table-cell office:value-type="float" office:value="1555.61999511719" calcext:value-type="float">
            <text:p>1556</text:p>
          </table:table-cell>
          <table:table-cell table:number-columns-repeated="17"/>
        </table:table-row>
        <table:table-row table:style-name="ro1">
          <table:table-cell table:formula="of:=CONCATENATE([.B889];&quot;_&quot;;[.C889];&quot;_&quot;;[.D889])" office:value-type="string" office:string-value="500_CHARGES_D" calcext:value-type="string">
            <text:p>500_CHARGES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4647.48968830576" calcext:value-type="float">
            <text:p>4647</text:p>
          </table:table-cell>
          <table:table-cell office:value-type="float" office:value="0.0033947770923786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283101692077979" calcext:value-type="float">
            <text:p>0.003</text:p>
          </table:table-cell>
          <table:table-cell office:value-type="float" office:value="0.0000780127156758681" calcext:value-type="float">
            <text:p>0.000</text:p>
          </table:table-cell>
          <table:table-cell office:value-type="float" office:value="1486.23999023438" calcext:value-type="float">
            <text:p>1486</text:p>
          </table:table-cell>
          <table:table-cell table:number-columns-repeated="17"/>
        </table:table-row>
        <table:table-row table:style-name="ro1">
          <table:table-cell table:formula="of:=CONCATENATE([.B890];&quot;_&quot;;[.C890];&quot;_&quot;;[.D890])" office:value-type="string" office:string-value="1_CASH DEPOSIT_C" calcext:value-type="string">
            <text:p>1_CASH DEPOSIT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40094.7650793651" calcext:value-type="float">
            <text:p>40095</text:p>
          </table:table-cell>
          <table:table-cell office:value-type="float" office:value="0.0682719485388906" calcext:value-type="float">
            <text:p>0.068</text:p>
          </table:table-cell>
          <table:table-cell office:value-type="float" office:value="0" calcext:value-type="float">
            <text:p>0.000</text:p>
          </table:table-cell>
          <table:table-cell office:value-type="float" office:value="0.628150165081024" calcext:value-type="float">
            <text:p>0.628</text:p>
          </table:table-cell>
          <table:table-cell office:value-type="float" office:value="0.0157795427561399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1];&quot;_&quot;;[.C891];&quot;_&quot;;[.D891])" office:value-type="string" office:string-value="2_CASH DEPOSIT_C" calcext:value-type="string">
            <text:p>2_CASH DEPOSIT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8838.9449935922" calcext:value-type="float">
            <text:p>18839</text:p>
          </table:table-cell>
          <table:table-cell office:value-type="float" office:value="0.0404503812075877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920506715774536" calcext:value-type="float">
            <text:p>0.921</text:p>
          </table:table-cell>
          <table:table-cell office:value-type="float" office:value="0.00793898443840895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2];&quot;_&quot;;[.C892];&quot;_&quot;;[.D892])" office:value-type="string" office:string-value="3_CASH DEPOSIT_C" calcext:value-type="string">
            <text:p>3_CASH DEPOSIT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6890.3706916646" calcext:value-type="float">
            <text:p>16890</text:p>
          </table:table-cell>
          <table:table-cell office:value-type="float" office:value="0.0271285681507844" calcext:value-type="float">
            <text:p>0.027</text:p>
          </table:table-cell>
          <table:table-cell office:value-type="float" office:value="0" calcext:value-type="float">
            <text:p>0.000</text:p>
          </table:table-cell>
          <table:table-cell office:value-type="float" office:value="0.869282722473145" calcext:value-type="float">
            <text:p>0.869</text:p>
          </table:table-cell>
          <table:table-cell office:value-type="float" office:value="0.00464783324709064" calcext:value-type="float">
            <text:p>0.005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3];&quot;_&quot;;[.C893];&quot;_&quot;;[.D893])" office:value-type="string" office:string-value="4_CASH DEPOSIT_C" calcext:value-type="string">
            <text:p>4_CASH DEPOSIT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20032.2098762393" calcext:value-type="float">
            <text:p>20032</text:p>
          </table:table-cell>
          <table:table-cell office:value-type="float" office:value="0.0246002414328907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 office:value-type="float" office:value="0.836257219314575" calcext:value-type="float">
            <text:p>0.836</text:p>
          </table:table-cell>
          <table:table-cell office:value-type="float" office:value="0.00379757321160946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4];&quot;_&quot;;[.C894];&quot;_&quot;;[.D894])" office:value-type="string" office:string-value="5_CASH DEPOSIT_C" calcext:value-type="string">
            <text:p>5_CASH DEPOSIT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23606.2483567615" calcext:value-type="float">
            <text:p>23606</text:p>
          </table:table-cell>
          <table:table-cell office:value-type="float" office:value="0.0230760594987243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 office:value-type="float" office:value="0.899165391921997" calcext:value-type="float">
            <text:p>0.899</text:p>
          </table:table-cell>
          <table:table-cell office:value-type="float" office:value="0.0031811872628943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5];&quot;_&quot;;[.C895];&quot;_&quot;;[.D895])" office:value-type="string" office:string-value="6_CASH DEPOSIT_C" calcext:value-type="string">
            <text:p>6_CASH DEPOSIT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26291.8312425378" calcext:value-type="float">
            <text:p>26292</text:p>
          </table:table-cell>
          <table:table-cell office:value-type="float" office:value="0.0214581550809383" calcext:value-type="float">
            <text:p>0.021</text:p>
          </table:table-cell>
          <table:table-cell office:value-type="float" office:value="0" calcext:value-type="float">
            <text:p>0.000</text:p>
          </table:table-cell>
          <table:table-cell office:value-type="float" office:value="0.778990149497986" calcext:value-type="float">
            <text:p>0.779</text:p>
          </table:table-cell>
          <table:table-cell office:value-type="float" office:value="0.0027033268354121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6];&quot;_&quot;;[.C896];&quot;_&quot;;[.D896])" office:value-type="string" office:string-value="7_CASH DEPOSIT_C" calcext:value-type="string">
            <text:p>7_CASH DEPOSIT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28102.6115611544" calcext:value-type="float">
            <text:p>28103</text:p>
          </table:table-cell>
          <table:table-cell office:value-type="float" office:value="0.0197658842848695" calcext:value-type="float">
            <text:p>0.020</text:p>
          </table:table-cell>
          <table:table-cell office:value-type="float" office:value="0" calcext:value-type="float">
            <text:p>0.000</text:p>
          </table:table-cell>
          <table:table-cell office:value-type="float" office:value="0.65249240398407" calcext:value-type="float">
            <text:p>0.652</text:p>
          </table:table-cell>
          <table:table-cell office:value-type="float" office:value="0.00226614089760105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7];&quot;_&quot;;[.C897];&quot;_&quot;;[.D897])" office:value-type="string" office:string-value="8_CASH DEPOSIT_C" calcext:value-type="string">
            <text:p>8_CASH DEPOSIT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30208.3379018316" calcext:value-type="float">
            <text:p>30208</text:p>
          </table:table-cell>
          <table:table-cell office:value-type="float" office:value="0.0186839545441265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office:value-type="float" office:value="0.763754785060883" calcext:value-type="float">
            <text:p>0.764</text:p>
          </table:table-cell>
          <table:table-cell office:value-type="float" office:value="0.002039472524772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8];&quot;_&quot;;[.C898];&quot;_&quot;;[.D898])" office:value-type="string" office:string-value="9_CASH DEPOSIT_C" calcext:value-type="string">
            <text:p>9_CASH DEPOSIT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31036.359359243" calcext:value-type="float">
            <text:p>31036</text:p>
          </table:table-cell>
          <table:table-cell office:value-type="float" office:value="0.017538595615965" calcext:value-type="float">
            <text:p>0.018</text:p>
          </table:table-cell>
          <table:table-cell office:value-type="float" office:value="0" calcext:value-type="float">
            <text:p>0.000</text:p>
          </table:table-cell>
          <table:table-cell office:value-type="float" office:value="0.702941656112671" calcext:value-type="float">
            <text:p>0.703</text:p>
          </table:table-cell>
          <table:table-cell office:value-type="float" office:value="0.00180793062797451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899];&quot;_&quot;;[.C899];&quot;_&quot;;[.D899])" office:value-type="string" office:string-value="10_CASH DEPOSIT_C" calcext:value-type="string">
            <text:p>10_CASH DEPOSIT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32093.9043997371" calcext:value-type="float">
            <text:p>32094</text:p>
          </table:table-cell>
          <table:table-cell office:value-type="float" office:value="0.0164743034742336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office:value-type="float" office:value="0.708082437515259" calcext:value-type="float">
            <text:p>0.708</text:p>
          </table:table-cell>
          <table:table-cell office:value-type="float" office:value="0.0017388477245484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0];&quot;_&quot;;[.C900];&quot;_&quot;;[.D900])" office:value-type="string" office:string-value="11_CASH DEPOSIT_C" calcext:value-type="string">
            <text:p>11_CASH DEPOSIT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31938.9138569055" calcext:value-type="float">
            <text:p>31939</text:p>
          </table:table-cell>
          <table:table-cell office:value-type="float" office:value="0.015010163461517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806415319442749" calcext:value-type="float">
            <text:p>0.806</text:p>
          </table:table-cell>
          <table:table-cell office:value-type="float" office:value="0.0014554535907892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1];&quot;_&quot;;[.C901];&quot;_&quot;;[.D901])" office:value-type="string" office:string-value="12_CASH DEPOSIT_C" calcext:value-type="string">
            <text:p>12_CASH DEPOSIT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33070.7495329085" calcext:value-type="float">
            <text:p>33071</text:p>
          </table:table-cell>
          <table:table-cell office:value-type="float" office:value="0.014490972448553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office:value-type="float" office:value="0.831382215023041" calcext:value-type="float">
            <text:p>0.831</text:p>
          </table:table-cell>
          <table:table-cell office:value-type="float" office:value="0.0014545275878320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2];&quot;_&quot;;[.C902];&quot;_&quot;;[.D902])" office:value-type="string" office:string-value="13_CASH DEPOSIT_C" calcext:value-type="string">
            <text:p>13_CASH DEPOSIT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30553.2540806332" calcext:value-type="float">
            <text:p>30553</text:p>
          </table:table-cell>
          <table:table-cell office:value-type="float" office:value="0.0125736056487849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office:value-type="float" office:value="0.62472140789032" calcext:value-type="float">
            <text:p>0.625</text:p>
          </table:table-cell>
          <table:table-cell office:value-type="float" office:value="0.0011581227019363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3];&quot;_&quot;;[.C903];&quot;_&quot;;[.D903])" office:value-type="string" office:string-value="14_CASH DEPOSIT_C" calcext:value-type="string">
            <text:p>14_CASH DEPOSIT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31401.5734751654" calcext:value-type="float">
            <text:p>31402</text:p>
          </table:table-cell>
          <table:table-cell office:value-type="float" office:value="0.0123276155804362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669483304023743" calcext:value-type="float">
            <text:p>0.669</text:p>
          </table:table-cell>
          <table:table-cell office:value-type="float" office:value="0.001132191261706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4];&quot;_&quot;;[.C904];&quot;_&quot;;[.D904])" office:value-type="string" office:string-value="15_CASH DEPOSIT_C" calcext:value-type="string">
            <text:p>15_CASH DEPOSIT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31395.8766050993" calcext:value-type="float">
            <text:p>31396</text:p>
          </table:table-cell>
          <table:table-cell office:value-type="float" office:value="0.0115623547747556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449901878833771" calcext:value-type="float">
            <text:p>0.450</text:p>
          </table:table-cell>
          <table:table-cell office:value-type="float" office:value="0.0009839038526094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5];&quot;_&quot;;[.C905];&quot;_&quot;;[.D905])" office:value-type="string" office:string-value="16_CASH DEPOSIT_C" calcext:value-type="string">
            <text:p>16_CASH DEPOSIT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31191.6999241191" calcext:value-type="float">
            <text:p>31192</text:p>
          </table:table-cell>
          <table:table-cell office:value-type="float" office:value="0.0111835761960473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 office:value-type="float" office:value="0.548017621040344" calcext:value-type="float">
            <text:p>0.548</text:p>
          </table:table-cell>
          <table:table-cell office:value-type="float" office:value="0.00099726585187780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6];&quot;_&quot;;[.C906];&quot;_&quot;;[.D906])" office:value-type="string" office:string-value="17_CASH DEPOSIT_C" calcext:value-type="string">
            <text:p>17_CASH DEPOSIT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36235.9282023279" calcext:value-type="float">
            <text:p>36236</text:p>
          </table:table-cell>
          <table:table-cell office:value-type="float" office:value="0.0117461506947709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office:value-type="float" office:value="0.367136001586914" calcext:value-type="float">
            <text:p>0.367</text:p>
          </table:table-cell>
          <table:table-cell office:value-type="float" office:value="0.001031087481781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7];&quot;_&quot;;[.C907];&quot;_&quot;;[.D907])" office:value-type="string" office:string-value="18_CASH DEPOSIT_C" calcext:value-type="string">
            <text:p>18_CASH DEPOSIT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31387.3052260985" calcext:value-type="float">
            <text:p>31387</text:p>
          </table:table-cell>
          <table:table-cell office:value-type="float" office:value="0.0100043321084781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430313944816589" calcext:value-type="float">
            <text:p>0.430</text:p>
          </table:table-cell>
          <table:table-cell office:value-type="float" office:value="0.000833672182884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8];&quot;_&quot;;[.C908];&quot;_&quot;;[.D908])" office:value-type="string" office:string-value="19_CASH DEPOSIT_C" calcext:value-type="string">
            <text:p>19_CASH DEPOSIT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32433.9221527384" calcext:value-type="float">
            <text:p>32434</text:p>
          </table:table-cell>
          <table:table-cell office:value-type="float" office:value="0.00989270285130333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372304767370224" calcext:value-type="float">
            <text:p>0.372</text:p>
          </table:table-cell>
          <table:table-cell office:value-type="float" office:value="0.00085933350147000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09];&quot;_&quot;;[.C909];&quot;_&quot;;[.D909])" office:value-type="string" office:string-value="20_CASH DEPOSIT_C" calcext:value-type="string">
            <text:p>20_CASH DEPOSIT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32237.2683278423" calcext:value-type="float">
            <text:p>32237</text:p>
          </table:table-cell>
          <table:table-cell office:value-type="float" office:value="0.0094726711345053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 office:value-type="float" office:value="0.378439158201218" calcext:value-type="float">
            <text:p>0.378</text:p>
          </table:table-cell>
          <table:table-cell office:value-type="float" office:value="0.00088659570071982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0];&quot;_&quot;;[.C910];&quot;_&quot;;[.D910])" office:value-type="string" office:string-value="200_CASH DEPOSIT_C" calcext:value-type="string">
            <text:p>200_CASH DEPOSIT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31636.3383751502" calcext:value-type="float">
            <text:p>31636</text:p>
          </table:table-cell>
          <table:table-cell office:value-type="float" office:value="0.00836129819108118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 office:value-type="float" office:value="0.551895439624786" calcext:value-type="float">
            <text:p>0.552</text:p>
          </table:table-cell>
          <table:table-cell office:value-type="float" office:value="0.00075505012938493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1];&quot;_&quot;;[.C911];&quot;_&quot;;[.D911])" office:value-type="string" office:string-value="300_CASH DEPOSIT_C" calcext:value-type="string">
            <text:p>300_CASH DEPOSIT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33500.5811680765" calcext:value-type="float">
            <text:p>33501</text:p>
          </table:table-cell>
          <table:table-cell office:value-type="float" office:value="0.0068294567049468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454938173294067" calcext:value-type="float">
            <text:p>0.455</text:p>
          </table:table-cell>
          <table:table-cell office:value-type="float" office:value="0.00072406152603599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2];&quot;_&quot;;[.C912];&quot;_&quot;;[.D912])" office:value-type="string" office:string-value="400_CASH DEPOSIT_C" calcext:value-type="string">
            <text:p>400_CASH DEPOSIT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31173.5486052073" calcext:value-type="float">
            <text:p>31174</text:p>
          </table:table-cell>
          <table:table-cell office:value-type="float" office:value="0.0066239060460580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223214283585548" calcext:value-type="float">
            <text:p>0.223</text:p>
          </table:table-cell>
          <table:table-cell office:value-type="float" office:value="0.00054863178053580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3];&quot;_&quot;;[.C913];&quot;_&quot;;[.D913])" office:value-type="string" office:string-value="500_CASH DEPOSIT_C" calcext:value-type="string">
            <text:p>500_CASH DEPOSIT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SH DEPOSIT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24890.8094462189" calcext:value-type="float">
            <text:p>24891</text:p>
          </table:table-cell>
          <table:table-cell office:value-type="float" office:value="0.00409906797030798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182688727974892" calcext:value-type="float">
            <text:p>0.183</text:p>
          </table:table-cell>
          <table:table-cell office:value-type="float" office:value="0.000213954763947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4];&quot;_&quot;;[.C914];&quot;_&quot;;[.D914])" office:value-type="string" office:string-value="1_BOUNCE_C" calcext:value-type="string">
            <text:p>1_BOUNCE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315" calcext:value-type="float">
            <text:p>315</text:p>
          </table:table-cell>
          <table:table-cell office:value-type="float" office:value="2967.5746031746" calcext:value-type="float">
            <text:p>2968</text:p>
          </table:table-cell>
          <table:table-cell office:value-type="float" office:value="0.0069470547080513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office:value-type="float" office:value="0.672202825546265" calcext:value-type="float">
            <text:p>0.672</text:p>
          </table:table-cell>
          <table:table-cell office:value-type="float" office:value="0.0021298313665983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5];&quot;_&quot;;[.C915];&quot;_&quot;;[.D915])" office:value-type="string" office:string-value="2_BOUNCE_C" calcext:value-type="string">
            <text:p>2_BOUNCE_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49710" calcext:value-type="float">
            <text:p>49710</text:p>
          </table:table-cell>
          <table:table-cell office:value-type="float" office:value="1644.04508147254" calcext:value-type="float">
            <text:p>1644</text:p>
          </table:table-cell>
          <table:table-cell office:value-type="float" office:value="0.0042725116496382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 office:value-type="float" office:value="0.623354554176331" calcext:value-type="float">
            <text:p>0.623</text:p>
          </table:table-cell>
          <table:table-cell office:value-type="float" office:value="0.000637636637362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6];&quot;_&quot;;[.C916];&quot;_&quot;;[.D916])" office:value-type="string" office:string-value="3_BOUNCE_C" calcext:value-type="string">
            <text:p>3_BOUNCE_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227865" calcext:value-type="float">
            <text:p>227865</text:p>
          </table:table-cell>
          <table:table-cell office:value-type="float" office:value="1747.93278915147" calcext:value-type="float">
            <text:p>1748</text:p>
          </table:table-cell>
          <table:table-cell office:value-type="float" office:value="0.00345838008058819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630880177021027" calcext:value-type="float">
            <text:p>0.631</text:p>
          </table:table-cell>
          <table:table-cell office:value-type="float" office:value="0.000456962525556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7];&quot;_&quot;;[.C917];&quot;_&quot;;[.D917])" office:value-type="string" office:string-value="4_BOUNCE_C" calcext:value-type="string">
            <text:p>4_BOUNCE_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220724" calcext:value-type="float">
            <text:p>220724</text:p>
          </table:table-cell>
          <table:table-cell office:value-type="float" office:value="1900.66817382795" calcext:value-type="float">
            <text:p>1901</text:p>
          </table:table-cell>
          <table:table-cell office:value-type="float" office:value="0.0030240861743507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594012498855591" calcext:value-type="float">
            <text:p>0.594</text:p>
          </table:table-cell>
          <table:table-cell office:value-type="float" office:value="0.0003312445947819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8];&quot;_&quot;;[.C918];&quot;_&quot;;[.D918])" office:value-type="string" office:string-value="5_BOUNCE_C" calcext:value-type="string">
            <text:p>5_BOUNCE_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142256" calcext:value-type="float">
            <text:p>142256</text:p>
          </table:table-cell>
          <table:table-cell office:value-type="float" office:value="1480.56474946575" calcext:value-type="float">
            <text:p>1481</text:p>
          </table:table-cell>
          <table:table-cell office:value-type="float" office:value="0.00170182398393294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 office:value-type="float" office:value="0.4254030585289" calcext:value-type="float">
            <text:p>0.425</text:p>
          </table:table-cell>
          <table:table-cell office:value-type="float" office:value="0.0001830597949111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19];&quot;_&quot;;[.C919];&quot;_&quot;;[.D919])" office:value-type="string" office:string-value="6_BOUNCE_C" calcext:value-type="string">
            <text:p>6_BOUNCE_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100973" calcext:value-type="float">
            <text:p>100973</text:p>
          </table:table-cell>
          <table:table-cell office:value-type="float" office:value="1237.84504768602" calcext:value-type="float">
            <text:p>1238</text:p>
          </table:table-cell>
          <table:table-cell office:value-type="float" office:value="0.0011587131439602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9342565536499" calcext:value-type="float">
            <text:p>0.693</text:p>
          </table:table-cell>
          <table:table-cell office:value-type="float" office:value="0.0001190354707855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0];&quot;_&quot;;[.C920];&quot;_&quot;;[.D920])" office:value-type="string" office:string-value="7_BOUNCE_C" calcext:value-type="string">
            <text:p>7_BOUNCE_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72990" calcext:value-type="float">
            <text:p>72990</text:p>
          </table:table-cell>
          <table:table-cell office:value-type="float" office:value="1126.71467324291" calcext:value-type="float">
            <text:p>1127</text:p>
          </table:table-cell>
          <table:table-cell office:value-type="float" office:value="0.00090721122328699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05849051475525" calcext:value-type="float">
            <text:p>0.706</text:p>
          </table:table-cell>
          <table:table-cell office:value-type="float" office:value="0.000090431134872355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1];&quot;_&quot;;[.C921];&quot;_&quot;;[.D921])" office:value-type="string" office:string-value="8_BOUNCE_C" calcext:value-type="string">
            <text:p>8_BOUNCE_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53752" calcext:value-type="float">
            <text:p>53752</text:p>
          </table:table-cell>
          <table:table-cell office:value-type="float" office:value="1142.67826313439" calcext:value-type="float">
            <text:p>1143</text:p>
          </table:table-cell>
          <table:table-cell office:value-type="float" office:value="0.0008160418725016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39427089691162" calcext:value-type="float">
            <text:p>0.739</text:p>
          </table:table-cell>
          <table:table-cell office:value-type="float" office:value="0.0000965801029374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2];&quot;_&quot;;[.C922];&quot;_&quot;;[.D922])" office:value-type="string" office:string-value="9_BOUNCE_C" calcext:value-type="string">
            <text:p>9_BOUNCE_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39420" calcext:value-type="float">
            <text:p>39420</text:p>
          </table:table-cell>
          <table:table-cell office:value-type="float" office:value="1024.26008828452" calcext:value-type="float">
            <text:p>1024</text:p>
          </table:table-cell>
          <table:table-cell office:value-type="float" office:value="0.00065608542019030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61429899930954" calcext:value-type="float">
            <text:p>0.361</text:p>
          </table:table-cell>
          <table:table-cell office:value-type="float" office:value="0.00005537077758372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3];&quot;_&quot;;[.C923];&quot;_&quot;;[.D923])" office:value-type="string" office:string-value="10_BOUNCE_C" calcext:value-type="string">
            <text:p>10_BOUNCE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28892" calcext:value-type="float">
            <text:p>28892</text:p>
          </table:table-cell>
          <table:table-cell office:value-type="float" office:value="1203.42589644192" calcext:value-type="float">
            <text:p>1203</text:p>
          </table:table-cell>
          <table:table-cell office:value-type="float" office:value="0.00067244955030787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0115213394165" calcext:value-type="float">
            <text:p>0.401</text:p>
          </table:table-cell>
          <table:table-cell office:value-type="float" office:value="0.00005813801364408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4];&quot;_&quot;;[.C924];&quot;_&quot;;[.D924])" office:value-type="string" office:string-value="11_BOUNCE_C" calcext:value-type="string">
            <text:p>11_BOUNCE_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21465" calcext:value-type="float">
            <text:p>21465</text:p>
          </table:table-cell>
          <table:table-cell office:value-type="float" office:value="1399.02520382017" calcext:value-type="float">
            <text:p>1399</text:p>
          </table:table-cell>
          <table:table-cell office:value-type="float" office:value="0.0006910781365474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54482674598694" calcext:value-type="float">
            <text:p>0.454</text:p>
          </table:table-cell>
          <table:table-cell office:value-type="float" office:value="0.00006335053569711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5];&quot;_&quot;;[.C925];&quot;_&quot;;[.D925])" office:value-type="string" office:string-value="12_BOUNCE_C" calcext:value-type="string">
            <text:p>12_BOUNCE_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15857" calcext:value-type="float">
            <text:p>15857</text:p>
          </table:table-cell>
          <table:table-cell office:value-type="float" office:value="1304.02686510689" calcext:value-type="float">
            <text:p>1304</text:p>
          </table:table-cell>
          <table:table-cell office:value-type="float" office:value="0.00064583906224477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02939593791962" calcext:value-type="float">
            <text:p>0.303</text:p>
          </table:table-cell>
          <table:table-cell office:value-type="float" office:value="0.00005780418310922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6];&quot;_&quot;;[.C926];&quot;_&quot;;[.D926])" office:value-type="string" office:string-value="13_BOUNCE_C" calcext:value-type="string">
            <text:p>13_BOUNCE_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11861" calcext:value-type="float">
            <text:p>11861</text:p>
          </table:table-cell>
          <table:table-cell office:value-type="float" office:value="1140.44751707276" calcext:value-type="float">
            <text:p>1140</text:p>
          </table:table-cell>
          <table:table-cell office:value-type="float" office:value="0.00053526217569698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19131344556808" calcext:value-type="float">
            <text:p>0.319</text:p>
          </table:table-cell>
          <table:table-cell office:value-type="float" office:value="0.00003906180016509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7];&quot;_&quot;;[.C927];&quot;_&quot;;[.D927])" office:value-type="string" office:string-value="14_BOUNCE_C" calcext:value-type="string">
            <text:p>14_BOUNCE_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8989" calcext:value-type="float">
            <text:p>8989</text:p>
          </table:table-cell>
          <table:table-cell office:value-type="float" office:value="1635.78996551341" calcext:value-type="float">
            <text:p>1636</text:p>
          </table:table-cell>
          <table:table-cell office:value-type="float" office:value="0.00063104772442213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273774176836014" calcext:value-type="float">
            <text:p>0.274</text:p>
          </table:table-cell>
          <table:table-cell office:value-type="float" office:value="0.00004175410043918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8];&quot;_&quot;;[.C928];&quot;_&quot;;[.D928])" office:value-type="string" office:string-value="15_BOUNCE_C" calcext:value-type="string">
            <text:p>15_BOUNCE_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6721" calcext:value-type="float">
            <text:p>6721</text:p>
          </table:table-cell>
          <table:table-cell office:value-type="float" office:value="1555.4887665526" calcext:value-type="float">
            <text:p>1555</text:p>
          </table:table-cell>
          <table:table-cell office:value-type="float" office:value="0.00056596722926283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262000501155853" calcext:value-type="float">
            <text:p>0.262</text:p>
          </table:table-cell>
          <table:table-cell office:value-type="float" office:value="0.00003903816508407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29];&quot;_&quot;;[.C929];&quot;_&quot;;[.D929])" office:value-type="string" office:string-value="16_BOUNCE_C" calcext:value-type="string">
            <text:p>16_BOUNCE_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5135" calcext:value-type="float">
            <text:p>5135</text:p>
          </table:table-cell>
          <table:table-cell office:value-type="float" office:value="1161.81577409932" calcext:value-type="float">
            <text:p>1162</text:p>
          </table:table-cell>
          <table:table-cell office:value-type="float" office:value="0.0004389981728851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6358059048653" calcext:value-type="float">
            <text:p>0.176</text:p>
          </table:table-cell>
          <table:table-cell office:value-type="float" office:value="0.00001814342493344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0];&quot;_&quot;;[.C930];&quot;_&quot;;[.D930])" office:value-type="string" office:string-value="17_BOUNCE_C" calcext:value-type="string">
            <text:p>17_BOUNCE_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3955" calcext:value-type="float">
            <text:p>3955</text:p>
          </table:table-cell>
          <table:table-cell office:value-type="float" office:value="1117.2394437421" calcext:value-type="float">
            <text:p>1117</text:p>
          </table:table-cell>
          <table:table-cell office:value-type="float" office:value="0.00043023948103787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42100319266319" calcext:value-type="float">
            <text:p>0.142</text:p>
          </table:table-cell>
          <table:table-cell office:value-type="float" office:value="0.000020014183674907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1];&quot;_&quot;;[.C931];&quot;_&quot;;[.D931])" office:value-type="string" office:string-value="18_BOUNCE_C" calcext:value-type="string">
            <text:p>18_BOUNCE_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3115" calcext:value-type="float">
            <text:p>3115</text:p>
          </table:table-cell>
          <table:table-cell office:value-type="float" office:value="1284.34735152488" calcext:value-type="float">
            <text:p>1284</text:p>
          </table:table-cell>
          <table:table-cell office:value-type="float" office:value="0.000556187983527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280801653862" calcext:value-type="float">
            <text:p>0.281</text:p>
          </table:table-cell>
          <table:table-cell office:value-type="float" office:value="0.000054059304003418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2];&quot;_&quot;;[.C932];&quot;_&quot;;[.D932])" office:value-type="string" office:string-value="19_BOUNCE_C" calcext:value-type="string">
            <text:p>19_BOUNCE_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2358" calcext:value-type="float">
            <text:p>2358</text:p>
          </table:table-cell>
          <table:table-cell office:value-type="float" office:value="1219.26675148431" calcext:value-type="float">
            <text:p>1219</text:p>
          </table:table-cell>
          <table:table-cell office:value-type="float" office:value="0.000378784801387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039478123188" calcext:value-type="float">
            <text:p>0.120</text:p>
          </table:table-cell>
          <table:table-cell office:value-type="float" office:value="0.000018248998058987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3];&quot;_&quot;;[.C933];&quot;_&quot;;[.D933])" office:value-type="string" office:string-value="20_BOUNCE_C" calcext:value-type="string">
            <text:p>20_BOUNCE_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1948" calcext:value-type="float">
            <text:p>1948</text:p>
          </table:table-cell>
          <table:table-cell office:value-type="float" office:value="1066.50410677618" calcext:value-type="float">
            <text:p>1067</text:p>
          </table:table-cell>
          <table:table-cell office:value-type="float" office:value="0.00042529257933046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26096457242966" calcext:value-type="float">
            <text:p>0.126</text:p>
          </table:table-cell>
          <table:table-cell office:value-type="float" office:value="0.0000177565920515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4];&quot;_&quot;;[.C934];&quot;_&quot;;[.D934])" office:value-type="string" office:string-value="200_BOUNCE_C" calcext:value-type="string">
            <text:p>200_BOUNCE_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6890" calcext:value-type="float">
            <text:p>6890</text:p>
          </table:table-cell>
          <table:table-cell office:value-type="float" office:value="1179.94339622642" calcext:value-type="float">
            <text:p>1180</text:p>
          </table:table-cell>
          <table:table-cell office:value-type="float" office:value="0.00038677027021916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179086104035378" calcext:value-type="float">
            <text:p>0.179</text:p>
          </table:table-cell>
          <table:table-cell office:value-type="float" office:value="0.00001638628579753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5];&quot;_&quot;;[.C935];&quot;_&quot;;[.D935])" office:value-type="string" office:string-value="300_BOUNCE_C" calcext:value-type="string">
            <text:p>300_BOUNCE_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1378" calcext:value-type="float">
            <text:p>1378</text:p>
          </table:table-cell>
          <table:table-cell office:value-type="float" office:value="1469.87880986938" calcext:value-type="float">
            <text:p>1470</text:p>
          </table:table-cell>
          <table:table-cell office:value-type="float" office:value="0.00029173723306103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707133859395981" calcext:value-type="float">
            <text:p>0.071</text:p>
          </table:table-cell>
          <table:table-cell office:value-type="float" office:value="0.00001093356315102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6];&quot;_&quot;;[.C936];&quot;_&quot;;[.D936])" office:value-type="string" office:string-value="400_BOUNCE_C" calcext:value-type="string">
            <text:p>400_BOUNCE_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394" calcext:value-type="float">
            <text:p>394</text:p>
          </table:table-cell>
          <table:table-cell office:value-type="float" office:value="666.857868020305" calcext:value-type="float">
            <text:p>667</text:p>
          </table:table-cell>
          <table:table-cell office:value-type="float" office:value="0.000081585803060901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978261418640614" calcext:value-type="float">
            <text:p>0.010</text:p>
          </table:table-cell>
          <table:table-cell office:value-type="float" office:value="0.00000067633161691655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7];&quot;_&quot;;[.C937];&quot;_&quot;;[.D937])" office:value-type="string" office:string-value="500_BOUNCE_C" calcext:value-type="string">
            <text:p>500_BOUNCE_C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C</text:p>
          </table:table-cell>
          <table:table-cell office:value-type="float" office:value="362" calcext:value-type="float">
            <text:p>362</text:p>
          </table:table-cell>
          <table:table-cell office:value-type="float" office:value="847.281767955801" calcext:value-type="float">
            <text:p>847</text:p>
          </table:table-cell>
          <table:table-cell office:value-type="float" office:value="0.00013860665134396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19476218149066" calcext:value-type="float">
            <text:p>0.019</text:p>
          </table:table-cell>
          <table:table-cell office:value-type="float" office:value="0.000001733660684335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8];&quot;_&quot;;[.C938];&quot;_&quot;;[.D938])" office:value-type="string" office:string-value="1_BOUNCE_D" calcext:value-type="string">
            <text:p>1_BOUNCE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282.539682539682" calcext:value-type="float">
            <text:p>283</text:p>
          </table:table-cell>
          <table:table-cell office:value-type="float" office:value="0.00054212894941133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976274311542511" calcext:value-type="float">
            <text:p>0.098</text:p>
          </table:table-cell>
          <table:table-cell office:value-type="float" office:value="0.000035872138482211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39];&quot;_&quot;;[.C939];&quot;_&quot;;[.D939])" office:value-type="string" office:string-value="2_BOUNCE_D" calcext:value-type="string">
            <text:p>2_BOUNCE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845.917199480051" calcext:value-type="float">
            <text:p>846</text:p>
          </table:table-cell>
          <table:table-cell office:value-type="float" office:value="0.0010185873800938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63858103752136" calcext:value-type="float">
            <text:p>0.864</text:p>
          </table:table-cell>
          <table:table-cell office:value-type="float" office:value="0.00022834923233919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0];&quot;_&quot;;[.C940];&quot;_&quot;;[.D940])" office:value-type="string" office:string-value="3_BOUNCE_D" calcext:value-type="string">
            <text:p>3_BOUNCE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620.861766686273" calcext:value-type="float">
            <text:p>621</text:p>
          </table:table-cell>
          <table:table-cell office:value-type="float" office:value="0.0007781107888787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7361902665161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1];&quot;_&quot;;[.C941];&quot;_&quot;;[.D941])" office:value-type="string" office:string-value="4_BOUNCE_D" calcext:value-type="string">
            <text:p>4_BOUNCE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989.560972015992" calcext:value-type="float">
            <text:p>990</text:p>
          </table:table-cell>
          <table:table-cell office:value-type="float" office:value="0.00087312103884163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001971515200192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2];&quot;_&quot;;[.C942];&quot;_&quot;;[.D942])" office:value-type="string" office:string-value="5_BOUNCE_D" calcext:value-type="string">
            <text:p>5_BOUNCE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1322.94352918522" calcext:value-type="float">
            <text:p>1323</text:p>
          </table:table-cell>
          <table:table-cell office:value-type="float" office:value="0.00089203887150308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89435625076294" calcext:value-type="float">
            <text:p>0.789</text:p>
          </table:table-cell>
          <table:table-cell office:value-type="float" office:value="0.00016673672200573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3];&quot;_&quot;;[.C943];&quot;_&quot;;[.D943])" office:value-type="string" office:string-value="6_BOUNCE_D" calcext:value-type="string">
            <text:p>6_BOUNCE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469.82613649142" calcext:value-type="float">
            <text:p>1470</text:p>
          </table:table-cell>
          <table:table-cell office:value-type="float" office:value="0.00093817063178700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879947602748871" calcext:value-type="float">
            <text:p>0.880</text:p>
          </table:table-cell>
          <table:table-cell office:value-type="float" office:value="0.00018689798334040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4];&quot;_&quot;;[.C944];&quot;_&quot;;[.D944])" office:value-type="string" office:string-value="7_BOUNCE_D" calcext:value-type="string">
            <text:p>7_BOUNCE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655.8201563509" calcext:value-type="float">
            <text:p>1656</text:p>
          </table:table-cell>
          <table:table-cell office:value-type="float" office:value="0.00092660761966570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49166226387024" calcext:value-type="float">
            <text:p>0.649</text:p>
          </table:table-cell>
          <table:table-cell office:value-type="float" office:value="0.0001412685563599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5];&quot;_&quot;;[.C945];&quot;_&quot;;[.D945])" office:value-type="string" office:string-value="8_BOUNCE_D" calcext:value-type="string">
            <text:p>8_BOUNCE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886.82245005452" calcext:value-type="float">
            <text:p>1887</text:p>
          </table:table-cell>
          <table:table-cell office:value-type="float" office:value="0.0009508332489611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20919477939606" calcext:value-type="float">
            <text:p>0.921</text:p>
          </table:table-cell>
          <table:table-cell office:value-type="float" office:value="0.00016638856961519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6];&quot;_&quot;;[.C946];&quot;_&quot;;[.D946])" office:value-type="string" office:string-value="9_BOUNCE_D" calcext:value-type="string">
            <text:p>9_BOUNCE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2397.3834923188" calcext:value-type="float">
            <text:p>2397</text:p>
          </table:table-cell>
          <table:table-cell office:value-type="float" office:value="0.0010574336343383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41995191574097" calcext:value-type="float">
            <text:p>0.642</text:p>
          </table:table-cell>
          <table:table-cell office:value-type="float" office:value="0.00018159266050188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7];&quot;_&quot;;[.C947];&quot;_&quot;;[.D947])" office:value-type="string" office:string-value="10_BOUNCE_D" calcext:value-type="string">
            <text:p>10_BOUNCE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2937.82029818465" calcext:value-type="float">
            <text:p>2938</text:p>
          </table:table-cell>
          <table:table-cell office:value-type="float" office:value="0.00109940424792945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62450969219208" calcext:value-type="float">
            <text:p>0.662</text:p>
          </table:table-cell>
          <table:table-cell office:value-type="float" office:value="0.0001969966284815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8];&quot;_&quot;;[.C948];&quot;_&quot;;[.D948])" office:value-type="string" office:string-value="11_BOUNCE_D" calcext:value-type="string">
            <text:p>11_BOUNCE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2421.88736580121" calcext:value-type="float">
            <text:p>2422</text:p>
          </table:table-cell>
          <table:table-cell office:value-type="float" office:value="0.0008714145478083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36914229393005" calcext:value-type="float">
            <text:p>0.537</text:p>
          </table:table-cell>
          <table:table-cell office:value-type="float" office:value="0.00011633236341565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49];&quot;_&quot;;[.C949];&quot;_&quot;;[.D949])" office:value-type="string" office:string-value="12_BOUNCE_D" calcext:value-type="string">
            <text:p>12_BOUNCE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3467.59282663041" calcext:value-type="float">
            <text:p>3468</text:p>
          </table:table-cell>
          <table:table-cell office:value-type="float" office:value="0.0010842438606481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64560067653656" calcext:value-type="float">
            <text:p>0.646</text:p>
          </table:table-cell>
          <table:table-cell office:value-type="float" office:value="0.00018897817293482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0];&quot;_&quot;;[.C950];&quot;_&quot;;[.D950])" office:value-type="string" office:string-value="13_BOUNCE_D" calcext:value-type="string">
            <text:p>13_BOUNCE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2329.31465075761" calcext:value-type="float">
            <text:p>2329</text:p>
          </table:table-cell>
          <table:table-cell office:value-type="float" office:value="0.00076548044012818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82839548587799" calcext:value-type="float">
            <text:p>0.583</text:p>
          </table:table-cell>
          <table:table-cell office:value-type="float" office:value="0.00009428998014264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1];&quot;_&quot;;[.C951];&quot;_&quot;;[.D951])" office:value-type="string" office:string-value="14_BOUNCE_D" calcext:value-type="string">
            <text:p>14_BOUNCE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3596.76254634938" calcext:value-type="float">
            <text:p>3597</text:p>
          </table:table-cell>
          <table:table-cell office:value-type="float" office:value="0.0011075010900573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94905436038971" calcext:value-type="float">
            <text:p>0.949</text:p>
          </table:table-cell>
          <table:table-cell office:value-type="float" office:value="0.00025269255925614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2];&quot;_&quot;;[.C952];&quot;_&quot;;[.D952])" office:value-type="string" office:string-value="15_BOUNCE_D" calcext:value-type="string">
            <text:p>15_BOUNCE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2982.06974313023" calcext:value-type="float">
            <text:p>2982</text:p>
          </table:table-cell>
          <table:table-cell office:value-type="float" office:value="0.00091811814958725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24589371681213" calcext:value-type="float">
            <text:p>0.325</text:p>
          </table:table-cell>
          <table:table-cell office:value-type="float" office:value="0.000091341236225767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3];&quot;_&quot;;[.C953];&quot;_&quot;;[.D953])" office:value-type="string" office:string-value="16_BOUNCE_D" calcext:value-type="string">
            <text:p>16_BOUNCE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4398.18503330084" calcext:value-type="float">
            <text:p>4398</text:p>
          </table:table-cell>
          <table:table-cell office:value-type="float" office:value="0.00118758497688929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4349325299263" calcext:value-type="float">
            <text:p>0.435</text:p>
          </table:table-cell>
          <table:table-cell office:value-type="float" office:value="0.00016709238172022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4];&quot;_&quot;;[.C954];&quot;_&quot;;[.D954])" office:value-type="string" office:string-value="17_BOUNCE_D" calcext:value-type="string">
            <text:p>17_BOUNCE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4221.23729897661" calcext:value-type="float">
            <text:p>4221</text:p>
          </table:table-cell>
          <table:table-cell office:value-type="float" office:value="0.000863812843909211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208988577127457" calcext:value-type="float">
            <text:p>0.209</text:p>
          </table:table-cell>
          <table:table-cell office:value-type="float" office:value="0.000067986905411201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5];&quot;_&quot;;[.C955];&quot;_&quot;;[.D955])" office:value-type="string" office:string-value="18_BOUNCE_D" calcext:value-type="string">
            <text:p>18_BOUNCE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5150.61283043198" calcext:value-type="float">
            <text:p>5151</text:p>
          </table:table-cell>
          <table:table-cell office:value-type="float" office:value="0.0014540762161723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536506235599518" calcext:value-type="float">
            <text:p>0.537</text:p>
          </table:table-cell>
          <table:table-cell office:value-type="float" office:value="0.0003082030463701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6];&quot;_&quot;;[.C956];&quot;_&quot;;[.D956])" office:value-type="string" office:string-value="19_BOUNCE_D" calcext:value-type="string">
            <text:p>19_BOUNCE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3838.63867036603" calcext:value-type="float">
            <text:p>3839</text:p>
          </table:table-cell>
          <table:table-cell office:value-type="float" office:value="0.000908881321145473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06861132383347" calcext:value-type="float">
            <text:p>0.307</text:p>
          </table:table-cell>
          <table:table-cell office:value-type="float" office:value="0.00011012256899744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7];&quot;_&quot;;[.C957];&quot;_&quot;;[.D957])" office:value-type="string" office:string-value="20_BOUNCE_D" calcext:value-type="string">
            <text:p>20_BOUNCE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4280.42435233161" calcext:value-type="float">
            <text:p>4280</text:p>
          </table:table-cell>
          <table:table-cell office:value-type="float" office:value="0.00097648144001141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44025611877441" calcext:value-type="float">
            <text:p>0.344</text:p>
          </table:table-cell>
          <table:table-cell office:value-type="float" office:value="0.00014286311698405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8];&quot;_&quot;;[.C958];&quot;_&quot;;[.D958])" office:value-type="string" office:string-value="200_BOUNCE_D" calcext:value-type="string">
            <text:p>200_BOUNCE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6458.11327539136" calcext:value-type="float">
            <text:p>6458</text:p>
          </table:table-cell>
          <table:table-cell office:value-type="float" office:value="0.0011101829198995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706546008586883" calcext:value-type="float">
            <text:p>0.707</text:p>
          </table:table-cell>
          <table:table-cell office:value-type="float" office:value="0.00026261615439682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59];&quot;_&quot;;[.C959];&quot;_&quot;;[.D959])" office:value-type="string" office:string-value="300_BOUNCE_D" calcext:value-type="string">
            <text:p>300_BOUNCE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5649.3083638942" calcext:value-type="float">
            <text:p>5649</text:p>
          </table:table-cell>
          <table:table-cell office:value-type="float" office:value="0.0010103166772649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334315687417984" calcext:value-type="float">
            <text:p>0.334</text:p>
          </table:table-cell>
          <table:table-cell office:value-type="float" office:value="0.00017784947638709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60];&quot;_&quot;;[.C960];&quot;_&quot;;[.D960])" office:value-type="string" office:string-value="400_BOUNCE_D" calcext:value-type="string">
            <text:p>400_BOUNCE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5256.80878552972" calcext:value-type="float">
            <text:p>5257</text:p>
          </table:table-cell>
          <table:table-cell office:value-type="float" office:value="0.00085401344159678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134542271494865" calcext:value-type="float">
            <text:p>0.135</text:p>
          </table:table-cell>
          <table:table-cell office:value-type="float" office:value="0.000071724950205283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61];&quot;_&quot;;[.C961];&quot;_&quot;;[.D961])" office:value-type="string" office:string-value="500_BOUNCE_D" calcext:value-type="string">
            <text:p>500_BOUNCE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9569.98242740793" calcext:value-type="float">
            <text:p>9570</text:p>
          </table:table-cell>
          <table:table-cell office:value-type="float" office:value="0.0027771658971453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 office:value-type="float" office:value="0.365930587053299" calcext:value-type="float">
            <text:p>0.366</text:p>
          </table:table-cell>
          <table:table-cell office:value-type="float" office:value="0.000855212106948147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62];&quot;_&quot;;[.C962];&quot;_&quot;;[.D962])" office:value-type="string" office:string-value="1_BILL PAYMENT_D" calcext:value-type="string">
            <text:p>1_BILL PAYMENT_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86272.612995939" calcext:value-type="float">
            <text:p>86273</text:p>
          </table:table-cell>
          <table:table-cell office:value-type="float" office:value="0.173844942818063" calcext:value-type="float">
            <text:p>0.17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428570235053187" calcext:value-type="float">
            <text:p>0.043</text:p>
          </table:table-cell>
          <table:table-cell office:value-type="float" office:value="0.0958081781864166" calcext:value-type="float">
            <text:p>0.096</text:p>
          </table:table-cell>
          <table:table-cell office:value-type="float" office:value="119089.3203125" calcext:value-type="float">
            <text:p>119089</text:p>
          </table:table-cell>
          <table:table-cell table:number-columns-repeated="17"/>
        </table:table-row>
        <table:table-row table:style-name="ro1">
          <table:table-cell table:formula="of:=CONCATENATE([.B963];&quot;_&quot;;[.C963];&quot;_&quot;;[.D963])" office:value-type="string" office:string-value="2_BILL PAYMENT_D" calcext:value-type="string">
            <text:p>2_BILL PAYMENT_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39113.0928176349" calcext:value-type="float">
            <text:p>39113</text:p>
          </table:table-cell>
          <table:table-cell office:value-type="float" office:value="0.108563411302465" calcext:value-type="float">
            <text:p>0.10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215189899489808" calcext:value-type="float">
            <text:p>0.022</text:p>
          </table:table-cell>
          <table:table-cell office:value-type="float" office:value="0.0443980619311333" calcext:value-type="float">
            <text:p>0.044</text:p>
          </table:table-cell>
          <table:table-cell office:value-type="float" office:value="49328.6796875" calcext:value-type="float">
            <text:p>49329</text:p>
          </table:table-cell>
          <table:table-cell table:number-columns-repeated="17"/>
        </table:table-row>
        <table:table-row table:style-name="ro1">
          <table:table-cell table:formula="of:=CONCATENATE([.B964];&quot;_&quot;;[.C964];&quot;_&quot;;[.D964])" office:value-type="string" office:string-value="3_BILL PAYMENT_D" calcext:value-type="string">
            <text:p>3_BILL PAYMENT_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41553.2674817917" calcext:value-type="float">
            <text:p>41553</text:p>
          </table:table-cell>
          <table:table-cell office:value-type="float" office:value="0.086288105306328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62909000339828" calcext:value-type="float">
            <text:p>0.016</text:p>
          </table:table-cell>
          <table:table-cell office:value-type="float" office:value="0.0224840417504311" calcext:value-type="float">
            <text:p>0.022</text:p>
          </table:table-cell>
          <table:table-cell office:value-type="float" office:value="54130.3515625" calcext:value-type="float">
            <text:p>54130</text:p>
          </table:table-cell>
          <table:table-cell table:number-columns-repeated="17"/>
        </table:table-row>
        <table:table-row table:style-name="ro1">
          <table:table-cell table:formula="of:=CONCATENATE([.B965];&quot;_&quot;;[.C965];&quot;_&quot;;[.D965])" office:value-type="string" office:string-value="4_BILL PAYMENT_D" calcext:value-type="string">
            <text:p>4_BILL PAYMENT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54901.8344477906" calcext:value-type="float">
            <text:p>54902</text:p>
          </table:table-cell>
          <table:table-cell office:value-type="float" office:value="0.0849759231725547" calcext:value-type="float">
            <text:p>0.08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5384669561449" calcext:value-type="float">
            <text:p>0.016</text:p>
          </table:table-cell>
          <table:table-cell office:value-type="float" office:value="0.0224553979933262" calcext:value-type="float">
            <text:p>0.022</text:p>
          </table:table-cell>
          <table:table-cell office:value-type="float" office:value="74448.453125" calcext:value-type="float">
            <text:p>74448</text:p>
          </table:table-cell>
          <table:table-cell table:number-columns-repeated="17"/>
        </table:table-row>
        <table:table-row table:style-name="ro1">
          <table:table-cell table:formula="of:=CONCATENATE([.B966];&quot;_&quot;;[.C966];&quot;_&quot;;[.D966])" office:value-type="string" office:string-value="5_BILL PAYMENT_D" calcext:value-type="string">
            <text:p>5_BILL PAYMENT_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79448.0152182365" calcext:value-type="float">
            <text:p>79448</text:p>
          </table:table-cell>
          <table:table-cell office:value-type="float" office:value="0.0977661135889079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62334731106544" calcext:value-type="float">
            <text:p>0.016</text:p>
          </table:table-cell>
          <table:table-cell office:value-type="float" office:value="0.041113369166851" calcext:value-type="float">
            <text:p>0.041</text:p>
          </table:table-cell>
          <table:table-cell office:value-type="float" office:value="113480.7109375" calcext:value-type="float">
            <text:p>113481</text:p>
          </table:table-cell>
          <table:table-cell table:number-columns-repeated="17"/>
        </table:table-row>
        <table:table-row table:style-name="ro1">
          <table:table-cell table:formula="of:=CONCATENATE([.B967];&quot;_&quot;;[.C967];&quot;_&quot;;[.D967])" office:value-type="string" office:string-value="6_BILL PAYMENT_D" calcext:value-type="string">
            <text:p>6_BILL PAYMENT_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101236.36274187" calcext:value-type="float">
            <text:p>101236</text:p>
          </table:table-cell>
          <table:table-cell office:value-type="float" office:value="0.10359669011524" calcext:value-type="float">
            <text:p>0.10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8976732158528" calcext:value-type="float">
            <text:p>0.016</text:p>
          </table:table-cell>
          <table:table-cell office:value-type="float" office:value="0.0535610914230347" calcext:value-type="float">
            <text:p>0.054</text:p>
          </table:table-cell>
          <table:table-cell office:value-type="float" office:value="145355.15625" calcext:value-type="float">
            <text:p>145355</text:p>
          </table:table-cell>
          <table:table-cell table:number-columns-repeated="17"/>
        </table:table-row>
        <table:table-row table:style-name="ro1">
          <table:table-cell table:formula="of:=CONCATENATE([.B968];&quot;_&quot;;[.C968];&quot;_&quot;;[.D968])" office:value-type="string" office:string-value="7_BILL PAYMENT_D" calcext:value-type="string">
            <text:p>7_BILL PAYMENT_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120175.596696671" calcext:value-type="float">
            <text:p>120176</text:p>
          </table:table-cell>
          <table:table-cell office:value-type="float" office:value="0.105773888053611" calcext:value-type="float">
            <text:p>0.1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3340162253066" calcext:value-type="float">
            <text:p>0.015</text:p>
          </table:table-cell>
          <table:table-cell office:value-type="float" office:value="0.0604427345097065" calcext:value-type="float">
            <text:p>0.060</text:p>
          </table:table-cell>
          <table:table-cell office:value-type="float" office:value="172191.1875" calcext:value-type="float">
            <text:p>172191</text:p>
          </table:table-cell>
          <table:table-cell table:number-columns-repeated="17"/>
        </table:table-row>
        <table:table-row table:style-name="ro1">
          <table:table-cell table:formula="of:=CONCATENATE([.B969];&quot;_&quot;;[.C969];&quot;_&quot;;[.D969])" office:value-type="string" office:string-value="8_BILL PAYMENT_D" calcext:value-type="string">
            <text:p>8_BILL PAYMENT_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137281.554212994" calcext:value-type="float">
            <text:p>137282</text:p>
          </table:table-cell>
          <table:table-cell office:value-type="float" office:value="0.105700310191829" calcext:value-type="float">
            <text:p>0.1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45333502275188" calcext:value-type="float">
            <text:p>0.015</text:p>
          </table:table-cell>
          <table:table-cell office:value-type="float" office:value="0.0646483898162842" calcext:value-type="float">
            <text:p>0.065</text:p>
          </table:table-cell>
          <table:table-cell office:value-type="float" office:value="195904.09375" calcext:value-type="float">
            <text:p>195904</text:p>
          </table:table-cell>
          <table:table-cell table:number-columns-repeated="17"/>
        </table:table-row>
        <table:table-row table:style-name="ro1">
          <table:table-cell table:formula="of:=CONCATENATE([.B970];&quot;_&quot;;[.C970];&quot;_&quot;;[.D970])" office:value-type="string" office:string-value="9_BILL PAYMENT_D" calcext:value-type="string">
            <text:p>9_BILL PAYMENT_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152684.534452251" calcext:value-type="float">
            <text:p>152685</text:p>
          </table:table-cell>
          <table:table-cell office:value-type="float" office:value="0.10664393483384" calcext:value-type="float">
            <text:p>0.10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43952478239267" calcext:value-type="float">
            <text:p>0.014</text:p>
          </table:table-cell>
          <table:table-cell office:value-type="float" office:value="0.0675006583333015" calcext:value-type="float">
            <text:p>0.068</text:p>
          </table:table-cell>
          <table:table-cell office:value-type="float" office:value="219541.46875" calcext:value-type="float">
            <text:p>219541</text:p>
          </table:table-cell>
          <table:table-cell table:number-columns-repeated="17"/>
        </table:table-row>
        <table:table-row table:style-name="ro1">
          <table:table-cell table:formula="of:=CONCATENATE([.B971];&quot;_&quot;;[.C971];&quot;_&quot;;[.D971])" office:value-type="string" office:string-value="10_BILL PAYMENT_D" calcext:value-type="string">
            <text:p>10_BILL PAYMENT_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168141.006244726" calcext:value-type="float">
            <text:p>168141</text:p>
          </table:table-cell>
          <table:table-cell office:value-type="float" office:value="0.106423322654112" calcext:value-type="float">
            <text:p>0.10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41572659409403" calcext:value-type="float">
            <text:p>0.014</text:p>
          </table:table-cell>
          <table:table-cell office:value-type="float" office:value="0.0686631351709366" calcext:value-type="float">
            <text:p>0.069</text:p>
          </table:table-cell>
          <table:table-cell office:value-type="float" office:value="241006.8125" calcext:value-type="float">
            <text:p>241007</text:p>
          </table:table-cell>
          <table:table-cell table:number-columns-repeated="17"/>
        </table:table-row>
        <table:table-row table:style-name="ro1">
          <table:table-cell table:formula="of:=CONCATENATE([.B972];&quot;_&quot;;[.C972];&quot;_&quot;;[.D972])" office:value-type="string" office:string-value="11_BILL PAYMENT_D" calcext:value-type="string">
            <text:p>11_BILL PAYMENT_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180361.177136877" calcext:value-type="float">
            <text:p>180361</text:p>
          </table:table-cell>
          <table:table-cell office:value-type="float" office:value="0.104831645464975" calcext:value-type="float">
            <text:p>0.105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7538777183713" calcext:value-type="float">
            <text:p>0.014</text:p>
          </table:table-cell>
          <table:table-cell office:value-type="float" office:value="0.0684751123189926" calcext:value-type="float">
            <text:p>0.068</text:p>
          </table:table-cell>
          <table:table-cell office:value-type="float" office:value="256215.625" calcext:value-type="float">
            <text:p>256216</text:p>
          </table:table-cell>
          <table:table-cell table:number-columns-repeated="17"/>
        </table:table-row>
        <table:table-row table:style-name="ro1">
          <table:table-cell table:formula="of:=CONCATENATE([.B973];&quot;_&quot;;[.C973];&quot;_&quot;;[.D973])" office:value-type="string" office:string-value="12_BILL PAYMENT_D" calcext:value-type="string">
            <text:p>12_BILL PAYMENT_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192816.667178297" calcext:value-type="float">
            <text:p>192817</text:p>
          </table:table-cell>
          <table:table-cell office:value-type="float" office:value="0.104190194357787" calcext:value-type="float">
            <text:p>0.104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4050396279798" calcext:value-type="float">
            <text:p>0.014</text:p>
          </table:table-cell>
          <table:table-cell office:value-type="float" office:value="0.0658006146550179" calcext:value-type="float">
            <text:p>0.066</text:p>
          </table:table-cell>
          <table:table-cell office:value-type="float" office:value="277373.84375" calcext:value-type="float">
            <text:p>277374</text:p>
          </table:table-cell>
          <table:table-cell table:number-columns-repeated="17"/>
        </table:table-row>
        <table:table-row table:style-name="ro1">
          <table:table-cell table:formula="of:=CONCATENATE([.B974];&quot;_&quot;;[.C974];&quot;_&quot;;[.D974])" office:value-type="string" office:string-value="13_BILL PAYMENT_D" calcext:value-type="string">
            <text:p>13_BILL PAYMENT_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200438.140932047" calcext:value-type="float">
            <text:p>200438</text:p>
          </table:table-cell>
          <table:table-cell office:value-type="float" office:value="0.101574205287807" calcext:value-type="float">
            <text:p>0.10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3230929725634" calcext:value-type="float">
            <text:p>0.013</text:p>
          </table:table-cell>
          <table:table-cell office:value-type="float" office:value="0.0639784634113312" calcext:value-type="float">
            <text:p>0.064</text:p>
          </table:table-cell>
          <table:table-cell office:value-type="float" office:value="293157.53125" calcext:value-type="float">
            <text:p>293158</text:p>
          </table:table-cell>
          <table:table-cell table:number-columns-repeated="17"/>
        </table:table-row>
        <table:table-row table:style-name="ro1">
          <table:table-cell table:formula="of:=CONCATENATE([.B975];&quot;_&quot;;[.C975];&quot;_&quot;;[.D975])" office:value-type="string" office:string-value="14_BILL PAYMENT_D" calcext:value-type="string">
            <text:p>14_BILL PAYMENT_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217029.617796943" calcext:value-type="float">
            <text:p>217030</text:p>
          </table:table-cell>
          <table:table-cell office:value-type="float" office:value="0.101049666104091" calcext:value-type="float">
            <text:p>0.101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2843655329177" calcext:value-type="float">
            <text:p>0.013</text:p>
          </table:table-cell>
          <table:table-cell office:value-type="float" office:value="0.0641711801290512" calcext:value-type="float">
            <text:p>0.064</text:p>
          </table:table-cell>
          <table:table-cell office:value-type="float" office:value="317255.40625" calcext:value-type="float">
            <text:p>317255</text:p>
          </table:table-cell>
          <table:table-cell table:number-columns-repeated="17"/>
        </table:table-row>
        <table:table-row table:style-name="ro1">
          <table:table-cell table:formula="of:=CONCATENATE([.B976];&quot;_&quot;;[.C976];&quot;_&quot;;[.D976])" office:value-type="string" office:string-value="15_BILL PAYMENT_D" calcext:value-type="string">
            <text:p>15_BILL PAYMENT_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227293.687448913" calcext:value-type="float">
            <text:p>227294</text:p>
          </table:table-cell>
          <table:table-cell office:value-type="float" office:value="0.0995043538016251" calcext:value-type="float">
            <text:p>0.100</text:p>
          </table:table-cell>
          <table:table-cell office:value-type="float" office:value="0" calcext:value-type="float">
            <text:p>0.000</text:p>
          </table:table-cell>
          <table:table-cell office:value-type="float" office:value="0.999253034591675" calcext:value-type="float">
            <text:p>0.999</text:p>
          </table:table-cell>
          <table:table-cell office:value-type="float" office:value="0.0131108347882341" calcext:value-type="float">
            <text:p>0.013</text:p>
          </table:table-cell>
          <table:table-cell office:value-type="float" office:value="0.0619021058082581" calcext:value-type="float">
            <text:p>0.062</text:p>
          </table:table-cell>
          <table:table-cell office:value-type="float" office:value="335100.5" calcext:value-type="float">
            <text:p>335101</text:p>
          </table:table-cell>
          <table:table-cell table:number-columns-repeated="17"/>
        </table:table-row>
        <table:table-row table:style-name="ro1">
          <table:table-cell table:formula="of:=CONCATENATE([.B977];&quot;_&quot;;[.C977];&quot;_&quot;;[.D977])" office:value-type="string" office:string-value="16_BILL PAYMENT_D" calcext:value-type="string">
            <text:p>16_BILL PAYMENT_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229955.268130444" calcext:value-type="float">
            <text:p>229955</text:p>
          </table:table-cell>
          <table:table-cell office:value-type="float" office:value="0.0965896289474457" calcext:value-type="float">
            <text:p>0.097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38535894095511" calcext:value-type="float">
            <text:p>0.014</text:p>
          </table:table-cell>
          <table:table-cell office:value-type="float" office:value="0.0568883419036865" calcext:value-type="float">
            <text:p>0.057</text:p>
          </table:table-cell>
          <table:table-cell office:value-type="float" office:value="341892.375" calcext:value-type="float">
            <text:p>341892</text:p>
          </table:table-cell>
          <table:table-cell table:number-columns-repeated="17"/>
        </table:table-row>
        <table:table-row table:style-name="ro1">
          <table:table-cell table:formula="of:=CONCATENATE([.B978];&quot;_&quot;;[.C978];&quot;_&quot;;[.D978])" office:value-type="string" office:string-value="17_BILL PAYMENT_D" calcext:value-type="string">
            <text:p>17_BILL PAYMENT_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240888.479574025" calcext:value-type="float">
            <text:p>240888</text:p>
          </table:table-cell>
          <table:table-cell office:value-type="float" office:value="0.0955918412353574" calcext:value-type="float">
            <text:p>0.09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41786033089921" calcext:value-type="float">
            <text:p>0.014</text:p>
          </table:table-cell>
          <table:table-cell office:value-type="float" office:value="0.0536872483789921" calcext:value-type="float">
            <text:p>0.054</text:p>
          </table:table-cell>
          <table:table-cell office:value-type="float" office:value="359493.125" calcext:value-type="float">
            <text:p>359493</text:p>
          </table:table-cell>
          <table:table-cell table:number-columns-repeated="17"/>
        </table:table-row>
        <table:table-row table:style-name="ro1">
          <table:table-cell table:formula="of:=CONCATENATE([.B979];&quot;_&quot;;[.C979];&quot;_&quot;;[.D979])" office:value-type="string" office:string-value="18_BILL PAYMENT_D" calcext:value-type="string">
            <text:p>18_BILL PAYMENT_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251729.983917351" calcext:value-type="float">
            <text:p>251730</text:p>
          </table:table-cell>
          <table:table-cell office:value-type="float" office:value="0.0976006666453283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2853907995421" calcext:value-type="float">
            <text:p>0.015</text:p>
          </table:table-cell>
          <table:table-cell office:value-type="float" office:value="0.0535650812089443" calcext:value-type="float">
            <text:p>0.054</text:p>
          </table:table-cell>
          <table:table-cell office:value-type="float" office:value="378884.3125" calcext:value-type="float">
            <text:p>378884</text:p>
          </table:table-cell>
          <table:table-cell table:number-columns-repeated="17"/>
        </table:table-row>
        <table:table-row table:style-name="ro1">
          <table:table-cell table:formula="of:=CONCATENATE([.B980];&quot;_&quot;;[.C980];&quot;_&quot;;[.D980])" office:value-type="string" office:string-value="19_BILL PAYMENT_D" calcext:value-type="string">
            <text:p>19_BILL PAYMENT_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264626.158221663" calcext:value-type="float">
            <text:p>264626</text:p>
          </table:table-cell>
          <table:table-cell office:value-type="float" office:value="0.0983830135784825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7170410648392" calcext:value-type="float">
            <text:p>0.016</text:p>
          </table:table-cell>
          <table:table-cell office:value-type="float" office:value="0.0552489832043648" calcext:value-type="float">
            <text:p>0.055</text:p>
          </table:table-cell>
          <table:table-cell office:value-type="float" office:value="394237.15625" calcext:value-type="float">
            <text:p>394237</text:p>
          </table:table-cell>
          <table:table-cell table:number-columns-repeated="17"/>
        </table:table-row>
        <table:table-row table:style-name="ro1">
          <table:table-cell table:formula="of:=CONCATENATE([.B981];&quot;_&quot;;[.C981];&quot;_&quot;;[.D981])" office:value-type="string" office:string-value="20_BILL PAYMENT_D" calcext:value-type="string">
            <text:p>20_BILL PAYMENT_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256552.110309183" calcext:value-type="float">
            <text:p>256552</text:p>
          </table:table-cell>
          <table:table-cell office:value-type="float" office:value="0.0920983791662903" calcext:value-type="float">
            <text:p>0.092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52978417166304" calcext:value-type="float">
            <text:p>0.015</text:p>
          </table:table-cell>
          <table:table-cell office:value-type="float" office:value="0.0483098924160004" calcext:value-type="float">
            <text:p>0.048</text:p>
          </table:table-cell>
          <table:table-cell office:value-type="float" office:value="388341.59375" calcext:value-type="float">
            <text:p>388342</text:p>
          </table:table-cell>
          <table:table-cell table:number-columns-repeated="17"/>
        </table:table-row>
        <table:table-row table:style-name="ro1">
          <table:table-cell table:formula="of:=CONCATENATE([.B982];&quot;_&quot;;[.C982];&quot;_&quot;;[.D982])" office:value-type="string" office:string-value="200_BILL PAYMENT_D" calcext:value-type="string">
            <text:p>200_BILL PAYMENT_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275213.644236501" calcext:value-type="float">
            <text:p>275214</text:p>
          </table:table-cell>
          <table:table-cell office:value-type="float" office:value="0.0859155957526611" calcext:value-type="float">
            <text:p>0.086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63490033012108" calcext:value-type="float">
            <text:p>0.016</text:p>
          </table:table-cell>
          <table:table-cell office:value-type="float" office:value="0.0367479845881462" calcext:value-type="float">
            <text:p>0.037</text:p>
          </table:table-cell>
          <table:table-cell office:value-type="float" office:value="396808.15625" calcext:value-type="float">
            <text:p>396808</text:p>
          </table:table-cell>
          <table:table-cell table:number-columns-repeated="17"/>
        </table:table-row>
        <table:table-row table:style-name="ro1">
          <table:table-cell table:formula="of:=CONCATENATE([.B983];&quot;_&quot;;[.C983];&quot;_&quot;;[.D983])" office:value-type="string" office:string-value="300_BILL PAYMENT_D" calcext:value-type="string">
            <text:p>300_BILL PAYMENT_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332676.833358916" calcext:value-type="float">
            <text:p>332677</text:p>
          </table:table-cell>
          <table:table-cell office:value-type="float" office:value="0.0786504258754691" calcext:value-type="float">
            <text:p>0.079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office:value-type="float" office:value="0.0181415323170558" calcext:value-type="float">
            <text:p>0.018</text:p>
          </table:table-cell>
          <table:table-cell office:value-type="float" office:value="0.0234779063612223" calcext:value-type="float">
            <text:p>0.023</text:p>
          </table:table-cell>
          <table:table-cell office:value-type="float" office:value="447962.46875" calcext:value-type="float">
            <text:p>447962</text:p>
          </table:table-cell>
          <table:table-cell table:number-columns-repeated="17"/>
        </table:table-row>
        <table:table-row table:style-name="ro1">
          <table:table-cell table:formula="of:=CONCATENATE([.B984];&quot;_&quot;;[.C984];&quot;_&quot;;[.D984])" office:value-type="string" office:string-value="400_BILL PAYMENT_D" calcext:value-type="string">
            <text:p>400_BILL PAYMENT_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403504.003513612" calcext:value-type="float">
            <text:p>403504</text:p>
          </table:table-cell>
          <table:table-cell office:value-type="float" office:value="0.0841341351833927" calcext:value-type="float">
            <text:p>0.084</text:p>
          </table:table-cell>
          <table:table-cell office:value-type="float" office:value="0" calcext:value-type="float">
            <text:p>0.000</text:p>
          </table:table-cell>
          <table:table-cell office:value-type="float" office:value="0.782018005847931" calcext:value-type="float">
            <text:p>0.782</text:p>
          </table:table-cell>
          <table:table-cell office:value-type="float" office:value="0.0230320337235103" calcext:value-type="float">
            <text:p>0.023</text:p>
          </table:table-cell>
          <table:table-cell office:value-type="float" office:value="0.0182650219649076" calcext:value-type="float">
            <text:p>0.018</text:p>
          </table:table-cell>
          <table:table-cell office:value-type="float" office:value="423775.28125" calcext:value-type="float">
            <text:p>423775</text:p>
          </table:table-cell>
          <table:table-cell table:number-columns-repeated="17"/>
        </table:table-row>
        <table:table-row table:style-name="ro1">
          <table:table-cell table:formula="of:=CONCATENATE([.B985];&quot;_&quot;;[.C985];&quot;_&quot;;[.D985])" office:value-type="string" office:string-value="500_BILL PAYMENT_D" calcext:value-type="string">
            <text:p>500_BILL PAYMENT_D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ILL PAYMENT</text:p>
          </table:table-cell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304338.350441651" calcext:value-type="float">
            <text:p>304338</text:p>
          </table:table-cell>
          <table:table-cell office:value-type="float" office:value="0.054716635019642" calcext:value-type="float">
            <text:p>0.055</text:p>
          </table:table-cell>
          <table:table-cell office:value-type="float" office:value="0" calcext:value-type="float">
            <text:p>0.000</text:p>
          </table:table-cell>
          <table:table-cell office:value-type="float" office:value="0.998242318630218" calcext:value-type="float">
            <text:p>0.998</text:p>
          </table:table-cell>
          <table:table-cell office:value-type="float" office:value="0.0158674227288965" calcext:value-type="float">
            <text:p>0.016</text:p>
          </table:table-cell>
          <table:table-cell office:value-type="float" office:value="0.00789140444248915" calcext:value-type="float">
            <text:p>0.008</text:p>
          </table:table-cell>
          <table:table-cell office:value-type="float" office:value="323656.65625" calcext:value-type="float">
            <text:p>323657</text:p>
          </table:table-cell>
          <table:table-cell table:number-columns-repeated="17"/>
        </table:table-row>
        <table:table-row table:style-name="ro1">
          <table:table-cell table:formula="of:=CONCATENATE([.B986];&quot;_&quot;;[.C986];&quot;_&quot;;[.D986])" office:value-type="string" office:string-value="1__D" calcext:value-type="string">
            <text:p>1__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87];&quot;_&quot;;[.C987];&quot;_&quot;;[.D987])" office:value-type="string" office:string-value="2__D" calcext:value-type="string">
            <text:p>2__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9639" calcext:value-type="float">
            <text:p>4963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88];&quot;_&quot;;[.C988];&quot;_&quot;;[.D988])" office:value-type="string" office:string-value="3__D" calcext:value-type="string">
            <text:p>3__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27024" calcext:value-type="float">
            <text:p>2270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89];&quot;_&quot;;[.C989];&quot;_&quot;;[.D989])" office:value-type="string" office:string-value="4__D" calcext:value-type="string">
            <text:p>4__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20072" calcext:value-type="float">
            <text:p>22007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0];&quot;_&quot;;[.C990];&quot;_&quot;;[.D990])" office:value-type="string" office:string-value="5__D" calcext:value-type="string">
            <text:p>5__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41816" calcext:value-type="float">
            <text:p>14181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1];&quot;_&quot;;[.C991];&quot;_&quot;;[.D991])" office:value-type="string" office:string-value="6__D" calcext:value-type="string">
            <text:p>6__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00601" calcext:value-type="float">
            <text:p>1006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2];&quot;_&quot;;[.C992];&quot;_&quot;;[.D992])" office:value-type="string" office:string-value="7__D" calcext:value-type="string">
            <text:p>7__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72777" calcext:value-type="float">
            <text:p>7277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3];&quot;_&quot;;[.C993];&quot;_&quot;;[.D993])" office:value-type="string" office:string-value="8__D" calcext:value-type="string">
            <text:p>8__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3565" calcext:value-type="float">
            <text:p>5356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4];&quot;_&quot;;[.C994];&quot;_&quot;;[.D994])" office:value-type="string" office:string-value="9__D" calcext:value-type="string">
            <text:p>9__D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9286" calcext:value-type="float">
            <text:p>39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5];&quot;_&quot;;[.C995];&quot;_&quot;;[.D995])" office:value-type="string" office:string-value="10__D" calcext:value-type="string">
            <text:p>10__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8805" calcext:value-type="float">
            <text:p>2880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6];&quot;_&quot;;[.C996];&quot;_&quot;;[.D996])" office:value-type="string" office:string-value="11__D" calcext:value-type="string">
            <text:p>11__D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1407" calcext:value-type="float">
            <text:p>2140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7];&quot;_&quot;;[.C997];&quot;_&quot;;[.D997])" office:value-type="string" office:string-value="12__D" calcext:value-type="string">
            <text:p>12__D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5807" calcext:value-type="float">
            <text:p>1580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8];&quot;_&quot;;[.C998];&quot;_&quot;;[.D998])" office:value-type="string" office:string-value="13__D" calcext:value-type="string">
            <text:p>13__D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1825" calcext:value-type="float">
            <text:p>1182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999];&quot;_&quot;;[.C999];&quot;_&quot;;[.D999])" office:value-type="string" office:string-value="14__D" calcext:value-type="string">
            <text:p>14__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8958" calcext:value-type="float">
            <text:p>895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0];&quot;_&quot;;[.C1000];&quot;_&quot;;[.D1000])" office:value-type="string" office:string-value="15__D" calcext:value-type="string">
            <text:p>15__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96" calcext:value-type="float">
            <text:p>669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1];&quot;_&quot;;[.C1001];&quot;_&quot;;[.D1001])" office:value-type="string" office:string-value="16__D" calcext:value-type="string">
            <text:p>16__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108" calcext:value-type="float">
            <text:p>510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2];&quot;_&quot;;[.C1002];&quot;_&quot;;[.D1002])" office:value-type="string" office:string-value="17__D" calcext:value-type="string">
            <text:p>17__D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933" calcext:value-type="float">
            <text:p>39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3];&quot;_&quot;;[.C1003];&quot;_&quot;;[.D1003])" office:value-type="string" office:string-value="18__D" calcext:value-type="string">
            <text:p>18__D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4];&quot;_&quot;;[.C1004];&quot;_&quot;;[.D1004])" office:value-type="string" office:string-value="19__D" calcext:value-type="string">
            <text:p>19__D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5];&quot;_&quot;;[.C1005];&quot;_&quot;;[.D1005])" office:value-type="string" office:string-value="20__D" calcext:value-type="string">
            <text:p>20__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6];&quot;_&quot;;[.C1006];&quot;_&quot;;[.D1006])" office:value-type="string" office:string-value="200__D" calcext:value-type="string">
            <text:p>200__D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842" calcext:value-type="float">
            <text:p>684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7];&quot;_&quot;;[.C1007];&quot;_&quot;;[.D1007])" office:value-type="string" office:string-value="300__D" calcext:value-type="string">
            <text:p>300__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8];&quot;_&quot;;[.C1008];&quot;_&quot;;[.D1008])" office:value-type="string" office:string-value="400__D" calcext:value-type="string">
            <text:p>400__D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CONCATENATE([.B1009];&quot;_&quot;;[.C1009];&quot;_&quot;;[.D1009])" office:value-type="string" office:string-value="500__D" calcext:value-type="string">
            <text:p>500__D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1047566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A1:Sheet1.L10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percentage-style style:name="N129">
      <number:number number:decimal-places="1" number:min-integer-digits="1"/>
      <number:text>%</number:text>
    </number:percentag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2T20:35:45.072518392</dc:date>
    <dc:creator>3LOQ </dc:creator>
    <meta:generator>LibreOffice/4.1.3.2$Linux_X86_64 LibreOffice_project/410m0$Build-2</meta:generator>
    <meta:editing-duration>PT1H59M53S</meta:editing-duration>
    <meta:editing-cycles>30</meta:editing-cycles>
    <meta:document-statistic meta:table-count="1" meta:cell-count="1248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6.457cm" svg:y="0.127cm" style:legend-expansion="custom" chartooo:width="1.868cm" chartooo:height="0.598cm" style:legend-expansion-aspect-ratio="3.12374581939799" chart:style-name="ch2"/>
        <chart:plot-area chart:style-name="ch3" table:cell-range-address="Sheet1.R2:Sheet1.S2 Sheet1.R4:Sheet1.S27" chart:data-source-has-labels="both" svg:x="0.77cm" svg:y="0.855cm" svg:width="12.509cm" svg:height="7.545cm">
          <chartooo:coordinate-region svg:x="2.132cm" svg:y="1.054cm" svg:width="11.099cm" svg:height="6.301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27" chart:label-cell-address="Sheet1.S2:Sheet1.S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t_cust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315">
                <text:p>315</text:p>
                <draw:g>
                  <svg:desc>Sheet1.S4:Sheet1.S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639">
                <text:p>496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7024">
                <text:p>227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072">
                <text:p>2200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1816">
                <text:p>1418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601">
                <text:p>1006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2777">
                <text:p>727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565">
                <text:p>535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286">
                <text:p>392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805">
                <text:p>288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807">
                <text:p>158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825">
                <text:p>118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842">
                <text:p>684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388cm" svg:y="0.68cm" style:legend-expansion="wide" chart:style-name="ch2"/>
        <chart:plot-area chart:style-name="ch3" table:cell-range-address="Sheet1.R3:Sheet1.R27 Sheet1.AC3:Sheet1.AC27" chart:data-source-has-labels="both" svg:x="0.77cm" svg:y="1.638cm" svg:width="14.59cm" svg:height="6.762cm">
          <chartooo:coordinate-region svg:x="1.682cm" svg:y="1.837cm" svg:width="13.398cm" svg:height="5.916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4:Sheet1.AC27" chart:label-cell-address="Sheet1.AC3:Sheet1.AC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rt avg_prop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0.47162354773405">
                <text:p>0.47162354773405</text:p>
                <draw:g>
                  <svg:desc>Sheet1.AC4:Sheet1.AC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11795914558372">
                <text:p>0.4117959145583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62432552074581">
                <text:p>0.4624325520745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0675560250646">
                <text:p>0.506755602506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63939549493584">
                <text:p>0.5639395494935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597317018955533">
                <text:p>0.5973170189555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18969046278991">
                <text:p>0.6189690462789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37389095448221">
                <text:p>0.6373890954482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49785756180702">
                <text:p>0.649785756180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2473962745814">
                <text:p>0.6624739627458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72778646495374">
                <text:p>0.6727786464953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82186843915369">
                <text:p>0.68218684391536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92013999596788">
                <text:p>0.6920139995967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97295033798302">
                <text:p>0.6972950337983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03445004582529">
                <text:p>0.7034450045825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13292549184762">
                <text:p>0.7132925491847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0151409702049">
                <text:p>0.7201514097020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23257876059012">
                <text:p>0.72325787605901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23808058091165">
                <text:p>0.7238080580911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671267800442">
                <text:p>0.7267126780044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46278413117737">
                <text:p>0.7462784131177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64312279709896">
                <text:p>0.7643122797098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6891770429174">
                <text:p>0.7768917704291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71606639822377">
                <text:p>0.7716066398223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716cm" svg:y="0.68cm" style:legend-expansion="wide" chart:style-name="ch2"/>
        <chart:plot-area chart:style-name="ch3" table:cell-range-address="Sheet1.R3:Sheet1.R27 Sheet1.T3:Sheet1.T27" chart:data-source-has-labels="both" svg:x="0.77cm" svg:y="1.638cm" svg:width="14.59cm" svg:height="6.762cm">
          <chartooo:coordinate-region svg:x="2.317cm" svg:y="1.837cm" svg:width="13.032cm" svg:height="5.518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27" chart:label-cell-address="Sheet1.T3:Sheet1.T3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amt of UNKNOWN_D</text:p>
                <draw:g>
                  <svg:desc>Sheet1.T3:Sheet1.T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153566.100565698">
                <text:p>153566.100565698</text:p>
                <draw:g>
                  <svg:desc>Sheet1.T4:Sheet1.T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330.0910166622">
                <text:p>71330.091016662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7792.99700266">
                <text:p>107792.997002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8579.908916181">
                <text:p>168579.9089161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0522.178102654">
                <text:p>260522.1781026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0630.846372411">
                <text:p>350630.8463724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43536.453127835">
                <text:p>443536.4531278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3278.495185596">
                <text:p>533278.4951855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18224.950149226">
                <text:p>618224.9501492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4492.718605058">
                <text:p>704492.71860505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88812.370453874">
                <text:p>788812.3704538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76273.403672474">
                <text:p>876273.40367247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52383.117046001">
                <text:p>952383.117046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53450.30540198">
                <text:p>1053450.305401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22416.30663352">
                <text:p>1122416.306633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25805.00859027">
                <text:p>1225805.008590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02835.16998815">
                <text:p>1302835.169988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75579.83881536">
                <text:p>1375579.8388153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38305.5938984">
                <text:p>1438305.59389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62638.7575526">
                <text:p>1562638.757552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41071.12813306">
                <text:p>1841071.128133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43544.15946968">
                <text:p>2543544.1594696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931416.2412079">
                <text:p>2931416.24120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17362.14457082">
                <text:p>4017362.144570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9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382cm" svg:y="0.68cm" style:legend-expansion="wide" chart:style-name="ch2"/>
        <chart:plot-area chart:style-name="ch3" table:cell-range-address="Sheet1.R3:Sheet1.R27 Sheet1.U3:Sheet1.U27" chart:data-source-has-labels="both" svg:x="0.77cm" svg:y="1.638cm" svg:width="14.59cm" svg:height="6.762cm">
          <chartooo:coordinate-region svg:x="2cm" svg:y="1.837cm" svg:width="13.08cm" svg:height="5.916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27" chart:label-cell-address="Sheet1.U3:Sheet1.U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rop of UNKNOWN_D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0.222428770777252">
                <text:p>0.222428770777252</text:p>
                <draw:g>
                  <svg:desc>Sheet1.U4:Sheet1.U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9575875246966">
                <text:p>0.1695758752469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1384386521821">
                <text:p>0.213843865218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6801240671685">
                <text:p>0.2568012406716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18027815483027">
                <text:p>0.3180278154830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56787621133925">
                <text:p>0.3567876211339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83122680251524">
                <text:p>0.3831226802515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06264858996301">
                <text:p>0.4062648589963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22221528935327">
                <text:p>0.4222215289353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8871751316142">
                <text:p>0.4388717513161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52631107180147">
                <text:p>0.45263110718014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65378890011212">
                <text:p>0.4653788900112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8883375637944">
                <text:p>0.47888337563794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6220364159775">
                <text:p>0.4862203641597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4834874472114">
                <text:p>0.4948348744721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08786260722496">
                <text:p>0.5087862607224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18618052895849">
                <text:p>0.5186180528958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23101955281394">
                <text:p>0.5231019552813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23898104957704">
                <text:p>0.523898104957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8111316372355">
                <text:p>0.5281113163723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56931469885528">
                <text:p>0.5569314698855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84173260915338">
                <text:p>0.5841732609153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03560822960576">
                <text:p>0.6035608229605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9537680661798">
                <text:p>0.59537680661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9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382cm" svg:y="0.68cm" style:legend-expansion="wide" chart:style-name="ch2"/>
        <chart:plot-area chart:style-name="ch3" table:cell-range-address="Sheet1.R3:Sheet1.R27 Sheet1.V3:Sheet1.V27" chart:data-source-has-labels="both" svg:x="0.77cm" svg:y="1.638cm" svg:width="14.59cm" svg:height="6.762cm">
          <chartooo:coordinate-region svg:x="2.185cm" svg:y="1.837cm" svg:width="12.895cm" svg:height="5.916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V4:Sheet1.V27" chart:label-cell-address="Sheet1.V3:Sheet1.V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prop of UNKNOWN_D</text:p>
                <draw:g>
                  <svg:desc>Sheet1.V3:Sheet1.V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0">
                <text:p>0</text:p>
                <draw:g>
                  <svg:desc>Sheet1.V4:Sheet1.V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329cm" svg:y="0.68cm" style:legend-expansion="wide" chart:style-name="ch2"/>
        <chart:plot-area chart:style-name="ch3" table:cell-range-address="Sheet1.R3:Sheet1.R27 Sheet1.W3:Sheet1.W27" chart:data-source-has-labels="both" svg:x="0.77cm" svg:y="1.638cm" svg:width="14.59cm" svg:height="6.762cm">
          <chartooo:coordinate-region svg:x="1.894cm" svg:y="1.838cm" svg:width="13.186cm" svg:height="5.915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27" chart:label-cell-address="Sheet1.W3:Sheet1.W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_prop of UNKNOWN_D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1">
                <text:p>1</text:p>
                <draw:g>
                  <svg:desc>Sheet1.W4:Sheet1.W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422cm" svg:y="0.68cm" style:legend-expansion="wide" chart:style-name="ch2"/>
        <chart:plot-area chart:style-name="ch3" table:cell-range-address="Sheet1.R3:Sheet1.R27 Sheet1.X3:Sheet1.X27" chart:data-source-has-labels="both" svg:x="0.77cm" svg:y="1.638cm" svg:width="14.59cm" svg:height="6.762cm">
          <chartooo:coordinate-region svg:x="1.868cm" svg:y="1.837cm" svg:width="13.212cm" svg:height="5.916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4:Sheet1.X27" chart:label-cell-address="Sheet1.X3:Sheet1.X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_prop of UNKNOWN_D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0.0585401281597847">
                <text:p>0.0585401281597847</text:p>
                <draw:g>
                  <svg:desc>Sheet1.X4:Sheet1.X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35289135031428">
                <text:p>0.04352891350314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502031635907483">
                <text:p>0.05020316359074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52868358733344">
                <text:p>0.05528683587333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562928271447863">
                <text:p>0.056292827144786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52577957489428">
                <text:p>0.05525779574894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38870015674849">
                <text:p>0.05388700156748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28461187011243">
                <text:p>0.05284611870112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523818761069896">
                <text:p>0.05238187610698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24601656562388">
                <text:p>0.052460165656238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513279798515359">
                <text:p>0.05132797985153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534994763364809">
                <text:p>0.053499476336480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539908002138066">
                <text:p>0.053990800213806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38398693105491">
                <text:p>0.05383986931054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55725671381043">
                <text:p>0.05557256713810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60108012977765">
                <text:p>0.05601080129777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565171211810196">
                <text:p>0.05651712118101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569453737493098">
                <text:p>0.05694537374930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94154319702859">
                <text:p>0.0594154319702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03717148921484">
                <text:p>0.06037171489214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652011411277861">
                <text:p>0.06520114112778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708787242303764">
                <text:p>0.07087872423037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13905227261172">
                <text:p>0.08139052272611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00325516429859">
                <text:p>0.1003255164298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9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528cm" svg:y="0.68cm" style:legend-expansion="wide" chart:style-name="ch2"/>
        <chart:plot-area chart:style-name="ch3" table:cell-range-address="Sheet1.R3:Sheet1.R27 Sheet1.Y3:Sheet1.Y27" chart:data-source-has-labels="both" svg:x="0.77cm" svg:y="1.638cm" svg:width="14.59cm" svg:height="6.762cm">
          <chartooo:coordinate-region svg:x="2cm" svg:y="1.837cm" svg:width="13.08cm" svg:height="5.916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Y4:Sheet1.Y27" chart:label-cell-address="Sheet1.Y3:Sheet1.Y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 of UNKNOWN_D</text:p>
                <draw:g>
                  <svg:desc>Sheet1.Y3:Sheet1.Y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0.155365079641342">
                <text:p>0.155365079641342</text:p>
                <draw:g>
                  <svg:desc>Sheet1.Y4:Sheet1.Y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9545296728611">
                <text:p>0.0795452967286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48220270872116">
                <text:p>0.148220270872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3950574398041">
                <text:p>0.2139505743980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6554744243622">
                <text:p>0.2965547442436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41412931680679">
                <text:p>0.3414129316806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71641546487808">
                <text:p>0.3716415464878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97011697292328">
                <text:p>0.3970116972923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415021896362305">
                <text:p>0.4150218963623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1590646505356">
                <text:p>0.4315906465053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4927966594696">
                <text:p>0.449279665946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62320327758789">
                <text:p>0.46232032775878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75809395313263">
                <text:p>0.47580939531326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1260567903519">
                <text:p>0.4812605679035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541437625885">
                <text:p>0.495414376258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08510828018189">
                <text:p>0.50851082801818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1523619890213">
                <text:p>0.515236198902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24730443954468">
                <text:p>0.5247304439544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28666496276856">
                <text:p>0.5286664962768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7417898178101">
                <text:p>0.5274178981781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67411541938782">
                <text:p>0.5674115419387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05615019798279">
                <text:p>0.6056150197982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46129846572876">
                <text:p>0.6461298465728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57423555850983">
                <text:p>0.6574235558509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197cm" svg:y="0.68cm" style:legend-expansion="wide" chart:style-name="ch2"/>
        <chart:plot-area chart:style-name="ch3" table:cell-range-address="Sheet1.R3:Sheet1.R27 Sheet1.Z3:Sheet1.Z27" chart:data-source-has-labels="both" svg:x="0.77cm" svg:y="1.638cm" svg:width="14.59cm" svg:height="6.762cm">
          <chartooo:coordinate-region svg:x="2.317cm" svg:y="1.837cm" svg:width="12.763cm" svg:height="5.518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Z4:Sheet1.Z27" chart:label-cell-address="Sheet1.Z3:Sheet1.Z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quartile of UNKNOWN_D</text:p>
                <draw:g>
                  <svg:desc>Sheet1.Z3:Sheet1.Z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149458">
                <text:p>149458</text:p>
                <draw:g>
                  <svg:desc>Sheet1.Z4:Sheet1.Z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499">
                <text:p>844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6849">
                <text:p>1468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8435">
                <text:p>2184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5551">
                <text:p>2855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3688.59375">
                <text:p>343688.593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98781.5">
                <text:p>398781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9669">
                <text:p>4596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13883">
                <text:p>513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7915.5">
                <text:p>567915.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2083.5">
                <text:p>612083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73778.25">
                <text:p>673778.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33113">
                <text:p>7331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79324">
                <text:p>77932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9696">
                <text:p>8496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4649">
                <text:p>94464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48318.6875">
                <text:p>948318.68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62925">
                <text:p>10629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06257">
                <text:p>11062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61022">
                <text:p>11610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33965">
                <text:p>14339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24372">
                <text:p>23243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331761.25">
                <text:p>3331761.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242051">
                <text:p>52420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454cm" svg:y="0.68cm" style:legend-expansion="wide" chart:style-name="ch2"/>
        <chart:plot-area chart:style-name="ch3" table:cell-range-address="Sheet1.R3:Sheet1.R27 Sheet1.AB3:Sheet1.AB27" chart:data-source-has-labels="both" svg:x="0.77cm" svg:y="1.638cm" svg:width="14.59cm" svg:height="6.762cm">
          <chartooo:coordinate-region svg:x="1.788cm" svg:y="1.837cm" svg:width="13.292cm" svg:height="6.364cm"/>
          <chart:axis chart:dimension="x" chart:name="primary-x" chart:style-name="ch4" chartooo:axis-type="auto">
            <chartooo:date-scale/>
            <chart:categories table:cell-range-address="Sheet1.R4:Sheet1.R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B4:Sheet1.AB27" chart:label-cell-address="Sheet1.AB3:Sheet1.AB3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avg_prop</text:p>
                <draw:g>
                  <svg:desc>Sheet1.AB3:Sheet1.A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4:Sheet1.R27</svg:desc>
                </draw:g>
              </table:table-cell>
              <table:table-cell office:value-type="float" office:value="-0.652809038215596">
                <text:p>-0.652809038215596</text:p>
                <draw:g>
                  <svg:desc>Sheet1.AB4:Sheet1.AB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770635932694628">
                <text:p>-0.77063593269462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669903204327421">
                <text:p>-0.6699032043274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0.590402882411731">
                <text:p>-0.590402882411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0.497534893907087">
                <text:p>-0.4975348939070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0.447590222027108">
                <text:p>-0.447590222027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0.416662137715356">
                <text:p>-0.416662137715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391190741552546">
                <text:p>-0.3911907415525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0.374459625932589">
                <text:p>-0.3744596259325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357662372315986">
                <text:p>-0.35766237231598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0.344255602364394">
                <text:p>-0.3442556023643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0.332193320575661">
                <text:p>-0.3321933205756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0.319770239161241">
                <text:p>-0.3197702391612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0.31316685574153">
                <text:p>-0.313166855741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0.305539700196775">
                <text:p>-0.3055397001967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0.293464624900857">
                <text:p>-0.29346462490085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0.285152369678913">
                <text:p>-0.2851523696789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281413656637957">
                <text:p>-0.28141365663795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0.280753172477613">
                <text:p>-0.2807531724776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277274526347117">
                <text:p>-0.2772745263471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254198241238477">
                <text:p>-0.25419824123847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23345832566217">
                <text:p>-0.2334583256621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219278957969058">
                <text:p>-0.2192789579690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225208087650365">
                <text:p>-0.2252080876503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